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Excel_32_Built-in_32_Normal" style:data-style-name="N0">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style>
    <style:style style:name="ce2" style:family="table-cell" style:parent-style-name="Excel_32_Built-in_32_Normal" style:data-style-name="N0">
      <style:table-cell-properties fo:border="thin solid #000000" style:vertical-align="middle"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3" style:family="table-cell" style:parent-style-name="Excel_32_Built-in_32_Normal" style:data-style-name="N0">
      <style:table-cell-properties fo:border="thin solid #000000"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4" style:family="table-cell" style:parent-style-name="Excel_32_Built-in_32_Normal" style:data-style-name="N0">
      <style:table-cell-properties fo:border="thin solid #000000" style:vertical-align="automatic" fo:background-color="#E2F0D9" style:cell-protect="protected"/>
      <style:text-properties fo:color="#000000" style:font-name="Calibri" style:font-name-asian="Calibri" style:font-name-complex="Calibri" fo:font-size="11pt" style:font-size-asian="11pt" style:font-size-complex="11pt"/>
    </style:style>
    <style:style style:name="ce5" style:family="table-cell" style:parent-style-name="Excel_32_Built-in_32_Normal" style:data-style-name="N0">
      <style:table-cell-properties fo:border="thin solid #000000" style:vertical-align="automatic" fo:wrap-option="wrap" fo:background-color="#E2F0D9" style:cell-protect="protected"/>
      <style:text-properties fo:color="#000000" style:font-name="Calibri" style:font-name-asian="Calibri" style:font-name-complex="Calibri" fo:font-size="11pt" style:font-size-asian="11pt" style:font-size-complex="11pt"/>
    </style:style>
    <style:style style:name="ce6" style:family="table-cell" style:parent-style-name="Excel_32_Built-in_32_Normal" style:data-style-name="N0">
      <style:table-cell-properties fo:border="thin solid #000000" style:vertical-align="automatic" fo:background-color="#F6B26B" style:cell-protect="protected"/>
      <style:text-properties fo:color="#000000" style:font-name="Calibri" style:font-name-asian="Calibri" style:font-name-complex="Calibri" fo:font-size="11pt" style:font-size-asian="11pt" style:font-size-complex="11pt"/>
    </style:style>
    <style:style style:name="ce7" style:family="table-cell" style:parent-style-name="Excel_32_Built-in_32_Normal" style:data-style-name="N0">
      <style:table-cell-properties fo:border="thin solid #000000" style:vertical-align="middle" fo:wrap-option="wrap" fo:background-color="#CCFF00"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8" style:family="table-cell" style:parent-style-name="Excel_32_Built-in_32_Normal"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9" style:family="table-cell" style:parent-style-name="Excel_32_Built-in_32_Normal" style:data-style-name="N0">
      <style:table-cell-properties fo:border="thin solid #000000" style:vertical-align="middle"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0" style:family="table-cell" style:parent-style-name="Excel_32_Built-in_32_Normal"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1" style:family="table-cell" style:parent-style-name="Excel_32_Built-in_32_Normal" style:data-style-name="N0">
      <style:table-cell-properties fo:border="thin solid #000000" style:vertical-align="automatic" fo:background-color="#E2F0D9" style:cell-protect="protected" style:repeat-content="false"/>
      <style:paragraph-properties fo:text-align="center"/>
      <style:text-properties fo:color="#000000" style:font-name="Arial" style:font-name-asian="Arial" style:font-name-complex="Arial" fo:font-size="11pt" style:font-size-asian="11pt" style:font-size-complex="11pt"/>
    </style:style>
    <style:style style:name="ce12" style:family="table-cell" style:parent-style-name="Excel_32_Built-in_32_Normal" style:data-style-name="N0">
      <style:table-cell-properties fo:border="thin solid #000000" style:vertical-align="automatic" fo:wrap-option="wrap" fo:background-color="#E2F0D9" style:cell-protect="protected"/>
      <style:text-properties fo:color="#000000" style:font-name="Arial" style:font-name-asian="Arial" style:font-name-complex="Arial" fo:font-size="11pt" style:font-size-asian="11pt" style:font-size-complex="11pt"/>
    </style:style>
    <style:style style:name="ce13" style:family="table-cell" style:parent-style-name="Excel_32_Built-in_32_Normal" style:data-style-name="N30">
      <style:table-cell-properties fo:border="thin solid #000000" style:vertical-align="automatic" fo:background-color="#E2F0D9" style:cell-protect="protected"/>
      <style:text-properties fo:color="#000000" style:font-name="Calibri" style:font-name-asian="Calibri" style:font-name-complex="Calibri" fo:font-size="11pt" style:font-size-asian="11pt" style:font-size-complex="11pt"/>
    </style:style>
    <style:style style:name="ce14" style:family="table-cell" style:parent-style-name="Excel_32_Built-in_32_Normal" style:data-style-name="N0">
      <style:table-cell-properties fo:border-top="thin solid #000000" fo:border-bottom="thin solid #000000" fo:border-left="thin solid #000000" fo:border-right="none" style:vertical-align="automatic" fo:background-color="#E2F0D9" style:cell-protect="protected"/>
      <style:text-properties fo:color="#000000" style:font-name="Calibri" style:font-name-asian="Calibri" style:font-name-complex="Calibri" fo:font-size="11pt" style:font-size-asian="11pt" style:font-size-complex="11pt"/>
    </style:style>
    <style:style style:name="ce15" style:family="table-cell" style:parent-style-name="Excel_32_Built-in_32_Normal" style:data-style-name="N0">
      <style:table-cell-properties fo:border="thin solid #000000" style:vertical-align="automatic" fo:background-color="#E2F0D9" style:cell-protect="protected"/>
      <style:text-properties fo:color="#000000" style:font-name="Calibri" style:font-name-asian="Calibri" style:font-name-complex="Calibri" fo:font-size="11pt" style:font-size-asian="11pt" style:font-size-complex="11pt" style:text-underline-style="solid" style:text-underline-type="single"/>
    </style:style>
    <style:style style:name="ce16" style:family="table-cell" style:parent-style-name="Excel_32_Built-in_32_Normal" style:data-style-name="N0">
      <style:table-cell-properties fo:border="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ce17" style:family="table-cell" style:parent-style-name="Excel_32_Built-in_32_Normal" style:data-style-name="N0">
      <style:table-cell-properties fo:border="thin solid #000000" style:vertical-align="middle" fo:wrap-option="wrap" fo:background-color="#E2F0D9" style:cell-protect="protected"/>
      <style:text-properties fo:color="#000000" style:font-name="Arial" style:font-name-asian="Arial" style:font-name-complex="Arial" fo:font-size="10pt" style:font-size-asian="10pt" style:font-size-complex="10pt"/>
    </style:style>
    <style:style style:name="ce18" style:family="table-cell" style:parent-style-name="Excel_32_Built-in_32_Normal" style:data-style-name="N0">
      <style:table-cell-properties fo:border="thin solid #000000" style:vertical-align="middle" fo:background-color="#E2F0D9" style:cell-protect="protected"/>
      <style:text-properties fo:color="#000000" style:font-name="Calibri" style:font-name-asian="Calibri" style:font-name-complex="Calibri" fo:font-size="11pt" style:font-size-asian="11pt" style:font-size-complex="11pt"/>
    </style:style>
    <style:style style:name="ce19" style:family="table-cell" style:parent-style-name="Excel_32_Built-in_32_Normal" style:data-style-name="N0">
      <style:table-cell-properties fo:border="thin solid #000000" style:vertical-align="automatic" fo:background-color="#E2F0D9" style:cell-protect="protected"/>
      <style:text-properties fo:color="#000000" style:font-name="Arial" style:font-name-asian="Arial" style:font-name-complex="Arial" fo:font-size="10pt" style:font-size-asian="10pt" style:font-size-complex="10pt"/>
    </style:style>
    <style:style style:name="ce20" style:family="table-cell" style:parent-style-name="Excel_32_Built-in_32_Normal" style:data-style-name="N0">
      <style:table-cell-properties style:vertical-align="middle" fo:background-color="transparent" style:cell-protect="protected"/>
      <style:text-properties fo:color="#000000" style:font-name="Arial" style:font-name-asian="Arial" style:font-name-complex="Arial" fo:font-size="10pt" style:font-size-asian="10pt" style:font-size-complex="10pt"/>
    </style:style>
    <style:style style:name="ce21" style:family="table-cell" style:parent-style-name="Excel_32_Built-in_32_Normal" style:data-style-name="N0">
      <style:table-cell-properties fo:border="thin solid #000000" style:vertical-align="middle" fo:background-color="#E2F0D9" style:cell-protect="protected"/>
      <style:text-properties fo:color="#000000" style:font-name="Arial" style:font-name-asian="Arial" style:font-name-complex="Arial" fo:font-size="11pt" style:font-size-asian="11pt" style:font-size-complex="11pt"/>
    </style:style>
    <style:style style:name="ce22" style:family="table-cell" style:parent-style-name="Excel_32_Built-in_32_Normal" style:data-style-name="N0">
      <style:table-cell-properties fo:border="thin solid #000000" style:vertical-align="automatic" fo:background-color="#E2F0D9"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23" style:family="table-cell" style:parent-style-name="Excel_32_Built-in_32_Normal" style:data-style-name="N0">
      <style:table-cell-properties fo:border="thin solid #000000" style:vertical-align="middle" fo:wrap-option="wrap" fo:background-color="#E2F0D9" style:cell-protect="protected"/>
      <style:text-properties fo:color="#000000" style:font-name="Arial" style:font-name-asian="Arial" style:font-name-complex="Arial" fo:font-size="11pt" style:font-size-asian="11pt" style:font-size-complex="11pt"/>
    </style:style>
    <style:style style:name="ce24" style:family="table-cell" style:parent-style-name="Excel_32_Built-in_32_Normal" style:data-style-name="N36">
      <style:table-cell-properties fo:border="thin solid #000000" style:vertical-align="middle" fo:wrap-option="wrap" fo:background-color="#E2F0D9" style:cell-protect="protected"/>
      <style:text-properties fo:color="#000000" style:font-name="Arial" style:font-name-asian="Arial" style:font-name-complex="Arial" fo:font-size="11pt" style:font-size-asian="11pt" style:font-size-complex="11pt"/>
    </style:style>
    <style:style style:name="ce25" style:family="table-cell" style:parent-style-name="Excel_32_Built-in_32_Normal" style:data-style-name="N0">
      <style:table-cell-properties fo:border="thin solid #000000" style:vertical-align="middle" fo:background-color="#E2F0D9" style:cell-protect="protected"/>
      <style:text-properties fo:color="#000000" style:font-name="Calibri" style:font-name-asian="Calibri" style:font-name-complex="Calibri" fo:font-size="10pt" style:font-size-asian="10pt" style:font-size-complex="10pt"/>
    </style:style>
    <style:style style:name="ce26" style:family="table-cell" style:parent-style-name="Excel_32_Built-in_32_Normal" style:data-style-name="N0">
      <style:table-cell-properties fo:border="thin solid #000000" style:vertical-align="automatic" fo:background-color="#E2F0D9" style:cell-protect="protected"/>
      <style:text-properties fo:color="#000000" style:font-name="Arial" style:font-name-asian="Arial" style:font-name-complex="Arial" fo:font-size="11pt" style:font-size-asian="11pt" style:font-size-complex="11pt"/>
    </style:style>
    <style:style style:name="ce27" style:family="table-cell" style:parent-style-name="Excel_32_Built-in_32_Normal" style:data-style-name="N36">
      <style:table-cell-properties fo:border="thin solid #000000" style:vertical-align="automatic" fo:background-color="#E2F0D9" style:cell-protect="protected"/>
      <style:text-properties fo:color="#000000" style:font-name="Arial" style:font-name-asian="Arial" style:font-name-complex="Arial" fo:font-size="11pt" style:font-size-asian="11pt" style:font-size-complex="11pt"/>
    </style:style>
    <style:style style:name="ce28" style:family="table-cell" style:parent-style-name="Excel_32_Built-in_32_Normal" style:data-style-name="N36">
      <style:table-cell-properties fo:border="thin solid #000000" style:vertical-align="automatic" fo:background-color="#E2F0D9" style:cell-protect="protected"/>
      <style:text-properties fo:color="#000000" style:font-name="Calibri" style:font-name-asian="Calibri" style:font-name-complex="Calibri" fo:font-size="11pt" style:font-size-asian="11pt" style:font-size-complex="11pt"/>
    </style:style>
    <style:style style:name="ce29" style:family="table-cell" style:parent-style-name="Excel_32_Built-in_32_Normal"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0" style:family="table-cell" style:parent-style-name="Excel_32_Built-in_32_Normal" style:data-style-name="N0">
      <style:table-cell-properties fo:border-top="thin solid #000000" fo:border-bottom="thin solid #000000" fo:border-left="none" fo:border-right="none" style:vertical-align="middle" fo:background-color="#E2F0D9" style:cell-protect="protected"/>
      <style:text-properties fo:color="#000000" style:font-name="Arial" style:font-name-asian="Arial" style:font-name-complex="Arial" fo:font-size="10pt" style:font-size-asian="10pt" style:font-size-complex="10pt"/>
    </style:style>
    <style:style style:name="ce31" style:family="table-cell" style:parent-style-name="Excel_32_Built-in_32_Normal" style:data-style-name="N0">
      <style:table-cell-properties fo:border="thin solid #000000" style:vertical-align="automatic" fo:background-color="#E2F0D9" style:cell-protect="protected" style:repeat-content="false"/>
      <style:paragraph-properties fo:text-align="start" fo:margin-left="0cm"/>
      <style:text-properties fo:color="#212529" style:font-name="Arial" style:font-name-asian="Arial" style:font-name-complex="Arial" fo:font-size="10pt" style:font-size-asian="10pt" style:font-size-complex="10pt"/>
    </style:style>
    <style:style style:name="ce32" style:family="table-cell" style:parent-style-name="Excel_32_Built-in_32_Normal" style:data-style-name="N0">
      <style:table-cell-properties fo:border-top="thin solid #000000" fo:border-bottom="thin solid #000000" fo:border-left="none" fo:border-right="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ce33" style:family="table-cell" style:parent-style-name="Excel_32_Built-in_32_Normal" style:data-style-name="N0">
      <style:table-cell-properties fo:border="thin solid #000000" style:vertical-align="automatic" fo:wrap-option="wrap" fo:background-color="#E2F0D9" style:cell-protect="protected"/>
      <style:text-properties fo:color="#000000" style:font-name="Arial" style:font-name-asian="Arial" style:font-name-complex="Arial" fo:font-size="10pt" style:font-size-asian="10pt" style:font-size-complex="10pt"/>
    </style:style>
    <style:style style:name="ce34" style:family="table-cell" style:parent-style-name="Excel_32_Built-in_32_Normal" style:data-style-name="N0">
      <style:table-cell-properties fo:border-top="none" fo:border-bottom="thin solid #000000" fo:border-left="thin solid #000000" fo:border-right="thin solid #000000" style:vertical-align="automatic" fo:background-color="#E2F0D9" style:cell-protect="protected"/>
      <style:text-properties fo:color="#000000" style:font-name="Arial" style:font-name-asian="Arial" style:font-name-complex="Arial" fo:font-size="11pt" style:font-size-asian="11pt" style:font-size-complex="11pt"/>
    </style:style>
    <style:style style:name="ce35" style:family="table-cell" style:parent-style-name="Excel_32_Built-in_32_Normal" style:data-style-name="N0">
      <style:table-cell-properties fo:border-top="thin solid #000000" fo:border-bottom="none" fo:border-left="thin solid #000000" fo:border-right="thin solid #000000" style:vertical-align="middle" fo:wrap-option="wrap" fo:background-color="#E2F0D9" style:cell-protect="protected"/>
      <style:text-properties fo:color="#000000" style:font-name="Arial" style:font-name-asian="Arial" style:font-name-complex="Arial" fo:font-size="10pt" style:font-size-asian="10pt" style:font-size-complex="10pt"/>
    </style:style>
    <style:style style:name="ce36" style:family="table-cell" style:parent-style-name="Excel_32_Built-in_32_Normal" style:data-style-name="N0">
      <style:table-cell-properties fo:border-top="thin solid #000000" fo:border-bottom="thin solid #000000" fo:border-left="thin solid #000000" fo:border-right="none" style:vertical-align="middle" fo:background-color="#E2F0D9" style:cell-protect="protected"/>
      <style:text-properties fo:color="#000000" style:font-name="Arial" style:font-name-asian="Arial" style:font-name-complex="Arial" fo:font-size="10pt" style:font-size-asian="10pt" style:font-size-complex="10pt"/>
    </style:style>
    <style:style style:name="ce37" style:family="table-cell" style:parent-style-name="Excel_32_Built-in_32_Normal" style:data-style-name="N0">
      <style:table-cell-properties fo:border-top="none" fo:border-bottom="thin solid #000000" fo:border-left="thin solid #000000" fo:border-right="thin solid #000000" style:vertical-align="automatic" fo:background-color="#E2F0D9" style:cell-protect="protected"/>
      <style:text-properties fo:color="#000000" style:font-name="Arial" style:font-name-asian="Arial" style:font-name-complex="Arial" fo:font-size="10pt" style:font-size-asian="10pt" style:font-size-complex="10pt"/>
    </style:style>
    <style:style style:name="ce38" style:family="table-cell" style:parent-style-name="Excel_32_Built-in_32_Normal" style:data-style-name="N0">
      <style:table-cell-properties fo:border-top="none" fo:border-bottom="thin solid #000000" fo:border-left="thin solid #000000" fo:border-right="thin solid #000000" style:vertical-align="automatic" fo:background-color="#E2F0D9" style:cell-protect="protected"/>
      <style:text-properties fo:color="#000000" style:font-name="Calibri" style:font-name-asian="Calibri" style:font-name-complex="Calibri" fo:font-size="11pt" style:font-size-asian="11pt" style:font-size-complex="11pt"/>
    </style:style>
    <style:style style:name="ce39" style:family="table-cell" style:parent-style-name="Excel_32_Built-in_32_Normal" style:data-style-name="N0">
      <style:table-cell-properties fo:border-top="none" fo:border-bottom="thin solid #000000" fo:border-left="thin solid #000000" fo:border-right="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ce40" style:family="table-cell" style:parent-style-name="Excel_32_Built-in_32_Normal" style:data-style-name="N0">
      <style:table-cell-properties fo:border-top="thin solid #000000" fo:border-bottom="none" fo:border-left="thin solid #000000" fo:border-right="thin solid #000000" style:vertical-align="middle" fo:background-color="#E2F0D9" style:cell-protect="protected"/>
      <style:text-properties fo:color="#000000" style:font-name="Arial" style:font-name-asian="Arial" style:font-name-complex="Arial" fo:font-size="10pt" style:font-size-asian="10pt" style:font-size-complex="10pt"/>
    </style:style>
    <style:style style:name="T1"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co1" style:family="table-column">
      <style:table-column-properties fo:break-before="auto" style:column-width="3.571875cm"/>
    </style:style>
    <style:style style:name="co2" style:family="table-column">
      <style:table-column-properties fo:break-before="auto" style:column-width="5.05354166666667cm"/>
    </style:style>
    <style:style style:name="co3" style:family="table-column">
      <style:table-column-properties fo:break-before="auto" style:column-width="11.1125cm"/>
    </style:style>
    <style:style style:name="co4" style:family="table-column">
      <style:table-column-properties fo:break-before="auto" style:column-width="2.32833333333333cm"/>
    </style:style>
    <style:style style:name="co5" style:family="table-column">
      <style:table-column-properties fo:break-before="auto" style:column-width="6.0325cm"/>
    </style:style>
    <style:style style:name="co6" style:family="table-column">
      <style:table-column-properties fo:break-before="auto" style:column-width="6.111875cm"/>
    </style:style>
    <style:style style:name="co7" style:family="table-column">
      <style:table-column-properties fo:break-before="auto" style:column-width="10.4245833333333cm"/>
    </style:style>
    <style:style style:name="co8" style:family="table-column">
      <style:table-column-properties fo:break-before="auto" style:column-width="4.89479166666667cm"/>
    </style:style>
    <style:style style:name="co9" style:family="table-column">
      <style:table-column-properties fo:break-before="auto" style:column-width="5.37104166666667cm"/>
    </style:style>
    <style:style style:name="co10" style:family="table-column">
      <style:table-column-properties fo:break-before="auto" style:column-width="5.58270833333333cm"/>
    </style:style>
    <style:style style:name="co11" style:family="table-column">
      <style:table-column-properties fo:break-before="auto" style:column-width="3.28083333333333cm"/>
    </style:style>
    <style:style style:name="co12" style:family="table-column">
      <style:table-column-properties fo:break-before="auto" style:column-width="2.936875cm"/>
    </style:style>
    <style:style style:name="co13" style:family="table-column">
      <style:table-column-properties fo:break-before="auto" style:column-width="2.778125cm"/>
    </style:style>
    <style:style style:name="co14" style:family="table-column">
      <style:table-column-properties fo:break-before="auto" style:column-width="2.460625cm"/>
    </style:style>
    <style:style style:name="co15" style:family="table-column">
      <style:table-column-properties fo:break-before="auto" style:column-width="2.27541666666667cm"/>
    </style:style>
    <style:style style:name="co16" style:family="table-column">
      <style:table-column-properties fo:break-before="auto" style:column-width="2.38125cm"/>
    </style:style>
    <style:style style:name="co17" style:family="table-column">
      <style:table-column-properties fo:break-before="auto" style:column-width="2.06375cm"/>
    </style:style>
    <style:style style:name="co18" style:family="table-column">
      <style:table-column-properties fo:break-before="auto" style:column-width="7.56708333333333cm"/>
    </style:style>
    <style:style style:name="co19" style:family="table-column">
      <style:table-column-properties fo:break-before="auto" style:column-width="4.841875cm"/>
    </style:style>
    <style:style style:name="co20" style:family="table-column">
      <style:table-column-properties fo:break-before="auto" style:column-width="4.73604166666667cm"/>
    </style:style>
    <style:style style:name="co21" style:family="table-column">
      <style:table-column-properties fo:break-before="auto" style:column-width="4.70958333333333cm"/>
    </style:style>
    <style:style style:name="co22" style:family="table-column">
      <style:table-column-properties fo:break-before="auto" style:column-width="4.78895833333333cm"/>
    </style:style>
    <style:style style:name="co23" style:family="table-column">
      <style:table-column-properties fo:break-before="auto" style:column-width="5.476875cm"/>
    </style:style>
    <style:style style:name="co24" style:family="table-column">
      <style:table-column-properties fo:break-before="auto" style:column-width="9.97479166666667cm"/>
    </style:style>
    <style:style style:name="co25" style:family="table-column">
      <style:table-column-properties fo:break-before="auto" style:column-width="12.779375cm"/>
    </style:style>
    <style:style style:name="co26" style:family="table-column">
      <style:table-column-properties fo:break-before="auto" style:column-width="5.02708333333333cm"/>
    </style:style>
    <style:style style:name="co27" style:family="table-column">
      <style:table-column-properties fo:break-before="auto" style:column-width="6.08541666666667cm"/>
    </style:style>
    <style:style style:name="ro1" style:family="table-row">
      <style:table-row-properties style:row-height="29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25.5pt" style:use-optimal-row-height="false" fo:break-before="auto"/>
    </style:style>
    <style:style style:name="ro6" style:family="table-row">
      <style:table-row-properties style:row-height="64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36.75pt" style:use-optimal-row-height="false" fo:break-before="auto"/>
    </style:style>
    <style:style style:name="ro9" style:family="table-row">
      <style:table-row-properties style:row-height="42pt" style:use-optimal-row-height="true" fo:break-before="auto"/>
    </style:style>
    <style:style style:name="ro10" style:family="table-row">
      <style:table-row-properties style:row-height="12.75pt" style:use-optimal-row-height="false" fo:break-before="auto"/>
    </style:style>
    <style:style style:name="ro11" style:family="table-row">
      <style:table-row-properties style:row-height="28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31.5pt" style:use-optimal-row-height="false" fo:break-before="auto"/>
    </style:style>
    <style:style style:name="ro14" style:family="table-row">
      <style:table-row-properties style:row-height="33pt" style:use-optimal-row-height="false" fo:break-before="auto"/>
    </style:style>
    <style:style style:name="ro15" style:family="table-row">
      <style:table-row-properties style:row-height="32.25pt" style:use-optimal-row-height="false" fo:break-before="auto"/>
    </style:style>
    <style:style style:name="ro16" style:family="table-row">
      <style:table-row-properties style:row-height="27pt" style:use-optimal-row-height="false" fo:break-before="auto"/>
    </style:style>
    <style:style style:name="ro17" style:family="table-row">
      <style:table-row-properties style:row-height="27.75pt" style:use-optimal-row-height="false" fo:break-before="auto"/>
    </style:style>
    <style:style style:name="ro18"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vestigation" table:style-name="ta1">
        <table:table-column table:style-name="co1" table:default-cell-style-name="ce1"/>
        <table:table-column table:style-name="co2" table:default-cell-style-name="ce1"/>
        <table:table-column table:style-name="co3" table:default-cell-style-name="ce1"/>
        <table:table-column table:style-name="co4" table:number-columns-repeated="4" table:default-cell-style-name="ce1"/>
        <table:table-column table:style-name="co5" table:default-cell-style-name="ce1"/>
        <table:table-column table:style-name="co4" table:number-columns-repeated="16376" table:default-cell-style-name="ce1"/>
        <table:table-row table:style-name="ro1">
          <table:table-cell office:value-type="string" table:style-name="ce2">
            <text:p>Investigation unique ID</text:p>
          </table:table-cell>
          <table:table-cell office:value-type="string" table:style-name="ce2">
            <text:p>Investigation title*</text:p>
          </table:table-cell>
          <table:table-cell office:value-type="string" table:style-name="ce2">
            <text:p>Investigation description</text:p>
          </table:table-cell>
          <table:table-cell office:value-type="string" table:style-name="ce2">
            <text:p>Submission date</text:p>
          </table:table-cell>
          <table:table-cell office:value-type="string" table:style-name="ce2">
            <text:p>Public release date</text:p>
          </table:table-cell>
          <table:table-cell office:value-type="string" table:style-name="ce2">
            <text:p>License</text:p>
          </table:table-cell>
          <table:table-cell office:value-type="string" table:style-name="ce3">
            <text:p>MIAPPE version*</text:p>
          </table:table-cell>
          <table:table-cell office:value-type="string" table:style-name="ce2">
            <text:p>Associated publication</text:p>
          </table:table-cell>
          <table:table-cell table:number-columns-repeated="16376"/>
        </table:table-row>
        <table:table-row table:style-name="ro2">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5">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number-columns-repeated="2" table:style-name="ce4"/>
          <table:table-cell office:value-type="string" table:style-name="ce4">
            <text:p>CC BY</text:p>
          </table:table-cell>
          <table:table-cell office:value-type="string" table:style-name="ce4">
            <text:p>1.1</text:p>
          </table:table-cell>
          <table:table-cell office:value-type="string" table:style-name="ce6">
            <text:p>Ciência Téc. Vitiv. 23 (1) 61-71. 2008</text:p>
          </table:table-cell>
          <table:table-cell table:number-columns-repeated="16376"/>
        </table:table-row>
        <table:table-row table:number-rows-repeated="18" table:style-name="ro3">
          <table:table-cell table:number-columns-repeated="16384"/>
        </table:table-row>
        <table:table-row table:number-rows-repeated="980" table:style-name="ro4">
          <table:table-cell table:number-columns-repeated="16384"/>
        </table:table-row>
        <table:table-row table:number-rows-repeated="1047576" table:style-name="ro3">
          <table:table-cell table:number-columns-repeated="16384"/>
        </table:table-row>
      </table:table>
      <table:table table:name="Study" table:style-name="ta1">
        <table:table-column table:style-name="co6" table:number-columns-repeated="3" table:default-cell-style-name="ce1"/>
        <table:table-column table:style-name="co7" table:default-cell-style-name="ce1"/>
        <table:table-column table:style-name="co8" table:number-columns-repeated="17" table:default-cell-style-name="ce1"/>
        <table:table-column table:style-name="co4" table:number-columns-repeated="16363" table:default-cell-style-name="ce1"/>
        <table:table-row table:style-name="ro5">
          <table:table-cell office:value-type="string" table:style-name="ce7">
            <text:p>Investigation unique ID</text:p>
          </table:table-cell>
          <table:table-cell office:value-type="string" table:style-name="ce7">
            <text:p>Investigation title*</text:p>
          </table:table-cell>
          <table:table-cell office:value-type="string" table:style-name="ce8">
            <text:p>Study unique ID<text:span text:style-name="T1">*</text:span></text:p>
          </table:table-cell>
          <table:table-cell office:value-type="string" table:style-name="ce8">
            <text:p>Study title*</text:p>
          </table:table-cell>
          <table:table-cell office:value-type="string" table:style-name="ce8">
            <text:p>Study description</text:p>
          </table:table-cell>
          <table:table-cell office:value-type="string" table:style-name="ce8">
            <text:p>Start date of study*</text:p>
          </table:table-cell>
          <table:table-cell office:value-type="string" table:style-name="ce8">
            <text:p>End date of study</text:p>
          </table:table-cell>
          <table:table-cell office:value-type="string" table:style-name="ce9">
            <text:p>Contact institution*</text:p>
          </table:table-cell>
          <table:table-cell office:value-type="string" table:style-name="ce8">
            <text:p>Geographic location (country)*</text:p>
          </table:table-cell>
          <table:table-cell office:value-type="string" table:style-name="ce8">
            <text:p>Experimental site name*</text:p>
          </table:table-cell>
          <table:table-cell office:value-type="string" table:style-name="ce8">
            <text:p>Geographic location (latitude)</text:p>
          </table:table-cell>
          <table:table-cell office:value-type="string" table:style-name="ce8">
            <text:p>Geographic location (longitude)</text:p>
          </table:table-cell>
          <table:table-cell office:value-type="string" table:style-name="ce8">
            <text:p>Geographic location (altitude)</text:p>
          </table:table-cell>
          <table:table-cell office:value-type="string" table:style-name="ce8">
            <text:p>Description of statistical design*</text:p>
          </table:table-cell>
          <table:table-cell office:value-type="string" table:style-name="ce9">
            <text:p>Type of statistical design</text:p>
          </table:table-cell>
          <table:table-cell office:value-type="string" table:style-name="ce8">
            <text:p>Observation unit level hierarchy</text:p>
          </table:table-cell>
          <table:table-cell office:value-type="string" table:style-name="ce8">
            <text:p>Observation unit description*</text:p>
          </table:table-cell>
          <table:table-cell office:value-type="string" table:style-name="ce8">
            <text:p>Description of growth facility*</text:p>
          </table:table-cell>
          <table:table-cell office:value-type="string" table:style-name="ce8">
            <text:p>Type of growth facility</text:p>
          </table:table-cell>
          <table:table-cell office:value-type="string" table:style-name="ce10">
            <text:p>Cultural practices</text:p>
          </table:table-cell>
          <table:table-cell office:value-type="string" table:style-name="ce8">
            <text:p>Map of experimental design</text:p>
          </table:table-cell>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Alvarinho B</text:p>
          </table:table-cell>
          <table:table-cell office:value-type="string" table:style-name="ce12">
            <text:p>THERMAL REQUIREMENTS, DURATION AND PRECOCITY OF PHENOLOGICAL STAGES OF GRAPEVINE CULTIVAR Alvarinh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6" table:style-name="ce4"/>
          <table:table-cell table:number-columns-repeated="2" table:style-name="ce14"/>
          <table:table-cell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Aragonês T</text:p>
          </table:table-cell>
          <table:table-cell office:value-type="string" table:style-name="ce12">
            <text:p>THERMAL REQUIREMENTS, DURATION AND PRECOCITY OF PHENOLOGICAL STAGES OF GRAPEVINE CULTIVAR Alvarinh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6" table:style-name="ce4"/>
          <table:table-cell table:number-columns-repeated="2" table:style-name="ce14"/>
          <table:table-cell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Antão Vaz B</text:p>
          </table:table-cell>
          <table:table-cell office:value-type="string" table:style-name="ce12">
            <text:p>THERMAL REQUIREMENTS, DURATION AND PRECOCITY OF PHENOLOGICAL STAGES OF GRAPEVINE CULTIVAR Antão Vaz B OF THE PORTUGUESE COLLECTION</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6" table:style-name="ce4"/>
          <table:table-cell table:number-columns-repeated="2" table:style-name="ce14"/>
          <table:table-cell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Arinto B</text:p>
          </table:table-cell>
          <table:table-cell office:value-type="string" table:style-name="ce12">
            <text:p>THERMAL REQUIREMENTS, DURATION AND PRECOCITY OF PHENOLOGICAL STAGES OF GRAPEVINE CULTIVAR Arint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6" table:style-name="ce4"/>
          <table:table-cell table:number-columns-repeated="2" table:style-name="ce14"/>
          <table:table-cell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Bical B</text:p>
          </table:table-cell>
          <table:table-cell office:value-type="string" table:style-name="ce12">
            <text:p>THERMAL REQUIREMENTS, DURATION AND PRECOCITY OF PHENOLOGICAL STAGES OF GRAPEVINE CULTIVAR Bical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Encruzado B</text:p>
          </table:table-cell>
          <table:table-cell office:value-type="string" table:style-name="ce12">
            <text:p>THERMAL REQUIREMENTS, DURATION AND PRECOCITY OF PHENOLOGICAL STAGES OF GRAPEVINE CULTIVAR Encruzad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Fernão Pires B</text:p>
          </table:table-cell>
          <table:table-cell office:value-type="string" table:style-name="ce12">
            <text:p>THERMAL REQUIREMENTS, DURATION AND PRECOCITY OF PHENOLOGICAL STAGES OF GRAPEVINE CULTIVAR Fernão Pires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Fonte Cal B</text:p>
          </table:table-cell>
          <table:table-cell office:value-type="string" table:style-name="ce12">
            <text:p>THERMAL REQUIREMENTS, DURATION AND PRECOCITY OF PHENOLOGICAL STAGES OF GRAPEVINE CULTIVAR Fonte Cal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Gouveio B</text:p>
          </table:table-cell>
          <table:table-cell office:value-type="string" table:style-name="ce12">
            <text:p>THERMAL REQUIREMENTS, DURATION AND PRECOCITY OF PHENOLOGICAL STAGES OF GRAPEVINE CULTIVAR <text:s/>Gouveio B OF THE PORTUGUESE COLLECTION</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Loureiro B</text:p>
          </table:table-cell>
          <table:table-cell office:value-type="string" table:style-name="ce12">
            <text:p>THERMAL REQUIREMENTS, DURATION AND PRECOCITY OF PHENOLOGICAL STAGES OF GRAPEVINE CULTIVAR Loureir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Malvasia Fina B</text:p>
          </table:table-cell>
          <table:table-cell office:value-type="string" table:style-name="ce12">
            <text:p>THERMAL REQUIREMENTS, DURATION AND PRECOCITY OF PHENOLOGICAL STAGES OF GRAPEVINE CULTIVAR Malvasia Fina B OF THE PORTUGUESE COLLECTION Malvasia Fina B</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Moscatel de Setúbal B</text:p>
          </table:table-cell>
          <table:table-cell office:value-type="string" table:style-name="ce12">
            <text:p>THERMAL REQUIREMENTS, DURATION AND PRECOCITY OF PHENOLOGICAL STAGES OF GRAPEVINE CULTIVAR <text:s/>Moscatel de Setúbal B OF THE PORTUGUESE COLLECTION</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Rabigato B</text:p>
          </table:table-cell>
          <table:table-cell office:value-type="string" table:style-name="ce12">
            <text:p>THERMAL REQUIREMENTS, DURATION AND PRECOCITY OF PHENOLOGICAL STAGES OF GRAPEVINE CULTIVAR Rabigat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Sercial B</text:p>
          </table:table-cell>
          <table:table-cell office:value-type="string" table:style-name="ce12">
            <text:p>THERMAL REQUIREMENTS, DURATION AND PRECOCITY OF PHENOLOGICAL STAGES OF GRAPEVINE CULTIVAR Sercial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Síria B</text:p>
          </table:table-cell>
          <table:table-cell office:value-type="string" table:style-name="ce12">
            <text:p>THERMAL REQUIREMENTS, DURATION AND PRECOCITY OF PHENOLOGICAL STAGES OF GRAPEVINE CULTIVAR Síria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Verdelho B</text:p>
          </table:table-cell>
          <table:table-cell office:value-type="string" table:style-name="ce12">
            <text:p>THERMAL REQUIREMENTS, DURATION AND PRECOCITY OF PHENOLOGICAL STAGES OF GRAPEVINE CULTIVAR Verdelho B (Açores)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Viosinho B</text:p>
          </table:table-cell>
          <table:table-cell office:value-type="string" table:style-name="ce12">
            <text:p>THERMAL REQUIREMENTS, DURATION AND PRECOCITY OF PHENOLOGICAL STAGES OF GRAPEVINE CULTIVAR Viosinh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Avesso B</text:p>
          </table:table-cell>
          <table:table-cell office:value-type="string" table:style-name="ce5">
            <text:p>THERMAL REQUIREMENTS, DURATION AND PRECOCITY OF PHENOLOGICAL STAGES OF GRAPEVINE CULTIVAR Avess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6">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Boal Ratinho B</text:p>
          </table:table-cell>
          <table:table-cell office:value-type="string" table:style-name="ce12">
            <text:p>THERMAL REQUIREMENTS, DURATION AND PRECOCITY OF PHENOLOGICAL STAGES OF GRAPEVINE CULTIVAR Boal Ratinho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Chardonnay B</text:p>
          </table:table-cell>
          <table:table-cell office:value-type="string" table:style-name="ce12">
            <text:p>THERMAL REQUIREMENTS, DURATION AND PRECOCITY OF PHENOLOGICAL STAGES OF GRAPEVINE CULTIVAR Chardonnay B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Alfrocheiro T</text:p>
          </table:table-cell>
          <table:table-cell office:value-type="string" table:style-name="ce12">
            <text:p>THERMAL REQUIREMENTS, DURATION AND PRECOCITY OF PHENOLOGICAL STAGES OF GRAPEVINE CULTIVAR Alfrocheiro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Baga T</text:p>
          </table:table-cell>
          <table:table-cell office:value-type="string" table:style-name="ce12">
            <text:p>THERMAL REQUIREMENTS, DURATION AND PRECOCITY OF PHENOLOGICAL STAGES OF GRAPEVINE CULTIVAR Baga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Jaen T</text:p>
          </table:table-cell>
          <table:table-cell office:value-type="string" table:style-name="ce12">
            <text:p>THERMAL REQUIREMENTS, DURATION AND PRECOCITY OF PHENOLOGICAL STAGES OF GRAPEVINE CULTIVAR Jaen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Castelão T</text:p>
          </table:table-cell>
          <table:table-cell office:value-type="string" table:style-name="ce12">
            <text:p>THERMAL REQUIREMENTS, DURATION AND PRECOCITY OF PHENOLOGICAL STAGES OF GRAPEVINE CULTIVAR <text:s/>Castelão T OF THE PORTUGUESE COLLECTION</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Ramisco T</text:p>
          </table:table-cell>
          <table:table-cell office:value-type="string" table:style-name="ce12">
            <text:p>THERMAL REQUIREMENTS, DURATION AND PRECOCITY OF PHENOLOGICAL STAGES OF GRAPEVINE CULTIVAR Ramisco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Rufete T</text:p>
          </table:table-cell>
          <table:table-cell office:value-type="string" table:style-name="ce12">
            <text:p>THERMAL REQUIREMENTS, DURATION AND PRECOCITY OF PHENOLOGICAL STAGES OF GRAPEVINE CULTIVAR Rufete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Tinta Barroca T</text:p>
          </table:table-cell>
          <table:table-cell office:value-type="string" table:style-name="ce12">
            <text:p>THERMAL REQUIREMENTS, DURATION AND PRECOCITY OF PHENOLOGICAL STAGES OF GRAPEVINE CULTIVAR Tinta Barroca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Tinta Roriz T</text:p>
          </table:table-cell>
          <table:table-cell office:value-type="string" table:style-name="ce12">
            <text:p>THERMAL REQUIREMENTS, DURATION AND PRECOCITY OF PHENOLOGICAL STAGES OF GRAPEVINE CULTIVAR Tinta Roriz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Tinta Caiada T</text:p>
          </table:table-cell>
          <table:table-cell office:value-type="string" table:style-name="ce12">
            <text:p>THERMAL REQUIREMENTS, DURATION AND PRECOCITY OF PHENOLOGICAL STAGES OF GRAPEVINE CULTIVAR Tinta Caiada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Tinto Cão T</text:p>
          </table:table-cell>
          <table:table-cell office:value-type="string" table:style-name="ce12">
            <text:p>THERMAL REQUIREMENTS, DURATION AND PRECOCITY OF PHENOLOGICAL STAGES OF GRAPEVINE CULTIVAR Tinto Cão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Touriga Francesa T</text:p>
          </table:table-cell>
          <table:table-cell office:value-type="string" table:style-name="ce12">
            <text:p>THERMAL REQUIREMENTS, DURATION AND PRECOCITY OF PHENOLOGICAL STAGES OF GRAPEVINE CULTIVAR <text:s/>Touriga Francesa T OF THE PORTUGUESE COLLECTION</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Touriga Nacional T</text:p>
          </table:table-cell>
          <table:table-cell office:value-type="string" table:style-name="ce12">
            <text:p>THERMAL REQUIREMENTS, DURATION AND PRECOCITY OF PHENOLOGICAL STAGES OF GRAPEVINE CULTIVAR Touriga Nacional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Trincadeira Preta T</text:p>
          </table:table-cell>
          <table:table-cell office:value-type="string" table:style-name="ce12">
            <text:p>THERMAL REQUIREMENTS, DURATION AND PRECOCITY OF PHENOLOGICAL STAGES OF GRAPEVINE CULTIVAR Trincadeira Preta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style-name="ro4">
          <table:table-cell office:value-type="string" table:style-name="ce4">
            <text:p>INIAV:2Portos:VitisPhenology</text:p>
          </table:table-cell>
          <table:table-cell office:value-type="string" table:style-name="ce5">
            <text:p>THERMAL REQUIREMENTS, DURATION AND PRECOCITY OF PHENOLOGICAL STAGES OF GRAPEVINE CULTIVARS OF THE PORTUGUESE COLLECTION</text:p>
          </table:table-cell>
          <table:table-cell office:value-type="string" table:style-name="ce11">
            <text:p>INIAV:2PORTOS:Vinhão T</text:p>
          </table:table-cell>
          <table:table-cell office:value-type="string" table:style-name="ce12">
            <text:p>THERMAL REQUIREMENTS, DURATION AND PRECOCITY OF PHENOLOGICAL STAGES OF GRAPEVINE CULTIVAR Vinhão T OF THE PORTUGUESE COLLECTION<text:s/></text:p>
          </table:table-cell>
          <table:table-cell table:style-name="ce4"/>
          <table:table-cell office:value-type="string" table:style-name="ce13">
            <text:p>1990</text:p>
          </table:table-cell>
          <table:table-cell office:value-type="string" table:style-name="ce13">
            <text:p>2006</text:p>
          </table:table-cell>
          <table:table-cell office:value-type="string" table:style-name="ce5">
            <text:p>Jorge Cunha, INIAV-UIVE, Quinta da Almoinha, 2565-191 Dois Portos</text:p>
          </table:table-cell>
          <table:table-cell office:value-type="string" table:style-name="ce4">
            <text:p>PT</text:p>
          </table:table-cell>
          <table:table-cell office:value-type="string" table:style-name="ce4">
            <text:p>Quinta da Almoinha, Estação Vitivinícola Nacional (EVN), Dois Portos<text:s/></text:p>
          </table:table-cell>
          <table:table-cell office:value-type="float" office:value="39.033333300000002" table:style-name="ce4">
            <text:p>39,0333333</text:p>
          </table:table-cell>
          <table:table-cell office:value-type="float" office:value="-9.18333333333333" table:style-name="ce4">
            <text:p>-9,183333333</text:p>
          </table:table-cell>
          <table:table-cell table:number-columns-repeated="9" table:style-name="ce4"/>
          <table:table-cell table:number-columns-repeated="16363"/>
        </table:table-row>
        <table:table-row table:number-rows-repeated="13" table:style-name="ro4">
          <table:table-cell table:number-columns-repeated="16384" table:style-name="ce1"/>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Person" table:style-name="ta1">
        <table:table-column table:style-name="co9" table:default-cell-style-name="ce1"/>
        <table:table-column table:style-name="co8" table:number-columns-repeated="5" table:default-cell-style-name="ce1"/>
        <table:table-column table:style-name="co4" table:number-columns-repeated="16378" table:default-cell-style-name="ce1"/>
        <table:table-row table:style-name="ro5">
          <table:table-cell office:value-type="string" table:style-name="ce8">
            <text:p>Study unique ID</text:p>
          </table:table-cell>
          <table:table-cell office:value-type="string" table:style-name="ce8">
            <text:p>Person name*</text:p>
          </table:table-cell>
          <table:table-cell office:value-type="string" table:style-name="ce8">
            <text:p>Person email</text:p>
          </table:table-cell>
          <table:table-cell office:value-type="string" table:style-name="ce8">
            <text:p>Person ID</text:p>
          </table:table-cell>
          <table:table-cell office:value-type="string" table:style-name="ce8">
            <text:p>Person role*</text:p>
          </table:table-cell>
          <table:table-cell office:value-type="string" table:style-name="ce8">
            <text:p>Person affiliation*</text:p>
          </table:table-cell>
          <table:table-cell table:number-columns-repeated="16378"/>
        </table:table-row>
        <table:table-row table:style-name="ro3">
          <table:table-cell office:value-type="string" table:style-name="ce4">
            <text:p>INIAV:2PORTOS:Alvarinho B</text:p>
          </table:table-cell>
          <table:table-cell office:value-type="string" table:style-name="ce4">
            <text:p>Jorge Cunha</text:p>
          </table:table-cell>
          <table:table-cell office:value-type="string" table:style-name="ce4">
            <text:p>jorge.cunha@iniav.pt</text:p>
          </table:table-cell>
          <table:table-cell office:value-type="string" table:style-name="ce15">
            <text:p><text:a xlink:href="http://orcid.org/0000-0003-4248-5117">orcid.org/0000-0003-4248-5117</text:a></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3">
          <table:table-cell office:value-type="string" table:style-name="ce4">
            <text:p>INIAV:2PORTOS:Antão Vaz B</text:p>
          </table:table-cell>
          <table:table-cell office:value-type="string" table:style-name="ce4">
            <text:p>Jorge Cunha</text:p>
          </table:table-cell>
          <table:table-cell office:value-type="string" table:style-name="ce4">
            <text:p>jorge.cunha@iniav.pt</text:p>
          </table:table-cell>
          <table:table-cell office:value-type="string" table:style-name="ce15">
            <text:p><text:a xlink:href="http://orcid.org/0000-0003-4248-5117">orcid.org/0000-0003-4248-5117</text:a></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3">
          <table:table-cell office:value-type="string" table:style-name="ce4">
            <text:p>INIAV:2PORTOS:Arinto B</text:p>
          </table:table-cell>
          <table:table-cell office:value-type="string" table:style-name="ce4">
            <text:p>Jorge Cunha</text:p>
          </table:table-cell>
          <table:table-cell office:value-type="string" table:style-name="ce4">
            <text:p>jorge.cunha@iniav.pt</text:p>
          </table:table-cell>
          <table:table-cell office:value-type="string" table:style-name="ce15">
            <text:p><text:a xlink:href="http://orcid.org/0000-0003-4248-5117">orcid.org/0000-0003-4248-5117</text:a></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3">
          <table:table-cell office:value-type="string" table:style-name="ce4">
            <text:p>INIAV:2PORTOS:Bical B</text:p>
          </table:table-cell>
          <table:table-cell office:value-type="string" table:style-name="ce4">
            <text:p>Jorge Cunha</text:p>
          </table:table-cell>
          <table:table-cell office:value-type="string" table:style-name="ce4">
            <text:p>jorge.cunha@iniav.pt</text:p>
          </table:table-cell>
          <table:table-cell office:value-type="string" table:style-name="ce15">
            <text:p><text:a xlink:href="http://orcid.org/0000-0003-4248-5117">orcid.org/0000-0003-4248-5117</text:a></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3">
          <table:table-cell office:value-type="string" table:style-name="ce4">
            <text:p>INIAV:2PORTOS:Encruzado B</text:p>
          </table:table-cell>
          <table:table-cell office:value-type="string" table:style-name="ce4">
            <text:p>Jorge Cunha</text:p>
          </table:table-cell>
          <table:table-cell office:value-type="string" table:style-name="ce4">
            <text:p>jorge.cunha@iniav.pt</text:p>
          </table:table-cell>
          <table:table-cell office:value-type="string" table:style-name="ce15">
            <text:p><text:a xlink:href="http://orcid.org/0000-0003-4248-5117">orcid.org/0000-0003-4248-5117</text:a></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3">
          <table:table-cell office:value-type="string" table:style-name="ce4">
            <text:p>INIAV:2PORTOS:Fernão Pires B</text:p>
          </table:table-cell>
          <table:table-cell office:value-type="string" table:style-name="ce4">
            <text:p>Jorge Cunha</text:p>
          </table:table-cell>
          <table:table-cell office:value-type="string" table:style-name="ce4">
            <text:p>jorge.cunha@iniav.pt</text:p>
          </table:table-cell>
          <table:table-cell office:value-type="string" table:style-name="ce15">
            <text:p><text:a xlink:href="http://orcid.org/0000-0003-4248-5117">orcid.org/0000-0003-4248-5117</text:a></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3">
          <table:table-cell office:value-type="string" table:style-name="ce4">
            <text:p>INIAV:2PORTOS:Fonte Cal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7">
          <table:table-cell office:value-type="string" table:style-name="ce4">
            <text:p>INIAV:2PORTOS:Gouveio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Loureiro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Malvasia Fina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Moscatel de Setúbal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Rabigato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Sercial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Síria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Verdelho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Viosinho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Avesso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Boal Ratinho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Chardonnay B</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Alfrocheiro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16">
            <text:p>INIAV:2PORTOS:Aragonês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Baga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Jaen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Castelão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Ramisco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Rufete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Tinta Barroca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Tinta Roriz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Tinta Caiada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Tinto Cão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Touriga Francesa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Touriga Nacional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Trincadeira Preta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style-name="ro4">
          <table:table-cell office:value-type="string" table:style-name="ce4">
            <text:p>INIAV:2PORTOS:Vinhão T</text:p>
          </table:table-cell>
          <table:table-cell office:value-type="string" table:style-name="ce4">
            <text:p>Jorge Cunha</text:p>
          </table:table-cell>
          <table:table-cell office:value-type="string" table:style-name="ce4">
            <text:p>jorge.cunha@iniav.pt</text:p>
          </table:table-cell>
          <table:table-cell office:value-type="string" table:style-name="ce4">
            <text:p>orcid.org/0000-0003-4248-5117</text:p>
          </table:table-cell>
          <table:table-cell office:value-type="string" table:style-name="ce4">
            <text:p>investigator</text:p>
          </table:table-cell>
          <table:table-cell office:value-type="string" table:style-name="ce4">
            <text:p>INIAV, Portugal (FAO_PRT051)</text:p>
          </table:table-cell>
          <table:table-cell table:number-columns-repeated="16378"/>
        </table:table-row>
        <table:table-row table:number-rows-repeated="13" table:style-name="ro4">
          <table:table-cell table:number-columns-repeated="16384" table:style-name="ce1"/>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Biological_Material" table:style-name="ta1">
        <table:table-column table:style-name="co10" table:default-cell-style-name="ce1"/>
        <table:table-column table:style-name="co1"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8" table:number-columns-repeated="7" table:default-cell-style-name="ce1"/>
        <table:table-column table:style-name="co4" table:number-columns-repeated="16367" table:default-cell-style-name="ce1"/>
        <table:table-row table:style-name="ro8">
          <table:table-cell office:value-type="string" table:style-name="ce8">
            <text:p>Study unique ID*</text:p>
          </table:table-cell>
          <table:table-cell office:value-type="string" table:style-name="ce8">
            <text:p>Biological material ID*</text:p>
          </table:table-cell>
          <table:table-cell office:value-type="string" table:style-name="ce8">
            <text:p>Organism*</text:p>
          </table:table-cell>
          <table:table-cell office:value-type="string" table:style-name="ce8">
            <text:p>Genus</text:p>
          </table:table-cell>
          <table:table-cell office:value-type="string" table:style-name="ce8">
            <text:p>Species</text:p>
          </table:table-cell>
          <table:table-cell office:value-type="string" table:style-name="ce8">
            <text:p>Biological material latitude</text:p>
          </table:table-cell>
          <table:table-cell office:value-type="string" table:style-name="ce8">
            <text:p>Biological material longitude</text:p>
          </table:table-cell>
          <table:table-cell office:value-type="string" table:style-name="ce8">
            <text:p>Biological material altitude</text:p>
          </table:table-cell>
          <table:table-cell office:value-type="string" table:style-name="ce8">
            <text:p>Biological material coordinates uncertainty</text:p>
          </table:table-cell>
          <table:table-cell office:value-type="string" table:style-name="ce8">
            <text:p>Biological material preprocessing</text:p>
          </table:table-cell>
          <table:table-cell office:value-type="string" table:style-name="ce8">
            <text:p>Material source ID</text:p>
          </table:table-cell>
          <table:table-cell office:value-type="string" table:style-name="ce8">
            <text:p>Material source DOI</text:p>
          </table:table-cell>
          <table:table-cell office:value-type="string" table:style-name="ce8">
            <text:p>Material source latitude</text:p>
          </table:table-cell>
          <table:table-cell office:value-type="string" table:style-name="ce8">
            <text:p>Material source longitude</text:p>
          </table:table-cell>
          <table:table-cell office:value-type="string" table:style-name="ce8">
            <text:p>Material source altitude</text:p>
          </table:table-cell>
          <table:table-cell office:value-type="string" table:style-name="ce8">
            <text:p>Material source coordinates uncertainty</text:p>
          </table:table-cell>
          <table:table-cell office:value-type="string" table:style-name="ce8">
            <text:p>Material source description</text:p>
          </table:table-cell>
          <table:table-cell table:number-columns-repeated="16367"/>
        </table:table-row>
        <table:table-row table:style-name="ro9">
          <table:table-cell office:value-type="string" table:style-name="ce16">
            <text:p>INIAV:2PORTOS:Alvarinho B</text:p>
          </table:table-cell>
          <table:table-cell office:value-type="string" table:style-name="ce16">
            <text:p>INIAV:2PORTOS:52007</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Antão Vaz B</text:p>
          </table:table-cell>
          <table:table-cell office:value-type="string" table:style-name="ce16">
            <text:p>INIAV:2PORTOS:52316</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Arinto B</text:p>
          </table:table-cell>
          <table:table-cell office:value-type="string" table:style-name="ce16">
            <text:p>INIAV:2PORTOS:52311</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Bical B</text:p>
          </table:table-cell>
          <table:table-cell office:value-type="string" table:style-name="ce16">
            <text:p>INIAV:2PORTOS:52016</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Encruzado B</text:p>
          </table:table-cell>
          <table:table-cell office:value-type="string" table:style-name="ce16">
            <text:p>INIAV:2PORTOS:52207</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Fernão Pires B</text:p>
          </table:table-cell>
          <table:table-cell office:value-type="string" table:style-name="ce16">
            <text:p>INIAV:2PORTOS:52810</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Fonte Cal B</text:p>
          </table:table-cell>
          <table:table-cell office:value-type="string" table:style-name="ce16">
            <text:p>INIAV:2PORTOS:FB</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Gouveio B</text:p>
          </table:table-cell>
          <table:table-cell office:value-type="string" table:style-name="ce16">
            <text:p>INIAV:2PORTOS:52112</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6"/>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7" table:style-name="ce16"/>
          <table:table-cell table:number-columns-repeated="16367"/>
        </table:table-row>
        <table:table-row table:style-name="ro9">
          <table:table-cell office:value-type="string" table:style-name="ce16">
            <text:p>INIAV:2PORTOS:Loureiro B</text:p>
          </table:table-cell>
          <table:table-cell office:value-type="string" table:style-name="ce16">
            <text:p>INIAV:2PORTOS:52213</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Malvasia Fina B</text:p>
          </table:table-cell>
          <table:table-cell office:value-type="string" table:style-name="ce16">
            <text:p>INIAV:2PORTOS:52512</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Moscatel de Setúbal B</text:p>
          </table:table-cell>
          <table:table-cell office:value-type="string" table:style-name="ce16">
            <text:p>INIAV:2PORTOS:53115</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Rabigato B</text:p>
          </table:table-cell>
          <table:table-cell office:value-type="string" table:style-name="ce16">
            <text:p>INIAV:2PORTOS:RB</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Sercial B</text:p>
          </table:table-cell>
          <table:table-cell office:value-type="string" table:style-name="ce16">
            <text:p>INIAV:2PORTOS:52413</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Síria B</text:p>
          </table:table-cell>
          <table:table-cell office:value-type="string" table:style-name="ce16">
            <text:p>INIAV:2PORTOS:51914</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Verdelho B</text:p>
          </table:table-cell>
          <table:table-cell office:value-type="string" table:style-name="ce16">
            <text:p>INIAV:2PORTOS:51512</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Viosinho B</text:p>
          </table:table-cell>
          <table:table-cell office:value-type="string" table:style-name="ce16">
            <text:p>INIAV:2PORTOS:52715</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Avesso B</text:p>
          </table:table-cell>
          <table:table-cell office:value-type="string" table:style-name="ce16">
            <text:p>INIAV:2PORTOS:AB</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number-columns-repeated="2" table:style-name="ce16"/>
          <table:table-cell table:number-columns-repeated="3" table:style-name="ce4"/>
          <table:table-cell table:number-columns-repeated="2" table:style-name="ce16"/>
          <table:table-cell table:number-columns-repeated="16367"/>
        </table:table-row>
        <table:table-row table:style-name="ro9">
          <table:table-cell office:value-type="string" table:style-name="ce16">
            <text:p>INIAV:2PORTOS:Boal Ratinho B</text:p>
          </table:table-cell>
          <table:table-cell office:value-type="string" table:style-name="ce16">
            <text:p>INIAV:2PORTOS:BB</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9">
          <table:table-cell office:value-type="string" table:style-name="ce16">
            <text:p>INIAV:2PORTOS:Chardonnay B</text:p>
          </table:table-cell>
          <table:table-cell office:value-type="string" table:style-name="ce16">
            <text:p>INIAV:2PORTOS:CB</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Alfrocheiro T</text:p>
          </table:table-cell>
          <table:table-cell office:value-type="string" table:style-name="ce16">
            <text:p>INIAV:2PORTOS:52003</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Aragonês T</text:p>
          </table:table-cell>
          <table:table-cell office:value-type="string" table:style-name="ce16">
            <text:p>INIAV:2PORTOS:AR</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Baga T</text:p>
          </table:table-cell>
          <table:table-cell office:value-type="string" table:style-name="ce16">
            <text:p>INIAV:2PORTOS:52606</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Jaen T</text:p>
          </table:table-cell>
          <table:table-cell office:value-type="string" table:style-name="ce16">
            <text:p>INIAV:2PORTOS:52503</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Castelão T</text:p>
          </table:table-cell>
          <table:table-cell office:value-type="string" table:style-name="ce16">
            <text:p>INIAV:2PORTOS:53104</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Ramisco T</text:p>
          </table:table-cell>
          <table:table-cell office:value-type="string" table:style-name="ce16">
            <text:p>INIAV:2PORTOS:52203</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Rufete T</text:p>
          </table:table-cell>
          <table:table-cell office:value-type="string" table:style-name="ce16">
            <text:p>INIAV:2PORTOS:52106</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Tinta Barroca T</text:p>
          </table:table-cell>
          <table:table-cell office:value-type="string" table:style-name="ce16">
            <text:p>INIAV:2PORTOS:52905</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Tinta Roriz T</text:p>
          </table:table-cell>
          <table:table-cell office:value-type="string" table:style-name="ce16">
            <text:p>INIAV:2PORTOS:52602</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Tinta Caiada T</text:p>
          </table:table-cell>
          <table:table-cell office:value-type="string" table:style-name="ce16">
            <text:p>INIAV:2PORTOS:TT</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Tinto Cão T</text:p>
          </table:table-cell>
          <table:table-cell office:value-type="string" table:style-name="ce16">
            <text:p>INIAV:2PORTOS:53307</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Touriga Francesa T</text:p>
          </table:table-cell>
          <table:table-cell office:value-type="string" table:style-name="ce16">
            <text:p>INIAV:2PORTOS:52205</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Touriga Nacional T</text:p>
          </table:table-cell>
          <table:table-cell office:value-type="string" table:style-name="ce16">
            <text:p>INIAV:2PORTOS:52206</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Trincadeira Preta T</text:p>
          </table:table-cell>
          <table:table-cell office:value-type="string" table:style-name="ce16">
            <text:p>INIAV:2PORTOS:53006</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style-name="ro4">
          <table:table-cell office:value-type="string" table:style-name="ce16">
            <text:p>INIAV:2PORTOS:Vinhão T</text:p>
          </table:table-cell>
          <table:table-cell office:value-type="string" table:style-name="ce16">
            <text:p>INIAV:2PORTOS:51902</text:p>
          </table:table-cell>
          <table:table-cell office:value-type="string" table:style-name="ce16">
            <text:p>NCBI:29760</text:p>
          </table:table-cell>
          <table:table-cell office:value-type="string" table:style-name="ce16">
            <text:p>Vitis</text:p>
          </table:table-cell>
          <table:table-cell office:value-type="string" table:style-name="ce16">
            <text:p>vinifera</text:p>
          </table:table-cell>
          <table:table-cell office:value-type="float" office:value="39.041781999999998" table:style-name="ce16">
            <text:p>39,041782</text:p>
          </table:table-cell>
          <table:table-cell office:value-type="float" office:value="-9.1818259999999992" table:style-name="ce16">
            <text:p>-9,181826</text:p>
          </table:table-cell>
          <table:table-cell table:style-name="ce18"/>
          <table:table-cell office:value-type="string" table:style-name="ce16">
            <text:p>50 m</text:p>
          </table:table-cell>
          <table:table-cell office:value-type="string" table:style-name="ce17">
            <text:p>Sete (7) plantas de cada casta crescidas nas instalações do INIAV em Dois Portos que fazem parte da coleção ampelografica</text:p>
          </table:table-cell>
          <table:table-cell table:style-name="ce16"/>
          <table:table-cell table:number-columns-repeated="4" table:style-name="ce4"/>
          <table:table-cell table:number-columns-repeated="2" table:style-name="ce16"/>
          <table:table-cell table:number-columns-repeated="16367"/>
        </table:table-row>
        <table:table-row table:number-rows-repeated="13" table:style-name="ro4">
          <table:table-cell table:number-columns-repeated="16384" table:style-name="ce1"/>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Observation_Unit" table:style-name="ta2">
        <table:table-column table:style-name="co10"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8" table:number-columns-repeated="2" table:default-cell-style-name="ce1"/>
        <table:table-column table:style-name="co4" table:number-columns-repeated="16377" table:default-cell-style-name="ce1"/>
        <table:table-row table:style-name="ro5">
          <table:table-cell office:value-type="string" table:style-name="ce8">
            <text:p>Study unique ID*</text:p>
          </table:table-cell>
          <table:table-cell office:value-type="string" table:style-name="ce8">
            <text:p>Biological Material ID*</text:p>
          </table:table-cell>
          <table:table-cell office:value-type="string" table:style-name="ce8">
            <text:p>Observation unit ID*</text:p>
          </table:table-cell>
          <table:table-cell office:value-type="string" table:style-name="ce8">
            <text:p>Observation unit type*</text:p>
          </table:table-cell>
          <table:table-cell office:value-type="string" table:style-name="ce8">
            <text:p>External ID</text:p>
          </table:table-cell>
          <table:table-cell office:value-type="string" table:style-name="ce8">
            <text:p>Spatial distribution</text:p>
          </table:table-cell>
          <table:table-cell office:value-type="string" table:style-name="ce8">
            <text:p>Observation unit factor value</text:p>
          </table:table-cell>
          <table:table-cell table:number-columns-repeated="16377"/>
        </table:table-row>
        <table:table-row table:style-name="ro10">
          <table:table-cell office:value-type="string" table:style-name="ce19">
            <text:p>INIAV:2PORTOS:Alvarinho B</text:p>
          </table:table-cell>
          <table:table-cell office:value-type="string" table:style-name="ce16">
            <text:p>INIAV:2PORTOS:52007</text:p>
          </table:table-cell>
          <table:table-cell office:value-type="string" table:style-name="ce16">
            <text:p>INIAV:2PORTOS:52007:clones</text:p>
          </table:table-cell>
          <table:table-cell office:value-type="string" table:style-name="ce16">
            <text:p>7 plants</text:p>
          </table:table-cell>
          <table:table-cell table:number-columns-repeated="3" table:style-name="ce16"/>
          <table:table-cell table:number-columns-repeated="16377"/>
        </table:table-row>
        <table:table-row table:style-name="ro10">
          <table:table-cell office:value-type="string" table:style-name="ce19">
            <text:p>INIAV:2PORTOS:Antão Vaz B</text:p>
          </table:table-cell>
          <table:table-cell office:value-type="string" table:style-name="ce16">
            <text:p>INIAV:2PORTOS:52316</text:p>
          </table:table-cell>
          <table:table-cell office:value-type="string" table:style-name="ce16">
            <text:p>INIAV:2PORTOS:52316:clones</text:p>
          </table:table-cell>
          <table:table-cell office:value-type="string" table:style-name="ce16">
            <text:p>7 plants</text:p>
          </table:table-cell>
          <table:table-cell table:number-columns-repeated="3" table:style-name="ce16"/>
          <table:table-cell table:number-columns-repeated="16377"/>
        </table:table-row>
        <table:table-row table:style-name="ro10">
          <table:table-cell office:value-type="string" table:style-name="ce19">
            <text:p>INIAV:2PORTOS:Arinto B</text:p>
          </table:table-cell>
          <table:table-cell office:value-type="string" table:style-name="ce16">
            <text:p>INIAV:2PORTOS:52311</text:p>
          </table:table-cell>
          <table:table-cell office:value-type="string" table:style-name="ce16">
            <text:p>INIAV:2PORTOS:52311:clones</text:p>
          </table:table-cell>
          <table:table-cell office:value-type="string" table:style-name="ce16">
            <text:p>7 plants</text:p>
          </table:table-cell>
          <table:table-cell table:number-columns-repeated="3" table:style-name="ce16"/>
          <table:table-cell table:number-columns-repeated="16377"/>
        </table:table-row>
        <table:table-row table:style-name="ro10">
          <table:table-cell office:value-type="string" table:style-name="ce19">
            <text:p>INIAV:2PORTOS:Bical B</text:p>
          </table:table-cell>
          <table:table-cell office:value-type="string" table:style-name="ce16">
            <text:p>INIAV:2PORTOS:52016</text:p>
          </table:table-cell>
          <table:table-cell office:value-type="string" table:style-name="ce16">
            <text:p>INIAV:2PORTOS:52016:clones</text:p>
          </table:table-cell>
          <table:table-cell office:value-type="string" table:style-name="ce16">
            <text:p>7 plants</text:p>
          </table:table-cell>
          <table:table-cell table:number-columns-repeated="3" table:style-name="ce16"/>
          <table:table-cell table:number-columns-repeated="16377"/>
        </table:table-row>
        <table:table-row table:style-name="ro10">
          <table:table-cell office:value-type="string" table:style-name="ce19">
            <text:p>INIAV:2PORTOS:Encruzado B</text:p>
          </table:table-cell>
          <table:table-cell office:value-type="string" table:style-name="ce16">
            <text:p>INIAV:2PORTOS:52207</text:p>
          </table:table-cell>
          <table:table-cell office:value-type="string" table:style-name="ce16">
            <text:p>INIAV:2PORTOS:52207:clones</text:p>
          </table:table-cell>
          <table:table-cell office:value-type="string" table:style-name="ce16">
            <text:p>7 plants</text:p>
          </table:table-cell>
          <table:table-cell table:number-columns-repeated="3" table:style-name="ce16"/>
          <table:table-cell table:number-columns-repeated="16377"/>
        </table:table-row>
        <table:table-row table:style-name="ro10">
          <table:table-cell office:value-type="string" table:style-name="ce19">
            <text:p>INIAV:2PORTOS:Fernão Pires B</text:p>
          </table:table-cell>
          <table:table-cell office:value-type="string" table:style-name="ce16">
            <text:p>INIAV:2PORTOS:52810</text:p>
          </table:table-cell>
          <table:table-cell office:value-type="string" table:style-name="ce16">
            <text:p>INIAV:2PORTOS:52810:clones</text:p>
          </table:table-cell>
          <table:table-cell office:value-type="string" table:style-name="ce16">
            <text:p>7 plants</text:p>
          </table:table-cell>
          <table:table-cell table:number-columns-repeated="3" table:style-name="ce16"/>
          <table:table-cell table:number-columns-repeated="16377"/>
        </table:table-row>
        <table:table-row table:style-name="ro10">
          <table:table-cell office:value-type="string" table:style-name="ce19">
            <text:p>INIAV:2PORTOS:Fonte Cal B</text:p>
          </table:table-cell>
          <table:table-cell office:value-type="string" table:style-name="ce16">
            <text:p>INIAV:2PORTOS:FB</text:p>
          </table:table-cell>
          <table:table-cell office:value-type="string" table:style-name="ce16">
            <text:p>INIAV:2PORTOS:FB:clones</text:p>
          </table:table-cell>
          <table:table-cell office:value-type="string" table:style-name="ce16">
            <text:p>7 plants</text:p>
          </table:table-cell>
          <table:table-cell table:number-columns-repeated="3" table:style-name="ce16"/>
          <table:table-cell table:number-columns-repeated="16377"/>
        </table:table-row>
        <table:table-row table:style-name="ro10">
          <table:table-cell office:value-type="string" table:style-name="ce19">
            <text:p>INIAV:2PORTOS:Gouveio B</text:p>
          </table:table-cell>
          <table:table-cell office:value-type="string" table:style-name="ce16">
            <text:p>INIAV:2PORTOS:52112</text:p>
          </table:table-cell>
          <table:table-cell office:value-type="string" table:style-name="ce16">
            <text:p>INIAV:2PORTOS:52112: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Loureiro B</text:p>
          </table:table-cell>
          <table:table-cell office:value-type="string" table:style-name="ce16">
            <text:p>INIAV:2PORTOS:52213</text:p>
          </table:table-cell>
          <table:table-cell office:value-type="string" table:style-name="ce16">
            <text:p>INIAV:2PORTOS:52213: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Malvasia Fina B</text:p>
          </table:table-cell>
          <table:table-cell office:value-type="string" table:style-name="ce16">
            <text:p>INIAV:2PORTOS:52512</text:p>
          </table:table-cell>
          <table:table-cell office:value-type="string" table:style-name="ce16">
            <text:p>INIAV:2PORTOS:52512: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Moscatel de Setúbal B</text:p>
          </table:table-cell>
          <table:table-cell office:value-type="string" table:style-name="ce16">
            <text:p>INIAV:2PORTOS:53115</text:p>
          </table:table-cell>
          <table:table-cell office:value-type="string" table:style-name="ce16">
            <text:p>INIAV:2PORTOS:53115: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Rabigato B</text:p>
          </table:table-cell>
          <table:table-cell office:value-type="string" table:style-name="ce16">
            <text:p>INIAV:2PORTOS:RB</text:p>
          </table:table-cell>
          <table:table-cell office:value-type="string" table:style-name="ce16">
            <text:p>INIAV:2PORTOS:RB: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Sercial B</text:p>
          </table:table-cell>
          <table:table-cell office:value-type="string" table:style-name="ce16">
            <text:p>INIAV:2PORTOS:52413</text:p>
          </table:table-cell>
          <table:table-cell office:value-type="string" table:style-name="ce16">
            <text:p>INIAV:2PORTOS:52413: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Síria B</text:p>
          </table:table-cell>
          <table:table-cell office:value-type="string" table:style-name="ce16">
            <text:p>INIAV:2PORTOS:51914</text:p>
          </table:table-cell>
          <table:table-cell office:value-type="string" table:style-name="ce16">
            <text:p>INIAV:2PORTOS:51914: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Verdelho B</text:p>
          </table:table-cell>
          <table:table-cell office:value-type="string" table:style-name="ce16">
            <text:p>INIAV:2PORTOS:51512</text:p>
          </table:table-cell>
          <table:table-cell office:value-type="string" table:style-name="ce16">
            <text:p>INIAV:2PORTOS:51512: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Viosinho B</text:p>
          </table:table-cell>
          <table:table-cell office:value-type="string" table:style-name="ce16">
            <text:p>INIAV:2PORTOS:52715</text:p>
          </table:table-cell>
          <table:table-cell office:value-type="string" table:style-name="ce16">
            <text:p>INIAV:2PORTOS:52715: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Avesso B</text:p>
          </table:table-cell>
          <table:table-cell office:value-type="string" table:style-name="ce16">
            <text:p>INIAV:2PORTOS:AB</text:p>
          </table:table-cell>
          <table:table-cell office:value-type="string" table:style-name="ce16">
            <text:p>INIAV:2PORTOS:AB: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Boal Ratinho B</text:p>
          </table:table-cell>
          <table:table-cell office:value-type="string" table:style-name="ce16">
            <text:p>INIAV:2PORTOS:BB</text:p>
          </table:table-cell>
          <table:table-cell office:value-type="string" table:style-name="ce16">
            <text:p>INIAV:2PORTOS:BB: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Chardonnay B</text:p>
          </table:table-cell>
          <table:table-cell office:value-type="string" table:style-name="ce16">
            <text:p>INIAV:2PORTOS:CB</text:p>
          </table:table-cell>
          <table:table-cell office:value-type="string" table:style-name="ce16">
            <text:p>INIAV:2PORTOS:CB: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Alfrocheiro T</text:p>
          </table:table-cell>
          <table:table-cell office:value-type="string" table:style-name="ce16">
            <text:p>INIAV:2PORTOS:52003</text:p>
          </table:table-cell>
          <table:table-cell office:value-type="string" table:style-name="ce16">
            <text:p>INIAV:2PORTOS:52003: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6">
            <text:p>INIAV:2PORTOS:Aragonês T</text:p>
          </table:table-cell>
          <table:table-cell office:value-type="string" table:style-name="ce16">
            <text:p>INIAV:2PORTOS:AR</text:p>
          </table:table-cell>
          <table:table-cell office:value-type="string" table:style-name="ce16">
            <text:p>INIAV:2PORTOS:AR: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Baga T</text:p>
          </table:table-cell>
          <table:table-cell office:value-type="string" table:style-name="ce16">
            <text:p>INIAV:2PORTOS:52606</text:p>
          </table:table-cell>
          <table:table-cell office:value-type="string" table:style-name="ce16">
            <text:p>INIAV:2PORTOS:52606: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Jaen T</text:p>
          </table:table-cell>
          <table:table-cell office:value-type="string" table:style-name="ce16">
            <text:p>INIAV:2PORTOS:52503</text:p>
          </table:table-cell>
          <table:table-cell office:value-type="string" table:style-name="ce16">
            <text:p>INIAV:2PORTOS:52503: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Castelão T</text:p>
          </table:table-cell>
          <table:table-cell office:value-type="string" table:style-name="ce16">
            <text:p>INIAV:2PORTOS:53104</text:p>
          </table:table-cell>
          <table:table-cell office:value-type="string" table:style-name="ce16">
            <text:p>INIAV:2PORTOS:53104: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Ramisco T</text:p>
          </table:table-cell>
          <table:table-cell office:value-type="string" table:style-name="ce16">
            <text:p>INIAV:2PORTOS:52203</text:p>
          </table:table-cell>
          <table:table-cell office:value-type="string" table:style-name="ce16">
            <text:p>INIAV:2PORTOS:52203: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Rufete T</text:p>
          </table:table-cell>
          <table:table-cell office:value-type="string" table:style-name="ce16">
            <text:p>INIAV:2PORTOS:52106</text:p>
          </table:table-cell>
          <table:table-cell office:value-type="string" table:style-name="ce16">
            <text:p>INIAV:2PORTOS:52106: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Tinta Barroca T</text:p>
          </table:table-cell>
          <table:table-cell office:value-type="string" table:style-name="ce16">
            <text:p>INIAV:2PORTOS:52905</text:p>
          </table:table-cell>
          <table:table-cell office:value-type="string" table:style-name="ce16">
            <text:p>INIAV:2PORTOS:52905: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Tinta Roriz T</text:p>
          </table:table-cell>
          <table:table-cell office:value-type="string" table:style-name="ce16">
            <text:p>INIAV:2PORTOS:52602</text:p>
          </table:table-cell>
          <table:table-cell office:value-type="string" table:style-name="ce16">
            <text:p>INIAV:2PORTOS:52602: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Tinta Caiada T</text:p>
          </table:table-cell>
          <table:table-cell office:value-type="string" table:style-name="ce16">
            <text:p>INIAV:2PORTOS:TT</text:p>
          </table:table-cell>
          <table:table-cell office:value-type="string" table:style-name="ce16">
            <text:p>INIAV:2PORTOS:TT: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Tinto Cão T</text:p>
          </table:table-cell>
          <table:table-cell office:value-type="string" table:style-name="ce16">
            <text:p>INIAV:2PORTOS:53307</text:p>
          </table:table-cell>
          <table:table-cell office:value-type="string" table:style-name="ce16">
            <text:p>INIAV:2PORTOS:53307: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Touriga Francesa T</text:p>
          </table:table-cell>
          <table:table-cell office:value-type="string" table:style-name="ce16">
            <text:p>INIAV:2PORTOS:52205</text:p>
          </table:table-cell>
          <table:table-cell office:value-type="string" table:style-name="ce16">
            <text:p>INIAV:2PORTOS:52205: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Touriga Nacional T</text:p>
          </table:table-cell>
          <table:table-cell office:value-type="string" table:style-name="ce16">
            <text:p>INIAV:2PORTOS:52206</text:p>
          </table:table-cell>
          <table:table-cell office:value-type="string" table:style-name="ce16">
            <text:p>INIAV:2PORTOS:52206: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Trincadeira Preta T</text:p>
          </table:table-cell>
          <table:table-cell office:value-type="string" table:style-name="ce16">
            <text:p>INIAV:2PORTOS:53006</text:p>
          </table:table-cell>
          <table:table-cell office:value-type="string" table:style-name="ce16">
            <text:p>INIAV:2PORTOS:53006: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style-name="ro10">
          <table:table-cell office:value-type="string" table:style-name="ce19">
            <text:p>INIAV:2PORTOS:Vinhão T</text:p>
          </table:table-cell>
          <table:table-cell office:value-type="string" table:style-name="ce16">
            <text:p>INIAV:2PORTOS:51902</text:p>
          </table:table-cell>
          <table:table-cell office:value-type="string" table:style-name="ce16">
            <text:p>INIAV:2PORTOS:51902:clones</text:p>
          </table:table-cell>
          <table:table-cell office:value-type="string" table:style-name="ce16">
            <text:p>7 plants</text:p>
          </table:table-cell>
          <table:table-cell table:style-name="ce19"/>
          <table:table-cell table:style-name="ce16"/>
          <table:table-cell table:style-name="ce19"/>
          <table:table-cell table:number-columns-repeated="16377"/>
        </table:table-row>
        <table:table-row table:number-rows-repeated="5" table:style-name="ro4">
          <table:table-cell table:style-name="ce1"/>
          <table:table-cell table:number-columns-repeated="2" table:style-name="ce20"/>
          <table:table-cell table:number-columns-repeated="16381" table:style-name="ce1"/>
        </table:table-row>
        <table:table-row table:number-rows-repeated="8" table:style-name="ro4">
          <table:table-cell table:number-columns-repeated="16384" table:style-name="ce1"/>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Sample" table:style-name="ta1">
        <table:table-column table:style-name="co8" table:default-cell-style-name="ce1"/>
        <table:table-column table:style-name="co23" table:default-cell-style-name="ce1"/>
        <table:table-column table:style-name="co8" table:number-columns-repeated="5" table:default-cell-style-name="ce1"/>
        <table:table-column table:style-name="co4" table:number-columns-repeated="16377" table:default-cell-style-name="ce1"/>
        <table:table-row table:style-name="ro5">
          <table:table-cell office:value-type="string" table:style-name="ce9">
            <text:p>Observation unit ID*</text:p>
          </table:table-cell>
          <table:table-cell office:value-type="string" table:style-name="ce8">
            <text:p>Sample ID*</text:p>
          </table:table-cell>
          <table:table-cell office:value-type="string" table:style-name="ce8">
            <text:p>Plant structure development stage</text:p>
          </table:table-cell>
          <table:table-cell office:value-type="string" table:style-name="ce8">
            <text:p>Plant anatomical entity*</text:p>
          </table:table-cell>
          <table:table-cell office:value-type="string" table:style-name="ce8">
            <text:p>Sample description</text:p>
          </table:table-cell>
          <table:table-cell office:value-type="string" table:style-name="ce8">
            <text:p>Collection date*</text:p>
          </table:table-cell>
          <table:table-cell office:value-type="string" table:style-name="ce8">
            <text:p>External ID</text:p>
          </table:table-cell>
          <table:table-cell table:number-columns-repeated="16377"/>
        </table:table-row>
        <table:table-row table:style-name="ro3">
          <table:table-cell office:value-type="string" table:style-name="ce21">
            <text:p>INIAV:2PORTOS:52003:clones</text:p>
          </table:table-cell>
          <table:table-cell office:value-type="string" table:style-name="ce21">
            <text:p>INIAV:2PORTOS:52003:1995: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1995-03-06T00:00:00" table:style-name="ce24">
            <text:p>1995-03-06</text:p>
          </table:table-cell>
          <table:table-cell table:style-name="ce25"/>
          <table:table-cell table:number-columns-repeated="16377"/>
        </table:table-row>
        <table:table-row table:style-name="ro3">
          <table:table-cell office:value-type="string" table:style-name="ce21">
            <text:p>INIAV:2PORTOS:52003:clones</text:p>
          </table:table-cell>
          <table:table-cell office:value-type="string" table:style-name="ce21">
            <text:p>INIAV:2PORTOS:52003:1996:bud</text:p>
          </table:table-cell>
          <table:table-cell office:value-type="string" table:style-name="ce22">
            <text:p>PO:0025532</text:p>
          </table:table-cell>
          <table:table-cell office:value-type="string" table:style-name="ce22">
            <text:p>PO:0000055</text:p>
          </table:table-cell>
          <table:table-cell office:value-type="string" table:style-name="ce23">
            <text:p>bud burst stage</text:p>
          </table:table-cell>
          <table:table-cell office:value-type="date" office:date-value="1996-03-11T00:00:00" table:style-name="ce24">
            <text:p>1996-03-11</text:p>
          </table:table-cell>
          <table:table-cell table:style-name="ce25"/>
          <table:table-cell table:number-columns-repeated="16377"/>
        </table:table-row>
        <table:table-row table:style-name="ro3">
          <table:table-cell office:value-type="string" table:style-name="ce21">
            <text:p>INIAV:2PORTOS:52003:clones</text:p>
          </table:table-cell>
          <table:table-cell office:value-type="string" table:style-name="ce21">
            <text:p>INIAV:2PORTOS:52003:1997:bud</text:p>
          </table:table-cell>
          <table:table-cell office:value-type="string" table:style-name="ce23">
            <text:p>PO:0025532</text:p>
          </table:table-cell>
          <table:table-cell office:value-type="string" table:style-name="ce23">
            <text:p>PO:0000055</text:p>
          </table:table-cell>
          <table:table-cell office:value-type="string" table:style-name="ce23">
            <text:p>bud burst stage</text:p>
          </table:table-cell>
          <table:table-cell office:value-type="date" office:date-value="1997-03-03T00:00:00" table:style-name="ce24">
            <text:p>1997-03-03</text:p>
          </table:table-cell>
          <table:table-cell table:style-name="ce25"/>
          <table:table-cell table:number-columns-repeated="16377"/>
        </table:table-row>
        <table:table-row table:style-name="ro3">
          <table:table-cell office:value-type="string" table:style-name="ce21">
            <text:p>INIAV:2PORTOS:52003:clones</text:p>
          </table:table-cell>
          <table:table-cell office:value-type="string" table:style-name="ce21">
            <text:p>INIAV:2PORTOS:52003:1998:bud</text:p>
          </table:table-cell>
          <table:table-cell office:value-type="string" table:style-name="ce23">
            <text:p>PO:0025532</text:p>
          </table:table-cell>
          <table:table-cell office:value-type="string" table:style-name="ce23">
            <text:p>PO:0000055</text:p>
          </table:table-cell>
          <table:table-cell office:value-type="string" table:style-name="ce23">
            <text:p>bud burst stage</text:p>
          </table:table-cell>
          <table:table-cell office:value-type="date" office:date-value="1998-03-05T00:00:00" table:style-name="ce24">
            <text:p>1998-03-05</text:p>
          </table:table-cell>
          <table:table-cell table:style-name="ce25"/>
          <table:table-cell table:number-columns-repeated="16377"/>
        </table:table-row>
        <table:table-row table:style-name="ro3">
          <table:table-cell office:value-type="string" table:style-name="ce21">
            <text:p>INIAV:2PORTOS:52003:clones</text:p>
          </table:table-cell>
          <table:table-cell office:value-type="string" table:style-name="ce21">
            <text:p>INIAV:2PORTOS:52003: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2T00:00:00" table:style-name="ce24">
            <text:p>1999-03-22</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0: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2000-03-09T00:00:00" table:style-name="ce24">
            <text:p>2000-03-09</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1: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2001-03-02T00:00:00" table:style-name="ce24">
            <text:p>2001-03-02</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2: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2002-02-28T00:00:00" table:style-name="ce24">
            <text:p>2002-02-28</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3: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2003-03-10T00:00:00" table:style-name="ce24">
            <text:p>2003-03-10</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4: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2004-03-06T00:00:00" table:style-name="ce24">
            <text:p>2004-03-06</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5: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2005-03-28T00:00:00" table:style-name="ce24">
            <text:p>2005-03-28</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6:bud</text:p>
          </table:table-cell>
          <table:table-cell office:value-type="string" table:style-name="ce22">
            <text:p>PO:0025532</text:p>
          </table:table-cell>
          <table:table-cell office:value-type="string" table:style-name="ce23">
            <text:p>PO:0000055</text:p>
          </table:table-cell>
          <table:table-cell office:value-type="string" table:style-name="ce23">
            <text:p>bud burst stage</text:p>
          </table:table-cell>
          <table:table-cell office:value-type="date" office:date-value="2006-03-26T00:00:00" table:style-name="ce24">
            <text:p>2006-03-26</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1995: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1995-05-11T00:00:00" table:style-name="ce24">
            <text:p>1995-05-11</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1996: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1996-05-27T00:00:00" table:style-name="ce24">
            <text:p>1996-05-27</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1997: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1997-04-22T00:00:00" table:style-name="ce24">
            <text:p>1997-04-22</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1998: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1998-05-18T00:00:00" table:style-name="ce24">
            <text:p>1998-05-18</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1999: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1999-05-24T00:00:00" table:style-name="ce24">
            <text:p>1999-05-24</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0: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2000-06-02T00:00:00" table:style-name="ce24">
            <text:p>2000-06-02</text:p>
          </table:table-cell>
          <table:table-cell table:style-name="ce25"/>
          <table:table-cell table:number-columns-repeated="16377"/>
        </table:table-row>
        <table:table-row table:style-name="ro7">
          <table:table-cell office:value-type="string" table:style-name="ce21">
            <text:p>INIAV:2PORTOS:52003:clones</text:p>
          </table:table-cell>
          <table:table-cell office:value-type="string" table:style-name="ce21">
            <text:p>INIAV:2PORTOS:52003:2001: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2001-05-21T00:00:00" table:style-name="ce24">
            <text:p>2001-05-21</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2: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2002-05-20T00:00:00" table:style-name="ce24">
            <text:p>2002-05-20</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3: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2003-05-22T00:00:00" table:style-name="ce24">
            <text:p>2003-05-22</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4: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2004-05-21T00:00:00" table:style-name="ce24">
            <text:p>2004-05-21</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5: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2005-05-25T00:00:00" table:style-name="ce24">
            <text:p>2005-05-25</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6:flw</text:p>
          </table:table-cell>
          <table:table-cell office:value-type="string" table:style-name="ce22">
            <text:p>PO:0007616</text:p>
          </table:table-cell>
          <table:table-cell office:value-type="string" table:style-name="ce23">
            <text:p>PO:0009046</text:p>
          </table:table-cell>
          <table:table-cell office:value-type="string" table:style-name="ce23">
            <text:p>flower</text:p>
          </table:table-cell>
          <table:table-cell office:value-type="date" office:date-value="2006-05-25T00:00:00" table:style-name="ce24">
            <text:p>2006-05-25</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1995:pin</text:p>
          </table:table-cell>
          <table:table-cell office:value-type="string" table:style-name="ce22">
            <text:p>PO:0025508</text:p>
          </table:table-cell>
          <table:table-cell office:value-type="string" table:style-name="ce23">
            <text:p>PO:0030108</text:p>
          </table:table-cell>
          <table:table-cell office:value-type="string" table:style-name="ce23">
            <text:p>fruit size 70% to final size stage</text:p>
          </table:table-cell>
          <table:table-cell office:value-type="date" office:date-value="1995-07-24T00:00:00" table:style-name="ce24">
            <text:p>1995-07-24</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1996:pin</text:p>
          </table:table-cell>
          <table:table-cell office:value-type="string" table:style-name="ce22">
            <text:p>PO:0025508</text:p>
          </table:table-cell>
          <table:table-cell office:value-type="string" table:style-name="ce23">
            <text:p>PO:0030108</text:p>
          </table:table-cell>
          <table:table-cell office:value-type="string" table:style-name="ce23">
            <text:p>fruit size 70% to final size stage</text:p>
          </table:table-cell>
          <table:table-cell office:value-type="date" office:date-value="1996-08-01T00:00:00" table:style-name="ce24">
            <text:p>1996-08-01</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1997:pin</text:p>
          </table:table-cell>
          <table:table-cell office:value-type="string" table:style-name="ce22">
            <text:p>PO:0025508</text:p>
          </table:table-cell>
          <table:table-cell office:value-type="string" table:style-name="ce23">
            <text:p>PO:0030108</text:p>
          </table:table-cell>
          <table:table-cell office:value-type="string" table:style-name="ce23">
            <text:p>fruit size 70% to final size stage</text:p>
          </table:table-cell>
          <table:table-cell office:value-type="date" office:date-value="1997-07-15T00:00:00" table:style-name="ce24">
            <text:p>1997-07-15</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1998:pin</text:p>
          </table:table-cell>
          <table:table-cell office:value-type="string" table:style-name="ce22">
            <text:p>PO:0025508</text:p>
          </table:table-cell>
          <table:table-cell office:value-type="string" table:style-name="ce23">
            <text:p>PO:0030108</text:p>
          </table:table-cell>
          <table:table-cell office:value-type="string" table:style-name="ce23">
            <text:p>fruit size 70% to final size stage</text:p>
          </table:table-cell>
          <table:table-cell office:value-type="date" office:date-value="1998-07-31T00:00:00" table:style-name="ce24">
            <text:p>1998-07-31</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1999:pin</text:p>
          </table:table-cell>
          <table:table-cell office:value-type="string" table:style-name="ce22">
            <text:p>PO:0025508</text:p>
          </table:table-cell>
          <table:table-cell office:value-type="string" table:style-name="ce23">
            <text:p>PO:0030108</text:p>
          </table:table-cell>
          <table:table-cell office:value-type="string" table:style-name="ce23">
            <text:p>fruit size 70% to final size stage</text:p>
          </table:table-cell>
          <table:table-cell office:value-type="date" office:date-value="1999-08-02T00:00:00" table:style-name="ce24">
            <text:p>1999-08-02</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0:pin</text:p>
          </table:table-cell>
          <table:table-cell office:value-type="string" table:style-name="ce22">
            <text:p>PO:0025508</text:p>
          </table:table-cell>
          <table:table-cell office:value-type="string" table:style-name="ce23">
            <text:p>PO:0030108</text:p>
          </table:table-cell>
          <table:table-cell office:value-type="string" table:style-name="ce23">
            <text:p>fruit size 70% to final size stage</text:p>
          </table:table-cell>
          <table:table-cell office:value-type="date" office:date-value="2000-08-05T00:00:00" table:style-name="ce24">
            <text:p>2000-08-05</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1:pin</text:p>
          </table:table-cell>
          <table:table-cell office:value-type="string" table:style-name="ce22">
            <text:p>PO:0025508</text:p>
          </table:table-cell>
          <table:table-cell office:value-type="string" table:style-name="ce23">
            <text:p>PO:0030108</text:p>
          </table:table-cell>
          <table:table-cell office:value-type="string" table:style-name="ce23">
            <text:p>fruit size 70% to final size stage</text:p>
          </table:table-cell>
          <table:table-cell office:value-type="date" office:date-value="2001-07-27T00:00:00" table:style-name="ce24">
            <text:p>2001-07-27</text:p>
          </table:table-cell>
          <table:table-cell table:style-name="ce25"/>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2:pin</text:p>
          </table:table-cell>
          <table:table-cell office:value-type="string" table:style-name="ce26">
            <text:p>PO:0025508</text:p>
          </table:table-cell>
          <table:table-cell office:value-type="string" table:style-name="ce26">
            <text:p>PO:0030108</text:p>
          </table:table-cell>
          <table:table-cell office:value-type="string" table:style-name="ce26">
            <text:p>fruit size 70% to final size stage</text:p>
          </table:table-cell>
          <table:table-cell office:value-type="date" office:date-value="2002-08-04T00:00:00" table:style-name="ce27">
            <text:p>2002-08-04</text:p>
          </table:table-cell>
          <table:table-cell table:style-name="ce4"/>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2T00:00:00" table:style-name="ce28">
            <text:p>2003-08-02</text:p>
          </table:table-cell>
          <table:table-cell table:style-name="ce4"/>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01T00:00:00" table:style-name="ce28">
            <text:p>2004-08-01</text:p>
          </table:table-cell>
          <table:table-cell table:style-name="ce4"/>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2T00:00:00" table:style-name="ce28">
            <text:p>2005-08-02</text:p>
          </table:table-cell>
          <table:table-cell table:style-name="ce4"/>
          <table:table-cell table:number-columns-repeated="16377"/>
        </table:table-row>
        <table:table-row table:style-name="ro4">
          <table:table-cell office:value-type="string" table:style-name="ce21">
            <text:p>INIAV:2PORTOS:52003:clones</text:p>
          </table:table-cell>
          <table:table-cell office:value-type="string" table:style-name="ce21">
            <text:p>INIAV:2PORTOS:52003: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01T00:00:00" table:style-name="ce28">
            <text:p>2006-08-01</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8T00:00:00" table:style-name="ce28">
            <text:p>1995-09-08</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8-25T00:00:00" table:style-name="ce28">
            <text:p>1997-08-25</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07T00:00:00" table:style-name="ce28">
            <text:p>1998-09-07</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1T00:00:00" table:style-name="ce28">
            <text:p>1999-09-21</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1T00:00:00" table:style-name="ce28">
            <text:p>2000-09-21</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0T00:00:00" table:style-name="ce28">
            <text:p>2001-09-10</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8-29T00:00:00" table:style-name="ce28">
            <text:p>2003-08-29</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8-24T00:00:00" table:style-name="ce28">
            <text:p>2004-08-24</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1T00:00:00" table:style-name="ce28">
            <text:p>2005-09-01</text:p>
          </table:table-cell>
          <table:table-cell table:style-name="ce4"/>
          <table:table-cell table:number-columns-repeated="16377"/>
        </table:table-row>
        <table:table-row table:style-name="ro4">
          <table:table-cell office:value-type="string" table:style-name="ce4">
            <text:p>INIAV:2PORTOS:52003:clones</text:p>
          </table:table-cell>
          <table:table-cell office:value-type="string" table:style-name="ce4">
            <text:p>INIAV:2PORTOS:52003: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20T00:00:00" table:style-name="ce28">
            <text:p>2006-09-20</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29T00:00:00" table:style-name="ce28">
            <text:p>1990-03-2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4-01T00:00:00" table:style-name="ce28">
            <text:p>1991-04-01</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30T00:00:00" table:style-name="ce28">
            <text:p>1992-03-30</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30T00:00:00" table:style-name="ce28">
            <text:p>1993-03-30</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4T00:00:00" table:style-name="ce28">
            <text:p>1994-03-14</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6T00:00:00" table:style-name="ce28">
            <text:p>1995-03-16</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21T00:00:00" table:style-name="ce28">
            <text:p>1996-03-21</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9T00:00:00" table:style-name="ce28">
            <text:p>1998-03-0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7T00:00:00" table:style-name="ce28">
            <text:p>1999-03-27</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9T00:00:00" table:style-name="ce28">
            <text:p>2000-03-1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25T00:00:00" table:style-name="ce28">
            <text:p>1990-05-25</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6-03T00:00:00" table:style-name="ce28">
            <text:p>1991-06-03</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25T00:00:00" table:style-name="ce28">
            <text:p>1992-05-25</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11T00:00:00" table:style-name="ce28">
            <text:p>1993-06-11</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3T00:00:00" table:style-name="ce28">
            <text:p>1994-05-23</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9T00:00:00" table:style-name="ce28">
            <text:p>2000-05-2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09T00:00:00" table:style-name="ce28">
            <text:p>1990-08-0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12T00:00:00" table:style-name="ce28">
            <text:p>1991-08-12</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3T00:00:00" table:style-name="ce28">
            <text:p>1992-08-13</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3T00:00:00" table:style-name="ce28">
            <text:p>1993-08-23</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1T00:00:00" table:style-name="ce28">
            <text:p>1994-08-11</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7T00:00:00" table:style-name="ce28">
            <text:p>1995-07-27</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5T00:00:00" table:style-name="ce28">
            <text:p>1996-08-05</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7T00:00:00" table:style-name="ce28">
            <text:p>1998-08-07</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6T00:00:00" table:style-name="ce28">
            <text:p>1999-08-06</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20T00:00:00" table:style-name="ce28">
            <text:p>2000-08-20</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10-15T00:00:00" table:style-name="ce28">
            <text:p>1990-10-15</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10-07T00:00:00" table:style-name="ce28">
            <text:p>1991-10-07</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10-27T00:00:00" table:style-name="ce28">
            <text:p>1992-10-27</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22T00:00:00" table:style-name="ce28">
            <text:p>1993-10-22</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10-14T00:00:00" table:style-name="ce28">
            <text:p>1994-10-14</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9T00:00:00" table:style-name="ce28">
            <text:p>1995-09-2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10-06T00:00:00" table:style-name="ce28">
            <text:p>1997-10-06</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05T00:00:00" table:style-name="ce28">
            <text:p>1998-10-05</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19T00:00:00" table:style-name="ce28">
            <text:p>1999-10-19</text:p>
          </table:table-cell>
          <table:table-cell table:style-name="ce4"/>
          <table:table-cell table:number-columns-repeated="16377"/>
        </table:table-row>
        <table:table-row table:style-name="ro4">
          <table:table-cell office:value-type="string" table:style-name="ce4">
            <text:p>INIAV:2PORTOS:52606:clones</text:p>
          </table:table-cell>
          <table:table-cell office:value-type="string" table:style-name="ce4">
            <text:p>INIAV:2PORTOS:52606: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19T00:00:00" table:style-name="ce28">
            <text:p>2000-10-19</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25T00:00:00" table:style-name="ce28">
            <text:p>1996-03-25</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9T00:00:00" table:style-name="ce28">
            <text:p>1998-03-09</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4T00:00:00" table:style-name="ce28">
            <text:p>2000-03-14</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1T00:00:00" table:style-name="ce28">
            <text:p>2002-03-11</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20T00:00:00" table:style-name="ce28">
            <text:p>2003-03-20</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6T00:00:00" table:style-name="ce28">
            <text:p>2004-03-16</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4T00:00:00" table:style-name="ce28">
            <text:p>2005-04-04</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8T00:00:00" table:style-name="ce28">
            <text:p>2006-03-2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30T00:00:00" table:style-name="ce28">
            <text:p>1996-05-30</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1T00:00:00" table:style-name="ce28">
            <text:p>1998-05-21</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5T00:00:00" table:style-name="ce28">
            <text:p>1999-05-25</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8T00:00:00" table:style-name="ce28">
            <text:p>2001-05-2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3T00:00:00" table:style-name="ce28">
            <text:p>2002-05-23</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6T00:00:00" table:style-name="ce28">
            <text:p>2003-05-26</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8T00:00:00" table:style-name="ce28">
            <text:p>2004-05-2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7T00:00:00" table:style-name="ce28">
            <text:p>2005-05-27</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5T00:00:00" table:style-name="ce28">
            <text:p>2006-05-25</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4T00:00:00" table:style-name="ce28">
            <text:p>1995-07-24</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5T00:00:00" table:style-name="ce28">
            <text:p>1996-08-05</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08T00:00:00" table:style-name="ce28">
            <text:p>1997-07-0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7-31T00:00:00" table:style-name="ce28">
            <text:p>1998-07-31</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2T00:00:00" table:style-name="ce28">
            <text:p>1999-08-02</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04T00:00:00" table:style-name="ce28">
            <text:p>2000-08-04</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24T00:00:00" table:style-name="ce28">
            <text:p>2001-07-24</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02T00:00:00" table:style-name="ce28">
            <text:p>2002-08-02</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4T00:00:00" table:style-name="ce28">
            <text:p>2003-08-04</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02T00:00:00" table:style-name="ce28">
            <text:p>2004-08-02</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1T00:00:00" table:style-name="ce28">
            <text:p>2005-08-01</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7-28T00:00:00" table:style-name="ce28">
            <text:p>2006-07-2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8T00:00:00" table:style-name="ce28">
            <text:p>1995-09-0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8T00:00:00" table:style-name="ce28">
            <text:p>1997-09-0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8T00:00:00" table:style-name="ce28">
            <text:p>1998-09-2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8T00:00:00" table:style-name="ce28">
            <text:p>1999-09-2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8T00:00:00" table:style-name="ce28">
            <text:p>2000-09-2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24T00:00:00" table:style-name="ce28">
            <text:p>2001-09-24</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1T00:00:00" table:style-name="ce28">
            <text:p>2002-10-01</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8-29T00:00:00" table:style-name="ce28">
            <text:p>2003-08-29</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8-31T00:00:00" table:style-name="ce28">
            <text:p>2004-08-31</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2503:clones</text:p>
          </table:table-cell>
          <table:table-cell office:value-type="string" table:style-name="ce4">
            <text:p>INIAV:2PORTOS:52503: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06T00:00:00" table:style-name="ce28">
            <text:p>2006-09-0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12T00:00:00" table:style-name="ce28">
            <text:p>1990-03-12</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21T00:00:00" table:style-name="ce28">
            <text:p>1991-03-2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19T00:00:00" table:style-name="ce28">
            <text:p>1992-03-19</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23T00:00:00" table:style-name="ce28">
            <text:p>1993-03-23</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0T00:00:00" table:style-name="ce28">
            <text:p>1994-03-10</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5T00:00:00" table:style-name="ce28">
            <text:p>1996-03-15</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6T00:00:00" table:style-name="ce28">
            <text:p>1998-03-0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2T00:00:00" table:style-name="ce28">
            <text:p>1999-03-22</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0T00:00:00" table:style-name="ce28">
            <text:p>2000-03-10</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2T00:00:00" table:style-name="ce28">
            <text:p>2001-03-02</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1T00:00:00" table:style-name="ce28">
            <text:p>2002-03-1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4T00:00:00" table:style-name="ce28">
            <text:p>2003-03-1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1T00:00:00" table:style-name="ce28">
            <text:p>2004-03-1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1T00:00:00" table:style-name="ce28">
            <text:p>2005-04-0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6T00:00:00" table:style-name="ce28">
            <text:p>2006-03-2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18T00:00:00" table:style-name="ce28">
            <text:p>1990-05-1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27T00:00:00" table:style-name="ce28">
            <text:p>1991-05-27</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18T00:00:00" table:style-name="ce28">
            <text:p>1992-05-1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04T00:00:00" table:style-name="ce28">
            <text:p>1993-06-0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16T00:00:00" table:style-name="ce28">
            <text:p>1994-05-1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8T00:00:00" table:style-name="ce28">
            <text:p>1998-05-1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3T00:00:00" table:style-name="ce28">
            <text:p>1999-05-23</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6T00:00:00" table:style-name="ce28">
            <text:p>2000-05-2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19T00:00:00" table:style-name="ce28">
            <text:p>2001-05-19</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14T00:00:00" table:style-name="ce28">
            <text:p>2002-05-1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17T00:00:00" table:style-name="ce28">
            <text:p>2003-05-17</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18T00:00:00" table:style-name="ce28">
            <text:p>2004-05-1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2T00:00:00" table:style-name="ce28">
            <text:p>2006-05-22</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09T00:00:00" table:style-name="ce28">
            <text:p>1990-08-09</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16T00:00:00" table:style-name="ce28">
            <text:p>1991-08-1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0T00:00:00" table:style-name="ce28">
            <text:p>1992-08-10</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0T00:00:00" table:style-name="ce28">
            <text:p>1993-08-20</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04T00:00:00" table:style-name="ce28">
            <text:p>1994-08-0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4T00:00:00" table:style-name="ce28">
            <text:p>1995-07-2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5T00:00:00" table:style-name="ce28">
            <text:p>1996-08-05</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6T00:00:00" table:style-name="ce28">
            <text:p>1999-08-0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2T00:00:00" table:style-name="ce28">
            <text:p>2000-08-12</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1T00:00:00" table:style-name="ce28">
            <text:p>2001-08-0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07T00:00:00" table:style-name="ce28">
            <text:p>2002-08-07</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5T00:00:00" table:style-name="ce28">
            <text:p>2003-08-05</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04T00:00:00" table:style-name="ce28">
            <text:p>2004-08-0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6T00:00:00" table:style-name="ce28">
            <text:p>2005-08-0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1T00:00:00" table:style-name="ce28">
            <text:p>2006-08-1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09-24T00:00:00" table:style-name="ce28">
            <text:p>1990-09-2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09-23T00:00:00" table:style-name="ce28">
            <text:p>1991-09-23</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10-06T00:00:00" table:style-name="ce28">
            <text:p>1992-10-06</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01T00:00:00" table:style-name="ce28">
            <text:p>1993-10-0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23T00:00:00" table:style-name="ce28">
            <text:p>1994-09-23</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8T00:00:00" table:style-name="ce28">
            <text:p>1995-09-0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8T00:00:00" table:style-name="ce28">
            <text:p>1997-09-0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8T00:00:00" table:style-name="ce28">
            <text:p>1999-09-2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1T00:00:00" table:style-name="ce28">
            <text:p>2000-09-21</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7T00:00:00" table:style-name="ce28">
            <text:p>2001-09-17</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2T00:00:00" table:style-name="ce28">
            <text:p>2003-09-12</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7T00:00:00" table:style-name="ce28">
            <text:p>2004-09-07</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3104:clones</text:p>
          </table:table-cell>
          <table:table-cell office:value-type="string" table:style-name="ce4">
            <text:p>INIAV:2PORTOS:53104: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3T00:00:00" table:style-name="ce28">
            <text:p>2006-09-13</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4-06T00:00:00" table:style-name="ce28">
            <text:p>1992-04-06</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4-02T00:00:00" table:style-name="ce28">
            <text:p>1993-04-02</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4T00:00:00" table:style-name="ce28">
            <text:p>1994-03-14</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23T00:00:00" table:style-name="ce28">
            <text:p>1995-03-23</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28T00:00:00" table:style-name="ce28">
            <text:p>1996-03-28</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3T00:00:00" table:style-name="ce28">
            <text:p>1997-03-13</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1T00:00:00" table:style-name="ce28">
            <text:p>1998-03-11</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6T00:00:00" table:style-name="ce28">
            <text:p>2000-03-16</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10T00:00:00" table:style-name="ce28">
            <text:p>2001-03-10</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24T00:00:00" table:style-name="ce28">
            <text:p>2002-03-24</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20T00:00:00" table:style-name="ce28">
            <text:p>2003-03-20</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28T00:00:00" table:style-name="ce28">
            <text:p>1992-05-28</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15T00:00:00" table:style-name="ce28">
            <text:p>1993-06-15</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3T00:00:00" table:style-name="ce28">
            <text:p>1994-05-23</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8T00:00:00" table:style-name="ce28">
            <text:p>1995-05-18</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30T00:00:00" table:style-name="ce28">
            <text:p>1996-05-30</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5-02T00:00:00" table:style-name="ce28">
            <text:p>1997-05-02</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7T00:00:00" table:style-name="ce28">
            <text:p>2002-05-27</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6T00:00:00" table:style-name="ce28">
            <text:p>2003-05-26</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9-03T00:00:00" table:style-name="ce28">
            <text:p>1992-09-03</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9-06T00:00:00" table:style-name="ce28">
            <text:p>1993-09-06</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8T00:00:00" table:style-name="ce28">
            <text:p>1994-08-18</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14T00:00:00" table:style-name="ce28">
            <text:p>1995-08-14</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2T00:00:00" table:style-name="ce28">
            <text:p>1996-08-22</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9T00:00:00" table:style-name="ce28">
            <text:p>1999-08-19</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29T00:00:00" table:style-name="ce28">
            <text:p>2000-08-29</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15T00:00:00" table:style-name="ce28">
            <text:p>2001-08-15</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22T00:00:00" table:style-name="ce28">
            <text:p>2002-08-22</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21T00:00:00" table:style-name="ce28">
            <text:p>2003-08-21</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10-06T00:00:00" table:style-name="ce28">
            <text:p>1992-10-06</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01T00:00:00" table:style-name="ce28">
            <text:p>1993-10-01</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23T00:00:00" table:style-name="ce28">
            <text:p>1994-09-23</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1T00:00:00" table:style-name="ce28">
            <text:p>1995-09-01</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8T00:00:00" table:style-name="ce28">
            <text:p>1997-09-08</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14T00:00:00" table:style-name="ce28">
            <text:p>1998-09-14</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5T00:00:00" table:style-name="ce28">
            <text:p>1999-10-05</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1T00:00:00" table:style-name="ce28">
            <text:p>2000-09-21</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10-01T00:00:00" table:style-name="ce28">
            <text:p>2001-10-01</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203:clones</text:p>
          </table:table-cell>
          <table:table-cell office:value-type="string" table:style-name="ce4">
            <text:p>INIAV:2PORTOS:52203: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05T00:00:00" table:style-name="ce28">
            <text:p>2003-09-05</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6T00:00:00" table:style-name="ce28">
            <text:p>1998-03-06</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3T00:00:00" table:style-name="ce28">
            <text:p>2000-03-13</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3T00:00:00" table:style-name="ce28">
            <text:p>2002-03-13</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4T00:00:00" table:style-name="ce28">
            <text:p>2003-03-14</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2T00:00:00" table:style-name="ce28">
            <text:p>2004-03-12</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1T00:00:00" table:style-name="ce28">
            <text:p>2005-04-01</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8T00:00:00" table:style-name="ce28">
            <text:p>1998-05-1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4T00:00:00" table:style-name="ce28">
            <text:p>1999-05-24</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6T00:00:00" table:style-name="ce28">
            <text:p>2000-05-26</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17T00:00:00" table:style-name="ce28">
            <text:p>2001-05-17</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17T00:00:00" table:style-name="ce28">
            <text:p>2002-05-17</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19T00:00:00" table:style-name="ce28">
            <text:p>2003-05-19</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0T00:00:00" table:style-name="ce28">
            <text:p>2004-05-20</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3T00:00:00" table:style-name="ce28">
            <text:p>2005-05-23</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0T00:00:00" table:style-name="ce28">
            <text:p>1995-07-20</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1T00:00:00" table:style-name="ce28">
            <text:p>1996-08-01</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6-28T00:00:00" table:style-name="ce28">
            <text:p>1997-06-2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7-27T00:00:00" table:style-name="ce28">
            <text:p>1998-07-27</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7-30T00:00:00" table:style-name="ce28">
            <text:p>1999-07-30</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01T00:00:00" table:style-name="ce28">
            <text:p>2000-08-01</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23T00:00:00" table:style-name="ce28">
            <text:p>2001-07-23</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7-27T00:00:00" table:style-name="ce28">
            <text:p>2002-07-27</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7-28T00:00:00" table:style-name="ce28">
            <text:p>2003-07-2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7-29T00:00:00" table:style-name="ce28">
            <text:p>2004-07-29</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7-31T00:00:00" table:style-name="ce28">
            <text:p>2005-07-31</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8T00:00:00" table:style-name="ce28">
            <text:p>1995-09-0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8T00:00:00" table:style-name="ce28">
            <text:p>1997-09-0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14T00:00:00" table:style-name="ce28">
            <text:p>1998-09-14</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8T00:00:00" table:style-name="ce28">
            <text:p>1999-09-2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8T00:00:00" table:style-name="ce28">
            <text:p>2000-09-28</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24T00:00:00" table:style-name="ce28">
            <text:p>2001-09-24</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2T00:00:00" table:style-name="ce28">
            <text:p>2003-09-12</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7T00:00:00" table:style-name="ce28">
            <text:p>2004-09-07</text:p>
          </table:table-cell>
          <table:table-cell table:style-name="ce4"/>
          <table:table-cell table:number-columns-repeated="16377"/>
        </table:table-row>
        <table:table-row table:style-name="ro4">
          <table:table-cell office:value-type="string" table:style-name="ce4">
            <text:p>INIAV:2PORTOS:52106:clones</text:p>
          </table:table-cell>
          <table:table-cell office:value-type="string" table:style-name="ce4">
            <text:p>INIAV:2PORTOS:52106: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5T00:00:00" table:style-name="ce28">
            <text:p>1998-03-05</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2T00:00:00" table:style-name="ce28">
            <text:p>1999-03-22</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0T00:00:00" table:style-name="ce28">
            <text:p>2000-03-10</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5T00:00:00" table:style-name="ce28">
            <text:p>2002-03-15</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2T00:00:00" table:style-name="ce28">
            <text:p>2003-03-12</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1T00:00:00" table:style-name="ce28">
            <text:p>2004-03-1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1T00:00:00" table:style-name="ce28">
            <text:p>2005-04-0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1T00:00:00" table:style-name="ce28">
            <text:p>1998-05-2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6T00:00:00" table:style-name="ce28">
            <text:p>1999-05-26</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6T00:00:00" table:style-name="ce28">
            <text:p>2000-05-26</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1T00:00:00" table:style-name="ce28">
            <text:p>2001-05-2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1T00:00:00" table:style-name="ce28">
            <text:p>2002-05-2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3T00:00:00" table:style-name="ce28">
            <text:p>2003-05-23</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1T00:00:00" table:style-name="ce28">
            <text:p>2004-05-2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0T00:00:00" table:style-name="ce28">
            <text:p>1995-07-20</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1T00:00:00" table:style-name="ce28">
            <text:p>1996-08-0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08T00:00:00" table:style-name="ce28">
            <text:p>1997-07-08</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7-31T00:00:00" table:style-name="ce28">
            <text:p>1998-07-3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2T00:00:00" table:style-name="ce28">
            <text:p>1999-08-02</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01T00:00:00" table:style-name="ce28">
            <text:p>2000-08-01</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23T00:00:00" table:style-name="ce28">
            <text:p>2001-07-23</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7-25T00:00:00" table:style-name="ce28">
            <text:p>2002-07-25</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7-28T00:00:00" table:style-name="ce28">
            <text:p>2003-07-28</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7-26T00:00:00" table:style-name="ce28">
            <text:p>2004-07-26</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7-23T00:00:00" table:style-name="ce28">
            <text:p>2005-07-23</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5T00:00:00" table:style-name="ce28">
            <text:p>1995-09-15</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15T00:00:00" table:style-name="ce28">
            <text:p>1997-09-15</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8T00:00:00" table:style-name="ce28">
            <text:p>1998-09-28</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8T00:00:00" table:style-name="ce28">
            <text:p>1999-09-28</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5T00:00:00" table:style-name="ce28">
            <text:p>2000-10-05</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24T00:00:00" table:style-name="ce28">
            <text:p>2001-09-24</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9T00:00:00" table:style-name="ce28">
            <text:p>2003-09-19</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7T00:00:00" table:style-name="ce28">
            <text:p>2004-09-07</text:p>
          </table:table-cell>
          <table:table-cell table:style-name="ce4"/>
          <table:table-cell table:number-columns-repeated="16377"/>
        </table:table-row>
        <table:table-row table:style-name="ro4">
          <table:table-cell office:value-type="string" table:style-name="ce4">
            <text:p>INIAV:2PORTOS:52905:clones</text:p>
          </table:table-cell>
          <table:table-cell office:value-type="string" table:style-name="ce4">
            <text:p>INIAV:2PORTOS:52905: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1T00:00:00" table:style-name="ce28">
            <text:p>2005-09-0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4T00:00:00" table:style-name="ce28">
            <text:p>1994-03-14</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9T00:00:00" table:style-name="ce28">
            <text:p>1998-03-09</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8T00:00:00" table:style-name="ce28">
            <text:p>2000-03-18</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9T00:00:00" table:style-name="ce28">
            <text:p>2001-03-09</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8T00:00:00" table:style-name="ce28">
            <text:p>2002-03-18</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9T00:00:00" table:style-name="ce28">
            <text:p>2003-03-19</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6T00:00:00" table:style-name="ce28">
            <text:p>2004-03-16</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7T00:00:00" table:style-name="ce28">
            <text:p>2005-04-07</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31T00:00:00" table:style-name="ce28">
            <text:p>2006-03-3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3T00:00:00" table:style-name="ce28">
            <text:p>1994-05-23</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6T00:00:00" table:style-name="ce28">
            <text:p>1999-05-26</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3T00:00:00" table:style-name="ce28">
            <text:p>2002-05-23</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4T00:00:00" table:style-name="ce28">
            <text:p>2003-05-24</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6T00:00:00" table:style-name="ce28">
            <text:p>2004-05-26</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30T00:00:00" table:style-name="ce28">
            <text:p>2005-05-30</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7T00:00:00" table:style-name="ce28">
            <text:p>2006-05-27</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01T00:00:00" table:style-name="ce28">
            <text:p>1994-08-0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7T00:00:00" table:style-name="ce28">
            <text:p>1995-07-27</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5T00:00:00" table:style-name="ce28">
            <text:p>1996-08-05</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2T00:00:00" table:style-name="ce28">
            <text:p>1997-07-12</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7-31T00:00:00" table:style-name="ce28">
            <text:p>1998-07-3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5T00:00:00" table:style-name="ce28">
            <text:p>1999-08-05</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5T00:00:00" table:style-name="ce28">
            <text:p>2000-08-15</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31T00:00:00" table:style-name="ce28">
            <text:p>2001-07-3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03T00:00:00" table:style-name="ce28">
            <text:p>2002-08-03</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4T00:00:00" table:style-name="ce28">
            <text:p>2003-08-04</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03T00:00:00" table:style-name="ce28">
            <text:p>2004-08-03</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4T00:00:00" table:style-name="ce28">
            <text:p>2005-08-04</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7-31T00:00:00" table:style-name="ce28">
            <text:p>2006-07-3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23T00:00:00" table:style-name="ce28">
            <text:p>1994-09-23</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5T00:00:00" table:style-name="ce28">
            <text:p>1995-09-15</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8T00:00:00" table:style-name="ce28">
            <text:p>1997-09-08</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07T00:00:00" table:style-name="ce28">
            <text:p>1998-09-07</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8T00:00:00" table:style-name="ce28">
            <text:p>1999-09-28</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5T00:00:00" table:style-name="ce28">
            <text:p>2000-10-05</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24T00:00:00" table:style-name="ce28">
            <text:p>2001-09-24</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05T00:00:00" table:style-name="ce28">
            <text:p>2003-09-05</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7T00:00:00" table:style-name="ce28">
            <text:p>2004-09-07</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1T00:00:00" table:style-name="ce28">
            <text:p>2005-09-01</text:p>
          </table:table-cell>
          <table:table-cell table:style-name="ce4"/>
          <table:table-cell table:number-columns-repeated="16377"/>
        </table:table-row>
        <table:table-row table:style-name="ro4">
          <table:table-cell office:value-type="string" table:style-name="ce4">
            <text:p>INIAV:2PORTOS:AR:clones</text:p>
          </table:table-cell>
          <table:table-cell office:value-type="string" table:style-name="ce4">
            <text:p>INIAV:2PORTOS:AR: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06T00:00:00" table:style-name="ce28">
            <text:p>2006-09-06</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2T00:00:00" table:style-name="ce28">
            <text:p>2002-03-12</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3T00:00:00" table:style-name="ce28">
            <text:p>2003-03-13</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3T00:00:00" table:style-name="ce28">
            <text:p>2004-03-13</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3T00:00:00" table:style-name="ce28">
            <text:p>2005-04-03</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7T00:00:00" table:style-name="ce28">
            <text:p>2006-03-27</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3T00:00:00" table:style-name="ce28">
            <text:p>2002-05-23</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3T00:00:00" table:style-name="ce28">
            <text:p>2003-05-23</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6T00:00:00" table:style-name="ce28">
            <text:p>2004-05-26</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6-01T00:00:00" table:style-name="ce28">
            <text:p>2005-06-01</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6T00:00:00" table:style-name="ce28">
            <text:p>2006-05-26</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1T00:00:00" table:style-name="ce28">
            <text:p>2001-08-01</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09T00:00:00" table:style-name="ce28">
            <text:p>2002-08-09</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4T00:00:00" table:style-name="ce28">
            <text:p>2003-08-04</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06T00:00:00" table:style-name="ce28">
            <text:p>2004-08-06</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4T00:00:00" table:style-name="ce28">
            <text:p>2005-08-04</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08T00:00:00" table:style-name="ce28">
            <text:p>2006-08-08</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10-15T00:00:00" table:style-name="ce28">
            <text:p>2001-10-15</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15T00:00:00" table:style-name="ce28">
            <text:p>2002-10-15</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10-03T00:00:00" table:style-name="ce28">
            <text:p>2003-10-03</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21T00:00:00" table:style-name="ce28">
            <text:p>2004-09-21</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22T00:00:00" table:style-name="ce28">
            <text:p>2005-09-22</text:p>
          </table:table-cell>
          <table:table-cell table:style-name="ce4"/>
          <table:table-cell table:number-columns-repeated="16377"/>
        </table:table-row>
        <table:table-row table:style-name="ro4">
          <table:table-cell office:value-type="string" table:style-name="ce4">
            <text:p>INIAV:2PORTOS:TT:clones</text:p>
          </table:table-cell>
          <table:table-cell office:value-type="string" table:style-name="ce4">
            <text:p>INIAV:2PORTOS:TT: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20T00:00:00" table:style-name="ce28">
            <text:p>2006-09-20</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2T00:00:00" table:style-name="ce28">
            <text:p>1998-03-0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19T00:00:00" table:style-name="ce28">
            <text:p>1999-03-19</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4T00:00:00" table:style-name="ce28">
            <text:p>2000-03-14</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3T00:00:00" table:style-name="ce28">
            <text:p>2002-03-13</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7T00:00:00" table:style-name="ce28">
            <text:p>2003-03-17</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3T00:00:00" table:style-name="ce28">
            <text:p>2004-03-13</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1T00:00:00" table:style-name="ce28">
            <text:p>2005-04-01</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6T00:00:00" table:style-name="ce28">
            <text:p>2006-03-26</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4T00:00:00" table:style-name="ce28">
            <text:p>1997-04-24</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8T00:00:00" table:style-name="ce28">
            <text:p>1998-05-18</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3T00:00:00" table:style-name="ce28">
            <text:p>1999-05-23</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9T00:00:00" table:style-name="ce28">
            <text:p>2000-05-29</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1T00:00:00" table:style-name="ce28">
            <text:p>2001-05-21</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0T00:00:00" table:style-name="ce28">
            <text:p>2002-05-20</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2T00:00:00" table:style-name="ce28">
            <text:p>2003-05-2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2T00:00:00" table:style-name="ce28">
            <text:p>2004-05-2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2T00:00:00" table:style-name="ce28">
            <text:p>2006-05-2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7T00:00:00" table:style-name="ce28">
            <text:p>1995-08-07</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2T00:00:00" table:style-name="ce28">
            <text:p>1996-08-1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4T00:00:00" table:style-name="ce28">
            <text:p>1998-08-04</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9T00:00:00" table:style-name="ce28">
            <text:p>1999-08-09</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4T00:00:00" table:style-name="ce28">
            <text:p>2000-08-14</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3T00:00:00" table:style-name="ce28">
            <text:p>2001-08-03</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2T00:00:00" table:style-name="ce28">
            <text:p>2002-08-1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7T00:00:00" table:style-name="ce28">
            <text:p>2003-08-07</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0T00:00:00" table:style-name="ce28">
            <text:p>2004-08-10</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8T00:00:00" table:style-name="ce28">
            <text:p>2005-08-08</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1T00:00:00" table:style-name="ce28">
            <text:p>2006-08-11</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2T00:00:00" table:style-name="ce28">
            <text:p>1995-09-2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15T00:00:00" table:style-name="ce28">
            <text:p>1997-09-15</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8T00:00:00" table:style-name="ce28">
            <text:p>1999-09-28</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5T00:00:00" table:style-name="ce28">
            <text:p>2000-10-05</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10-01T00:00:00" table:style-name="ce28">
            <text:p>2001-10-01</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1T00:00:00" table:style-name="ce28">
            <text:p>2002-10-01</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2T00:00:00" table:style-name="ce28">
            <text:p>2003-09-12</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7T00:00:00" table:style-name="ce28">
            <text:p>2004-09-07</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1T00:00:00" table:style-name="ce28">
            <text:p>2005-09-01</text:p>
          </table:table-cell>
          <table:table-cell table:style-name="ce4"/>
          <table:table-cell table:number-columns-repeated="16377"/>
        </table:table-row>
        <table:table-row table:style-name="ro4">
          <table:table-cell office:value-type="string" table:style-name="ce4">
            <text:p>INIAV:2PORTOS:53307:clones</text:p>
          </table:table-cell>
          <table:table-cell office:value-type="string" table:style-name="ce4">
            <text:p>INIAV:2PORTOS:53307: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3T00:00:00" table:style-name="ce28">
            <text:p>2006-09-13</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5T00:00:00" table:style-name="ce28">
            <text:p>1996-03-15</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5T00:00:00" table:style-name="ce28">
            <text:p>1998-03-05</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3T00:00:00" table:style-name="ce28">
            <text:p>1999-03-23</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2T00:00:00" table:style-name="ce28">
            <text:p>2000-03-12</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2T00:00:00" table:style-name="ce28">
            <text:p>2001-03-02</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1T00:00:00" table:style-name="ce28">
            <text:p>2002-03-11</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0T00:00:00" table:style-name="ce28">
            <text:p>2003-03-10</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09T00:00:00" table:style-name="ce28">
            <text:p>2004-03-09</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3-31T00:00:00" table:style-name="ce28">
            <text:p>2005-03-31</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3T00:00:00" table:style-name="ce28">
            <text:p>2006-03-23</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8T00:00:00" table:style-name="ce28">
            <text:p>1998-05-18</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5T00:00:00" table:style-name="ce28">
            <text:p>1999-05-25</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8T00:00:00" table:style-name="ce28">
            <text:p>2000-05-28</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17T00:00:00" table:style-name="ce28">
            <text:p>2001-05-17</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17T00:00:00" table:style-name="ce28">
            <text:p>2002-05-17</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19T00:00:00" table:style-name="ce28">
            <text:p>2003-05-19</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19T00:00:00" table:style-name="ce28">
            <text:p>2004-05-19</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0T00:00:00" table:style-name="ce28">
            <text:p>2006-05-20</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0T00:00:00" table:style-name="ce28">
            <text:p>1995-07-20</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1T00:00:00" table:style-name="ce28">
            <text:p>1996-08-01</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6-28T00:00:00" table:style-name="ce28">
            <text:p>1997-06-28</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7-28T00:00:00" table:style-name="ce28">
            <text:p>1998-07-28</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7-30T00:00:00" table:style-name="ce28">
            <text:p>1999-07-30</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7-30T00:00:00" table:style-name="ce28">
            <text:p>2000-07-30</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20T00:00:00" table:style-name="ce28">
            <text:p>2001-07-20</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7-24T00:00:00" table:style-name="ce28">
            <text:p>2002-07-24</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7-26T00:00:00" table:style-name="ce28">
            <text:p>2003-07-26</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7-26T00:00:00" table:style-name="ce28">
            <text:p>2004-07-26</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7-26T00:00:00" table:style-name="ce28">
            <text:p>2005-07-26</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7-24T00:00:00" table:style-name="ce28">
            <text:p>2006-07-24</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2T00:00:00" table:style-name="ce28">
            <text:p>1995-09-22</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15T00:00:00" table:style-name="ce28">
            <text:p>1997-09-15</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14T00:00:00" table:style-name="ce28">
            <text:p>1998-09-14</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8T00:00:00" table:style-name="ce28">
            <text:p>1999-09-28</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12T00:00:00" table:style-name="ce28">
            <text:p>2000-10-12</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10-08T00:00:00" table:style-name="ce28">
            <text:p>2001-10-08</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8T00:00:00" table:style-name="ce28">
            <text:p>2002-10-08</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9T00:00:00" table:style-name="ce28">
            <text:p>2003-09-19</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14T00:00:00" table:style-name="ce28">
            <text:p>2004-09-14</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15T00:00:00" table:style-name="ce28">
            <text:p>2005-09-15</text:p>
          </table:table-cell>
          <table:table-cell table:style-name="ce4"/>
          <table:table-cell table:number-columns-repeated="16377"/>
        </table:table-row>
        <table:table-row table:style-name="ro4">
          <table:table-cell office:value-type="string" table:style-name="ce4">
            <text:p>INIAV:2PORTOS:52205:clones</text:p>
          </table:table-cell>
          <table:table-cell office:value-type="string" table:style-name="ce4">
            <text:p>INIAV:2PORTOS:52205: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3T00:00:00" table:style-name="ce28">
            <text:p>2006-09-13</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19T00:00:00" table:style-name="ce28">
            <text:p>1990-03-19</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18T00:00:00" table:style-name="ce28">
            <text:p>1991-03-18</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19T00:00:00" table:style-name="ce28">
            <text:p>1992-03-19</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23T00:00:00" table:style-name="ce28">
            <text:p>1993-03-23</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2T00:00:00" table:style-name="ce28">
            <text:p>1994-03-12</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5T00:00:00" table:style-name="ce28">
            <text:p>1996-03-15</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5T00:00:00" table:style-name="ce28">
            <text:p>1998-03-05</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2T00:00:00" table:style-name="ce28">
            <text:p>1999-03-22</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1T00:00:00" table:style-name="ce28">
            <text:p>2000-03-11</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18T00:00:00" table:style-name="ce28">
            <text:p>1990-05-18</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27T00:00:00" table:style-name="ce28">
            <text:p>1991-05-27</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18T00:00:00" table:style-name="ce28">
            <text:p>1992-05-18</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04T00:00:00" table:style-name="ce28">
            <text:p>1993-06-04</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16T00:00:00" table:style-name="ce28">
            <text:p>1994-05-16</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8T00:00:00" table:style-name="ce28">
            <text:p>1998-05-18</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4T00:00:00" table:style-name="ce28">
            <text:p>1999-05-24</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9T00:00:00" table:style-name="ce28">
            <text:p>2000-05-29</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06T00:00:00" table:style-name="ce28">
            <text:p>1990-08-06</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12T00:00:00" table:style-name="ce28">
            <text:p>1991-08-12</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3T00:00:00" table:style-name="ce28">
            <text:p>1992-08-13</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3T00:00:00" table:style-name="ce28">
            <text:p>1993-08-23</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2T00:00:00" table:style-name="ce28">
            <text:p>1994-08-12</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7T00:00:00" table:style-name="ce28">
            <text:p>1995-07-27</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9T00:00:00" table:style-name="ce28">
            <text:p>1996-08-09</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5T00:00:00" table:style-name="ce28">
            <text:p>1997-07-15</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0T00:00:00" table:style-name="ce28">
            <text:p>1999-08-10</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4T00:00:00" table:style-name="ce28">
            <text:p>2000-08-14</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09-24T00:00:00" table:style-name="ce28">
            <text:p>1990-09-24</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09-23T00:00:00" table:style-name="ce28">
            <text:p>1991-09-23</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10-20T00:00:00" table:style-name="ce28">
            <text:p>1992-10-20</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08T00:00:00" table:style-name="ce28">
            <text:p>1993-10-08</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10-07T00:00:00" table:style-name="ce28">
            <text:p>1994-10-07</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5T00:00:00" table:style-name="ce28">
            <text:p>1995-09-15</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15T00:00:00" table:style-name="ce28">
            <text:p>1997-09-15</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5T00:00:00" table:style-name="ce28">
            <text:p>1999-10-05</text:p>
          </table:table-cell>
          <table:table-cell table:style-name="ce4"/>
          <table:table-cell table:number-columns-repeated="16377"/>
        </table:table-row>
        <table:table-row table:style-name="ro4">
          <table:table-cell office:value-type="string" table:style-name="ce4">
            <text:p>INIAV:2PORTOS:52206:clones</text:p>
          </table:table-cell>
          <table:table-cell office:value-type="string" table:style-name="ce4">
            <text:p>INIAV:2PORTOS:52206: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5T00:00:00" table:style-name="ce28">
            <text:p>2000-10-0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26T00:00:00" table:style-name="ce28">
            <text:p>1990-03-26</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21T00:00:00" table:style-name="ce28">
            <text:p>1991-03-21</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30T00:00:00" table:style-name="ce28">
            <text:p>1992-03-30</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30T00:00:00" table:style-name="ce28">
            <text:p>1993-03-30</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4T00:00:00" table:style-name="ce28">
            <text:p>1994-03-14</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6T00:00:00" table:style-name="ce28">
            <text:p>1995-03-16</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0T00:00:00" table:style-name="ce28">
            <text:p>1998-03-10</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30T00:00:00" table:style-name="ce28">
            <text:p>1999-03-30</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20T00:00:00" table:style-name="ce28">
            <text:p>2000-03-20</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25T00:00:00" table:style-name="ce28">
            <text:p>1990-05-2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27T00:00:00" table:style-name="ce28">
            <text:p>1991-05-27</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25T00:00:00" table:style-name="ce28">
            <text:p>1992-05-2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11T00:00:00" table:style-name="ce28">
            <text:p>1993-06-11</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3T00:00:00" table:style-name="ce28">
            <text:p>1994-05-23</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9T00:00:00" table:style-name="ce28">
            <text:p>2000-06-09</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06T00:00:00" table:style-name="ce28">
            <text:p>1990-08-06</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13T00:00:00" table:style-name="ce28">
            <text:p>1991-08-13</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3T00:00:00" table:style-name="ce28">
            <text:p>1992-08-13</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17T00:00:00" table:style-name="ce28">
            <text:p>1993-08-17</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04T00:00:00" table:style-name="ce28">
            <text:p>1994-08-04</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7T00:00:00" table:style-name="ce28">
            <text:p>1995-07-27</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5T00:00:00" table:style-name="ce28">
            <text:p>1996-08-0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4T00:00:00" table:style-name="ce28">
            <text:p>1997-07-14</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7T00:00:00" table:style-name="ce28">
            <text:p>1998-08-07</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9T00:00:00" table:style-name="ce28">
            <text:p>1999-08-09</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4T00:00:00" table:style-name="ce28">
            <text:p>2000-08-14</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09-24T00:00:00" table:style-name="ce28">
            <text:p>1990-09-24</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10-07T00:00:00" table:style-name="ce28">
            <text:p>1991-10-07</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09-29T00:00:00" table:style-name="ce28">
            <text:p>1992-09-29</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15T00:00:00" table:style-name="ce28">
            <text:p>1993-10-1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10-14T00:00:00" table:style-name="ce28">
            <text:p>1994-10-14</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5T00:00:00" table:style-name="ce28">
            <text:p>1995-09-1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15T00:00:00" table:style-name="ce28">
            <text:p>1997-09-15</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14T00:00:00" table:style-name="ce28">
            <text:p>1998-09-14</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12T00:00:00" table:style-name="ce28">
            <text:p>1999-10-12</text:p>
          </table:table-cell>
          <table:table-cell table:style-name="ce4"/>
          <table:table-cell table:number-columns-repeated="16377"/>
        </table:table-row>
        <table:table-row table:style-name="ro4">
          <table:table-cell office:value-type="string" table:style-name="ce4">
            <text:p>INIAV:2PORTOS:53006:clones</text:p>
          </table:table-cell>
          <table:table-cell office:value-type="string" table:style-name="ce4">
            <text:p>INIAV:2PORTOS:53006: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8T00:00:00" table:style-name="ce28">
            <text:p>2000-09-28</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23T00:00:00" table:style-name="ce28">
            <text:p>1995-03-23</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28T00:00:00" table:style-name="ce28">
            <text:p>1996-03-28</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3T00:00:00" table:style-name="ce28">
            <text:p>1997-03-13</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9T00:00:00" table:style-name="ce28">
            <text:p>1998-03-19</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30T00:00:00" table:style-name="ce28">
            <text:p>1999-03-30</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20T00:00:00" table:style-name="ce28">
            <text:p>2000-03-20</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12T00:00:00" table:style-name="ce28">
            <text:p>2001-03-12</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21T00:00:00" table:style-name="ce28">
            <text:p>2002-03-2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25T00:00:00" table:style-name="ce28">
            <text:p>2003-03-25</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23T00:00:00" table:style-name="ce28">
            <text:p>2004-03-23</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9T00:00:00" table:style-name="ce28">
            <text:p>2005-04-09</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31T00:00:00" table:style-name="ce28">
            <text:p>2006-03-3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8T00:00:00" table:style-name="ce28">
            <text:p>1995-05-18</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30T00:00:00" table:style-name="ce28">
            <text:p>1996-05-30</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5-02T00:00:00" table:style-name="ce28">
            <text:p>1997-05-02</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9T00:00:00" table:style-name="ce28">
            <text:p>1998-05-29</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6-02T00:00:00" table:style-name="ce28">
            <text:p>1999-06-02</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8T00:00:00" table:style-name="ce28">
            <text:p>2000-06-08</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6T00:00:00" table:style-name="ce28">
            <text:p>2001-05-26</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7T00:00:00" table:style-name="ce28">
            <text:p>2002-05-27</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9T00:00:00" table:style-name="ce28">
            <text:p>2003-05-29</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8T00:00:00" table:style-name="ce28">
            <text:p>2004-05-28</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6-01T00:00:00" table:style-name="ce28">
            <text:p>2005-06-0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9T00:00:00" table:style-name="ce28">
            <text:p>2006-05-29</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7T00:00:00" table:style-name="ce28">
            <text:p>1995-08-07</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2T00:00:00" table:style-name="ce28">
            <text:p>1996-08-12</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3T00:00:00" table:style-name="ce28">
            <text:p>1999-08-13</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6T00:00:00" table:style-name="ce28">
            <text:p>2000-08-16</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3T00:00:00" table:style-name="ce28">
            <text:p>2001-08-03</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0T00:00:00" table:style-name="ce28">
            <text:p>2002-08-10</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1T00:00:00" table:style-name="ce28">
            <text:p>2003-08-1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09T00:00:00" table:style-name="ce28">
            <text:p>2004-08-09</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8T00:00:00" table:style-name="ce28">
            <text:p>2005-08-08</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08T00:00:00" table:style-name="ce28">
            <text:p>2006-08-08</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2T00:00:00" table:style-name="ce28">
            <text:p>1995-09-22</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15T00:00:00" table:style-name="ce28">
            <text:p>1997-09-15</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5T00:00:00" table:style-name="ce28">
            <text:p>1999-10-05</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5T00:00:00" table:style-name="ce28">
            <text:p>2000-10-05</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10-01T00:00:00" table:style-name="ce28">
            <text:p>2001-10-0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1T00:00:00" table:style-name="ce28">
            <text:p>2002-10-0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2T00:00:00" table:style-name="ce28">
            <text:p>2003-09-12</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7T00:00:00" table:style-name="ce28">
            <text:p>2004-09-07</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1T00:00:00" table:style-name="ce28">
            <text:p>2005-09-01</text:p>
          </table:table-cell>
          <table:table-cell table:style-name="ce4"/>
          <table:table-cell table:number-columns-repeated="16377"/>
        </table:table-row>
        <table:table-row table:style-name="ro4">
          <table:table-cell office:value-type="string" table:style-name="ce4">
            <text:p>INIAV:2PORTOS:51902:clones</text:p>
          </table:table-cell>
          <table:table-cell office:value-type="string" table:style-name="ce4">
            <text:p>INIAV:2PORTOS:51902: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06T00:00:00" table:style-name="ce28">
            <text:p>2006-09-06</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22T00:00:00" table:style-name="ce28">
            <text:p>1990-05-22</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6-03T00:00:00" table:style-name="ce28">
            <text:p>1991-06-03</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28T00:00:00" table:style-name="ce28">
            <text:p>1992-05-28</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15T00:00:00" table:style-name="ce28">
            <text:p>1993-06-15</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6T00:00:00" table:style-name="ce28">
            <text:p>1994-05-26</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30T00:00:00" table:style-name="ce28">
            <text:p>1996-05-30</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8T00:00:00" table:style-name="ce28">
            <text:p>1998-05-28</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18T00:00:00" table:style-name="ce28">
            <text:p>1990-05-18</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27T00:00:00" table:style-name="ce28">
            <text:p>1991-05-27</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18T00:00:00" table:style-name="ce28">
            <text:p>1992-05-18</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04T00:00:00" table:style-name="ce28">
            <text:p>1993-06-04</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16T00:00:00" table:style-name="ce28">
            <text:p>1994-05-16</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5T00:00:00" table:style-name="ce28">
            <text:p>1998-05-15</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2T00:00:00" table:style-name="ce28">
            <text:p>1999-05-22</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8T00:00:00" table:style-name="ce28">
            <text:p>2000-05-28</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1T00:00:00" table:style-name="ce28">
            <text:p>1998-05-21</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5T00:00:00" table:style-name="ce28">
            <text:p>1999-05-25</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9T00:00:00" table:style-name="ce28">
            <text:p>2000-05-29</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1T00:00:00" table:style-name="ce28">
            <text:p>2001-05-21</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4T00:00:00" table:style-name="ce28">
            <text:p>2002-05-24</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0T00:00:00" table:style-name="ce28">
            <text:p>2003-05-20</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1T00:00:00" table:style-name="ce28">
            <text:p>2004-05-21</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2T00:00:00" table:style-name="ce28">
            <text:p>2006-05-22</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22T00:00:00" table:style-name="ce28">
            <text:p>1990-05-22</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30T00:00:00" table:style-name="ce28">
            <text:p>1991-05-30</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21T00:00:00" table:style-name="ce28">
            <text:p>1992-05-21</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11T00:00:00" table:style-name="ce28">
            <text:p>1993-06-11</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3T00:00:00" table:style-name="ce28">
            <text:p>1994-05-23</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1T00:00:00" table:style-name="ce28">
            <text:p>1998-05-21</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6T00:00:00" table:style-name="ce28">
            <text:p>1999-05-2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9T00:00:00" table:style-name="ce28">
            <text:p>2000-05-29</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2T00:00:00" table:style-name="ce28">
            <text:p>2002-05-22</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6T00:00:00" table:style-name="ce28">
            <text:p>2003-05-2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2T00:00:00" table:style-name="ce28">
            <text:p>2004-05-22</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7T00:00:00" table:style-name="ce28">
            <text:p>2005-05-27</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2T00:00:00" table:style-name="ce28">
            <text:p>2006-05-22</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30T00:00:00" table:style-name="ce28">
            <text:p>1996-05-30</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5-02T00:00:00" table:style-name="ce28">
            <text:p>1997-05-02</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1T00:00:00" table:style-name="ce28">
            <text:p>1998-05-21</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5T00:00:00" table:style-name="ce28">
            <text:p>1999-05-25</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8T00:00:00" table:style-name="ce28">
            <text:p>2000-06-08</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7T00:00:00" table:style-name="ce28">
            <text:p>2002-05-27</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3T00:00:00" table:style-name="ce28">
            <text:p>2003-05-23</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8T00:00:00" table:style-name="ce28">
            <text:p>2004-05-28</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6-03T00:00:00" table:style-name="ce28">
            <text:p>2005-06-03</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7T00:00:00" table:style-name="ce28">
            <text:p>2006-05-27</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18T00:00:00" table:style-name="ce28">
            <text:p>1990-05-18</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27T00:00:00" table:style-name="ce28">
            <text:p>1991-05-27</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21T00:00:00" table:style-name="ce28">
            <text:p>1992-05-21</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04T00:00:00" table:style-name="ce28">
            <text:p>1993-06-04</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16T00:00:00" table:style-name="ce28">
            <text:p>1994-05-16</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2T00:00:00" table:style-name="ce28">
            <text:p>1997-04-22</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6T00:00:00" table:style-name="ce28">
            <text:p>1998-05-16</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2T00:00:00" table:style-name="ce28">
            <text:p>1999-05-22</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6T00:00:00" table:style-name="ce28">
            <text:p>2000-05-2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9T00:00:00" table:style-name="ce28">
            <text:p>2000-05-29</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1T00:00:00" table:style-name="ce28">
            <text:p>2001-05-21</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0T00:00:00" table:style-name="ce28">
            <text:p>2002-05-20</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2T00:00:00" table:style-name="ce28">
            <text:p>2003-05-22</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2T00:00:00" table:style-name="ce28">
            <text:p>2004-05-22</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18T00:00:00" table:style-name="ce28">
            <text:p>1990-05-1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30T00:00:00" table:style-name="ce28">
            <text:p>1991-05-3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18T00:00:00" table:style-name="ce28">
            <text:p>1992-05-1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08T00:00:00" table:style-name="ce28">
            <text:p>1993-06-0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3T00:00:00" table:style-name="ce28">
            <text:p>1994-05-23</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18T00:00:00" table:style-name="ce28">
            <text:p>1998-05-1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6T00:00:00" table:style-name="ce28">
            <text:p>1999-05-26</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8T00:00:00" table:style-name="ce28">
            <text:p>2000-05-2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19T00:00:00" table:style-name="ce28">
            <text:p>2001-05-19</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0T00:00:00" table:style-name="ce28">
            <text:p>2002-05-2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2T00:00:00" table:style-name="ce28">
            <text:p>2003-05-22</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2T00:00:00" table:style-name="ce28">
            <text:p>2004-05-22</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3T00:00:00" table:style-name="ce28">
            <text:p>2006-05-23</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1T00:00:00" table:style-name="ce28">
            <text:p>2001-05-21</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1T00:00:00" table:style-name="ce28">
            <text:p>2002-05-21</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3T00:00:00" table:style-name="ce28">
            <text:p>2003-05-23</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2T00:00:00" table:style-name="ce28">
            <text:p>2004-05-22</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5T00:00:00" table:style-name="ce28">
            <text:p>2005-05-25</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6T00:00:00" table:style-name="ce28">
            <text:p>1999-05-26</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2T00:00:00" table:style-name="ce28">
            <text:p>2002-05-22</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3T00:00:00" table:style-name="ce28">
            <text:p>2003-05-23</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4T00:00:00" table:style-name="ce28">
            <text:p>2004-05-24</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7T00:00:00" table:style-name="ce28">
            <text:p>2005-05-27</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5T00:00:00" table:style-name="ce28">
            <text:p>2006-05-25</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1T00:00:00" table:style-name="ce28">
            <text:p>1998-05-21</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6T00:00:00" table:style-name="ce28">
            <text:p>1999-05-2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0T00:00:00" table:style-name="ce28">
            <text:p>2002-05-20</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6T00:00:00" table:style-name="ce28">
            <text:p>2003-05-2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5T00:00:00" table:style-name="ce28">
            <text:p>2004-05-25</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8T00:00:00" table:style-name="ce28">
            <text:p>2005-05-28</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7T00:00:00" table:style-name="ce28">
            <text:p>2006-05-2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7T00:00:00" table:style-name="ce28">
            <text:p>2002-05-2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6T00:00:00" table:style-name="ce28">
            <text:p>2003-05-2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8T00:00:00" table:style-name="ce28">
            <text:p>2004-05-28</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6-01T00:00:00" table:style-name="ce28">
            <text:p>2005-06-01</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9T00:00:00" table:style-name="ce28">
            <text:p>2006-05-29</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15T00:00:00" table:style-name="ce28">
            <text:p>1993-06-15</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6-01T00:00:00" table:style-name="ce28">
            <text:p>1994-06-01</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8T00:00:00" table:style-name="ce28">
            <text:p>1995-05-18</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6-03T00:00:00" table:style-name="ce28">
            <text:p>1996-06-03</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5-06T00:00:00" table:style-name="ce28">
            <text:p>1997-05-06</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6-01T00:00:00" table:style-name="ce28">
            <text:p>1998-06-01</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6-02T00:00:00" table:style-name="ce28">
            <text:p>1999-06-02</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9T00:00:00" table:style-name="ce28">
            <text:p>2000-06-09</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6-01T00:00:00" table:style-name="ce28">
            <text:p>2001-06-01</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30T00:00:00" table:style-name="ce28">
            <text:p>2002-05-30</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31T00:00:00" table:style-name="ce28">
            <text:p>2003-05-31</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4T00:00:00" table:style-name="ce28">
            <text:p>2002-05-24</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3T00:00:00" table:style-name="ce28">
            <text:p>2003-05-23</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5T00:00:00" table:style-name="ce28">
            <text:p>2004-05-25</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7T00:00:00" table:style-name="ce28">
            <text:p>2005-05-27</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0-05-22T00:00:00" table:style-name="ce28">
            <text:p>1990-05-22</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1-05-30T00:00:00" table:style-name="ce28">
            <text:p>1991-05-30</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2-05-21T00:00:00" table:style-name="ce28">
            <text:p>1992-05-21</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3-06-11T00:00:00" table:style-name="ce28">
            <text:p>1993-06-11</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4-05-23T00:00:00" table:style-name="ce28">
            <text:p>1994-05-23</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1T00:00:00" table:style-name="ce28">
            <text:p>1995-05-11</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15T00:00:00" table:style-name="ce28">
            <text:p>1995-05-15</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7T00:00:00" table:style-name="ce28">
            <text:p>1996-05-2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9T00:00:00" table:style-name="ce28">
            <text:p>1997-04-29</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5T00:00:00" table:style-name="ce28">
            <text:p>1998-05-25</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8T00:00:00" table:style-name="ce28">
            <text:p>1999-05-28</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6-02T00:00:00" table:style-name="ce28">
            <text:p>2000-06-02</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7T00:00:00" table:style-name="ce28">
            <text:p>2002-05-2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3T00:00:00" table:style-name="ce28">
            <text:p>2003-05-23</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8T00:00:00" table:style-name="ce28">
            <text:p>2004-05-28</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8T00:00:00" table:style-name="ce28">
            <text:p>2005-05-28</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6-05-25T00:00:00" table:style-name="ce28">
            <text:p>2006-05-25</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24T00:00:00" table:style-name="ce28">
            <text:p>2001-05-24</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23T00:00:00" table:style-name="ce28">
            <text:p>2002-05-23</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5T00:00:00" table:style-name="ce28">
            <text:p>2003-05-25</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21T00:00:00" table:style-name="ce28">
            <text:p>2004-05-21</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5-05-08T00:00:00" table:style-name="ce28">
            <text:p>1995-05-08</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6: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6-05-23T00:00:00" table:style-name="ce28">
            <text:p>1996-05-23</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7: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7-04-26T00:00:00" table:style-name="ce28">
            <text:p>1997-04-26</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8: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8-05-21T00:00:00" table:style-name="ce28">
            <text:p>1998-05-21</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9: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1999-05-26T00:00:00" table:style-name="ce28">
            <text:p>1999-05-26</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0: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0-05-29T00:00:00" table:style-name="ce28">
            <text:p>2000-05-29</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1: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1-05-19T00:00:00" table:style-name="ce28">
            <text:p>2001-05-19</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2: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2-05-19T00:00:00" table:style-name="ce28">
            <text:p>2002-05-19</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3: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3-05-20T00:00:00" table:style-name="ce28">
            <text:p>2003-05-20</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4: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4-05-18T00:00:00" table:style-name="ce28">
            <text:p>2004-05-18</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5:flw</text:p>
          </table:table-cell>
          <table:table-cell office:value-type="string" table:style-name="ce4">
            <text:p>PO:0007616</text:p>
          </table:table-cell>
          <table:table-cell office:value-type="string" table:style-name="ce4">
            <text:p>PO:0009046</text:p>
          </table:table-cell>
          <table:table-cell office:value-type="string" table:style-name="ce4">
            <text:p>flower</text:p>
          </table:table-cell>
          <table:table-cell office:value-type="date" office:date-value="2005-05-23T00:00:00" table:style-name="ce28">
            <text:p>2005-05-23</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22T00:00:00" table:style-name="ce28">
            <text:p>1990-03-22</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30T00:00:00" table:style-name="ce28">
            <text:p>1991-03-30</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4-02T00:00:00" table:style-name="ce28">
            <text:p>1992-04-02</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4-02T00:00:00" table:style-name="ce28">
            <text:p>1993-04-02</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8T00:00:00" table:style-name="ce28">
            <text:p>1994-03-18</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6T00:00:00" table:style-name="ce28">
            <text:p>1995-03-16</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28T00:00:00" table:style-name="ce28">
            <text:p>1996-03-28</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1T00:00:00" table:style-name="ce28">
            <text:p>1998-03-11</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31T00:00:00" table:style-name="ce28">
            <text:p>1999-03-31</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9T00:00:00" table:style-name="ce28">
            <text:p>2000-03-19</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12T00:00:00" table:style-name="ce28">
            <text:p>1990-03-12</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14T00:00:00" table:style-name="ce28">
            <text:p>1991-03-14</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16T00:00:00" table:style-name="ce28">
            <text:p>1992-03-16</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19T00:00:00" table:style-name="ce28">
            <text:p>1993-03-19</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07T00:00:00" table:style-name="ce28">
            <text:p>1994-03-07</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6T00:00:00" table:style-name="ce28">
            <text:p>1995-03-06</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07T00:00:00" table:style-name="ce28">
            <text:p>1996-03-07</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2-27T00:00:00" table:style-name="ce28">
            <text:p>1997-02-27</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2-25T00:00:00" table:style-name="ce28">
            <text:p>1998-02-25</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16T00:00:00" table:style-name="ce28">
            <text:p>1999-03-16</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07T00:00:00" table:style-name="ce28">
            <text:p>2000-03-07</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6T00:00:00" table:style-name="ce28">
            <text:p>1995-03-06</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1T00:00:00" table:style-name="ce28">
            <text:p>1996-03-11</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3T00:00:00" table:style-name="ce28">
            <text:p>1997-03-03</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2T00:00:00" table:style-name="ce28">
            <text:p>1998-03-0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19T00:00:00" table:style-name="ce28">
            <text:p>1999-03-19</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0T00:00:00" table:style-name="ce28">
            <text:p>2000-03-10</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2T00:00:00" table:style-name="ce28">
            <text:p>2001-03-0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04T00:00:00" table:style-name="ce28">
            <text:p>2002-03-04</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0T00:00:00" table:style-name="ce28">
            <text:p>2003-03-10</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09T00:00:00" table:style-name="ce28">
            <text:p>2004-03-09</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3-28T00:00:00" table:style-name="ce28">
            <text:p>2005-03-28</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4T00:00:00" table:style-name="ce28">
            <text:p>2006-03-24</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19T00:00:00" table:style-name="ce28">
            <text:p>1990-03-19</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23T00:00:00" table:style-name="ce28">
            <text:p>1991-03-23</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23T00:00:00" table:style-name="ce28">
            <text:p>1992-03-23</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26T00:00:00" table:style-name="ce28">
            <text:p>1993-03-26</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4T00:00:00" table:style-name="ce28">
            <text:p>1994-03-14</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6T00:00:00" table:style-name="ce28">
            <text:p>1998-03-06</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3T00:00:00" table:style-name="ce28">
            <text:p>1999-03-23</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4T00:00:00" table:style-name="ce28">
            <text:p>2000-03-14</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6T00:00:00" table:style-name="ce28">
            <text:p>1995-03-1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6T00:00:00" table:style-name="ce28">
            <text:p>1998-03-0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2T00:00:00" table:style-name="ce28">
            <text:p>1999-03-22</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4T00:00:00" table:style-name="ce28">
            <text:p>2000-03-14</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9T00:00:00" table:style-name="ce28">
            <text:p>2001-03-09</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6T00:00:00" table:style-name="ce28">
            <text:p>2002-03-1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7T00:00:00" table:style-name="ce28">
            <text:p>2003-03-17</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5T00:00:00" table:style-name="ce28">
            <text:p>2004-03-15</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3T00:00:00" table:style-name="ce28">
            <text:p>2005-04-03</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6T00:00:00" table:style-name="ce28">
            <text:p>2006-03-26</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6T00:00:00" table:style-name="ce28">
            <text:p>1998-03-06</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9T00:00:00" table:style-name="ce28">
            <text:p>2000-03-19</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9T00:00:00" table:style-name="ce28">
            <text:p>2001-03-09</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6T00:00:00" table:style-name="ce28">
            <text:p>2002-03-16</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3T00:00:00" table:style-name="ce28">
            <text:p>2003-03-13</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4T00:00:00" table:style-name="ce28">
            <text:p>2004-03-14</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9T00:00:00" table:style-name="ce28">
            <text:p>2005-04-09</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7T00:00:00" table:style-name="ce28">
            <text:p>2006-03-27</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12T00:00:00" table:style-name="ce28">
            <text:p>1990-03-12</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18T00:00:00" table:style-name="ce28">
            <text:p>1991-03-18</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26T00:00:00" table:style-name="ce28">
            <text:p>1992-03-26</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23T00:00:00" table:style-name="ce28">
            <text:p>1993-03-23</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0T00:00:00" table:style-name="ce28">
            <text:p>1994-03-10</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1T00:00:00" table:style-name="ce28">
            <text:p>1996-03-11</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3T00:00:00" table:style-name="ce28">
            <text:p>1997-03-03</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5T00:00:00" table:style-name="ce28">
            <text:p>1998-03-05</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19T00:00:00" table:style-name="ce28">
            <text:p>1999-03-19</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0T00:00:00" table:style-name="ce28">
            <text:p>2000-03-10</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6T00:00:00" table:style-name="ce28">
            <text:p>1995-03-1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25T00:00:00" table:style-name="ce28">
            <text:p>1996-03-25</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6T00:00:00" table:style-name="ce28">
            <text:p>1998-03-1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4T00:00:00" table:style-name="ce28">
            <text:p>2000-03-14</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9T00:00:00" table:style-name="ce28">
            <text:p>2001-03-09</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6T00:00:00" table:style-name="ce28">
            <text:p>2002-03-1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9T00:00:00" table:style-name="ce28">
            <text:p>2003-03-19</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7T00:00:00" table:style-name="ce28">
            <text:p>2004-03-1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1T00:00:00" table:style-name="ce28">
            <text:p>2005-04-0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12T00:00:00" table:style-name="ce28">
            <text:p>1990-03-12</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21T00:00:00" table:style-name="ce28">
            <text:p>1991-03-2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19T00:00:00" table:style-name="ce28">
            <text:p>1992-03-19</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23T00:00:00" table:style-name="ce28">
            <text:p>1993-03-23</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0T00:00:00" table:style-name="ce28">
            <text:p>1994-03-1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5T00:00:00" table:style-name="ce28">
            <text:p>1996-03-15</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6T00:00:00" table:style-name="ce28">
            <text:p>1998-03-06</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2T00:00:00" table:style-name="ce28">
            <text:p>1999-03-22</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0T00:00:00" table:style-name="ce28">
            <text:p>2000-03-1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2T00:00:00" table:style-name="ce28">
            <text:p>2001-03-02</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1T00:00:00" table:style-name="ce28">
            <text:p>2002-03-1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4T00:00:00" table:style-name="ce28">
            <text:p>2003-03-14</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1T00:00:00" table:style-name="ce28">
            <text:p>2004-03-1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1T00:00:00" table:style-name="ce28">
            <text:p>2005-04-0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6T00:00:00" table:style-name="ce28">
            <text:p>2006-03-26</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1T00:00:00" table:style-name="ce28">
            <text:p>1998-03-11</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5T00:00:00" table:style-name="ce28">
            <text:p>1999-03-25</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4T00:00:00" table:style-name="ce28">
            <text:p>2000-03-14</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2T00:00:00" table:style-name="ce28">
            <text:p>2001-03-02</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5T00:00:00" table:style-name="ce28">
            <text:p>2002-03-15</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3T00:00:00" table:style-name="ce28">
            <text:p>2003-03-13</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09T00:00:00" table:style-name="ce28">
            <text:p>2004-03-09</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3-30T00:00:00" table:style-name="ce28">
            <text:p>2005-03-30</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6T00:00:00" table:style-name="ce28">
            <text:p>2000-03-16</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9T00:00:00" table:style-name="ce28">
            <text:p>2001-03-09</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8T00:00:00" table:style-name="ce28">
            <text:p>2002-03-18</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6T00:00:00" table:style-name="ce28">
            <text:p>2003-03-16</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7T00:00:00" table:style-name="ce28">
            <text:p>2004-03-17</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2T00:00:00" table:style-name="ce28">
            <text:p>2005-04-02</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6T00:00:00" table:style-name="ce28">
            <text:p>2006-03-2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09T00:00:00" table:style-name="ce28">
            <text:p>1995-03-09</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5T00:00:00" table:style-name="ce28">
            <text:p>1996-03-15</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5T00:00:00" table:style-name="ce28">
            <text:p>1998-03-05</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1T00:00:00" table:style-name="ce28">
            <text:p>1999-03-21</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2T00:00:00" table:style-name="ce28">
            <text:p>2000-03-12</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1T00:00:00" table:style-name="ce28">
            <text:p>2002-03-11</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3T00:00:00" table:style-name="ce28">
            <text:p>2003-03-13</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4T00:00:00" table:style-name="ce28">
            <text:p>2004-03-14</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3T00:00:00" table:style-name="ce28">
            <text:p>2005-04-03</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7T00:00:00" table:style-name="ce28">
            <text:p>2006-03-2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0T00:00:00" table:style-name="ce28">
            <text:p>1998-03-10</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5T00:00:00" table:style-name="ce28">
            <text:p>2000-03-15</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1T00:00:00" table:style-name="ce28">
            <text:p>2002-03-11</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8T00:00:00" table:style-name="ce28">
            <text:p>2003-03-18</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7T00:00:00" table:style-name="ce28">
            <text:p>2004-03-1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3T00:00:00" table:style-name="ce28">
            <text:p>2005-04-03</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30T00:00:00" table:style-name="ce28">
            <text:p>2006-03-30</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4-06T00:00:00" table:style-name="ce28">
            <text:p>1993-04-06</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21T00:00:00" table:style-name="ce28">
            <text:p>1994-03-21</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23T00:00:00" table:style-name="ce28">
            <text:p>1995-03-23</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4-02T00:00:00" table:style-name="ce28">
            <text:p>1996-04-02</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7T00:00:00" table:style-name="ce28">
            <text:p>1997-03-17</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20T00:00:00" table:style-name="ce28">
            <text:p>1998-03-20</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31T00:00:00" table:style-name="ce28">
            <text:p>1999-03-31</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20T00:00:00" table:style-name="ce28">
            <text:p>2000-03-20</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15T00:00:00" table:style-name="ce28">
            <text:p>2001-03-15</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26T00:00:00" table:style-name="ce28">
            <text:p>2002-03-26</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28T00:00:00" table:style-name="ce28">
            <text:p>2003-03-28</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6T00:00:00" table:style-name="ce28">
            <text:p>1998-03-06</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2T00:00:00" table:style-name="ce28">
            <text:p>1999-03-22</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1T00:00:00" table:style-name="ce28">
            <text:p>2000-03-11</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2T00:00:00" table:style-name="ce28">
            <text:p>2001-03-02</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2T00:00:00" table:style-name="ce28">
            <text:p>2002-03-12</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2T00:00:00" table:style-name="ce28">
            <text:p>2003-03-12</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2T00:00:00" table:style-name="ce28">
            <text:p>2004-03-12</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3-31T00:00:00" table:style-name="ce28">
            <text:p>2005-03-31</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0-03-19T00:00:00" table:style-name="ce28">
            <text:p>1990-03-19</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1-03-25T00:00:00" table:style-name="ce28">
            <text:p>1991-03-25</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2-03-23T00:00:00" table:style-name="ce28">
            <text:p>1992-03-23</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3-03-26T00:00:00" table:style-name="ce28">
            <text:p>1993-03-26</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4-03-14T00:00:00" table:style-name="ce28">
            <text:p>1994-03-14</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06T00:00:00" table:style-name="ce28">
            <text:p>1997-03-06</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9T00:00:00" table:style-name="ce28">
            <text:p>1998-03-09</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4T00:00:00" table:style-name="ce28">
            <text:p>2000-03-14</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21T00:00:00" table:style-name="ce28">
            <text:p>1996-03-21</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10T00:00:00" table:style-name="ce28">
            <text:p>1998-03-10</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6T00:00:00" table:style-name="ce28">
            <text:p>2000-03-16</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6T00:00:00" table:style-name="ce28">
            <text:p>2001-03-06</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8T00:00:00" table:style-name="ce28">
            <text:p>2002-03-18</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7T00:00:00" table:style-name="ce28">
            <text:p>2003-03-1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6T00:00:00" table:style-name="ce28">
            <text:p>2004-03-16</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7T00:00:00" table:style-name="ce28">
            <text:p>2005-04-0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6-03-27T00:00:00" table:style-name="ce28">
            <text:p>2006-03-27</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9T00:00:00" table:style-name="ce28">
            <text:p>2001-03-09</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8T00:00:00" table:style-name="ce28">
            <text:p>2002-03-18</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8T00:00:00" table:style-name="ce28">
            <text:p>2003-03-18</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7T00:00:00" table:style-name="ce28">
            <text:p>2004-03-17</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5-03-13T00:00:00" table:style-name="ce28">
            <text:p>1995-03-13</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6: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6-03-18T00:00:00" table:style-name="ce28">
            <text:p>1996-03-18</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7: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7-03-10T00:00:00" table:style-name="ce28">
            <text:p>1997-03-10</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8: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8-03-09T00:00:00" table:style-name="ce28">
            <text:p>1998-03-09</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9: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1999-03-26T00:00:00" table:style-name="ce28">
            <text:p>1999-03-26</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0: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0-03-15T00:00:00" table:style-name="ce28">
            <text:p>2000-03-15</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1: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1-03-09T00:00:00" table:style-name="ce28">
            <text:p>2001-03-09</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2: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2-03-17T00:00:00" table:style-name="ce28">
            <text:p>2002-03-17</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3: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3-03-13T00:00:00" table:style-name="ce28">
            <text:p>2003-03-13</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4: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4-03-17T00:00:00" table:style-name="ce28">
            <text:p>2004-03-17</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5:bud</text:p>
          </table:table-cell>
          <table:table-cell office:value-type="string" table:style-name="ce4">
            <text:p>PO:0025532</text:p>
          </table:table-cell>
          <table:table-cell office:value-type="string" table:style-name="ce4">
            <text:p>PO:0000055</text:p>
          </table:table-cell>
          <table:table-cell office:value-type="string" table:style-name="ce4">
            <text:p>bud burst stage</text:p>
          </table:table-cell>
          <table:table-cell office:value-type="date" office:date-value="2005-04-02T00:00:00" table:style-name="ce28">
            <text:p>2005-04-02</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10-08T00:00:00" table:style-name="ce28">
            <text:p>1990-10-08</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10-07T00:00:00" table:style-name="ce28">
            <text:p>1991-10-07</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10-12T00:00:00" table:style-name="ce28">
            <text:p>1992-10-12</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07T00:00:00" table:style-name="ce28">
            <text:p>1993-10-07</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24T00:00:00" table:style-name="ce28">
            <text:p>1994-09-24</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1T00:00:00" table:style-name="ce28">
            <text:p>1995-09-21</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9T00:00:00" table:style-name="ce28">
            <text:p>1997-09-09</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05T00:00:00" table:style-name="ce28">
            <text:p>1998-10-05</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13T00:00:00" table:style-name="ce28">
            <text:p>1999-10-13</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4T00:00:00" table:style-name="ce28">
            <text:p>2000-10-04</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09-24T00:00:00" table:style-name="ce28">
            <text:p>1990-09-24</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09-30T00:00:00" table:style-name="ce28">
            <text:p>1991-09-30</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09-28T00:00:00" table:style-name="ce28">
            <text:p>1992-09-28</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09-30T00:00:00" table:style-name="ce28">
            <text:p>1993-09-30</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10T00:00:00" table:style-name="ce28">
            <text:p>1994-09-10</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7T00:00:00" table:style-name="ce28">
            <text:p>1995-09-07</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2T00:00:00" table:style-name="ce28">
            <text:p>1997-09-02</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9T00:00:00" table:style-name="ce28">
            <text:p>1999-09-29</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0T00:00:00" table:style-name="ce28">
            <text:p>2000-09-20</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7T00:00:00" table:style-name="ce28">
            <text:p>1995-09-07</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2T00:00:00" table:style-name="ce28">
            <text:p>1997-09-0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14T00:00:00" table:style-name="ce28">
            <text:p>1998-09-14</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9T00:00:00" table:style-name="ce28">
            <text:p>1999-09-29</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0T00:00:00" table:style-name="ce28">
            <text:p>2000-09-20</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1T00:00:00" table:style-name="ce28">
            <text:p>2001-09-11</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17T00:00:00" table:style-name="ce28">
            <text:p>2002-09-17</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0T00:00:00" table:style-name="ce28">
            <text:p>2003-09-10</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2T00:00:00" table:style-name="ce28">
            <text:p>2004-09-0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15T00:00:00" table:style-name="ce28">
            <text:p>2005-09-15</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2T00:00:00" table:style-name="ce28">
            <text:p>2006-09-12</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10-01T00:00:00" table:style-name="ce28">
            <text:p>1990-10-01</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09-30T00:00:00" table:style-name="ce28">
            <text:p>1991-09-30</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09-28T00:00:00" table:style-name="ce28">
            <text:p>1992-09-28</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07T00:00:00" table:style-name="ce28">
            <text:p>1993-10-07</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03T00:00:00" table:style-name="ce28">
            <text:p>1994-09-03</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4T00:00:00" table:style-name="ce28">
            <text:p>1995-09-14</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8-19T00:00:00" table:style-name="ce28">
            <text:p>1997-08-19</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13T00:00:00" table:style-name="ce28">
            <text:p>2000-09-13</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4T00:00:00" table:style-name="ce28">
            <text:p>1995-09-14</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2T00:00:00" table:style-name="ce28">
            <text:p>1997-09-02</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8T00:00:00" table:style-name="ce28">
            <text:p>1998-09-28</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9T00:00:00" table:style-name="ce28">
            <text:p>1999-09-29</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7T00:00:00" table:style-name="ce28">
            <text:p>2000-09-27</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8T00:00:00" table:style-name="ce28">
            <text:p>2001-09-18</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0T00:00:00" table:style-name="ce28">
            <text:p>2003-09-10</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9T00:00:00" table:style-name="ce28">
            <text:p>2004-09-09</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2T00:00:00" table:style-name="ce28">
            <text:p>2006-09-12</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4T00:00:00" table:style-name="ce28">
            <text:p>1995-09-14</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9T00:00:00" table:style-name="ce28">
            <text:p>1997-09-09</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05T00:00:00" table:style-name="ce28">
            <text:p>1998-10-05</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4T00:00:00" table:style-name="ce28">
            <text:p>2000-10-04</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8T00:00:00" table:style-name="ce28">
            <text:p>2001-09-18</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7T00:00:00" table:style-name="ce28">
            <text:p>2003-09-17</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16T00:00:00" table:style-name="ce28">
            <text:p>2004-09-16</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22T00:00:00" table:style-name="ce28">
            <text:p>2005-09-22</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26T00:00:00" table:style-name="ce28">
            <text:p>2006-09-26</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10-01T00:00:00" table:style-name="ce28">
            <text:p>1990-10-01</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10-07T00:00:00" table:style-name="ce28">
            <text:p>1991-10-07</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10-05T00:00:00" table:style-name="ce28">
            <text:p>1992-10-05</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09-30T00:00:00" table:style-name="ce28">
            <text:p>1993-09-30</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10T00:00:00" table:style-name="ce28">
            <text:p>1994-09-10</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4T00:00:00" table:style-name="ce28">
            <text:p>1995-09-14</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9T00:00:00" table:style-name="ce28">
            <text:p>1997-09-09</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05T00:00:00" table:style-name="ce28">
            <text:p>1998-10-05</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7T00:00:00" table:style-name="ce28">
            <text:p>2000-09-2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4T00:00:00" table:style-name="ce28">
            <text:p>1995-09-14</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8-26T00:00:00" table:style-name="ce28">
            <text:p>1997-08-2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9T00:00:00" table:style-name="ce28">
            <text:p>1999-09-29</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7T00:00:00" table:style-name="ce28">
            <text:p>2000-09-2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25T00:00:00" table:style-name="ce28">
            <text:p>2001-09-25</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7T00:00:00" table:style-name="ce28">
            <text:p>2003-09-1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9T00:00:00" table:style-name="ce28">
            <text:p>2004-09-09</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09-24T00:00:00" table:style-name="ce28">
            <text:p>1990-09-24</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09-23T00:00:00" table:style-name="ce28">
            <text:p>1991-09-23</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09-28T00:00:00" table:style-name="ce28">
            <text:p>1992-09-2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09-30T00:00:00" table:style-name="ce28">
            <text:p>1993-09-3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10T00:00:00" table:style-name="ce28">
            <text:p>1994-09-1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7T00:00:00" table:style-name="ce28">
            <text:p>1995-09-07</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2T00:00:00" table:style-name="ce28">
            <text:p>1997-09-02</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9T00:00:00" table:style-name="ce28">
            <text:p>1999-09-29</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0T00:00:00" table:style-name="ce28">
            <text:p>2000-09-2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8T00:00:00" table:style-name="ce28">
            <text:p>2001-09-1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0T00:00:00" table:style-name="ce28">
            <text:p>2003-09-10</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9T00:00:00" table:style-name="ce28">
            <text:p>2004-09-09</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2T00:00:00" table:style-name="ce28">
            <text:p>2006-09-12</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8-31T00:00:00" table:style-name="ce28">
            <text:p>1995-08-31</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8-26T00:00:00" table:style-name="ce28">
            <text:p>1997-08-26</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1T00:00:00" table:style-name="ce28">
            <text:p>1998-09-21</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2T00:00:00" table:style-name="ce28">
            <text:p>1999-09-22</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0T00:00:00" table:style-name="ce28">
            <text:p>2000-09-20</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8T00:00:00" table:style-name="ce28">
            <text:p>2001-09-18</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03T00:00:00" table:style-name="ce28">
            <text:p>2003-09-03</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2T00:00:00" table:style-name="ce28">
            <text:p>2004-09-02</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4T00:00:00" table:style-name="ce28">
            <text:p>2000-10-04</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8T00:00:00" table:style-name="ce28">
            <text:p>2001-09-18</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1T00:00:00" table:style-name="ce28">
            <text:p>2002-10-01</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7T00:00:00" table:style-name="ce28">
            <text:p>2003-09-17</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16T00:00:00" table:style-name="ce28">
            <text:p>2004-09-16</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15T00:00:00" table:style-name="ce28">
            <text:p>2005-09-15</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9T00:00:00" table:style-name="ce28">
            <text:p>2006-09-19</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1T00:00:00" table:style-name="ce28">
            <text:p>1995-09-21</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16T00:00:00" table:style-name="ce28">
            <text:p>1997-09-1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12T00:00:00" table:style-name="ce28">
            <text:p>1998-10-12</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4T00:00:00" table:style-name="ce28">
            <text:p>2000-10-04</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25T00:00:00" table:style-name="ce28">
            <text:p>2001-09-25</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8T00:00:00" table:style-name="ce28">
            <text:p>2002-10-08</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24T00:00:00" table:style-name="ce28">
            <text:p>2003-09-24</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16T00:00:00" table:style-name="ce28">
            <text:p>2004-09-1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29T00:00:00" table:style-name="ce28">
            <text:p>2005-09-29</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10-03T00:00:00" table:style-name="ce28">
            <text:p>2006-10-03</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07T00:00:00" table:style-name="ce28">
            <text:p>1995-09-0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9T00:00:00" table:style-name="ce28">
            <text:p>1997-09-09</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8T00:00:00" table:style-name="ce28">
            <text:p>1998-09-28</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0T00:00:00" table:style-name="ce28">
            <text:p>2000-09-20</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1T00:00:00" table:style-name="ce28">
            <text:p>2001-09-11</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7T00:00:00" table:style-name="ce28">
            <text:p>2003-09-1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9T00:00:00" table:style-name="ce28">
            <text:p>2004-09-09</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08T00:00:00" table:style-name="ce28">
            <text:p>2005-09-08</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12T00:00:00" table:style-name="ce28">
            <text:p>2006-09-12</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14T00:00:00" table:style-name="ce28">
            <text:p>1993-10-14</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10T00:00:00" table:style-name="ce28">
            <text:p>1994-09-10</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1T00:00:00" table:style-name="ce28">
            <text:p>1995-09-21</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9T00:00:00" table:style-name="ce28">
            <text:p>1997-09-09</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05T00:00:00" table:style-name="ce28">
            <text:p>1998-10-05</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27T00:00:00" table:style-name="ce28">
            <text:p>2000-09-27</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8T00:00:00" table:style-name="ce28">
            <text:p>2001-09-18</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1T00:00:00" table:style-name="ce28">
            <text:p>2002-10-01</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24T00:00:00" table:style-name="ce28">
            <text:p>2003-09-24</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21T00:00:00" table:style-name="ce28">
            <text:p>1995-09-21</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9T00:00:00" table:style-name="ce28">
            <text:p>1997-09-09</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28T00:00:00" table:style-name="ce28">
            <text:p>1998-09-28</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4T00:00:00" table:style-name="ce28">
            <text:p>2000-10-04</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1T00:00:00" table:style-name="ce28">
            <text:p>2001-09-11</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24T00:00:00" table:style-name="ce28">
            <text:p>2002-09-24</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0T00:00:00" table:style-name="ce28">
            <text:p>2003-09-10</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09T00:00:00" table:style-name="ce28">
            <text:p>2004-09-09</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15T00:00:00" table:style-name="ce28">
            <text:p>2005-09-15</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0-09-24T00:00:00" table:style-name="ce28">
            <text:p>1990-09-24</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1-09-30T00:00:00" table:style-name="ce28">
            <text:p>1991-09-30</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2-10-19T00:00:00" table:style-name="ce28">
            <text:p>1992-10-19</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3-10-07T00:00:00" table:style-name="ce28">
            <text:p>1993-10-07</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4-09-17T00:00:00" table:style-name="ce28">
            <text:p>1994-09-17</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4T00:00:00" table:style-name="ce28">
            <text:p>1995-09-14</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2T00:00:00" table:style-name="ce28">
            <text:p>1997-09-02</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05T00:00:00" table:style-name="ce28">
            <text:p>1998-10-05</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06T00:00:00" table:style-name="ce28">
            <text:p>1999-10-06</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4T00:00:00" table:style-name="ce28">
            <text:p>2000-10-04</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9-14T00:00:00" table:style-name="ce28">
            <text:p>1995-09-14</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9-09T00:00:00" table:style-name="ce28">
            <text:p>1997-09-09</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10-05T00:00:00" table:style-name="ce28">
            <text:p>1998-10-05</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10-20T00:00:00" table:style-name="ce28">
            <text:p>1999-10-20</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10-04T00:00:00" table:style-name="ce28">
            <text:p>2000-10-04</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1T00:00:00" table:style-name="ce28">
            <text:p>2001-09-11</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10-01T00:00:00" table:style-name="ce28">
            <text:p>2002-10-01</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17T00:00:00" table:style-name="ce28">
            <text:p>2003-09-1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9-23T00:00:00" table:style-name="ce28">
            <text:p>2004-09-23</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9-29T00:00:00" table:style-name="ce28">
            <text:p>2005-09-29</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6-09-26T00:00:00" table:style-name="ce28">
            <text:p>2006-09-26</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04T00:00:00" table:style-name="ce28">
            <text:p>2001-09-04</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10T00:00:00" table:style-name="ce28">
            <text:p>2002-09-10</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03T00:00:00" table:style-name="ce28">
            <text:p>2003-09-03</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8-26T00:00:00" table:style-name="ce28">
            <text:p>2004-08-26</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5-08-31T00:00:00" table:style-name="ce28">
            <text:p>1995-08-31</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6: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7: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7-08-26T00:00:00" table:style-name="ce28">
            <text:p>1997-08-26</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8: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8-09-14T00:00:00" table:style-name="ce28">
            <text:p>1998-09-14</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9: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1999-09-22T00:00:00" table:style-name="ce28">
            <text:p>1999-09-22</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0: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0-09-13T00:00:00" table:style-name="ce28">
            <text:p>2000-09-13</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1: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1-09-11T00:00:00" table:style-name="ce28">
            <text:p>2001-09-11</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2: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2-09-10T00:00:00" table:style-name="ce28">
            <text:p>2002-09-10</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3: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3-09-03T00:00:00" table:style-name="ce28">
            <text:p>2003-09-03</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4: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4-08-26T00:00:00" table:style-name="ce28">
            <text:p>2004-08-26</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5:mat</text:p>
          </table:table-cell>
          <table:table-cell office:value-type="string" table:style-name="ce4">
            <text:p>PO:0025502</text:p>
          </table:table-cell>
          <table:table-cell office:value-type="string" table:style-name="ce4">
            <text:p>PO:0030108</text:p>
          </table:table-cell>
          <table:table-cell office:value-type="string" table:style-name="ce4">
            <text:p>fruit ripening stage</text:p>
          </table:table-cell>
          <table:table-cell office:value-type="date" office:date-value="2005-08-18T00:00:00" table:style-name="ce28">
            <text:p>2005-08-18</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17T00:00:00" table:style-name="ce28">
            <text:p>1990-08-17</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23T00:00:00" table:style-name="ce28">
            <text:p>1991-08-23</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31T00:00:00" table:style-name="ce28">
            <text:p>1992-08-31</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6T00:00:00" table:style-name="ce28">
            <text:p>1993-08-26</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2T00:00:00" table:style-name="ce28">
            <text:p>1994-08-12</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11T00:00:00" table:style-name="ce28">
            <text:p>1995-08-11</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3T00:00:00" table:style-name="ce28">
            <text:p>1996-08-23</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21T00:00:00" table:style-name="ce28">
            <text:p>1997-07-21</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26T00:00:00" table:style-name="ce28">
            <text:p>1998-08-26</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20T00:00:00" table:style-name="ce28">
            <text:p>1999-08-20</text:p>
          </table:table-cell>
          <table:table-cell table:style-name="ce4"/>
          <table:table-cell table:number-columns-repeated="16377"/>
        </table:table-row>
        <table:table-row table:style-name="ro4">
          <table:table-cell office:value-type="string" table:style-name="ce4">
            <text:p>INIAV:2PORTOS:52311:clones</text:p>
          </table:table-cell>
          <table:table-cell office:value-type="string" table:style-name="ce4">
            <text:p>INIAV:2PORTOS:52311: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21T00:00:00" table:style-name="ce28">
            <text:p>2000-08-21</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20T00:00:00" table:style-name="ce28">
            <text:p>1990-08-20</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21T00:00:00" table:style-name="ce28">
            <text:p>1991-08-21</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7T00:00:00" table:style-name="ce28">
            <text:p>1992-08-17</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6T00:00:00" table:style-name="ce28">
            <text:p>1993-08-26</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2T00:00:00" table:style-name="ce28">
            <text:p>1994-08-12</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16T00:00:00" table:style-name="ce28">
            <text:p>1995-08-16</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6T00:00:00" table:style-name="ce28">
            <text:p>1996-08-26</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22T00:00:00" table:style-name="ce28">
            <text:p>1997-07-22</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string" table:style-name="ce4">
            <text:p>NA</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3T00:00:00" table:style-name="ce28">
            <text:p>1999-08-13</text:p>
          </table:table-cell>
          <table:table-cell table:style-name="ce4"/>
          <table:table-cell table:number-columns-repeated="16377"/>
        </table:table-row>
        <table:table-row table:style-name="ro4">
          <table:table-cell office:value-type="string" table:style-name="ce4">
            <text:p>INIAV:2PORTOS:AB:clones</text:p>
          </table:table-cell>
          <table:table-cell office:value-type="string" table:style-name="ce4">
            <text:p>INIAV:2PORTOS:AB: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21T00:00:00" table:style-name="ce28">
            <text:p>2000-08-21</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7T00:00:00" table:style-name="ce28">
            <text:p>1995-07-27</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8T00:00:00" table:style-name="ce28">
            <text:p>1996-08-08</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2T00:00:00" table:style-name="ce28">
            <text:p>1997-07-1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7T00:00:00" table:style-name="ce28">
            <text:p>1998-08-07</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9T00:00:00" table:style-name="ce28">
            <text:p>1999-08-09</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3T00:00:00" table:style-name="ce28">
            <text:p>2000-08-13</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31T00:00:00" table:style-name="ce28">
            <text:p>2001-07-31</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22T00:00:00" table:style-name="ce28">
            <text:p>2002-08-2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3T00:00:00" table:style-name="ce28">
            <text:p>2003-08-13</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20T00:00:00" table:style-name="ce28">
            <text:p>2004-08-20</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22T00:00:00" table:style-name="ce28">
            <text:p>2005-08-22</text:p>
          </table:table-cell>
          <table:table-cell table:style-name="ce4"/>
          <table:table-cell table:number-columns-repeated="16377"/>
        </table:table-row>
        <table:table-row table:style-name="ro4">
          <table:table-cell office:value-type="string" table:style-name="ce4">
            <text:p>INIAV:2PORTOS:52016:clones</text:p>
          </table:table-cell>
          <table:table-cell office:value-type="string" table:style-name="ce4">
            <text:p>INIAV:2PORTOS:52016: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8T00:00:00" table:style-name="ce28">
            <text:p>2006-08-18</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09T00:00:00" table:style-name="ce28">
            <text:p>1990-08-09</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12T00:00:00" table:style-name="ce28">
            <text:p>1991-08-12</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0T00:00:00" table:style-name="ce28">
            <text:p>1992-08-10</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0T00:00:00" table:style-name="ce28">
            <text:p>1993-08-20</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1T00:00:00" table:style-name="ce28">
            <text:p>1994-08-11</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7T00:00:00" table:style-name="ce28">
            <text:p>1995-07-27</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4T00:00:00" table:style-name="ce28">
            <text:p>1996-08-14</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5T00:00:00" table:style-name="ce28">
            <text:p>1997-07-15</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3T00:00:00" table:style-name="ce28">
            <text:p>1999-08-13</text:p>
          </table:table-cell>
          <table:table-cell table:style-name="ce4"/>
          <table:table-cell table:number-columns-repeated="16377"/>
        </table:table-row>
        <table:table-row table:style-name="ro4">
          <table:table-cell office:value-type="string" table:style-name="ce4">
            <text:p>INIAV:2PORTOS:BB:clones</text:p>
          </table:table-cell>
          <table:table-cell office:value-type="string" table:style-name="ce4">
            <text:p>INIAV:2PORTOS:BB: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2T00:00:00" table:style-name="ce28">
            <text:p>2000-08-12</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7T00:00:00" table:style-name="ce28">
            <text:p>1995-08-07</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9T00:00:00" table:style-name="ce28">
            <text:p>1996-08-19</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6T00:00:00" table:style-name="ce28">
            <text:p>1999-08-0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4T00:00:00" table:style-name="ce28">
            <text:p>2000-08-14</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3T00:00:00" table:style-name="ce28">
            <text:p>2001-08-03</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6T00:00:00" table:style-name="ce28">
            <text:p>2002-08-1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2T00:00:00" table:style-name="ce28">
            <text:p>2003-08-12</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6T00:00:00" table:style-name="ce28">
            <text:p>2004-08-1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16T00:00:00" table:style-name="ce28">
            <text:p>2005-08-16</text:p>
          </table:table-cell>
          <table:table-cell table:style-name="ce4"/>
          <table:table-cell table:number-columns-repeated="16377"/>
        </table:table-row>
        <table:table-row table:style-name="ro4">
          <table:table-cell office:value-type="string" table:style-name="ce4">
            <text:p>INIAV:2PORTOS:52007:clones</text:p>
          </table:table-cell>
          <table:table-cell office:value-type="string" table:style-name="ce4">
            <text:p>INIAV:2PORTOS:52007: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4T00:00:00" table:style-name="ce28">
            <text:p>2006-08-14</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10T00:00:00" table:style-name="ce28">
            <text:p>1995-08-10</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2T00:00:00" table:style-name="ce28">
            <text:p>1996-08-22</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21T00:00:00" table:style-name="ce28">
            <text:p>1997-07-21</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7T00:00:00" table:style-name="ce28">
            <text:p>1998-08-17</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3T00:00:00" table:style-name="ce28">
            <text:p>1999-08-13</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22T00:00:00" table:style-name="ce28">
            <text:p>2000-08-22</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8T00:00:00" table:style-name="ce28">
            <text:p>2001-08-08</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24T00:00:00" table:style-name="ce28">
            <text:p>2002-08-24</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20T00:00:00" table:style-name="ce28">
            <text:p>2003-08-20</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7T00:00:00" table:style-name="ce28">
            <text:p>2004-08-17</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21T00:00:00" table:style-name="ce28">
            <text:p>2005-08-21</text:p>
          </table:table-cell>
          <table:table-cell table:style-name="ce4"/>
          <table:table-cell table:number-columns-repeated="16377"/>
        </table:table-row>
        <table:table-row table:style-name="ro4">
          <table:table-cell office:value-type="string" table:style-name="ce4">
            <text:p>INIAV:2PORTOS:52316:clones</text:p>
          </table:table-cell>
          <table:table-cell office:value-type="string" table:style-name="ce4">
            <text:p>INIAV:2PORTOS:52316: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7T00:00:00" table:style-name="ce28">
            <text:p>2006-08-17</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02T00:00:00" table:style-name="ce28">
            <text:p>1990-08-02</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08T00:00:00" table:style-name="ce28">
            <text:p>1991-08-08</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0T00:00:00" table:style-name="ce28">
            <text:p>1992-08-10</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17T00:00:00" table:style-name="ce28">
            <text:p>1993-08-17</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01T00:00:00" table:style-name="ce28">
            <text:p>1994-08-01</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4T00:00:00" table:style-name="ce28">
            <text:p>1995-07-24</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9T00:00:00" table:style-name="ce28">
            <text:p>1996-08-09</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08T00:00:00" table:style-name="ce28">
            <text:p>1997-07-08</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0T00:00:00" table:style-name="ce28">
            <text:p>1999-08-10</text:p>
          </table:table-cell>
          <table:table-cell table:style-name="ce4"/>
          <table:table-cell table:number-columns-repeated="16377"/>
        </table:table-row>
        <table:table-row table:style-name="ro4">
          <table:table-cell office:value-type="string" table:style-name="ce4">
            <text:p>INIAV:2PORTOS:CB:clones</text:p>
          </table:table-cell>
          <table:table-cell office:value-type="string" table:style-name="ce4">
            <text:p>INIAV:2PORTOS:CB: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1T00:00:00" table:style-name="ce28">
            <text:p>2000-08-11</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7T00:00:00" table:style-name="ce28">
            <text:p>1995-08-0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9T00:00:00" table:style-name="ce28">
            <text:p>1996-08-19</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7T00:00:00" table:style-name="ce28">
            <text:p>1998-08-07</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6T00:00:00" table:style-name="ce28">
            <text:p>1999-08-16</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5T00:00:00" table:style-name="ce28">
            <text:p>2000-08-15</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3T00:00:00" table:style-name="ce28">
            <text:p>2001-08-03</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4T00:00:00" table:style-name="ce28">
            <text:p>2002-08-14</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8T00:00:00" table:style-name="ce28">
            <text:p>2003-08-18</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20T00:00:00" table:style-name="ce28">
            <text:p>2004-08-20</text:p>
          </table:table-cell>
          <table:table-cell table:style-name="ce4"/>
          <table:table-cell table:number-columns-repeated="16377"/>
        </table:table-row>
        <table:table-row table:style-name="ro4">
          <table:table-cell office:value-type="string" table:style-name="ce4">
            <text:p>INIAV:2PORTOS:52207:clones</text:p>
          </table:table-cell>
          <table:table-cell office:value-type="string" table:style-name="ce4">
            <text:p>INIAV:2PORTOS:52207: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15T00:00:00" table:style-name="ce28">
            <text:p>2005-08-15</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02T00:00:00" table:style-name="ce28">
            <text:p>1990-08-02</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08T00:00:00" table:style-name="ce28">
            <text:p>1991-08-0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06T00:00:00" table:style-name="ce28">
            <text:p>1992-08-06</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17T00:00:00" table:style-name="ce28">
            <text:p>1993-08-17</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01T00:00:00" table:style-name="ce28">
            <text:p>1994-08-0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4T00:00:00" table:style-name="ce28">
            <text:p>1995-07-24</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5T00:00:00" table:style-name="ce28">
            <text:p>1996-08-05</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08T00:00:00" table:style-name="ce28">
            <text:p>1997-07-0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4T00:00:00" table:style-name="ce28">
            <text:p>1998-08-04</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6T00:00:00" table:style-name="ce28">
            <text:p>1999-08-06</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09T00:00:00" table:style-name="ce28">
            <text:p>2000-08-09</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27T00:00:00" table:style-name="ce28">
            <text:p>2001-07-27</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09T00:00:00" table:style-name="ce28">
            <text:p>2002-08-09</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7T00:00:00" table:style-name="ce28">
            <text:p>2003-08-07</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1T00:00:00" table:style-name="ce28">
            <text:p>2004-08-11</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08T00:00:00" table:style-name="ce28">
            <text:p>2005-08-08</text:p>
          </table:table-cell>
          <table:table-cell table:style-name="ce4"/>
          <table:table-cell table:number-columns-repeated="16377"/>
        </table:table-row>
        <table:table-row table:style-name="ro4">
          <table:table-cell office:value-type="string" table:style-name="ce4">
            <text:p>INIAV:2PORTOS:52810:clones</text:p>
          </table:table-cell>
          <table:table-cell office:value-type="string" table:style-name="ce4">
            <text:p>INIAV:2PORTOS:52810: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4T00:00:00" table:style-name="ce28">
            <text:p>2006-08-14</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3T00:00:00" table:style-name="ce28">
            <text:p>1995-08-03</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4T00:00:00" table:style-name="ce28">
            <text:p>1996-08-14</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5T00:00:00" table:style-name="ce28">
            <text:p>1997-07-15</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7T00:00:00" table:style-name="ce28">
            <text:p>1998-08-07</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9T00:00:00" table:style-name="ce28">
            <text:p>1999-08-09</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4T00:00:00" table:style-name="ce28">
            <text:p>2000-08-14</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15T00:00:00" table:style-name="ce28">
            <text:p>2001-08-15</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7T00:00:00" table:style-name="ce28">
            <text:p>2002-08-17</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4T00:00:00" table:style-name="ce28">
            <text:p>2003-08-14</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6T00:00:00" table:style-name="ce28">
            <text:p>2004-08-16</text:p>
          </table:table-cell>
          <table:table-cell table:style-name="ce4"/>
          <table:table-cell table:number-columns-repeated="16377"/>
        </table:table-row>
        <table:table-row table:style-name="ro4">
          <table:table-cell office:value-type="string" table:style-name="ce4">
            <text:p>INIAV:2PORTOS:FB:clones</text:p>
          </table:table-cell>
          <table:table-cell office:value-type="string" table:style-name="ce4">
            <text:p>INIAV:2PORTOS:FB: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19T00:00:00" table:style-name="ce28">
            <text:p>2005-08-19</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9T00:00:00" table:style-name="ce28">
            <text:p>1999-08-09</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2T00:00:00" table:style-name="ce28">
            <text:p>2000-08-12</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7-26T00:00:00" table:style-name="ce28">
            <text:p>2001-07-26</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0T00:00:00" table:style-name="ce28">
            <text:p>2002-08-10</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2T00:00:00" table:style-name="ce28">
            <text:p>2003-08-12</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7T00:00:00" table:style-name="ce28">
            <text:p>2004-08-17</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21T00:00:00" table:style-name="ce28">
            <text:p>2005-08-21</text:p>
          </table:table-cell>
          <table:table-cell table:style-name="ce4"/>
          <table:table-cell table:number-columns-repeated="16377"/>
        </table:table-row>
        <table:table-row table:style-name="ro4">
          <table:table-cell office:value-type="string" table:style-name="ce4">
            <text:p>INIAV:2PORTOS:52112:clones</text:p>
          </table:table-cell>
          <table:table-cell office:value-type="string" table:style-name="ce4">
            <text:p>INIAV:2PORTOS:52112: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5T00:00:00" table:style-name="ce28">
            <text:p>2006-08-15</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16T00:00:00" table:style-name="ce28">
            <text:p>1995-08-1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1T00:00:00" table:style-name="ce28">
            <text:p>1996-08-21</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22T00:00:00" table:style-name="ce28">
            <text:p>1997-07-22</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4T00:00:00" table:style-name="ce28">
            <text:p>1998-08-14</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6T00:00:00" table:style-name="ce28">
            <text:p>1999-08-16</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20T00:00:00" table:style-name="ce28">
            <text:p>2000-08-20</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22T00:00:00" table:style-name="ce28">
            <text:p>2001-08-22</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23T00:00:00" table:style-name="ce28">
            <text:p>2002-08-23</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22T00:00:00" table:style-name="ce28">
            <text:p>2003-08-22</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8T00:00:00" table:style-name="ce28">
            <text:p>2004-08-18</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24T00:00:00" table:style-name="ce28">
            <text:p>2005-08-24</text:p>
          </table:table-cell>
          <table:table-cell table:style-name="ce4"/>
          <table:table-cell table:number-columns-repeated="16377"/>
        </table:table-row>
        <table:table-row table:style-name="ro4">
          <table:table-cell office:value-type="string" table:style-name="ce4">
            <text:p>INIAV:2PORTOS:52213:clones</text:p>
          </table:table-cell>
          <table:table-cell office:value-type="string" table:style-name="ce4">
            <text:p>INIAV:2PORTOS:52213: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20T00:00:00" table:style-name="ce28">
            <text:p>2006-08-20</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7T00:00:00" table:style-name="ce28">
            <text:p>1995-08-0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6T00:00:00" table:style-name="ce28">
            <text:p>1996-08-1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5T00:00:00" table:style-name="ce28">
            <text:p>1997-07-15</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0T00:00:00" table:style-name="ce28">
            <text:p>1999-08-10</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1T00:00:00" table:style-name="ce28">
            <text:p>2000-08-11</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3T00:00:00" table:style-name="ce28">
            <text:p>2001-08-03</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7T00:00:00" table:style-name="ce28">
            <text:p>2002-08-17</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1T00:00:00" table:style-name="ce28">
            <text:p>2003-08-11</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6T00:00:00" table:style-name="ce28">
            <text:p>2004-08-1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16T00:00:00" table:style-name="ce28">
            <text:p>2005-08-16</text:p>
          </table:table-cell>
          <table:table-cell table:style-name="ce4"/>
          <table:table-cell table:number-columns-repeated="16377"/>
        </table:table-row>
        <table:table-row table:style-name="ro4">
          <table:table-cell office:value-type="string" table:style-name="ce4">
            <text:p>INIAV:2PORTOS:52512:clones</text:p>
          </table:table-cell>
          <table:table-cell office:value-type="string" table:style-name="ce4">
            <text:p>INIAV:2PORTOS:52512: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16T00:00:00" table:style-name="ce28">
            <text:p>2006-08-16</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0T00:00:00" table:style-name="ce28">
            <text:p>1993-08-20</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6T00:00:00" table:style-name="ce28">
            <text:p>1994-08-16</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4T00:00:00" table:style-name="ce28">
            <text:p>1995-08-04</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2T00:00:00" table:style-name="ce28">
            <text:p>1996-08-22</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9T00:00:00" table:style-name="ce28">
            <text:p>1998-08-19</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0T00:00:00" table:style-name="ce28">
            <text:p>1999-08-10</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07T00:00:00" table:style-name="ce28">
            <text:p>2000-08-07</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24T00:00:00" table:style-name="ce28">
            <text:p>2001-08-24</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22T00:00:00" table:style-name="ce28">
            <text:p>2002-08-22</text:p>
          </table:table-cell>
          <table:table-cell table:style-name="ce4"/>
          <table:table-cell table:number-columns-repeated="16377"/>
        </table:table-row>
        <table:table-row table:style-name="ro4">
          <table:table-cell office:value-type="string" table:style-name="ce4">
            <text:p>INIAV:2PORTOS:53115:clones</text:p>
          </table:table-cell>
          <table:table-cell office:value-type="string" table:style-name="ce4">
            <text:p>INIAV:2PORTOS:53115: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3T00:00:00" table:style-name="ce28">
            <text:p>2003-08-13</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7T00:00:00" table:style-name="ce28">
            <text:p>1995-08-07</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1T00:00:00" table:style-name="ce28">
            <text:p>1996-08-21</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4T00:00:00" table:style-name="ce28">
            <text:p>1997-07-14</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06T00:00:00" table:style-name="ce28">
            <text:p>1999-08-06</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4T00:00:00" table:style-name="ce28">
            <text:p>2000-08-14</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5T00:00:00" table:style-name="ce28">
            <text:p>2001-08-05</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22T00:00:00" table:style-name="ce28">
            <text:p>2002-08-22</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8T00:00:00" table:style-name="ce28">
            <text:p>2003-08-18</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7T00:00:00" table:style-name="ce28">
            <text:p>2004-08-17</text:p>
          </table:table-cell>
          <table:table-cell table:style-name="ce4"/>
          <table:table-cell table:number-columns-repeated="16377"/>
        </table:table-row>
        <table:table-row table:style-name="ro4">
          <table:table-cell office:value-type="string" table:style-name="ce4">
            <text:p>INIAV:2PORTOS:RB:clones</text:p>
          </table:table-cell>
          <table:table-cell office:value-type="string" table:style-name="ce4">
            <text:p>INIAV:2PORTOS:RB: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19T00:00:00" table:style-name="ce28">
            <text:p>2005-08-19</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0-08-14T00:00:00" table:style-name="ce28">
            <text:p>1990-08-14</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1-08-12T00:00:00" table:style-name="ce28">
            <text:p>1991-08-12</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2-08-17T00:00:00" table:style-name="ce28">
            <text:p>1992-08-17</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3-08-26T00:00:00" table:style-name="ce28">
            <text:p>1993-08-26</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4-08-11T00:00:00" table:style-name="ce28">
            <text:p>1994-08-11</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3T00:00:00" table:style-name="ce28">
            <text:p>1995-08-03</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22T00:00:00" table:style-name="ce28">
            <text:p>1996-08-22</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22T00:00:00" table:style-name="ce28">
            <text:p>1997-07-22</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2T00:00:00" table:style-name="ce28">
            <text:p>1998-08-12</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2T00:00:00" table:style-name="ce28">
            <text:p>1999-08-12</text:p>
          </table:table-cell>
          <table:table-cell table:style-name="ce4"/>
          <table:table-cell table:number-columns-repeated="16377"/>
        </table:table-row>
        <table:table-row table:style-name="ro4">
          <table:table-cell office:value-type="string" table:style-name="ce4">
            <text:p>INIAV:2PORTOS:52413:clones</text:p>
          </table:table-cell>
          <table:table-cell office:value-type="string" table:style-name="ce4">
            <text:p>INIAV:2PORTOS:52413: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6T00:00:00" table:style-name="ce28">
            <text:p>2000-08-16</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8-07T00:00:00" table:style-name="ce28">
            <text:p>1995-08-0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19T00:00:00" table:style-name="ce28">
            <text:p>1996-08-19</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17T00:00:00" table:style-name="ce28">
            <text:p>1997-07-1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10T00:00:00" table:style-name="ce28">
            <text:p>1998-08-10</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3T00:00:00" table:style-name="ce28">
            <text:p>1999-08-13</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6T00:00:00" table:style-name="ce28">
            <text:p>2000-08-16</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3T00:00:00" table:style-name="ce28">
            <text:p>2001-08-03</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21T00:00:00" table:style-name="ce28">
            <text:p>2002-08-21</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21T00:00:00" table:style-name="ce28">
            <text:p>2003-08-21</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7T00:00:00" table:style-name="ce28">
            <text:p>2004-08-17</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16T00:00:00" table:style-name="ce28">
            <text:p>2005-08-16</text:p>
          </table:table-cell>
          <table:table-cell table:style-name="ce4"/>
          <table:table-cell table:number-columns-repeated="16377"/>
        </table:table-row>
        <table:table-row table:style-name="ro4">
          <table:table-cell office:value-type="string" table:style-name="ce4">
            <text:p>INIAV:2PORTOS:51914:clones</text:p>
          </table:table-cell>
          <table:table-cell office:value-type="string" table:style-name="ce4">
            <text:p>INIAV:2PORTOS:51914:200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6-08-20T00:00:00" table:style-name="ce28">
            <text:p>2006-08-20</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4T00:00:00" table:style-name="ce28">
            <text:p>2001-08-04</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9T00:00:00" table:style-name="ce28">
            <text:p>2002-08-19</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15T00:00:00" table:style-name="ce28">
            <text:p>2003-08-15</text:p>
          </table:table-cell>
          <table:table-cell table:style-name="ce4"/>
          <table:table-cell table:number-columns-repeated="16377"/>
        </table:table-row>
        <table:table-row table:style-name="ro4">
          <table:table-cell office:value-type="string" table:style-name="ce4">
            <text:p>INIAV:2PORTOS:51512:clones</text:p>
          </table:table-cell>
          <table:table-cell office:value-type="string" table:style-name="ce4">
            <text:p>INIAV:2PORTOS:51512: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8T00:00:00" table:style-name="ce28">
            <text:p>2004-08-18</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5-07-24T00:00:00" table:style-name="ce28">
            <text:p>1995-07-24</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6: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6-08-08T00:00:00" table:style-name="ce28">
            <text:p>1996-08-08</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7: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7-07-08T00:00:00" table:style-name="ce28">
            <text:p>1997-07-08</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8: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8-08-04T00:00:00" table:style-name="ce28">
            <text:p>1998-08-04</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1999: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1999-08-10T00:00:00" table:style-name="ce28">
            <text:p>1999-08-10</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0: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0-08-10T00:00:00" table:style-name="ce28">
            <text:p>2000-08-10</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1: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1-08-03T00:00:00" table:style-name="ce28">
            <text:p>2001-08-03</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2: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2-08-15T00:00:00" table:style-name="ce28">
            <text:p>2002-08-15</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3: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3-08-09T00:00:00" table:style-name="ce28">
            <text:p>2003-08-09</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4: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4-08-12T00:00:00" table:style-name="ce28">
            <text:p>2004-08-12</text:p>
          </table:table-cell>
          <table:table-cell table:style-name="ce4"/>
          <table:table-cell table:number-columns-repeated="16377"/>
        </table:table-row>
        <table:table-row table:style-name="ro4">
          <table:table-cell office:value-type="string" table:style-name="ce4">
            <text:p>INIAV:2PORTOS:52715:clones</text:p>
          </table:table-cell>
          <table:table-cell office:value-type="string" table:style-name="ce4">
            <text:p>INIAV:2PORTOS:52715:2005:pin</text:p>
          </table:table-cell>
          <table:table-cell office:value-type="string" table:style-name="ce4">
            <text:p>PO:0025508</text:p>
          </table:table-cell>
          <table:table-cell office:value-type="string" table:style-name="ce4">
            <text:p>PO:0030108</text:p>
          </table:table-cell>
          <table:table-cell office:value-type="string" table:style-name="ce4">
            <text:p>fruit size 70% to final size stage</text:p>
          </table:table-cell>
          <table:table-cell office:value-type="date" office:date-value="2005-08-16T00:00:00" table:style-name="ce28">
            <text:p>2005-08-16</text:p>
          </table:table-cell>
          <table:table-cell table:style-name="ce4"/>
          <table:table-cell table:number-columns-repeated="16377"/>
        </table:table-row>
        <table:table-row table:number-rows-repeated="1047079" table:style-name="ro3">
          <table:table-cell table:number-columns-repeated="16384"/>
        </table:table-row>
      </table:table>
      <table:table table:name="Observed_Variable" table:style-name="ta1">
        <table:table-column table:style-name="co24" table:default-cell-style-name="ce1"/>
        <table:table-column table:style-name="co8" table:number-columns-repeated="12" table:default-cell-style-name="ce1"/>
        <table:table-column table:style-name="co4" table:number-columns-repeated="16371" table:default-cell-style-name="ce1"/>
        <table:table-row table:style-name="ro11">
          <table:table-cell office:value-type="string" table:style-name="ce29">
            <text:p>Study unique ID*</text:p>
          </table:table-cell>
          <table:table-cell office:value-type="string" table:style-name="ce29">
            <text:p>Variable ID*</text:p>
          </table:table-cell>
          <table:table-cell office:value-type="string" table:style-name="ce29">
            <text:p>Variable name</text:p>
          </table:table-cell>
          <table:table-cell office:value-type="string" table:style-name="ce29">
            <text:p>Variable accession number</text:p>
          </table:table-cell>
          <table:table-cell office:value-type="string" table:style-name="ce8">
            <text:p>Trait*</text:p>
          </table:table-cell>
          <table:table-cell office:value-type="string" table:style-name="ce29">
            <text:p>Trait accession number</text:p>
          </table:table-cell>
          <table:table-cell office:value-type="string" table:style-name="ce8">
            <text:p>Method*</text:p>
          </table:table-cell>
          <table:table-cell office:value-type="string" table:style-name="ce8">
            <text:p>Method accession number</text:p>
          </table:table-cell>
          <table:table-cell office:value-type="string" table:style-name="ce9">
            <text:p>Method description</text:p>
          </table:table-cell>
          <table:table-cell office:value-type="string" table:style-name="ce8">
            <text:p>Reference associated to the method</text:p>
          </table:table-cell>
          <table:table-cell office:value-type="string" table:style-name="ce8">
            <text:p>Scale*</text:p>
          </table:table-cell>
          <table:table-cell office:value-type="string" table:style-name="ce8">
            <text:p>Scale accession number</text:p>
          </table:table-cell>
          <table:table-cell office:value-type="string" table:style-name="ce8">
            <text:p>Time scale</text:p>
          </table:table-cell>
          <table:table-cell table:number-columns-repeated="16371"/>
        </table:table-row>
        <table:table-row table:style-name="ro12">
          <table:table-cell office:value-type="string" table:style-name="ce19">
            <text:p>INIAV:2PORTOS:Alfrocheiro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lfrocheiro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lfrocheiro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lfrocheiro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lvarinh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lvarinh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lvarinh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lvarinh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ntão Vaz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ntão Vaz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ntão Vaz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ntão Vaz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6">
            <text:p>INIAV:2PORTOS:Aragonês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6">
            <text:p>INIAV:2PORTOS:Aragonês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6">
            <text:p>INIAV:2PORTOS:Aragonês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6">
            <text:p>INIAV:2PORTOS:Aragonês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rint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rint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rint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rint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vess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vess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vess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Avess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aga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aga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aga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aga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ical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ical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ical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0">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ical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0">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oal Ratinh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0">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oal Ratinh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0">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oal Ratinh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2">
            <text:p>Veraison</text:p>
          </table:table-cell>
          <table:table-cell office:value-type="string" table:style-name="ce34">
            <text:p>CO_356:2000002?, OIV:303?</text:p>
          </table:table-cell>
          <table:table-cell office:value-type="string" table:style-name="ce16">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Boal Ratinh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2">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astelão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2">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astelão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2">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astelão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2">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astelão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2">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hardonnay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2">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16">
            <text:p>CO_356:3000146</text:p>
          </table:table-cell>
          <table:table-cell office:value-type="string" table:style-name="ce17">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hardonnay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2">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16">
            <text:p>CO_356:3000146</text:p>
          </table:table-cell>
          <table:table-cell office:value-type="string" table:style-name="ce17">
            <text:p>Observation when 50 % of flowers are open.</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hardonnay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2">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16">
            <text:p>CO_356:3000146</text:p>
          </table:table-cell>
          <table:table-cell office:value-type="string" table:style-name="ce33">
            <text:p>Observation when berries start softening. Examination when about 10 % of the plants reach this stag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Chardonnay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2">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1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Encruzad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2">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16">
            <text:p>CO_356:3000146</text:p>
          </table:table-cell>
          <table:table-cell office:value-type="string" table:style-name="ce35">
            <text:p>Observation when 50 % of the buds are in green shoot tip stage (stage C of Baggiolini, stage 7 to 9 of BBCH scale).</text:p>
          </table:table-cell>
          <table:table-cell table:style-name="ce16"/>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Encruzad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2">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Encruzad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2">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Encruzad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2">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Fernão Pires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2">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Fernão Pires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2">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Fernão Pires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2">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Fernão Pires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2">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37">
            <text:p>INIAV:2PORTOS:Fonte Cal B</text:p>
          </table:table-cell>
          <table:table-cell office:value-type="string" table:style-name="ce38">
            <text:p>BUD_DATE</text:p>
          </table:table-cell>
          <table:table-cell office:value-type="string" table:style-name="ce39">
            <text:p>Abrolhamento</text:p>
          </table:table-cell>
          <table:table-cell office:value-type="string" table:style-name="ce39">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Fonte Cal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Fonte Cal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Fonte Cal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Gouvei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Gouvei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Gouvei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Gouvei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Jaen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Jaen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Jaen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Jaen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Loureir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Loureir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Loureir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Loureir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40">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alvasia Fina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alvasia Fina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alvasia Fina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alvasia Fina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oscatel de Setúbal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oscatel de Setúbal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oscatel de Setúbal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Moscatel de Setúbal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bigat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bigat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bigat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bigat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misco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misco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misco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amisco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ufete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ufete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ufete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Rufete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ercial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ercial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ercial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ercial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íria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íria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íria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Síria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Barroca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Barroca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Barroca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36">
            <text:p>Veraison</text:p>
          </table:table-cell>
          <table:table-cell office:value-type="string" table:style-name="ce26">
            <text:p>CO_356:2000002?, OIV:303?</text:p>
          </table:table-cell>
          <table:table-cell office:value-type="string" table:style-name="ce32">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Barroca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36">
            <text:p>Maturity</text:p>
          </table:table-cell>
          <table:table-cell office:value-type="string" table:style-name="ce16">
            <text:p>CO_356:2000003, OIV:304</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Caiada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36">
            <text:p>Budbreak</text:p>
          </table:table-cell>
          <table:table-cell office:value-type="string" table:style-name="ce31">
            <text:p>CO_356:2000000, OIV:301</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Caiada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36">
            <text:p>Flowering</text:p>
          </table:table-cell>
          <table:table-cell office:value-type="string" table:style-name="ce16">
            <text:p>CO_356:2000001, OIV:302</text:p>
          </table:table-cell>
          <table:table-cell office:value-type="string" table:style-name="ce32">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Caiada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34">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Caiada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Roriz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Roriz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Roriz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a Roriz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o Cão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o Cão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o Cão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into Cão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Francesa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Francesa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Francesa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Francesa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Nacional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Nacional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Nacional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ouriga Nacional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rincadeira Preta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rincadeira Preta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rincadeira Preta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Trincadeira Preta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erdelh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erdelh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erdelh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erdelh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nhão T</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nhão T</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nhão T</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nhão T</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osinho B</text:p>
          </table:table-cell>
          <table:table-cell office:value-type="string" table:style-name="ce4">
            <text:p>BUD_DATE</text:p>
          </table:table-cell>
          <table:table-cell office:value-type="string" table:style-name="ce16">
            <text:p>Abrolhamento</text:p>
          </table:table-cell>
          <table:table-cell office:value-type="string" table:style-name="ce16">
            <text:p>CO_356:1000001</text:p>
          </table:table-cell>
          <table:table-cell office:value-type="string" table:style-name="ce16">
            <text:p>Budbreak</text:p>
          </table:table-cell>
          <table:table-cell office:value-type="string" table:style-name="ce31">
            <text:p>CO_356:2000000, OIV:301</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the buds are in green shoot tip stage (stage C of Baggiolini, stage 7 to 9 of BBCH scal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osinho B</text:p>
          </table:table-cell>
          <table:table-cell office:value-type="string" table:style-name="ce16">
            <text:p>FLO_50</text:p>
          </table:table-cell>
          <table:table-cell office:value-type="string" table:style-name="ce16">
            <text:p>floração</text:p>
          </table:table-cell>
          <table:table-cell office:value-type="string" table:style-name="ce16">
            <text:p>CO_356:1000011</text:p>
          </table:table-cell>
          <table:table-cell office:value-type="string" table:style-name="ce16">
            <text:p>Flowering</text:p>
          </table:table-cell>
          <table:table-cell office:value-type="string" table:style-name="ce16">
            <text:p>CO_356:2000001, OIV:302</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when 50 % of flowers are open.</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osinho B</text:p>
          </table:table-cell>
          <table:table-cell office:value-type="string" table:style-name="ce16">
            <text:p>VER_50</text:p>
          </table:table-cell>
          <table:table-cell office:value-type="string" table:style-name="ce16">
            <text:p>pintor</text:p>
          </table:table-cell>
          <table:table-cell office:value-type="string" table:style-name="ce16">
            <text:p>CO_356:1000010</text:p>
          </table:table-cell>
          <table:table-cell office:value-type="string" table:style-name="ce16">
            <text:p>Veraison</text:p>
          </table:table-cell>
          <table:table-cell office:value-type="string" table:style-name="ce26">
            <text:p>CO_356:2000002?, OIV:303?</text:p>
          </table:table-cell>
          <table:table-cell office:value-type="string" table:style-name="ce16">
            <text:p>Stage_Interpolation</text:p>
          </table:table-cell>
          <table:table-cell office:value-type="string" table:style-name="ce36">
            <text:p>CO_356:3000146</text:p>
          </table:table-cell>
          <table:table-cell office:value-type="string" table:style-name="ce33">
            <text:p>Observation when berries start softening. Examination when about 10 % of the plants reach this stage</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style-name="ro12">
          <table:table-cell office:value-type="string" table:style-name="ce19">
            <text:p>INIAV:2PORTOS:Viosinho B</text:p>
          </table:table-cell>
          <table:table-cell office:value-type="string" table:style-name="ce16">
            <text:p>MATUR-relativ</text:p>
          </table:table-cell>
          <table:table-cell office:value-type="string" table:style-name="ce16">
            <text:p>maturação</text:p>
          </table:table-cell>
          <table:table-cell office:value-type="string" table:style-name="ce16">
            <text:p>CO_356:1000008</text:p>
          </table:table-cell>
          <table:table-cell office:value-type="string" table:style-name="ce16">
            <text:p>Maturity</text:p>
          </table:table-cell>
          <table:table-cell office:value-type="string" table:style-name="ce16">
            <text:p>CO_356:2000003, OIV:304</text:p>
          </table:table-cell>
          <table:table-cell office:value-type="string" table:style-name="ce16">
            <text:p>Stage_Interpolation</text:p>
          </table:table-cell>
          <table:table-cell office:value-type="string" table:style-name="ce36">
            <text:p>CO_356:3000146</text:p>
          </table:table-cell>
          <table:table-cell office:value-type="string" table:style-name="ce17">
            <text:p>Observation at full maturity. Full maturity = maximum sugar content of the berry due to photosynthesis. Mean value of all bunches of 10 shoots.</text:p>
          </table:table-cell>
          <table:table-cell table:style-name="ce32"/>
          <table:table-cell office:value-type="string" table:style-name="ce16">
            <text:p>Calendar date</text:p>
          </table:table-cell>
          <table:table-cell office:value-type="string" table:style-name="ce16">
            <text:p>CO_356:4000003</text:p>
          </table:table-cell>
          <table:table-cell table:style-name="ce16"/>
          <table:table-cell table:number-columns-repeated="16371"/>
        </table:table-row>
        <table:table-row table:number-rows-repeated="7" table:style-name="ro4">
          <table:table-cell table:number-columns-repeated="16384" table:style-name="ce1"/>
        </table:table-row>
        <table:table-row table:number-rows-repeated="856" table:style-name="ro4">
          <table:table-cell table:number-columns-repeated="16384"/>
        </table:table-row>
        <table:table-row table:number-rows-repeated="1047576" table:style-name="ro3">
          <table:table-cell table:number-columns-repeated="16384"/>
        </table:table-row>
        <table:named-expressions>
          <table:named-range table:name="__xlnm._FilterDatabase" table:cell-range-address="Observed_Variable.$A$1:Observed_Variable.$Z$137" table:base-cell-address="Observed_Variable.$A$1"/>
        </table:named-expressions>
      </table:table>
      <table:table table:name="Data_file" table:style-name="ta1">
        <table:table-column table:style-name="co9" table:default-cell-style-name="ce1"/>
        <table:table-column table:style-name="co25" table:default-cell-style-name="ce1"/>
        <table:table-column table:style-name="co8" table:number-columns-repeated="2" table:default-cell-style-name="ce1"/>
        <table:table-column table:style-name="co4" table:number-columns-repeated="16380" table:default-cell-style-name="ce1"/>
        <table:table-row table:style-name="ro5">
          <table:table-cell office:value-type="string" table:style-name="ce8">
            <text:p>Study unique ID*</text:p>
          </table:table-cell>
          <table:table-cell office:value-type="string" table:style-name="ce8">
            <text:p>Data file link*</text:p>
          </table:table-cell>
          <table:table-cell office:value-type="string" table:style-name="ce8">
            <text:p>Data file description*</text:p>
          </table:table-cell>
          <table:table-cell office:value-type="string" table:style-name="ce8">
            <text:p>Data file version*</text:p>
          </table:table-cell>
          <table:table-cell table:number-columns-repeated="16380"/>
        </table:table-row>
        <table:table-row table:style-name="ro7">
          <table:table-cell office:value-type="string" table:style-name="ce4">
            <text:p>INIAV:2PORTOS:Alvarinh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Antão Vaz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Arint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Bical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Encruzad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Fernão Pires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Fonte Cal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Gouvei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Loureir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7">
          <table:table-cell office:value-type="string" table:style-name="ce4">
            <text:p>INIAV:2PORTOS:Malvasia Fina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Moscatel de Setúbal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Rabigat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Sercial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Síria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Verdelh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Viosinh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Avess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Boal Ratinho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Chardonnay B</text:p>
          </table:table-cell>
          <table:table-cell office:value-type="string" table:style-name="ce4">
            <text:p>https://docs.google.com/spreadsheets/d/1EenQ65uMbDNFq60srn1_K-ydVWGc7zGX/edit#gid=1520649577</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Alfrocheiro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16">
            <text:p>INIAV:2PORTOS:Aragonês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Baga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Jaen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Castelão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Ramisco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Rufete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Tinta Barroca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Tinta Roriz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Tinta Caiada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Tinto Cão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Touriga Francesa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Touriga Nacional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Trincadeira Preta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style-name="ro4">
          <table:table-cell office:value-type="string" table:style-name="ce4">
            <text:p>INIAV:2PORTOS:Vinhão T</text:p>
          </table:table-cell>
          <table:table-cell office:value-type="string" table:style-name="ce4">
            <text:p>https://docs.google.com/spreadsheets/d/1AZpk9RKNhRhqDdoBPujBty_31OAXX3n1/edit#gid=2085800204</text:p>
          </table:table-cell>
          <table:table-cell office:value-type="string" table:style-name="ce18">
            <text:p>xls</text:p>
          </table:table-cell>
          <table:table-cell office:value-type="string" table:style-name="ce18">
            <text:p>1.0</text:p>
          </table:table-cell>
          <table:table-cell table:number-columns-repeated="16380"/>
        </table:table-row>
        <table:table-row table:number-rows-repeated="13" table:style-name="ro4">
          <table:table-cell table:number-columns-repeated="16384" table:style-name="ce1"/>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Data_Value" table:style-name="ta2">
        <table:table-column table:style-name="co26" table:default-cell-style-name="ce1"/>
        <table:table-column table:style-name="co8" table:default-cell-style-name="ce1"/>
        <table:table-column table:style-name="co4" table:number-columns-repeated="16382" table:default-cell-style-name="ce1"/>
        <table:table-row table:style-name="ro7">
          <table:table-cell office:value-type="string" table:style-name="ce1">
            <text:p>Sample ID*</text:p>
          </table:table-cell>
          <table:table-cell office:value-type="string" table:style-name="ce1">
            <text:p>value</text:p>
          </table:table-cell>
          <table:table-cell office:value-type="string" table:style-name="ce29">
            <text:p>Variable ID*</text:p>
          </table:table-cell>
          <table:table-cell table:number-columns-repeated="16381"/>
        </table:table-row>
        <table:table-row table:style-name="ro7">
          <table:table-cell office:value-type="string" table:style-name="ce1">
            <text:p>INIAV:2PORTOS:52003:1995:bud</text:p>
          </table:table-cell>
          <table:table-cell office:value-type="date" office:date-value="1995-03-06T00:00:00" table:style-name="ce24">
            <text:p>1995-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1996:bud</text:p>
          </table:table-cell>
          <table:table-cell office:value-type="date" office:date-value="1996-03-11T00:00:00" table:style-name="ce24">
            <text:p>1996-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1997:bud</text:p>
          </table:table-cell>
          <table:table-cell office:value-type="date" office:date-value="1997-03-03T00:00:00" table:style-name="ce24">
            <text:p>1997-03-03</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1998:bud</text:p>
          </table:table-cell>
          <table:table-cell office:value-type="date" office:date-value="1998-03-05T00:00:00" table:style-name="ce24">
            <text:p>1998-03-05</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1999:bud</text:p>
          </table:table-cell>
          <table:table-cell office:value-type="date" office:date-value="1999-03-22T00:00:00" table:style-name="ce24">
            <text:p>1999-03-22</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2000:bud</text:p>
          </table:table-cell>
          <table:table-cell office:value-type="date" office:date-value="2000-03-09T00:00:00" table:style-name="ce24">
            <text:p>2000-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2001:bud</text:p>
          </table:table-cell>
          <table:table-cell office:value-type="date" office:date-value="2001-03-02T00:00:00" table:style-name="ce24">
            <text:p>2001-03-02</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2002:bud</text:p>
          </table:table-cell>
          <table:table-cell office:value-type="date" office:date-value="2002-02-28T00:00:00" table:style-name="ce24">
            <text:p>2002-02-28</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2003:bud</text:p>
          </table:table-cell>
          <table:table-cell office:value-type="date" office:date-value="2003-03-10T00:00:00" table:style-name="ce24">
            <text:p>2003-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2004:bud</text:p>
          </table:table-cell>
          <table:table-cell office:value-type="date" office:date-value="2004-03-06T00:00:00" table:style-name="ce24">
            <text:p>2004-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2005:bud</text:p>
          </table:table-cell>
          <table:table-cell office:value-type="date" office:date-value="2005-03-28T00:00:00" table:style-name="ce24">
            <text:p>2005-03-28</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2006:bud</text:p>
          </table:table-cell>
          <table:table-cell office:value-type="date" office:date-value="2006-03-26T00:00:00" table:style-name="ce24">
            <text:p>2006-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0:bud</text:p>
          </table:table-cell>
          <table:table-cell office:value-type="date" office:date-value="1990-03-29T00:00:00" table:style-name="ce28">
            <text:p>1990-03-29</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1:bud</text:p>
          </table:table-cell>
          <table:table-cell office:value-type="date" office:date-value="1991-04-01T00:00:00" table:style-name="ce28">
            <text:p>1991-04-01</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2:bud</text:p>
          </table:table-cell>
          <table:table-cell office:value-type="date" office:date-value="1992-03-30T00:00:00" table:style-name="ce28">
            <text:p>1992-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3:bud</text:p>
          </table:table-cell>
          <table:table-cell office:value-type="date" office:date-value="1993-03-30T00:00:00" table:style-name="ce28">
            <text:p>1993-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4:bud</text:p>
          </table:table-cell>
          <table:table-cell office:value-type="date" office:date-value="1994-03-14T00:00:00" table:style-name="ce28">
            <text:p>199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5:bud</text:p>
          </table:table-cell>
          <table:table-cell office:value-type="date" office:date-value="1995-03-16T00:00:00" table:style-name="ce28">
            <text:p>1995-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6:bud</text:p>
          </table:table-cell>
          <table:table-cell office:value-type="date" office:date-value="1996-03-21T00:00:00" table:style-name="ce28">
            <text:p>1996-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8:bud</text:p>
          </table:table-cell>
          <table:table-cell office:value-type="date" office:date-value="1998-03-09T00:00:00" table:style-name="ce28">
            <text:p>1998-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1999:bud</text:p>
          </table:table-cell>
          <table:table-cell office:value-type="date" office:date-value="1999-03-27T00:00:00" table:style-name="ce28">
            <text:p>1999-03-27</text:p>
          </table:table-cell>
          <table:table-cell office:value-type="string" table:style-name="ce4">
            <text:p>BUD_DATE</text:p>
          </table:table-cell>
          <table:table-cell table:number-columns-repeated="16381"/>
        </table:table-row>
        <table:table-row table:style-name="ro7">
          <table:table-cell office:value-type="string" table:style-name="ce1">
            <text:p>INIAV:2PORTOS:52606:2000:bud</text:p>
          </table:table-cell>
          <table:table-cell office:value-type="date" office:date-value="2000-03-19T00:00:00" table:style-name="ce28">
            <text:p>2000-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1996:bud</text:p>
          </table:table-cell>
          <table:table-cell office:value-type="date" office:date-value="1996-03-25T00:00:00" table:style-name="ce28">
            <text:p>1996-03-25</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1998:bud</text:p>
          </table:table-cell>
          <table:table-cell office:value-type="date" office:date-value="1998-03-09T00:00:00" table:style-name="ce28">
            <text:p>1998-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2000:bud</text:p>
          </table:table-cell>
          <table:table-cell office:value-type="date" office:date-value="2000-03-14T00:00:00" table:style-name="ce28">
            <text:p>2000-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2002:bud</text:p>
          </table:table-cell>
          <table:table-cell office:value-type="date" office:date-value="2002-03-11T00:00:00" table:style-name="ce28">
            <text:p>2002-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2003:bud</text:p>
          </table:table-cell>
          <table:table-cell office:value-type="date" office:date-value="2003-03-20T00:00:00" table:style-name="ce28">
            <text:p>2003-03-20</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2004:bud</text:p>
          </table:table-cell>
          <table:table-cell office:value-type="date" office:date-value="2004-03-16T00:00:00" table:style-name="ce28">
            <text:p>2004-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2005:bud</text:p>
          </table:table-cell>
          <table:table-cell office:value-type="date" office:date-value="2005-04-04T00:00:00" table:style-name="ce28">
            <text:p>2005-04-04</text:p>
          </table:table-cell>
          <table:table-cell office:value-type="string" table:style-name="ce4">
            <text:p>BUD_DATE</text:p>
          </table:table-cell>
          <table:table-cell table:number-columns-repeated="16381"/>
        </table:table-row>
        <table:table-row table:style-name="ro7">
          <table:table-cell office:value-type="string" table:style-name="ce1">
            <text:p>INIAV:2PORTOS:52503:2006:bud</text:p>
          </table:table-cell>
          <table:table-cell office:value-type="date" office:date-value="2006-03-28T00:00:00" table:style-name="ce28">
            <text:p>2006-03-28</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0:bud</text:p>
          </table:table-cell>
          <table:table-cell office:value-type="date" office:date-value="1990-03-12T00:00:00" table:style-name="ce28">
            <text:p>1990-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1:bud</text:p>
          </table:table-cell>
          <table:table-cell office:value-type="date" office:date-value="1991-03-21T00:00:00" table:style-name="ce28">
            <text:p>1991-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2:bud</text:p>
          </table:table-cell>
          <table:table-cell office:value-type="date" office:date-value="1992-03-19T00:00:00" table:style-name="ce28">
            <text:p>1992-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3:bud</text:p>
          </table:table-cell>
          <table:table-cell office:value-type="date" office:date-value="1993-03-23T00:00:00" table:style-name="ce28">
            <text:p>1993-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4:bud</text:p>
          </table:table-cell>
          <table:table-cell office:value-type="date" office:date-value="1994-03-10T00:00:00" table:style-name="ce28">
            <text:p>1994-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6:bud</text:p>
          </table:table-cell>
          <table:table-cell office:value-type="date" office:date-value="1996-03-15T00:00:00" table:style-name="ce28">
            <text:p>1996-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8:bud</text:p>
          </table:table-cell>
          <table:table-cell office:value-type="date" office:date-value="1998-03-06T00:00:00" table:style-name="ce28">
            <text:p>1998-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1999:bud</text:p>
          </table:table-cell>
          <table:table-cell office:value-type="date" office:date-value="1999-03-22T00:00:00" table:style-name="ce28">
            <text:p>1999-03-22</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2000:bud</text:p>
          </table:table-cell>
          <table:table-cell office:value-type="date" office:date-value="2000-03-10T00:00:00" table:style-name="ce28">
            <text:p>2000-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2001:bud</text:p>
          </table:table-cell>
          <table:table-cell office:value-type="date" office:date-value="2001-03-02T00:00:00" table:style-name="ce28">
            <text:p>2001-03-02</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2002:bud</text:p>
          </table:table-cell>
          <table:table-cell office:value-type="date" office:date-value="2002-03-11T00:00:00" table:style-name="ce28">
            <text:p>2002-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2003:bud</text:p>
          </table:table-cell>
          <table:table-cell office:value-type="date" office:date-value="2003-03-14T00:00:00" table:style-name="ce28">
            <text:p>2003-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2004:bud</text:p>
          </table:table-cell>
          <table:table-cell office:value-type="date" office:date-value="2004-03-11T00:00:00" table:style-name="ce28">
            <text:p>2004-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2005:bud</text:p>
          </table:table-cell>
          <table:table-cell office:value-type="date" office:date-value="2005-04-01T00:00:00" table:style-name="ce28">
            <text:p>2005-04-01</text:p>
          </table:table-cell>
          <table:table-cell office:value-type="string" table:style-name="ce4">
            <text:p>BUD_DATE</text:p>
          </table:table-cell>
          <table:table-cell table:number-columns-repeated="16381"/>
        </table:table-row>
        <table:table-row table:style-name="ro7">
          <table:table-cell office:value-type="string" table:style-name="ce1">
            <text:p>INIAV:2PORTOS:53104:2006:bud</text:p>
          </table:table-cell>
          <table:table-cell office:value-type="date" office:date-value="2006-03-26T00:00:00" table:style-name="ce28">
            <text:p>2006-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2:bud</text:p>
          </table:table-cell>
          <table:table-cell office:value-type="date" office:date-value="1992-04-06T00:00:00" table:style-name="ce28">
            <text:p>1992-04-0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3:bud</text:p>
          </table:table-cell>
          <table:table-cell office:value-type="date" office:date-value="1993-04-02T00:00:00" table:style-name="ce28">
            <text:p>1993-04-02</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4:bud</text:p>
          </table:table-cell>
          <table:table-cell office:value-type="date" office:date-value="1994-03-14T00:00:00" table:style-name="ce28">
            <text:p>199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5:bud</text:p>
          </table:table-cell>
          <table:table-cell office:value-type="date" office:date-value="1995-03-23T00:00:00" table:style-name="ce28">
            <text:p>1995-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6:bud</text:p>
          </table:table-cell>
          <table:table-cell office:value-type="date" office:date-value="1996-03-28T00:00:00" table:style-name="ce28">
            <text:p>1996-03-28</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7:bud</text:p>
          </table:table-cell>
          <table:table-cell office:value-type="date" office:date-value="1997-03-13T00:00:00" table:style-name="ce28">
            <text:p>1997-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8:bud</text:p>
          </table:table-cell>
          <table:table-cell office:value-type="date" office:date-value="1998-03-11T00:00:00" table:style-name="ce28">
            <text:p>1998-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2000:bud</text:p>
          </table:table-cell>
          <table:table-cell office:value-type="date" office:date-value="2000-03-16T00:00:00" table:style-name="ce28">
            <text:p>2000-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2001:bud</text:p>
          </table:table-cell>
          <table:table-cell office:value-type="date" office:date-value="2001-03-10T00:00:00" table:style-name="ce28">
            <text:p>2001-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2002:bud</text:p>
          </table:table-cell>
          <table:table-cell office:value-type="date" office:date-value="2002-03-24T00:00:00" table:style-name="ce28">
            <text:p>2002-03-24</text:p>
          </table:table-cell>
          <table:table-cell office:value-type="string" table:style-name="ce4">
            <text:p>BUD_DATE</text:p>
          </table:table-cell>
          <table:table-cell table:number-columns-repeated="16381"/>
        </table:table-row>
        <table:table-row table:style-name="ro7">
          <table:table-cell office:value-type="string" table:style-name="ce1">
            <text:p>INIAV:2PORTOS:52203:2003:bud</text:p>
          </table:table-cell>
          <table:table-cell office:value-type="date" office:date-value="2003-03-20T00:00:00" table:style-name="ce28">
            <text:p>2003-03-20</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1998:bud</text:p>
          </table:table-cell>
          <table:table-cell office:value-type="date" office:date-value="1998-03-06T00:00:00" table:style-name="ce28">
            <text:p>1998-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2000:bud</text:p>
          </table:table-cell>
          <table:table-cell office:value-type="date" office:date-value="2000-03-13T00:00:00" table:style-name="ce28">
            <text:p>2000-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2002:bud</text:p>
          </table:table-cell>
          <table:table-cell office:value-type="date" office:date-value="2002-03-13T00:00:00" table:style-name="ce28">
            <text:p>2002-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2003:bud</text:p>
          </table:table-cell>
          <table:table-cell office:value-type="date" office:date-value="2003-03-14T00:00:00" table:style-name="ce28">
            <text:p>2003-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2004:bud</text:p>
          </table:table-cell>
          <table:table-cell office:value-type="date" office:date-value="2004-03-12T00:00:00" table:style-name="ce28">
            <text:p>2004-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2106:2005:bud</text:p>
          </table:table-cell>
          <table:table-cell office:value-type="date" office:date-value="2005-04-01T00:00:00" table:style-name="ce28">
            <text:p>2005-04-01</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1998:bud</text:p>
          </table:table-cell>
          <table:table-cell office:value-type="date" office:date-value="1998-03-05T00:00:00" table:style-name="ce28">
            <text:p>1998-03-05</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1999:bud</text:p>
          </table:table-cell>
          <table:table-cell office:value-type="date" office:date-value="1999-03-22T00:00:00" table:style-name="ce28">
            <text:p>1999-03-22</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2000:bud</text:p>
          </table:table-cell>
          <table:table-cell office:value-type="date" office:date-value="2000-03-10T00:00:00" table:style-name="ce28">
            <text:p>2000-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2002:bud</text:p>
          </table:table-cell>
          <table:table-cell office:value-type="date" office:date-value="2002-03-15T00:00:00" table:style-name="ce28">
            <text:p>2002-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2003:bud</text:p>
          </table:table-cell>
          <table:table-cell office:value-type="date" office:date-value="2003-03-12T00:00:00" table:style-name="ce28">
            <text:p>2003-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2004:bud</text:p>
          </table:table-cell>
          <table:table-cell office:value-type="date" office:date-value="2004-03-11T00:00:00" table:style-name="ce28">
            <text:p>2004-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905:2005:bud</text:p>
          </table:table-cell>
          <table:table-cell office:value-type="date" office:date-value="2005-04-01T00:00:00" table:style-name="ce28">
            <text:p>2005-04-01</text:p>
          </table:table-cell>
          <table:table-cell office:value-type="string" table:style-name="ce4">
            <text:p>BUD_DATE</text:p>
          </table:table-cell>
          <table:table-cell table:number-columns-repeated="16381"/>
        </table:table-row>
        <table:table-row table:style-name="ro7">
          <table:table-cell office:value-type="string" table:style-name="ce1">
            <text:p>INIAV:2PORTOS:AR:1994:bud</text:p>
          </table:table-cell>
          <table:table-cell office:value-type="date" office:date-value="1994-03-14T00:00:00" table:style-name="ce28">
            <text:p>199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AR: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AR: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AR: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AR:1998:bud</text:p>
          </table:table-cell>
          <table:table-cell office:value-type="date" office:date-value="1998-03-09T00:00:00" table:style-name="ce28">
            <text:p>1998-03-09</text:p>
          </table:table-cell>
          <table:table-cell office:value-type="string" table:style-name="ce4">
            <text:p>BUD_DATE</text:p>
          </table:table-cell>
          <table:table-cell table:number-columns-repeated="16381"/>
        </table:table-row>
        <table:table-row table:style-name="ro7">
          <table:table-cell office:value-type="string" table:style-name="ce1">
            <text:p>INIAV:2PORTOS:AR: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AR:2000:bud</text:p>
          </table:table-cell>
          <table:table-cell office:value-type="date" office:date-value="2000-03-18T00:00:00" table:style-name="ce28">
            <text:p>2000-03-18</text:p>
          </table:table-cell>
          <table:table-cell office:value-type="string" table:style-name="ce4">
            <text:p>BUD_DATE</text:p>
          </table:table-cell>
          <table:table-cell table:number-columns-repeated="16381"/>
        </table:table-row>
        <table:table-row table:style-name="ro7">
          <table:table-cell office:value-type="string" table:style-name="ce1">
            <text:p>INIAV:2PORTOS:AR:2001:bud</text:p>
          </table:table-cell>
          <table:table-cell office:value-type="date" office:date-value="2001-03-09T00:00:00" table:style-name="ce28">
            <text:p>2001-03-09</text:p>
          </table:table-cell>
          <table:table-cell office:value-type="string" table:style-name="ce4">
            <text:p>BUD_DATE</text:p>
          </table:table-cell>
          <table:table-cell table:number-columns-repeated="16381"/>
        </table:table-row>
        <table:table-row table:style-name="ro7">
          <table:table-cell office:value-type="string" table:style-name="ce1">
            <text:p>INIAV:2PORTOS:AR:2002:bud</text:p>
          </table:table-cell>
          <table:table-cell office:value-type="date" office:date-value="2002-03-18T00:00:00" table:style-name="ce28">
            <text:p>2002-03-18</text:p>
          </table:table-cell>
          <table:table-cell office:value-type="string" table:style-name="ce4">
            <text:p>BUD_DATE</text:p>
          </table:table-cell>
          <table:table-cell table:number-columns-repeated="16381"/>
        </table:table-row>
        <table:table-row table:style-name="ro7">
          <table:table-cell office:value-type="string" table:style-name="ce1">
            <text:p>INIAV:2PORTOS:AR:2003:bud</text:p>
          </table:table-cell>
          <table:table-cell office:value-type="date" office:date-value="2003-03-19T00:00:00" table:style-name="ce28">
            <text:p>2003-03-19</text:p>
          </table:table-cell>
          <table:table-cell office:value-type="string" table:style-name="ce4">
            <text:p>BUD_DATE</text:p>
          </table:table-cell>
          <table:table-cell table:number-columns-repeated="16381"/>
        </table:table-row>
        <table:table-row table:style-name="ro7">
          <table:table-cell office:value-type="string" table:style-name="ce1">
            <text:p>INIAV:2PORTOS:AR:2004:bud</text:p>
          </table:table-cell>
          <table:table-cell office:value-type="date" office:date-value="2004-03-16T00:00:00" table:style-name="ce28">
            <text:p>2004-03-16</text:p>
          </table:table-cell>
          <table:table-cell office:value-type="string" table:style-name="ce4">
            <text:p>BUD_DATE</text:p>
          </table:table-cell>
          <table:table-cell table:number-columns-repeated="16381"/>
        </table:table-row>
        <table:table-row table:style-name="ro7">
          <table:table-cell office:value-type="string" table:style-name="ce1">
            <text:p>INIAV:2PORTOS:AR:2005:bud</text:p>
          </table:table-cell>
          <table:table-cell office:value-type="date" office:date-value="2005-04-07T00:00:00" table:style-name="ce28">
            <text:p>2005-04-07</text:p>
          </table:table-cell>
          <table:table-cell office:value-type="string" table:style-name="ce4">
            <text:p>BUD_DATE</text:p>
          </table:table-cell>
          <table:table-cell table:number-columns-repeated="16381"/>
        </table:table-row>
        <table:table-row table:style-name="ro7">
          <table:table-cell office:value-type="string" table:style-name="ce1">
            <text:p>INIAV:2PORTOS:AR:2006:bud</text:p>
          </table:table-cell>
          <table:table-cell office:value-type="date" office:date-value="2006-03-31T00:00:00" table:style-name="ce28">
            <text:p>2006-03-31</text:p>
          </table:table-cell>
          <table:table-cell office:value-type="string" table:style-name="ce4">
            <text:p>BUD_DATE</text:p>
          </table:table-cell>
          <table:table-cell table:number-columns-repeated="16381"/>
        </table:table-row>
        <table:table-row table:style-name="ro7">
          <table:table-cell office:value-type="string" table:style-name="ce1">
            <text:p>INIAV:2PORTOS:TT: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TT:2002:bud</text:p>
          </table:table-cell>
          <table:table-cell office:value-type="date" office:date-value="2002-03-12T00:00:00" table:style-name="ce28">
            <text:p>2002-03-12</text:p>
          </table:table-cell>
          <table:table-cell office:value-type="string" table:style-name="ce4">
            <text:p>BUD_DATE</text:p>
          </table:table-cell>
          <table:table-cell table:number-columns-repeated="16381"/>
        </table:table-row>
        <table:table-row table:style-name="ro7">
          <table:table-cell office:value-type="string" table:style-name="ce1">
            <text:p>INIAV:2PORTOS:TT:2003:bud</text:p>
          </table:table-cell>
          <table:table-cell office:value-type="date" office:date-value="2003-03-13T00:00:00" table:style-name="ce28">
            <text:p>2003-03-13</text:p>
          </table:table-cell>
          <table:table-cell office:value-type="string" table:style-name="ce4">
            <text:p>BUD_DATE</text:p>
          </table:table-cell>
          <table:table-cell table:number-columns-repeated="16381"/>
        </table:table-row>
        <table:table-row table:style-name="ro7">
          <table:table-cell office:value-type="string" table:style-name="ce1">
            <text:p>INIAV:2PORTOS:TT:2004:bud</text:p>
          </table:table-cell>
          <table:table-cell office:value-type="date" office:date-value="2004-03-13T00:00:00" table:style-name="ce28">
            <text:p>2004-03-13</text:p>
          </table:table-cell>
          <table:table-cell office:value-type="string" table:style-name="ce4">
            <text:p>BUD_DATE</text:p>
          </table:table-cell>
          <table:table-cell table:number-columns-repeated="16381"/>
        </table:table-row>
        <table:table-row table:style-name="ro7">
          <table:table-cell office:value-type="string" table:style-name="ce1">
            <text:p>INIAV:2PORTOS:TT:2005:bud</text:p>
          </table:table-cell>
          <table:table-cell office:value-type="date" office:date-value="2005-04-03T00:00:00" table:style-name="ce28">
            <text:p>2005-04-03</text:p>
          </table:table-cell>
          <table:table-cell office:value-type="string" table:style-name="ce4">
            <text:p>BUD_DATE</text:p>
          </table:table-cell>
          <table:table-cell table:number-columns-repeated="16381"/>
        </table:table-row>
        <table:table-row table:style-name="ro7">
          <table:table-cell office:value-type="string" table:style-name="ce1">
            <text:p>INIAV:2PORTOS:TT:2006:bud</text:p>
          </table:table-cell>
          <table:table-cell office:value-type="date" office:date-value="2006-03-27T00:00:00" table:style-name="ce28">
            <text:p>2006-03-27</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1998:bud</text:p>
          </table:table-cell>
          <table:table-cell office:value-type="date" office:date-value="1998-03-02T00:00:00" table:style-name="ce28">
            <text:p>1998-03-02</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1999:bud</text:p>
          </table:table-cell>
          <table:table-cell office:value-type="date" office:date-value="1999-03-19T00:00:00" table:style-name="ce28">
            <text:p>1999-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2000:bud</text:p>
          </table:table-cell>
          <table:table-cell office:value-type="date" office:date-value="2000-03-14T00:00:00" table:style-name="ce28">
            <text:p>2000-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2002:bud</text:p>
          </table:table-cell>
          <table:table-cell office:value-type="date" office:date-value="2002-03-13T00:00:00" table:style-name="ce28">
            <text:p>2002-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2003:bud</text:p>
          </table:table-cell>
          <table:table-cell office:value-type="date" office:date-value="2003-03-17T00:00:00" table:style-name="ce28">
            <text:p>2003-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2004:bud</text:p>
          </table:table-cell>
          <table:table-cell office:value-type="date" office:date-value="2004-03-13T00:00:00" table:style-name="ce28">
            <text:p>2004-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2005:bud</text:p>
          </table:table-cell>
          <table:table-cell office:value-type="date" office:date-value="2005-04-01T00:00:00" table:style-name="ce28">
            <text:p>2005-04-01</text:p>
          </table:table-cell>
          <table:table-cell office:value-type="string" table:style-name="ce4">
            <text:p>BUD_DATE</text:p>
          </table:table-cell>
          <table:table-cell table:number-columns-repeated="16381"/>
        </table:table-row>
        <table:table-row table:style-name="ro7">
          <table:table-cell office:value-type="string" table:style-name="ce1">
            <text:p>INIAV:2PORTOS:53307:2006:bud</text:p>
          </table:table-cell>
          <table:table-cell office:value-type="date" office:date-value="2006-03-26T00:00:00" table:style-name="ce28">
            <text:p>2006-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1996:bud</text:p>
          </table:table-cell>
          <table:table-cell office:value-type="date" office:date-value="1996-03-15T00:00:00" table:style-name="ce28">
            <text:p>1996-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1998:bud</text:p>
          </table:table-cell>
          <table:table-cell office:value-type="date" office:date-value="1998-03-05T00:00:00" table:style-name="ce28">
            <text:p>1998-03-05</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1999:bud</text:p>
          </table:table-cell>
          <table:table-cell office:value-type="date" office:date-value="1999-03-23T00:00:00" table:style-name="ce28">
            <text:p>1999-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2000:bud</text:p>
          </table:table-cell>
          <table:table-cell office:value-type="date" office:date-value="2000-03-12T00:00:00" table:style-name="ce28">
            <text:p>2000-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2001:bud</text:p>
          </table:table-cell>
          <table:table-cell office:value-type="date" office:date-value="2001-03-02T00:00:00" table:style-name="ce28">
            <text:p>2001-03-02</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2002:bud</text:p>
          </table:table-cell>
          <table:table-cell office:value-type="date" office:date-value="2002-03-11T00:00:00" table:style-name="ce28">
            <text:p>2002-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2003:bud</text:p>
          </table:table-cell>
          <table:table-cell office:value-type="date" office:date-value="2003-03-10T00:00:00" table:style-name="ce28">
            <text:p>2003-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2004:bud</text:p>
          </table:table-cell>
          <table:table-cell office:value-type="date" office:date-value="2004-03-09T00:00:00" table:style-name="ce28">
            <text:p>2004-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2005:bud</text:p>
          </table:table-cell>
          <table:table-cell office:value-type="date" office:date-value="2005-03-31T00:00:00" table:style-name="ce28">
            <text:p>2005-03-31</text:p>
          </table:table-cell>
          <table:table-cell office:value-type="string" table:style-name="ce4">
            <text:p>BUD_DATE</text:p>
          </table:table-cell>
          <table:table-cell table:number-columns-repeated="16381"/>
        </table:table-row>
        <table:table-row table:style-name="ro7">
          <table:table-cell office:value-type="string" table:style-name="ce1">
            <text:p>INIAV:2PORTOS:52205:2006:bud</text:p>
          </table:table-cell>
          <table:table-cell office:value-type="date" office:date-value="2006-03-23T00:00:00" table:style-name="ce28">
            <text:p>2006-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0:bud</text:p>
          </table:table-cell>
          <table:table-cell office:value-type="date" office:date-value="1990-03-19T00:00:00" table:style-name="ce28">
            <text:p>1990-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1:bud</text:p>
          </table:table-cell>
          <table:table-cell office:value-type="date" office:date-value="1991-03-18T00:00:00" table:style-name="ce28">
            <text:p>1991-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2:bud</text:p>
          </table:table-cell>
          <table:table-cell office:value-type="date" office:date-value="1992-03-19T00:00:00" table:style-name="ce28">
            <text:p>1992-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3:bud</text:p>
          </table:table-cell>
          <table:table-cell office:value-type="date" office:date-value="1993-03-23T00:00:00" table:style-name="ce28">
            <text:p>1993-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4:bud</text:p>
          </table:table-cell>
          <table:table-cell office:value-type="date" office:date-value="1994-03-12T00:00:00" table:style-name="ce28">
            <text:p>1994-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6:bud</text:p>
          </table:table-cell>
          <table:table-cell office:value-type="date" office:date-value="1996-03-15T00:00:00" table:style-name="ce28">
            <text:p>1996-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8:bud</text:p>
          </table:table-cell>
          <table:table-cell office:value-type="date" office:date-value="1998-03-05T00:00:00" table:style-name="ce28">
            <text:p>1998-03-05</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1999:bud</text:p>
          </table:table-cell>
          <table:table-cell office:value-type="date" office:date-value="1999-03-22T00:00:00" table:style-name="ce28">
            <text:p>1999-03-22</text:p>
          </table:table-cell>
          <table:table-cell office:value-type="string" table:style-name="ce4">
            <text:p>BUD_DATE</text:p>
          </table:table-cell>
          <table:table-cell table:number-columns-repeated="16381"/>
        </table:table-row>
        <table:table-row table:style-name="ro7">
          <table:table-cell office:value-type="string" table:style-name="ce1">
            <text:p>INIAV:2PORTOS:52206:2000:bud</text:p>
          </table:table-cell>
          <table:table-cell office:value-type="date" office:date-value="2000-03-11T00:00:00" table:style-name="ce28">
            <text:p>2000-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0:bud</text:p>
          </table:table-cell>
          <table:table-cell office:value-type="date" office:date-value="1990-03-26T00:00:00" table:style-name="ce28">
            <text:p>1990-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1:bud</text:p>
          </table:table-cell>
          <table:table-cell office:value-type="date" office:date-value="1991-03-21T00:00:00" table:style-name="ce28">
            <text:p>1991-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2:bud</text:p>
          </table:table-cell>
          <table:table-cell office:value-type="date" office:date-value="1992-03-30T00:00:00" table:style-name="ce28">
            <text:p>1992-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3:bud</text:p>
          </table:table-cell>
          <table:table-cell office:value-type="date" office:date-value="1993-03-30T00:00:00" table:style-name="ce28">
            <text:p>1993-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4:bud</text:p>
          </table:table-cell>
          <table:table-cell office:value-type="date" office:date-value="1994-03-14T00:00:00" table:style-name="ce28">
            <text:p>199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5:bud</text:p>
          </table:table-cell>
          <table:table-cell office:value-type="date" office:date-value="1995-03-16T00:00:00" table:style-name="ce28">
            <text:p>1995-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8:bud</text:p>
          </table:table-cell>
          <table:table-cell office:value-type="date" office:date-value="1998-03-10T00:00:00" table:style-name="ce28">
            <text:p>1998-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1999:bud</text:p>
          </table:table-cell>
          <table:table-cell office:value-type="date" office:date-value="1999-03-30T00:00:00" table:style-name="ce28">
            <text:p>1999-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3006:2000:bud</text:p>
          </table:table-cell>
          <table:table-cell office:value-type="date" office:date-value="2000-03-20T00:00:00" table:style-name="ce28">
            <text:p>2000-03-20</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1995:bud</text:p>
          </table:table-cell>
          <table:table-cell office:value-type="date" office:date-value="1995-03-23T00:00:00" table:style-name="ce28">
            <text:p>1995-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1996:bud</text:p>
          </table:table-cell>
          <table:table-cell office:value-type="date" office:date-value="1996-03-28T00:00:00" table:style-name="ce28">
            <text:p>1996-03-28</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1997:bud</text:p>
          </table:table-cell>
          <table:table-cell office:value-type="date" office:date-value="1997-03-13T00:00:00" table:style-name="ce28">
            <text:p>1997-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1998:bud</text:p>
          </table:table-cell>
          <table:table-cell office:value-type="date" office:date-value="1998-03-19T00:00:00" table:style-name="ce28">
            <text:p>1998-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1999:bud</text:p>
          </table:table-cell>
          <table:table-cell office:value-type="date" office:date-value="1999-03-30T00:00:00" table:style-name="ce28">
            <text:p>1999-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2000:bud</text:p>
          </table:table-cell>
          <table:table-cell office:value-type="date" office:date-value="2000-03-20T00:00:00" table:style-name="ce28">
            <text:p>2000-03-20</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2001:bud</text:p>
          </table:table-cell>
          <table:table-cell office:value-type="date" office:date-value="2001-03-12T00:00:00" table:style-name="ce28">
            <text:p>2001-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2002:bud</text:p>
          </table:table-cell>
          <table:table-cell office:value-type="date" office:date-value="2002-03-21T00:00:00" table:style-name="ce28">
            <text:p>2002-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2003:bud</text:p>
          </table:table-cell>
          <table:table-cell office:value-type="date" office:date-value="2003-03-25T00:00:00" table:style-name="ce28">
            <text:p>2003-03-25</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2004:bud</text:p>
          </table:table-cell>
          <table:table-cell office:value-type="date" office:date-value="2004-03-23T00:00:00" table:style-name="ce28">
            <text:p>2004-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2005:bud</text:p>
          </table:table-cell>
          <table:table-cell office:value-type="date" office:date-value="2005-04-09T00:00:00" table:style-name="ce28">
            <text:p>2005-04-09</text:p>
          </table:table-cell>
          <table:table-cell office:value-type="string" table:style-name="ce4">
            <text:p>BUD_DATE</text:p>
          </table:table-cell>
          <table:table-cell table:number-columns-repeated="16381"/>
        </table:table-row>
        <table:table-row table:style-name="ro7">
          <table:table-cell office:value-type="string" table:style-name="ce1">
            <text:p>INIAV:2PORTOS:51902:2006:bud</text:p>
          </table:table-cell>
          <table:table-cell office:value-type="date" office:date-value="2006-03-31T00:00:00" table:style-name="ce28">
            <text:p>2006-03-31</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0:bud</text:p>
          </table:table-cell>
          <table:table-cell office:value-type="date" office:date-value="1990-03-22T00:00:00" table:style-name="ce28">
            <text:p>1990-03-22</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1:bud</text:p>
          </table:table-cell>
          <table:table-cell office:value-type="date" office:date-value="1991-03-30T00:00:00" table:style-name="ce28">
            <text:p>1991-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2:bud</text:p>
          </table:table-cell>
          <table:table-cell office:value-type="date" office:date-value="1992-04-02T00:00:00" table:style-name="ce28">
            <text:p>1992-04-02</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3:bud</text:p>
          </table:table-cell>
          <table:table-cell office:value-type="date" office:date-value="1993-04-02T00:00:00" table:style-name="ce28">
            <text:p>1993-04-02</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4:bud</text:p>
          </table:table-cell>
          <table:table-cell office:value-type="date" office:date-value="1994-03-18T00:00:00" table:style-name="ce28">
            <text:p>1994-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5:bud</text:p>
          </table:table-cell>
          <table:table-cell office:value-type="date" office:date-value="1995-03-16T00:00:00" table:style-name="ce28">
            <text:p>1995-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6:bud</text:p>
          </table:table-cell>
          <table:table-cell office:value-type="date" office:date-value="1996-03-28T00:00:00" table:style-name="ce28">
            <text:p>1996-03-28</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8:bud</text:p>
          </table:table-cell>
          <table:table-cell office:value-type="date" office:date-value="1998-03-11T00:00:00" table:style-name="ce28">
            <text:p>1998-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1999:bud</text:p>
          </table:table-cell>
          <table:table-cell office:value-type="date" office:date-value="1999-03-31T00:00:00" table:style-name="ce28">
            <text:p>1999-03-31</text:p>
          </table:table-cell>
          <table:table-cell office:value-type="string" table:style-name="ce4">
            <text:p>BUD_DATE</text:p>
          </table:table-cell>
          <table:table-cell table:number-columns-repeated="16381"/>
        </table:table-row>
        <table:table-row table:style-name="ro7">
          <table:table-cell office:value-type="string" table:style-name="ce1">
            <text:p>INIAV:2PORTOS:52311:2000:bud</text:p>
          </table:table-cell>
          <table:table-cell office:value-type="date" office:date-value="2000-03-19T00:00:00" table:style-name="ce28">
            <text:p>2000-03-19</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0:bud</text:p>
          </table:table-cell>
          <table:table-cell office:value-type="date" office:date-value="1990-03-12T00:00:00" table:style-name="ce28">
            <text:p>1990-03-12</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1:bud</text:p>
          </table:table-cell>
          <table:table-cell office:value-type="date" office:date-value="1991-03-14T00:00:00" table:style-name="ce28">
            <text:p>1991-03-14</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2:bud</text:p>
          </table:table-cell>
          <table:table-cell office:value-type="date" office:date-value="1992-03-16T00:00:00" table:style-name="ce28">
            <text:p>1992-03-16</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3:bud</text:p>
          </table:table-cell>
          <table:table-cell office:value-type="date" office:date-value="1993-03-19T00:00:00" table:style-name="ce28">
            <text:p>1993-03-19</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4:bud</text:p>
          </table:table-cell>
          <table:table-cell office:value-type="date" office:date-value="1994-03-07T00:00:00" table:style-name="ce28">
            <text:p>1994-03-07</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5:bud</text:p>
          </table:table-cell>
          <table:table-cell office:value-type="date" office:date-value="1995-03-06T00:00:00" table:style-name="ce28">
            <text:p>1995-03-06</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6:bud</text:p>
          </table:table-cell>
          <table:table-cell office:value-type="date" office:date-value="1996-03-07T00:00:00" table:style-name="ce28">
            <text:p>1996-03-07</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7:bud</text:p>
          </table:table-cell>
          <table:table-cell office:value-type="date" office:date-value="1997-02-27T00:00:00" table:style-name="ce28">
            <text:p>1997-02-27</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8:bud</text:p>
          </table:table-cell>
          <table:table-cell office:value-type="date" office:date-value="1998-02-25T00:00:00" table:style-name="ce28">
            <text:p>1998-02-25</text:p>
          </table:table-cell>
          <table:table-cell office:value-type="string" table:style-name="ce4">
            <text:p>BUD_DATE</text:p>
          </table:table-cell>
          <table:table-cell table:number-columns-repeated="16381"/>
        </table:table-row>
        <table:table-row table:style-name="ro7">
          <table:table-cell office:value-type="string" table:style-name="ce1">
            <text:p>INIAV:2PORTOS:AB:1999:bud</text:p>
          </table:table-cell>
          <table:table-cell office:value-type="date" office:date-value="1999-03-16T00:00:00" table:style-name="ce28">
            <text:p>1999-03-16</text:p>
          </table:table-cell>
          <table:table-cell office:value-type="string" table:style-name="ce4">
            <text:p>BUD_DATE</text:p>
          </table:table-cell>
          <table:table-cell table:number-columns-repeated="16381"/>
        </table:table-row>
        <table:table-row table:style-name="ro7">
          <table:table-cell office:value-type="string" table:style-name="ce1">
            <text:p>INIAV:2PORTOS:AB:2000:bud</text:p>
          </table:table-cell>
          <table:table-cell office:value-type="date" office:date-value="2000-03-07T00:00:00" table:style-name="ce28">
            <text:p>2000-03-07</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1995:bud</text:p>
          </table:table-cell>
          <table:table-cell office:value-type="date" office:date-value="1995-03-06T00:00:00" table:style-name="ce28">
            <text:p>1995-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1996:bud</text:p>
          </table:table-cell>
          <table:table-cell office:value-type="date" office:date-value="1996-03-11T00:00:00" table:style-name="ce28">
            <text:p>1996-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1997:bud</text:p>
          </table:table-cell>
          <table:table-cell office:value-type="date" office:date-value="1997-03-03T00:00:00" table:style-name="ce28">
            <text:p>1997-03-03</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1998:bud</text:p>
          </table:table-cell>
          <table:table-cell office:value-type="date" office:date-value="1998-03-02T00:00:00" table:style-name="ce28">
            <text:p>1998-03-02</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1999:bud</text:p>
          </table:table-cell>
          <table:table-cell office:value-type="date" office:date-value="1999-03-19T00:00:00" table:style-name="ce28">
            <text:p>1999-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2000:bud</text:p>
          </table:table-cell>
          <table:table-cell office:value-type="date" office:date-value="2000-03-10T00:00:00" table:style-name="ce28">
            <text:p>2000-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2001:bud</text:p>
          </table:table-cell>
          <table:table-cell office:value-type="date" office:date-value="2001-03-02T00:00:00" table:style-name="ce28">
            <text:p>2001-03-02</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2002:bud</text:p>
          </table:table-cell>
          <table:table-cell office:value-type="date" office:date-value="2002-03-04T00:00:00" table:style-name="ce28">
            <text:p>2002-03-04</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2003:bud</text:p>
          </table:table-cell>
          <table:table-cell office:value-type="date" office:date-value="2003-03-10T00:00:00" table:style-name="ce28">
            <text:p>2003-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2004:bud</text:p>
          </table:table-cell>
          <table:table-cell office:value-type="date" office:date-value="2004-03-09T00:00:00" table:style-name="ce28">
            <text:p>2004-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2005:bud</text:p>
          </table:table-cell>
          <table:table-cell office:value-type="date" office:date-value="2005-03-28T00:00:00" table:style-name="ce28">
            <text:p>2005-03-28</text:p>
          </table:table-cell>
          <table:table-cell office:value-type="string" table:style-name="ce4">
            <text:p>BUD_DATE</text:p>
          </table:table-cell>
          <table:table-cell table:number-columns-repeated="16381"/>
        </table:table-row>
        <table:table-row table:style-name="ro7">
          <table:table-cell office:value-type="string" table:style-name="ce1">
            <text:p>INIAV:2PORTOS:52016:2006:bud</text:p>
          </table:table-cell>
          <table:table-cell office:value-type="date" office:date-value="2006-03-24T00:00:00" table:style-name="ce28">
            <text:p>2006-03-24</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0:bud</text:p>
          </table:table-cell>
          <table:table-cell office:value-type="date" office:date-value="1990-03-19T00:00:00" table:style-name="ce28">
            <text:p>1990-03-19</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1:bud</text:p>
          </table:table-cell>
          <table:table-cell office:value-type="date" office:date-value="1991-03-23T00:00:00" table:style-name="ce28">
            <text:p>1991-03-23</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2:bud</text:p>
          </table:table-cell>
          <table:table-cell office:value-type="date" office:date-value="1992-03-23T00:00:00" table:style-name="ce28">
            <text:p>1992-03-23</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3:bud</text:p>
          </table:table-cell>
          <table:table-cell office:value-type="date" office:date-value="1993-03-26T00:00:00" table:style-name="ce28">
            <text:p>1993-03-26</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4:bud</text:p>
          </table:table-cell>
          <table:table-cell office:value-type="date" office:date-value="1994-03-14T00:00:00" table:style-name="ce28">
            <text:p>199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8:bud</text:p>
          </table:table-cell>
          <table:table-cell office:value-type="date" office:date-value="1998-03-06T00:00:00" table:style-name="ce28">
            <text:p>1998-03-06</text:p>
          </table:table-cell>
          <table:table-cell office:value-type="string" table:style-name="ce4">
            <text:p>BUD_DATE</text:p>
          </table:table-cell>
          <table:table-cell table:number-columns-repeated="16381"/>
        </table:table-row>
        <table:table-row table:style-name="ro7">
          <table:table-cell office:value-type="string" table:style-name="ce1">
            <text:p>INIAV:2PORTOS:BB:1999:bud</text:p>
          </table:table-cell>
          <table:table-cell office:value-type="date" office:date-value="1999-03-23T00:00:00" table:style-name="ce28">
            <text:p>1999-03-23</text:p>
          </table:table-cell>
          <table:table-cell office:value-type="string" table:style-name="ce4">
            <text:p>BUD_DATE</text:p>
          </table:table-cell>
          <table:table-cell table:number-columns-repeated="16381"/>
        </table:table-row>
        <table:table-row table:style-name="ro7">
          <table:table-cell office:value-type="string" table:style-name="ce1">
            <text:p>INIAV:2PORTOS:BB:2000:bud</text:p>
          </table:table-cell>
          <table:table-cell office:value-type="date" office:date-value="2000-03-14T00:00:00" table:style-name="ce28">
            <text:p>2000-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1995:bud</text:p>
          </table:table-cell>
          <table:table-cell office:value-type="date" office:date-value="1995-03-16T00:00:00" table:style-name="ce28">
            <text:p>1995-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1998:bud</text:p>
          </table:table-cell>
          <table:table-cell office:value-type="date" office:date-value="1998-03-06T00:00:00" table:style-name="ce28">
            <text:p>1998-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1999:bud</text:p>
          </table:table-cell>
          <table:table-cell office:value-type="date" office:date-value="1999-03-22T00:00:00" table:style-name="ce28">
            <text:p>1999-03-22</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2000:bud</text:p>
          </table:table-cell>
          <table:table-cell office:value-type="date" office:date-value="2000-03-14T00:00:00" table:style-name="ce28">
            <text:p>2000-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2001:bud</text:p>
          </table:table-cell>
          <table:table-cell office:value-type="date" office:date-value="2001-03-09T00:00:00" table:style-name="ce28">
            <text:p>2001-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2002:bud</text:p>
          </table:table-cell>
          <table:table-cell office:value-type="date" office:date-value="2002-03-16T00:00:00" table:style-name="ce28">
            <text:p>2002-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2003:bud</text:p>
          </table:table-cell>
          <table:table-cell office:value-type="date" office:date-value="2003-03-17T00:00:00" table:style-name="ce28">
            <text:p>2003-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2004:bud</text:p>
          </table:table-cell>
          <table:table-cell office:value-type="date" office:date-value="2004-03-15T00:00:00" table:style-name="ce28">
            <text:p>2004-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2005:bud</text:p>
          </table:table-cell>
          <table:table-cell office:value-type="date" office:date-value="2005-04-03T00:00:00" table:style-name="ce28">
            <text:p>2005-04-03</text:p>
          </table:table-cell>
          <table:table-cell office:value-type="string" table:style-name="ce4">
            <text:p>BUD_DATE</text:p>
          </table:table-cell>
          <table:table-cell table:number-columns-repeated="16381"/>
        </table:table-row>
        <table:table-row table:style-name="ro7">
          <table:table-cell office:value-type="string" table:style-name="ce1">
            <text:p>INIAV:2PORTOS:52007:2006:bud</text:p>
          </table:table-cell>
          <table:table-cell office:value-type="date" office:date-value="2006-03-26T00:00:00" table:style-name="ce28">
            <text:p>2006-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1998:bud</text:p>
          </table:table-cell>
          <table:table-cell office:value-type="date" office:date-value="1998-03-06T00:00:00" table:style-name="ce28">
            <text:p>1998-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2000:bud</text:p>
          </table:table-cell>
          <table:table-cell office:value-type="date" office:date-value="2000-03-19T00:00:00" table:style-name="ce28">
            <text:p>2000-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2001:bud</text:p>
          </table:table-cell>
          <table:table-cell office:value-type="date" office:date-value="2001-03-09T00:00:00" table:style-name="ce28">
            <text:p>2001-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2002:bud</text:p>
          </table:table-cell>
          <table:table-cell office:value-type="date" office:date-value="2002-03-16T00:00:00" table:style-name="ce28">
            <text:p>2002-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2003:bud</text:p>
          </table:table-cell>
          <table:table-cell office:value-type="date" office:date-value="2003-03-13T00:00:00" table:style-name="ce28">
            <text:p>2003-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2004:bud</text:p>
          </table:table-cell>
          <table:table-cell office:value-type="date" office:date-value="2004-03-14T00:00:00" table:style-name="ce28">
            <text:p>200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2005:bud</text:p>
          </table:table-cell>
          <table:table-cell office:value-type="date" office:date-value="2005-04-09T00:00:00" table:style-name="ce28">
            <text:p>2005-04-09</text:p>
          </table:table-cell>
          <table:table-cell office:value-type="string" table:style-name="ce4">
            <text:p>BUD_DATE</text:p>
          </table:table-cell>
          <table:table-cell table:number-columns-repeated="16381"/>
        </table:table-row>
        <table:table-row table:style-name="ro7">
          <table:table-cell office:value-type="string" table:style-name="ce1">
            <text:p>INIAV:2PORTOS:52316:2006:bud</text:p>
          </table:table-cell>
          <table:table-cell office:value-type="date" office:date-value="2006-03-27T00:00:00" table:style-name="ce28">
            <text:p>2006-03-27</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0:bud</text:p>
          </table:table-cell>
          <table:table-cell office:value-type="date" office:date-value="1990-03-12T00:00:00" table:style-name="ce28">
            <text:p>1990-03-12</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1:bud</text:p>
          </table:table-cell>
          <table:table-cell office:value-type="date" office:date-value="1991-03-18T00:00:00" table:style-name="ce28">
            <text:p>1991-03-18</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2:bud</text:p>
          </table:table-cell>
          <table:table-cell office:value-type="date" office:date-value="1992-03-26T00:00:00" table:style-name="ce28">
            <text:p>1992-03-26</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3:bud</text:p>
          </table:table-cell>
          <table:table-cell office:value-type="date" office:date-value="1993-03-23T00:00:00" table:style-name="ce28">
            <text:p>1993-03-23</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4:bud</text:p>
          </table:table-cell>
          <table:table-cell office:value-type="date" office:date-value="1994-03-10T00:00:00" table:style-name="ce28">
            <text:p>1994-03-10</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6:bud</text:p>
          </table:table-cell>
          <table:table-cell office:value-type="date" office:date-value="1996-03-11T00:00:00" table:style-name="ce28">
            <text:p>1996-03-11</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7:bud</text:p>
          </table:table-cell>
          <table:table-cell office:value-type="date" office:date-value="1997-03-03T00:00:00" table:style-name="ce28">
            <text:p>1997-03-03</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8:bud</text:p>
          </table:table-cell>
          <table:table-cell office:value-type="date" office:date-value="1998-03-05T00:00:00" table:style-name="ce28">
            <text:p>1998-03-05</text:p>
          </table:table-cell>
          <table:table-cell office:value-type="string" table:style-name="ce4">
            <text:p>BUD_DATE</text:p>
          </table:table-cell>
          <table:table-cell table:number-columns-repeated="16381"/>
        </table:table-row>
        <table:table-row table:style-name="ro7">
          <table:table-cell office:value-type="string" table:style-name="ce1">
            <text:p>INIAV:2PORTOS:CB:1999:bud</text:p>
          </table:table-cell>
          <table:table-cell office:value-type="date" office:date-value="1999-03-19T00:00:00" table:style-name="ce28">
            <text:p>1999-03-19</text:p>
          </table:table-cell>
          <table:table-cell office:value-type="string" table:style-name="ce4">
            <text:p>BUD_DATE</text:p>
          </table:table-cell>
          <table:table-cell table:number-columns-repeated="16381"/>
        </table:table-row>
        <table:table-row table:style-name="ro7">
          <table:table-cell office:value-type="string" table:style-name="ce1">
            <text:p>INIAV:2PORTOS:CB:2000:bud</text:p>
          </table:table-cell>
          <table:table-cell office:value-type="date" office:date-value="2000-03-10T00:00:00" table:style-name="ce28">
            <text:p>2000-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1995:bud</text:p>
          </table:table-cell>
          <table:table-cell office:value-type="date" office:date-value="1995-03-16T00:00:00" table:style-name="ce28">
            <text:p>1995-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1996:bud</text:p>
          </table:table-cell>
          <table:table-cell office:value-type="date" office:date-value="1996-03-25T00:00:00" table:style-name="ce28">
            <text:p>1996-03-25</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1998:bud</text:p>
          </table:table-cell>
          <table:table-cell office:value-type="date" office:date-value="1998-03-16T00:00:00" table:style-name="ce28">
            <text:p>1998-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2000:bud</text:p>
          </table:table-cell>
          <table:table-cell office:value-type="date" office:date-value="2000-03-14T00:00:00" table:style-name="ce28">
            <text:p>2000-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2001:bud</text:p>
          </table:table-cell>
          <table:table-cell office:value-type="date" office:date-value="2001-03-09T00:00:00" table:style-name="ce28">
            <text:p>2001-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2002:bud</text:p>
          </table:table-cell>
          <table:table-cell office:value-type="date" office:date-value="2002-03-16T00:00:00" table:style-name="ce28">
            <text:p>2002-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2003:bud</text:p>
          </table:table-cell>
          <table:table-cell office:value-type="date" office:date-value="2003-03-19T00:00:00" table:style-name="ce28">
            <text:p>2003-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2004:bud</text:p>
          </table:table-cell>
          <table:table-cell office:value-type="date" office:date-value="2004-03-17T00:00:00" table:style-name="ce28">
            <text:p>2004-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2207:2005:bud</text:p>
          </table:table-cell>
          <table:table-cell office:value-type="date" office:date-value="2005-04-01T00:00:00" table:style-name="ce28">
            <text:p>2005-04-01</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0:bud</text:p>
          </table:table-cell>
          <table:table-cell office:value-type="date" office:date-value="1990-03-12T00:00:00" table:style-name="ce28">
            <text:p>1990-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1:bud</text:p>
          </table:table-cell>
          <table:table-cell office:value-type="date" office:date-value="1991-03-21T00:00:00" table:style-name="ce28">
            <text:p>1991-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2:bud</text:p>
          </table:table-cell>
          <table:table-cell office:value-type="date" office:date-value="1992-03-19T00:00:00" table:style-name="ce28">
            <text:p>1992-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3:bud</text:p>
          </table:table-cell>
          <table:table-cell office:value-type="date" office:date-value="1993-03-23T00:00:00" table:style-name="ce28">
            <text:p>1993-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4:bud</text:p>
          </table:table-cell>
          <table:table-cell office:value-type="date" office:date-value="1994-03-10T00:00:00" table:style-name="ce28">
            <text:p>1994-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6:bud</text:p>
          </table:table-cell>
          <table:table-cell office:value-type="date" office:date-value="1996-03-15T00:00:00" table:style-name="ce28">
            <text:p>1996-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8:bud</text:p>
          </table:table-cell>
          <table:table-cell office:value-type="date" office:date-value="1998-03-06T00:00:00" table:style-name="ce28">
            <text:p>1998-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1999:bud</text:p>
          </table:table-cell>
          <table:table-cell office:value-type="date" office:date-value="1999-03-22T00:00:00" table:style-name="ce28">
            <text:p>1999-03-22</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2000:bud</text:p>
          </table:table-cell>
          <table:table-cell office:value-type="date" office:date-value="2000-03-10T00:00:00" table:style-name="ce28">
            <text:p>2000-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2001:bud</text:p>
          </table:table-cell>
          <table:table-cell office:value-type="date" office:date-value="2001-03-02T00:00:00" table:style-name="ce28">
            <text:p>2001-03-02</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2002:bud</text:p>
          </table:table-cell>
          <table:table-cell office:value-type="date" office:date-value="2002-03-11T00:00:00" table:style-name="ce28">
            <text:p>2002-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2003:bud</text:p>
          </table:table-cell>
          <table:table-cell office:value-type="date" office:date-value="2003-03-14T00:00:00" table:style-name="ce28">
            <text:p>2003-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2004:bud</text:p>
          </table:table-cell>
          <table:table-cell office:value-type="date" office:date-value="2004-03-11T00:00:00" table:style-name="ce28">
            <text:p>2004-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2005:bud</text:p>
          </table:table-cell>
          <table:table-cell office:value-type="date" office:date-value="2005-04-01T00:00:00" table:style-name="ce28">
            <text:p>2005-04-01</text:p>
          </table:table-cell>
          <table:table-cell office:value-type="string" table:style-name="ce4">
            <text:p>BUD_DATE</text:p>
          </table:table-cell>
          <table:table-cell table:number-columns-repeated="16381"/>
        </table:table-row>
        <table:table-row table:style-name="ro7">
          <table:table-cell office:value-type="string" table:style-name="ce1">
            <text:p>INIAV:2PORTOS:52810:2006:bud</text:p>
          </table:table-cell>
          <table:table-cell office:value-type="date" office:date-value="2006-03-26T00:00:00" table:style-name="ce28">
            <text:p>2006-03-26</text:p>
          </table:table-cell>
          <table:table-cell office:value-type="string" table:style-name="ce4">
            <text:p>BUD_DATE</text:p>
          </table:table-cell>
          <table:table-cell table:number-columns-repeated="16381"/>
        </table:table-row>
        <table:table-row table:style-name="ro7">
          <table:table-cell office:value-type="string" table:style-name="ce1">
            <text:p>INIAV:2PORTOS:FB: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FB: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FB: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FB:1998:bud</text:p>
          </table:table-cell>
          <table:table-cell office:value-type="date" office:date-value="1998-03-11T00:00:00" table:style-name="ce28">
            <text:p>1998-03-11</text:p>
          </table:table-cell>
          <table:table-cell office:value-type="string" table:style-name="ce4">
            <text:p>BUD_DATE</text:p>
          </table:table-cell>
          <table:table-cell table:number-columns-repeated="16381"/>
        </table:table-row>
        <table:table-row table:style-name="ro7">
          <table:table-cell office:value-type="string" table:style-name="ce1">
            <text:p>INIAV:2PORTOS:FB:1999:bud</text:p>
          </table:table-cell>
          <table:table-cell office:value-type="date" office:date-value="1999-03-25T00:00:00" table:style-name="ce28">
            <text:p>1999-03-25</text:p>
          </table:table-cell>
          <table:table-cell office:value-type="string" table:style-name="ce4">
            <text:p>BUD_DATE</text:p>
          </table:table-cell>
          <table:table-cell table:number-columns-repeated="16381"/>
        </table:table-row>
        <table:table-row table:style-name="ro7">
          <table:table-cell office:value-type="string" table:style-name="ce1">
            <text:p>INIAV:2PORTOS:FB:2000:bud</text:p>
          </table:table-cell>
          <table:table-cell office:value-type="date" office:date-value="2000-03-14T00:00:00" table:style-name="ce28">
            <text:p>2000-03-14</text:p>
          </table:table-cell>
          <table:table-cell office:value-type="string" table:style-name="ce4">
            <text:p>BUD_DATE</text:p>
          </table:table-cell>
          <table:table-cell table:number-columns-repeated="16381"/>
        </table:table-row>
        <table:table-row table:style-name="ro7">
          <table:table-cell office:value-type="string" table:style-name="ce1">
            <text:p>INIAV:2PORTOS:FB:2001:bud</text:p>
          </table:table-cell>
          <table:table-cell office:value-type="date" office:date-value="2001-03-02T00:00:00" table:style-name="ce28">
            <text:p>2001-03-02</text:p>
          </table:table-cell>
          <table:table-cell office:value-type="string" table:style-name="ce4">
            <text:p>BUD_DATE</text:p>
          </table:table-cell>
          <table:table-cell table:number-columns-repeated="16381"/>
        </table:table-row>
        <table:table-row table:style-name="ro7">
          <table:table-cell office:value-type="string" table:style-name="ce1">
            <text:p>INIAV:2PORTOS:FB:2002:bud</text:p>
          </table:table-cell>
          <table:table-cell office:value-type="date" office:date-value="2002-03-15T00:00:00" table:style-name="ce28">
            <text:p>2002-03-15</text:p>
          </table:table-cell>
          <table:table-cell office:value-type="string" table:style-name="ce4">
            <text:p>BUD_DATE</text:p>
          </table:table-cell>
          <table:table-cell table:number-columns-repeated="16381"/>
        </table:table-row>
        <table:table-row table:style-name="ro7">
          <table:table-cell office:value-type="string" table:style-name="ce1">
            <text:p>INIAV:2PORTOS:FB:2003:bud</text:p>
          </table:table-cell>
          <table:table-cell office:value-type="date" office:date-value="2003-03-13T00:00:00" table:style-name="ce28">
            <text:p>2003-03-13</text:p>
          </table:table-cell>
          <table:table-cell office:value-type="string" table:style-name="ce4">
            <text:p>BUD_DATE</text:p>
          </table:table-cell>
          <table:table-cell table:number-columns-repeated="16381"/>
        </table:table-row>
        <table:table-row table:style-name="ro7">
          <table:table-cell office:value-type="string" table:style-name="ce1">
            <text:p>INIAV:2PORTOS:FB:2004:bud</text:p>
          </table:table-cell>
          <table:table-cell office:value-type="date" office:date-value="2004-03-09T00:00:00" table:style-name="ce28">
            <text:p>2004-03-09</text:p>
          </table:table-cell>
          <table:table-cell office:value-type="string" table:style-name="ce4">
            <text:p>BUD_DATE</text:p>
          </table:table-cell>
          <table:table-cell table:number-columns-repeated="16381"/>
        </table:table-row>
        <table:table-row table:style-name="ro7">
          <table:table-cell office:value-type="string" table:style-name="ce1">
            <text:p>INIAV:2PORTOS:FB:2005:bud</text:p>
          </table:table-cell>
          <table:table-cell office:value-type="date" office:date-value="2005-03-30T00:00:00" table:style-name="ce28">
            <text:p>2005-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2000:bud</text:p>
          </table:table-cell>
          <table:table-cell office:value-type="date" office:date-value="2000-03-16T00:00:00" table:style-name="ce28">
            <text:p>2000-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2001:bud</text:p>
          </table:table-cell>
          <table:table-cell office:value-type="date" office:date-value="2001-03-09T00:00:00" table:style-name="ce28">
            <text:p>2001-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2002:bud</text:p>
          </table:table-cell>
          <table:table-cell office:value-type="date" office:date-value="2002-03-18T00:00:00" table:style-name="ce28">
            <text:p>2002-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2003:bud</text:p>
          </table:table-cell>
          <table:table-cell office:value-type="date" office:date-value="2003-03-16T00:00:00" table:style-name="ce28">
            <text:p>2003-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2004:bud</text:p>
          </table:table-cell>
          <table:table-cell office:value-type="date" office:date-value="2004-03-17T00:00:00" table:style-name="ce28">
            <text:p>2004-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2005:bud</text:p>
          </table:table-cell>
          <table:table-cell office:value-type="date" office:date-value="2005-04-02T00:00:00" table:style-name="ce28">
            <text:p>2005-04-02</text:p>
          </table:table-cell>
          <table:table-cell office:value-type="string" table:style-name="ce4">
            <text:p>BUD_DATE</text:p>
          </table:table-cell>
          <table:table-cell table:number-columns-repeated="16381"/>
        </table:table-row>
        <table:table-row table:style-name="ro7">
          <table:table-cell office:value-type="string" table:style-name="ce1">
            <text:p>INIAV:2PORTOS:52112:2006:bud</text:p>
          </table:table-cell>
          <table:table-cell office:value-type="date" office:date-value="2006-03-26T00:00:00" table:style-name="ce28">
            <text:p>2006-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1995:bud</text:p>
          </table:table-cell>
          <table:table-cell office:value-type="date" office:date-value="1995-03-09T00:00:00" table:style-name="ce28">
            <text:p>1995-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1996:bud</text:p>
          </table:table-cell>
          <table:table-cell office:value-type="date" office:date-value="1996-03-15T00:00:00" table:style-name="ce28">
            <text:p>1996-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1998:bud</text:p>
          </table:table-cell>
          <table:table-cell office:value-type="date" office:date-value="1998-03-05T00:00:00" table:style-name="ce28">
            <text:p>1998-03-05</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1999:bud</text:p>
          </table:table-cell>
          <table:table-cell office:value-type="date" office:date-value="1999-03-21T00:00:00" table:style-name="ce28">
            <text:p>1999-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2000:bud</text:p>
          </table:table-cell>
          <table:table-cell office:value-type="date" office:date-value="2000-03-12T00:00:00" table:style-name="ce28">
            <text:p>2000-03-12</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2002:bud</text:p>
          </table:table-cell>
          <table:table-cell office:value-type="date" office:date-value="2002-03-11T00:00:00" table:style-name="ce28">
            <text:p>2002-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2003:bud</text:p>
          </table:table-cell>
          <table:table-cell office:value-type="date" office:date-value="2003-03-13T00:00:00" table:style-name="ce28">
            <text:p>2003-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2004:bud</text:p>
          </table:table-cell>
          <table:table-cell office:value-type="date" office:date-value="2004-03-14T00:00:00" table:style-name="ce28">
            <text:p>200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2005:bud</text:p>
          </table:table-cell>
          <table:table-cell office:value-type="date" office:date-value="2005-04-03T00:00:00" table:style-name="ce28">
            <text:p>2005-04-03</text:p>
          </table:table-cell>
          <table:table-cell office:value-type="string" table:style-name="ce4">
            <text:p>BUD_DATE</text:p>
          </table:table-cell>
          <table:table-cell table:number-columns-repeated="16381"/>
        </table:table-row>
        <table:table-row table:style-name="ro7">
          <table:table-cell office:value-type="string" table:style-name="ce1">
            <text:p>INIAV:2PORTOS:52213:2006:bud</text:p>
          </table:table-cell>
          <table:table-cell office:value-type="date" office:date-value="2006-03-27T00:00:00" table:style-name="ce28">
            <text:p>2006-03-27</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1998:bud</text:p>
          </table:table-cell>
          <table:table-cell office:value-type="date" office:date-value="1998-03-10T00:00:00" table:style-name="ce28">
            <text:p>1998-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2000:bud</text:p>
          </table:table-cell>
          <table:table-cell office:value-type="date" office:date-value="2000-03-15T00:00:00" table:style-name="ce28">
            <text:p>2000-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2002:bud</text:p>
          </table:table-cell>
          <table:table-cell office:value-type="date" office:date-value="2002-03-11T00:00:00" table:style-name="ce28">
            <text:p>2002-03-11</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2003:bud</text:p>
          </table:table-cell>
          <table:table-cell office:value-type="date" office:date-value="2003-03-18T00:00:00" table:style-name="ce28">
            <text:p>2003-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2004:bud</text:p>
          </table:table-cell>
          <table:table-cell office:value-type="date" office:date-value="2004-03-17T00:00:00" table:style-name="ce28">
            <text:p>2004-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2005:bud</text:p>
          </table:table-cell>
          <table:table-cell office:value-type="date" office:date-value="2005-04-03T00:00:00" table:style-name="ce28">
            <text:p>2005-04-03</text:p>
          </table:table-cell>
          <table:table-cell office:value-type="string" table:style-name="ce4">
            <text:p>BUD_DATE</text:p>
          </table:table-cell>
          <table:table-cell table:number-columns-repeated="16381"/>
        </table:table-row>
        <table:table-row table:style-name="ro7">
          <table:table-cell office:value-type="string" table:style-name="ce1">
            <text:p>INIAV:2PORTOS:52512:2006:bud</text:p>
          </table:table-cell>
          <table:table-cell office:value-type="date" office:date-value="2006-03-30T00:00:00" table:style-name="ce28">
            <text:p>2006-03-30</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1993:bud</text:p>
          </table:table-cell>
          <table:table-cell office:value-type="date" office:date-value="1993-04-06T00:00:00" table:style-name="ce28">
            <text:p>1993-04-06</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1994:bud</text:p>
          </table:table-cell>
          <table:table-cell office:value-type="date" office:date-value="1994-03-21T00:00:00" table:style-name="ce28">
            <text:p>1994-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1995:bud</text:p>
          </table:table-cell>
          <table:table-cell office:value-type="date" office:date-value="1995-03-23T00:00:00" table:style-name="ce28">
            <text:p>1995-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1996:bud</text:p>
          </table:table-cell>
          <table:table-cell office:value-type="date" office:date-value="1996-04-02T00:00:00" table:style-name="ce28">
            <text:p>1996-04-02</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1997:bud</text:p>
          </table:table-cell>
          <table:table-cell office:value-type="date" office:date-value="1997-03-17T00:00:00" table:style-name="ce28">
            <text:p>1997-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1998:bud</text:p>
          </table:table-cell>
          <table:table-cell office:value-type="date" office:date-value="1998-03-20T00:00:00" table:style-name="ce28">
            <text:p>1998-03-20</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1999:bud</text:p>
          </table:table-cell>
          <table:table-cell office:value-type="date" office:date-value="1999-03-31T00:00:00" table:style-name="ce28">
            <text:p>1999-03-31</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2000:bud</text:p>
          </table:table-cell>
          <table:table-cell office:value-type="date" office:date-value="2000-03-20T00:00:00" table:style-name="ce28">
            <text:p>2000-03-20</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2001:bud</text:p>
          </table:table-cell>
          <table:table-cell office:value-type="date" office:date-value="2001-03-15T00:00:00" table:style-name="ce28">
            <text:p>2001-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2002:bud</text:p>
          </table:table-cell>
          <table:table-cell office:value-type="date" office:date-value="2002-03-26T00:00:00" table:style-name="ce28">
            <text:p>2002-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3115:2003:bud</text:p>
          </table:table-cell>
          <table:table-cell office:value-type="date" office:date-value="2003-03-28T00:00:00" table:style-name="ce28">
            <text:p>2003-03-28</text:p>
          </table:table-cell>
          <table:table-cell office:value-type="string" table:style-name="ce4">
            <text:p>BUD_DATE</text:p>
          </table:table-cell>
          <table:table-cell table:number-columns-repeated="16381"/>
        </table:table-row>
        <table:table-row table:style-name="ro7">
          <table:table-cell office:value-type="string" table:style-name="ce1">
            <text:p>INIAV:2PORTOS:RB: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RB: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RB: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RB:1998:bud</text:p>
          </table:table-cell>
          <table:table-cell office:value-type="date" office:date-value="1998-03-06T00:00:00" table:style-name="ce28">
            <text:p>1998-03-06</text:p>
          </table:table-cell>
          <table:table-cell office:value-type="string" table:style-name="ce4">
            <text:p>BUD_DATE</text:p>
          </table:table-cell>
          <table:table-cell table:number-columns-repeated="16381"/>
        </table:table-row>
        <table:table-row table:style-name="ro7">
          <table:table-cell office:value-type="string" table:style-name="ce1">
            <text:p>INIAV:2PORTOS:RB:1999:bud</text:p>
          </table:table-cell>
          <table:table-cell office:value-type="date" office:date-value="1999-03-22T00:00:00" table:style-name="ce28">
            <text:p>1999-03-22</text:p>
          </table:table-cell>
          <table:table-cell office:value-type="string" table:style-name="ce4">
            <text:p>BUD_DATE</text:p>
          </table:table-cell>
          <table:table-cell table:number-columns-repeated="16381"/>
        </table:table-row>
        <table:table-row table:style-name="ro7">
          <table:table-cell office:value-type="string" table:style-name="ce1">
            <text:p>INIAV:2PORTOS:RB:2000:bud</text:p>
          </table:table-cell>
          <table:table-cell office:value-type="date" office:date-value="2000-03-11T00:00:00" table:style-name="ce28">
            <text:p>2000-03-11</text:p>
          </table:table-cell>
          <table:table-cell office:value-type="string" table:style-name="ce4">
            <text:p>BUD_DATE</text:p>
          </table:table-cell>
          <table:table-cell table:number-columns-repeated="16381"/>
        </table:table-row>
        <table:table-row table:style-name="ro7">
          <table:table-cell office:value-type="string" table:style-name="ce1">
            <text:p>INIAV:2PORTOS:RB:2001:bud</text:p>
          </table:table-cell>
          <table:table-cell office:value-type="date" office:date-value="2001-03-02T00:00:00" table:style-name="ce28">
            <text:p>2001-03-02</text:p>
          </table:table-cell>
          <table:table-cell office:value-type="string" table:style-name="ce4">
            <text:p>BUD_DATE</text:p>
          </table:table-cell>
          <table:table-cell table:number-columns-repeated="16381"/>
        </table:table-row>
        <table:table-row table:style-name="ro7">
          <table:table-cell office:value-type="string" table:style-name="ce1">
            <text:p>INIAV:2PORTOS:RB:2002:bud</text:p>
          </table:table-cell>
          <table:table-cell office:value-type="date" office:date-value="2002-03-12T00:00:00" table:style-name="ce28">
            <text:p>2002-03-12</text:p>
          </table:table-cell>
          <table:table-cell office:value-type="string" table:style-name="ce4">
            <text:p>BUD_DATE</text:p>
          </table:table-cell>
          <table:table-cell table:number-columns-repeated="16381"/>
        </table:table-row>
        <table:table-row table:style-name="ro7">
          <table:table-cell office:value-type="string" table:style-name="ce1">
            <text:p>INIAV:2PORTOS:RB:2003:bud</text:p>
          </table:table-cell>
          <table:table-cell office:value-type="date" office:date-value="2003-03-12T00:00:00" table:style-name="ce28">
            <text:p>2003-03-12</text:p>
          </table:table-cell>
          <table:table-cell office:value-type="string" table:style-name="ce4">
            <text:p>BUD_DATE</text:p>
          </table:table-cell>
          <table:table-cell table:number-columns-repeated="16381"/>
        </table:table-row>
        <table:table-row table:style-name="ro7">
          <table:table-cell office:value-type="string" table:style-name="ce1">
            <text:p>INIAV:2PORTOS:RB:2004:bud</text:p>
          </table:table-cell>
          <table:table-cell office:value-type="date" office:date-value="2004-03-12T00:00:00" table:style-name="ce28">
            <text:p>2004-03-12</text:p>
          </table:table-cell>
          <table:table-cell office:value-type="string" table:style-name="ce4">
            <text:p>BUD_DATE</text:p>
          </table:table-cell>
          <table:table-cell table:number-columns-repeated="16381"/>
        </table:table-row>
        <table:table-row table:style-name="ro7">
          <table:table-cell office:value-type="string" table:style-name="ce1">
            <text:p>INIAV:2PORTOS:RB:2005:bud</text:p>
          </table:table-cell>
          <table:table-cell office:value-type="date" office:date-value="2005-03-31T00:00:00" table:style-name="ce28">
            <text:p>2005-03-31</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0:bud</text:p>
          </table:table-cell>
          <table:table-cell office:value-type="date" office:date-value="1990-03-19T00:00:00" table:style-name="ce28">
            <text:p>1990-03-19</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1:bud</text:p>
          </table:table-cell>
          <table:table-cell office:value-type="date" office:date-value="1991-03-25T00:00:00" table:style-name="ce28">
            <text:p>1991-03-25</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2:bud</text:p>
          </table:table-cell>
          <table:table-cell office:value-type="date" office:date-value="1992-03-23T00:00:00" table:style-name="ce28">
            <text:p>1992-03-23</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3:bud</text:p>
          </table:table-cell>
          <table:table-cell office:value-type="date" office:date-value="1993-03-26T00:00:00" table:style-name="ce28">
            <text:p>1993-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4:bud</text:p>
          </table:table-cell>
          <table:table-cell office:value-type="date" office:date-value="1994-03-14T00:00:00" table:style-name="ce28">
            <text:p>1994-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7:bud</text:p>
          </table:table-cell>
          <table:table-cell office:value-type="date" office:date-value="1997-03-06T00:00:00" table:style-name="ce28">
            <text:p>1997-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8:bud</text:p>
          </table:table-cell>
          <table:table-cell office:value-type="date" office:date-value="1998-03-09T00:00:00" table:style-name="ce28">
            <text:p>1998-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413:2000:bud</text:p>
          </table:table-cell>
          <table:table-cell office:value-type="date" office:date-value="2000-03-14T00:00:00" table:style-name="ce28">
            <text:p>2000-03-14</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1996:bud</text:p>
          </table:table-cell>
          <table:table-cell office:value-type="date" office:date-value="1996-03-21T00:00:00" table:style-name="ce28">
            <text:p>1996-03-21</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1998:bud</text:p>
          </table:table-cell>
          <table:table-cell office:value-type="date" office:date-value="1998-03-10T00:00:00" table:style-name="ce28">
            <text:p>1998-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2000:bud</text:p>
          </table:table-cell>
          <table:table-cell office:value-type="date" office:date-value="2000-03-16T00:00:00" table:style-name="ce28">
            <text:p>2000-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2001:bud</text:p>
          </table:table-cell>
          <table:table-cell office:value-type="date" office:date-value="2001-03-06T00:00:00" table:style-name="ce28">
            <text:p>2001-03-06</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2002:bud</text:p>
          </table:table-cell>
          <table:table-cell office:value-type="date" office:date-value="2002-03-18T00:00:00" table:style-name="ce28">
            <text:p>2002-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2003:bud</text:p>
          </table:table-cell>
          <table:table-cell office:value-type="date" office:date-value="2003-03-17T00:00:00" table:style-name="ce28">
            <text:p>2003-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2004:bud</text:p>
          </table:table-cell>
          <table:table-cell office:value-type="date" office:date-value="2004-03-16T00:00:00" table:style-name="ce28">
            <text:p>2004-03-16</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2005:bud</text:p>
          </table:table-cell>
          <table:table-cell office:value-type="date" office:date-value="2005-04-07T00:00:00" table:style-name="ce28">
            <text:p>2005-04-07</text:p>
          </table:table-cell>
          <table:table-cell office:value-type="string" table:style-name="ce4">
            <text:p>BUD_DATE</text:p>
          </table:table-cell>
          <table:table-cell table:number-columns-repeated="16381"/>
        </table:table-row>
        <table:table-row table:style-name="ro7">
          <table:table-cell office:value-type="string" table:style-name="ce1">
            <text:p>INIAV:2PORTOS:51914:2006:bud</text:p>
          </table:table-cell>
          <table:table-cell office:value-type="date" office:date-value="2006-03-27T00:00:00" table:style-name="ce28">
            <text:p>2006-03-27</text:p>
          </table:table-cell>
          <table:table-cell office:value-type="string" table:style-name="ce4">
            <text:p>BUD_DATE</text:p>
          </table:table-cell>
          <table:table-cell table:number-columns-repeated="16381"/>
        </table:table-row>
        <table:table-row table:style-name="ro7">
          <table:table-cell office:value-type="string" table:style-name="ce1">
            <text:p>INIAV:2PORTOS:51512:2001:bud</text:p>
          </table:table-cell>
          <table:table-cell office:value-type="date" office:date-value="2001-03-09T00:00:00" table:style-name="ce28">
            <text:p>2001-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1512:2002:bud</text:p>
          </table:table-cell>
          <table:table-cell office:value-type="date" office:date-value="2002-03-18T00:00:00" table:style-name="ce28">
            <text:p>2002-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1512:2003:bud</text:p>
          </table:table-cell>
          <table:table-cell office:value-type="date" office:date-value="2003-03-18T00:00:00" table:style-name="ce28">
            <text:p>2003-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1512:2004:bud</text:p>
          </table:table-cell>
          <table:table-cell office:value-type="date" office:date-value="2004-03-17T00:00:00" table:style-name="ce28">
            <text:p>2004-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1995:bud</text:p>
          </table:table-cell>
          <table:table-cell office:value-type="date" office:date-value="1995-03-13T00:00:00" table:style-name="ce28">
            <text:p>1995-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1996:bud</text:p>
          </table:table-cell>
          <table:table-cell office:value-type="date" office:date-value="1996-03-18T00:00:00" table:style-name="ce28">
            <text:p>1996-03-18</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1997:bud</text:p>
          </table:table-cell>
          <table:table-cell office:value-type="date" office:date-value="1997-03-10T00:00:00" table:style-name="ce28">
            <text:p>1997-03-10</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1998:bud</text:p>
          </table:table-cell>
          <table:table-cell office:value-type="date" office:date-value="1998-03-09T00:00:00" table:style-name="ce28">
            <text:p>1998-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1999:bud</text:p>
          </table:table-cell>
          <table:table-cell office:value-type="date" office:date-value="1999-03-26T00:00:00" table:style-name="ce28">
            <text:p>1999-03-26</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2000:bud</text:p>
          </table:table-cell>
          <table:table-cell office:value-type="date" office:date-value="2000-03-15T00:00:00" table:style-name="ce28">
            <text:p>2000-03-15</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2001:bud</text:p>
          </table:table-cell>
          <table:table-cell office:value-type="date" office:date-value="2001-03-09T00:00:00" table:style-name="ce28">
            <text:p>2001-03-09</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2002:bud</text:p>
          </table:table-cell>
          <table:table-cell office:value-type="date" office:date-value="2002-03-17T00:00:00" table:style-name="ce28">
            <text:p>2002-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2003:bud</text:p>
          </table:table-cell>
          <table:table-cell office:value-type="date" office:date-value="2003-03-13T00:00:00" table:style-name="ce28">
            <text:p>2003-03-13</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2004:bud</text:p>
          </table:table-cell>
          <table:table-cell office:value-type="date" office:date-value="2004-03-17T00:00:00" table:style-name="ce28">
            <text:p>2004-03-17</text:p>
          </table:table-cell>
          <table:table-cell office:value-type="string" table:style-name="ce4">
            <text:p>BUD_DATE</text:p>
          </table:table-cell>
          <table:table-cell table:number-columns-repeated="16381"/>
        </table:table-row>
        <table:table-row table:style-name="ro7">
          <table:table-cell office:value-type="string" table:style-name="ce1">
            <text:p>INIAV:2PORTOS:52715:2005:bud</text:p>
          </table:table-cell>
          <table:table-cell office:value-type="date" office:date-value="2005-04-02T00:00:00" table:style-name="ce28">
            <text:p>2005-04-02</text:p>
          </table:table-cell>
          <table:table-cell office:value-type="string" table:style-name="ce4">
            <text:p>BUD_DATE</text:p>
          </table:table-cell>
          <table:table-cell table:number-columns-repeated="16381"/>
        </table:table-row>
        <table:table-row table:style-name="ro7">
          <table:table-cell office:value-type="string" table:style-name="ce1">
            <text:p>INIAV:2PORTOS:52003:1995:flw</text:p>
          </table:table-cell>
          <table:table-cell office:value-type="date" office:date-value="1995-05-11T00:00:00" table:style-name="ce24">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003:1996:flw</text:p>
          </table:table-cell>
          <table:table-cell office:value-type="date" office:date-value="1996-05-27T00:00:00" table:style-name="ce24">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003:1997:flw</text:p>
          </table:table-cell>
          <table:table-cell office:value-type="date" office:date-value="1997-04-22T00:00:00" table:style-name="ce24">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52003:1998:flw</text:p>
          </table:table-cell>
          <table:table-cell office:value-type="date" office:date-value="1998-05-18T00:00:00" table:style-name="ce24">
            <text:p>1998-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003:1999:flw</text:p>
          </table:table-cell>
          <table:table-cell office:value-type="date" office:date-value="1999-05-24T00:00:00" table:style-name="ce24">
            <text:p>1999-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003:2000:flw</text:p>
          </table:table-cell>
          <table:table-cell office:value-type="date" office:date-value="2000-06-02T00:00:00" table:style-name="ce24">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2003:2001:flw</text:p>
          </table:table-cell>
          <table:table-cell office:value-type="date" office:date-value="2001-05-21T00:00:00" table:style-name="ce24">
            <text:p>2001-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003:2002:flw</text:p>
          </table:table-cell>
          <table:table-cell office:value-type="date" office:date-value="2002-05-20T00:00:00" table:style-name="ce24">
            <text:p>2002-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003:2003:flw</text:p>
          </table:table-cell>
          <table:table-cell office:value-type="date" office:date-value="2003-05-22T00:00:00" table:style-name="ce24">
            <text:p>2003-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003:2004:flw</text:p>
          </table:table-cell>
          <table:table-cell office:value-type="date" office:date-value="2004-05-21T00:00:00" table:style-name="ce24">
            <text:p>2004-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003:2005:flw</text:p>
          </table:table-cell>
          <table:table-cell office:value-type="date" office:date-value="2005-05-25T00:00:00" table:style-name="ce24">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003:2006:flw</text:p>
          </table:table-cell>
          <table:table-cell office:value-type="date" office:date-value="2006-05-25T00:00:00" table:style-name="ce24">
            <text:p>2006-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0:flw</text:p>
          </table:table-cell>
          <table:table-cell office:value-type="date" office:date-value="1990-05-25T00:00:00" table:style-name="ce28">
            <text:p>1990-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1:flw</text:p>
          </table:table-cell>
          <table:table-cell office:value-type="date" office:date-value="1991-06-03T00:00:00" table:style-name="ce28">
            <text:p>1991-06-03</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2:flw</text:p>
          </table:table-cell>
          <table:table-cell office:value-type="date" office:date-value="1992-05-25T00:00:00" table:style-name="ce28">
            <text:p>1992-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3:flw</text:p>
          </table:table-cell>
          <table:table-cell office:value-type="date" office:date-value="1993-06-11T00:00:00" table:style-name="ce28">
            <text:p>1993-06-11</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4:flw</text:p>
          </table:table-cell>
          <table:table-cell office:value-type="date" office:date-value="1994-05-23T00:00:00" table:style-name="ce28">
            <text:p>1994-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606: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606:2000:flw</text:p>
          </table:table-cell>
          <table:table-cell office:value-type="date" office:date-value="2000-05-29T00:00:00" table:style-name="ce28">
            <text:p>2000-05-29</text:p>
          </table:table-cell>
          <table:table-cell office:value-type="string" table:style-name="ce16">
            <text:p>FLO_50</text:p>
          </table:table-cell>
          <table:table-cell table:number-columns-repeated="16381"/>
        </table:table-row>
        <table:table-row table:style-name="ro7">
          <table:table-cell office:value-type="string" table:style-name="ce1">
            <text:p>INIAV:2PORTOS:52503: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503:1996:flw</text:p>
          </table:table-cell>
          <table:table-cell office:value-type="date" office:date-value="1996-05-30T00:00:00" table:style-name="ce28">
            <text:p>1996-05-30</text:p>
          </table:table-cell>
          <table:table-cell office:value-type="string" table:style-name="ce16">
            <text:p>FLO_50</text:p>
          </table:table-cell>
          <table:table-cell table:number-columns-repeated="16381"/>
        </table:table-row>
        <table:table-row table:style-name="ro7">
          <table:table-cell office:value-type="string" table:style-name="ce1">
            <text:p>INIAV:2PORTOS:52503: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52503:1998:flw</text:p>
          </table:table-cell>
          <table:table-cell office:value-type="date" office:date-value="1998-05-21T00:00:00" table:style-name="ce28">
            <text:p>1998-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503:1999:flw</text:p>
          </table:table-cell>
          <table:table-cell office:value-type="date" office:date-value="1999-05-25T00:00:00" table:style-name="ce28">
            <text:p>1999-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503: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2503:2001:flw</text:p>
          </table:table-cell>
          <table:table-cell office:value-type="date" office:date-value="2001-05-28T00:00:00" table:style-name="ce28">
            <text:p>2001-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503:2002:flw</text:p>
          </table:table-cell>
          <table:table-cell office:value-type="date" office:date-value="2002-05-23T00:00:00" table:style-name="ce28">
            <text:p>2002-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503:2003:flw</text:p>
          </table:table-cell>
          <table:table-cell office:value-type="date" office:date-value="2003-05-26T00:00:00" table:style-name="ce28">
            <text:p>2003-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503:2004:flw</text:p>
          </table:table-cell>
          <table:table-cell office:value-type="date" office:date-value="2004-05-28T00:00:00" table:style-name="ce28">
            <text:p>2004-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503:2005:flw</text:p>
          </table:table-cell>
          <table:table-cell office:value-type="date" office:date-value="2005-05-27T00:00:00" table:style-name="ce28">
            <text:p>2005-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503:2006:flw</text:p>
          </table:table-cell>
          <table:table-cell office:value-type="date" office:date-value="2006-05-25T00:00:00" table:style-name="ce28">
            <text:p>2006-05-25</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0:flw</text:p>
          </table:table-cell>
          <table:table-cell office:value-type="date" office:date-value="1990-05-18T00:00:00" table:style-name="ce28">
            <text:p>1990-05-18</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1:flw</text:p>
          </table:table-cell>
          <table:table-cell office:value-type="date" office:date-value="1991-05-27T00:00:00" table:style-name="ce28">
            <text:p>1991-05-27</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2:flw</text:p>
          </table:table-cell>
          <table:table-cell office:value-type="date" office:date-value="1992-05-18T00:00:00" table:style-name="ce28">
            <text:p>1992-05-18</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3:flw</text:p>
          </table:table-cell>
          <table:table-cell office:value-type="date" office:date-value="1993-06-04T00:00:00" table:style-name="ce28">
            <text:p>1993-06-04</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4:flw</text:p>
          </table:table-cell>
          <table:table-cell office:value-type="date" office:date-value="1994-05-16T00:00:00" table:style-name="ce28">
            <text:p>1994-05-16</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8:flw</text:p>
          </table:table-cell>
          <table:table-cell office:value-type="date" office:date-value="1998-05-18T00:00:00" table:style-name="ce28">
            <text:p>1998-05-18</text:p>
          </table:table-cell>
          <table:table-cell office:value-type="string" table:style-name="ce16">
            <text:p>FLO_50</text:p>
          </table:table-cell>
          <table:table-cell table:number-columns-repeated="16381"/>
        </table:table-row>
        <table:table-row table:style-name="ro7">
          <table:table-cell office:value-type="string" table:style-name="ce1">
            <text:p>INIAV:2PORTOS:53104:1999:flw</text:p>
          </table:table-cell>
          <table:table-cell office:value-type="date" office:date-value="1999-05-23T00:00:00" table:style-name="ce28">
            <text:p>1999-05-23</text:p>
          </table:table-cell>
          <table:table-cell office:value-type="string" table:style-name="ce16">
            <text:p>FLO_50</text:p>
          </table:table-cell>
          <table:table-cell table:number-columns-repeated="16381"/>
        </table:table-row>
        <table:table-row table:style-name="ro7">
          <table:table-cell office:value-type="string" table:style-name="ce1">
            <text:p>INIAV:2PORTOS:53104:2000:flw</text:p>
          </table:table-cell>
          <table:table-cell office:value-type="date" office:date-value="2000-05-26T00:00:00" table:style-name="ce28">
            <text:p>2000-05-26</text:p>
          </table:table-cell>
          <table:table-cell office:value-type="string" table:style-name="ce16">
            <text:p>FLO_50</text:p>
          </table:table-cell>
          <table:table-cell table:number-columns-repeated="16381"/>
        </table:table-row>
        <table:table-row table:style-name="ro7">
          <table:table-cell office:value-type="string" table:style-name="ce1">
            <text:p>INIAV:2PORTOS:53104:2001:flw</text:p>
          </table:table-cell>
          <table:table-cell office:value-type="date" office:date-value="2001-05-19T00:00:00" table:style-name="ce28">
            <text:p>2001-05-19</text:p>
          </table:table-cell>
          <table:table-cell office:value-type="string" table:style-name="ce16">
            <text:p>FLO_50</text:p>
          </table:table-cell>
          <table:table-cell table:number-columns-repeated="16381"/>
        </table:table-row>
        <table:table-row table:style-name="ro7">
          <table:table-cell office:value-type="string" table:style-name="ce1">
            <text:p>INIAV:2PORTOS:53104:2002:flw</text:p>
          </table:table-cell>
          <table:table-cell office:value-type="date" office:date-value="2002-05-14T00:00:00" table:style-name="ce28">
            <text:p>2002-05-14</text:p>
          </table:table-cell>
          <table:table-cell office:value-type="string" table:style-name="ce16">
            <text:p>FLO_50</text:p>
          </table:table-cell>
          <table:table-cell table:number-columns-repeated="16381"/>
        </table:table-row>
        <table:table-row table:style-name="ro7">
          <table:table-cell office:value-type="string" table:style-name="ce1">
            <text:p>INIAV:2PORTOS:53104:2003:flw</text:p>
          </table:table-cell>
          <table:table-cell office:value-type="date" office:date-value="2003-05-17T00:00:00" table:style-name="ce28">
            <text:p>2003-05-17</text:p>
          </table:table-cell>
          <table:table-cell office:value-type="string" table:style-name="ce16">
            <text:p>FLO_50</text:p>
          </table:table-cell>
          <table:table-cell table:number-columns-repeated="16381"/>
        </table:table-row>
        <table:table-row table:style-name="ro7">
          <table:table-cell office:value-type="string" table:style-name="ce1">
            <text:p>INIAV:2PORTOS:53104:2004:flw</text:p>
          </table:table-cell>
          <table:table-cell office:value-type="date" office:date-value="2004-05-18T00:00:00" table:style-name="ce28">
            <text:p>2004-05-18</text:p>
          </table:table-cell>
          <table:table-cell office:value-type="string" table:style-name="ce16">
            <text:p>FLO_50</text:p>
          </table:table-cell>
          <table:table-cell table:number-columns-repeated="16381"/>
        </table:table-row>
        <table:table-row table:style-name="ro7">
          <table:table-cell office:value-type="string" table:style-name="ce1">
            <text:p>INIAV:2PORTOS:53104: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3104:2006:flw</text:p>
          </table:table-cell>
          <table:table-cell office:value-type="date" office:date-value="2006-05-22T00:00:00" table:style-name="ce28">
            <text:p>2006-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2:flw</text:p>
          </table:table-cell>
          <table:table-cell office:value-type="date" office:date-value="1992-05-28T00:00:00" table:style-name="ce28">
            <text:p>1992-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3:flw</text:p>
          </table:table-cell>
          <table:table-cell office:value-type="date" office:date-value="1993-06-15T00:00:00" table:style-name="ce28">
            <text:p>1993-06-15</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4:flw</text:p>
          </table:table-cell>
          <table:table-cell office:value-type="date" office:date-value="1994-05-23T00:00:00" table:style-name="ce28">
            <text:p>1994-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5:flw</text:p>
          </table:table-cell>
          <table:table-cell office:value-type="date" office:date-value="1995-05-18T00:00:00" table:style-name="ce28">
            <text:p>1995-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6:flw</text:p>
          </table:table-cell>
          <table:table-cell office:value-type="date" office:date-value="1996-05-30T00:00:00" table:style-name="ce28">
            <text:p>1996-05-30</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7:flw</text:p>
          </table:table-cell>
          <table:table-cell office:value-type="date" office:date-value="1997-05-02T00:00:00" table:style-name="ce28">
            <text:p>1997-05-02</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203: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203: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2203: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203:2002:flw</text:p>
          </table:table-cell>
          <table:table-cell office:value-type="date" office:date-value="2002-05-27T00:00:00" table:style-name="ce28">
            <text:p>2002-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203:2003:flw</text:p>
          </table:table-cell>
          <table:table-cell office:value-type="date" office:date-value="2003-05-26T00:00:00" table:style-name="ce28">
            <text:p>2003-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106: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52106: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106: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52106:1998:flw</text:p>
          </table:table-cell>
          <table:table-cell office:value-type="date" office:date-value="1998-05-18T00:00:00" table:style-name="ce28">
            <text:p>1998-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106:1999:flw</text:p>
          </table:table-cell>
          <table:table-cell office:value-type="date" office:date-value="1999-05-24T00:00:00" table:style-name="ce28">
            <text:p>1999-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106:2000:flw</text:p>
          </table:table-cell>
          <table:table-cell office:value-type="date" office:date-value="2000-05-26T00:00:00" table:style-name="ce28">
            <text:p>2000-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106:2001:flw</text:p>
          </table:table-cell>
          <table:table-cell office:value-type="date" office:date-value="2001-05-17T00:00:00" table:style-name="ce28">
            <text:p>2001-05-17</text:p>
          </table:table-cell>
          <table:table-cell office:value-type="string" table:style-name="ce16">
            <text:p>FLO_50</text:p>
          </table:table-cell>
          <table:table-cell table:number-columns-repeated="16381"/>
        </table:table-row>
        <table:table-row table:style-name="ro7">
          <table:table-cell office:value-type="string" table:style-name="ce1">
            <text:p>INIAV:2PORTOS:52106:2002:flw</text:p>
          </table:table-cell>
          <table:table-cell office:value-type="date" office:date-value="2002-05-17T00:00:00" table:style-name="ce28">
            <text:p>2002-05-17</text:p>
          </table:table-cell>
          <table:table-cell office:value-type="string" table:style-name="ce16">
            <text:p>FLO_50</text:p>
          </table:table-cell>
          <table:table-cell table:number-columns-repeated="16381"/>
        </table:table-row>
        <table:table-row table:style-name="ro7">
          <table:table-cell office:value-type="string" table:style-name="ce1">
            <text:p>INIAV:2PORTOS:52106:2003:flw</text:p>
          </table:table-cell>
          <table:table-cell office:value-type="date" office:date-value="2003-05-19T00:00:00" table:style-name="ce28">
            <text:p>2003-05-19</text:p>
          </table:table-cell>
          <table:table-cell office:value-type="string" table:style-name="ce16">
            <text:p>FLO_50</text:p>
          </table:table-cell>
          <table:table-cell table:number-columns-repeated="16381"/>
        </table:table-row>
        <table:table-row table:style-name="ro7">
          <table:table-cell office:value-type="string" table:style-name="ce1">
            <text:p>INIAV:2PORTOS:52106:2004:flw</text:p>
          </table:table-cell>
          <table:table-cell office:value-type="date" office:date-value="2004-05-20T00:00:00" table:style-name="ce28">
            <text:p>2004-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106:2005:flw</text:p>
          </table:table-cell>
          <table:table-cell office:value-type="date" office:date-value="2005-05-23T00:00:00" table:style-name="ce28">
            <text:p>2005-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905: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905: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905: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52905:1998:flw</text:p>
          </table:table-cell>
          <table:table-cell office:value-type="date" office:date-value="1998-05-21T00:00:00" table:style-name="ce28">
            <text:p>1998-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905:1999:flw</text:p>
          </table:table-cell>
          <table:table-cell office:value-type="date" office:date-value="1999-05-26T00:00:00" table:style-name="ce28">
            <text:p>1999-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905:2000:flw</text:p>
          </table:table-cell>
          <table:table-cell office:value-type="date" office:date-value="2000-05-26T00:00:00" table:style-name="ce28">
            <text:p>2000-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905:2001:flw</text:p>
          </table:table-cell>
          <table:table-cell office:value-type="date" office:date-value="2001-05-21T00:00:00" table:style-name="ce28">
            <text:p>2001-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905:2002:flw</text:p>
          </table:table-cell>
          <table:table-cell office:value-type="date" office:date-value="2002-05-21T00:00:00" table:style-name="ce28">
            <text:p>2002-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905:2003:flw</text:p>
          </table:table-cell>
          <table:table-cell office:value-type="date" office:date-value="2003-05-23T00:00:00" table:style-name="ce28">
            <text:p>2003-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905:2004:flw</text:p>
          </table:table-cell>
          <table:table-cell office:value-type="date" office:date-value="2004-05-21T00:00:00" table:style-name="ce28">
            <text:p>2004-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905: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AR:1994:flw</text:p>
          </table:table-cell>
          <table:table-cell office:value-type="date" office:date-value="1994-05-23T00:00:00" table:style-name="ce28">
            <text:p>1994-05-23</text:p>
          </table:table-cell>
          <table:table-cell office:value-type="string" table:style-name="ce16">
            <text:p>FLO_50</text:p>
          </table:table-cell>
          <table:table-cell table:number-columns-repeated="16381"/>
        </table:table-row>
        <table:table-row table:style-name="ro7">
          <table:table-cell office:value-type="string" table:style-name="ce1">
            <text:p>INIAV:2PORTOS:AR: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AR: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AR: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AR: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AR:1999:flw</text:p>
          </table:table-cell>
          <table:table-cell office:value-type="date" office:date-value="1999-05-26T00:00:00" table:style-name="ce28">
            <text:p>1999-05-26</text:p>
          </table:table-cell>
          <table:table-cell office:value-type="string" table:style-name="ce16">
            <text:p>FLO_50</text:p>
          </table:table-cell>
          <table:table-cell table:number-columns-repeated="16381"/>
        </table:table-row>
        <table:table-row table:style-name="ro7">
          <table:table-cell office:value-type="string" table:style-name="ce1">
            <text:p>INIAV:2PORTOS:AR: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AR: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AR:2002:flw</text:p>
          </table:table-cell>
          <table:table-cell office:value-type="date" office:date-value="2002-05-23T00:00:00" table:style-name="ce28">
            <text:p>2002-05-23</text:p>
          </table:table-cell>
          <table:table-cell office:value-type="string" table:style-name="ce16">
            <text:p>FLO_50</text:p>
          </table:table-cell>
          <table:table-cell table:number-columns-repeated="16381"/>
        </table:table-row>
        <table:table-row table:style-name="ro7">
          <table:table-cell office:value-type="string" table:style-name="ce1">
            <text:p>INIAV:2PORTOS:AR:2003:flw</text:p>
          </table:table-cell>
          <table:table-cell office:value-type="date" office:date-value="2003-05-24T00:00:00" table:style-name="ce28">
            <text:p>2003-05-24</text:p>
          </table:table-cell>
          <table:table-cell office:value-type="string" table:style-name="ce16">
            <text:p>FLO_50</text:p>
          </table:table-cell>
          <table:table-cell table:number-columns-repeated="16381"/>
        </table:table-row>
        <table:table-row table:style-name="ro7">
          <table:table-cell office:value-type="string" table:style-name="ce1">
            <text:p>INIAV:2PORTOS:AR:2004:flw</text:p>
          </table:table-cell>
          <table:table-cell office:value-type="date" office:date-value="2004-05-26T00:00:00" table:style-name="ce28">
            <text:p>2004-05-26</text:p>
          </table:table-cell>
          <table:table-cell office:value-type="string" table:style-name="ce16">
            <text:p>FLO_50</text:p>
          </table:table-cell>
          <table:table-cell table:number-columns-repeated="16381"/>
        </table:table-row>
        <table:table-row table:style-name="ro7">
          <table:table-cell office:value-type="string" table:style-name="ce1">
            <text:p>INIAV:2PORTOS:AR:2005:flw</text:p>
          </table:table-cell>
          <table:table-cell office:value-type="date" office:date-value="2005-05-30T00:00:00" table:style-name="ce28">
            <text:p>2005-05-30</text:p>
          </table:table-cell>
          <table:table-cell office:value-type="string" table:style-name="ce16">
            <text:p>FLO_50</text:p>
          </table:table-cell>
          <table:table-cell table:number-columns-repeated="16381"/>
        </table:table-row>
        <table:table-row table:style-name="ro7">
          <table:table-cell office:value-type="string" table:style-name="ce1">
            <text:p>INIAV:2PORTOS:AR:2006:flw</text:p>
          </table:table-cell>
          <table:table-cell office:value-type="date" office:date-value="2006-05-27T00:00:00" table:style-name="ce28">
            <text:p>2006-05-27</text:p>
          </table:table-cell>
          <table:table-cell office:value-type="string" table:style-name="ce16">
            <text:p>FLO_50</text:p>
          </table:table-cell>
          <table:table-cell table:number-columns-repeated="16381"/>
        </table:table-row>
        <table:table-row table:style-name="ro7">
          <table:table-cell office:value-type="string" table:style-name="ce1">
            <text:p>INIAV:2PORTOS:TT: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TT:2002:flw</text:p>
          </table:table-cell>
          <table:table-cell office:value-type="date" office:date-value="2002-05-23T00:00:00" table:style-name="ce28">
            <text:p>2002-05-23</text:p>
          </table:table-cell>
          <table:table-cell office:value-type="string" table:style-name="ce16">
            <text:p>FLO_50</text:p>
          </table:table-cell>
          <table:table-cell table:number-columns-repeated="16381"/>
        </table:table-row>
        <table:table-row table:style-name="ro7">
          <table:table-cell office:value-type="string" table:style-name="ce1">
            <text:p>INIAV:2PORTOS:TT:2003:flw</text:p>
          </table:table-cell>
          <table:table-cell office:value-type="date" office:date-value="2003-05-23T00:00:00" table:style-name="ce28">
            <text:p>2003-05-23</text:p>
          </table:table-cell>
          <table:table-cell office:value-type="string" table:style-name="ce16">
            <text:p>FLO_50</text:p>
          </table:table-cell>
          <table:table-cell table:number-columns-repeated="16381"/>
        </table:table-row>
        <table:table-row table:style-name="ro7">
          <table:table-cell office:value-type="string" table:style-name="ce1">
            <text:p>INIAV:2PORTOS:TT:2004:flw</text:p>
          </table:table-cell>
          <table:table-cell office:value-type="date" office:date-value="2004-05-26T00:00:00" table:style-name="ce28">
            <text:p>2004-05-26</text:p>
          </table:table-cell>
          <table:table-cell office:value-type="string" table:style-name="ce16">
            <text:p>FLO_50</text:p>
          </table:table-cell>
          <table:table-cell table:number-columns-repeated="16381"/>
        </table:table-row>
        <table:table-row table:style-name="ro7">
          <table:table-cell office:value-type="string" table:style-name="ce1">
            <text:p>INIAV:2PORTOS:TT:2005:flw</text:p>
          </table:table-cell>
          <table:table-cell office:value-type="date" office:date-value="2005-06-01T00:00:00" table:style-name="ce28">
            <text:p>2005-06-01</text:p>
          </table:table-cell>
          <table:table-cell office:value-type="string" table:style-name="ce16">
            <text:p>FLO_50</text:p>
          </table:table-cell>
          <table:table-cell table:number-columns-repeated="16381"/>
        </table:table-row>
        <table:table-row table:style-name="ro7">
          <table:table-cell office:value-type="string" table:style-name="ce1">
            <text:p>INIAV:2PORTOS:TT:2006:flw</text:p>
          </table:table-cell>
          <table:table-cell office:value-type="date" office:date-value="2006-05-26T00:00:00" table:style-name="ce28">
            <text:p>2006-05-26</text:p>
          </table:table-cell>
          <table:table-cell office:value-type="string" table:style-name="ce16">
            <text:p>FLO_50</text:p>
          </table:table-cell>
          <table:table-cell table:number-columns-repeated="16381"/>
        </table:table-row>
        <table:table-row table:style-name="ro7">
          <table:table-cell office:value-type="string" table:style-name="ce1">
            <text:p>INIAV:2PORTOS:53307: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53307: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53307:1997:flw</text:p>
          </table:table-cell>
          <table:table-cell office:value-type="date" office:date-value="1997-04-24T00:00:00" table:style-name="ce28">
            <text:p>1997-04-24</text:p>
          </table:table-cell>
          <table:table-cell office:value-type="string" table:style-name="ce16">
            <text:p>FLO_50</text:p>
          </table:table-cell>
          <table:table-cell table:number-columns-repeated="16381"/>
        </table:table-row>
        <table:table-row table:style-name="ro7">
          <table:table-cell office:value-type="string" table:style-name="ce1">
            <text:p>INIAV:2PORTOS:53307:1998:flw</text:p>
          </table:table-cell>
          <table:table-cell office:value-type="date" office:date-value="1998-05-18T00:00:00" table:style-name="ce28">
            <text:p>1998-05-18</text:p>
          </table:table-cell>
          <table:table-cell office:value-type="string" table:style-name="ce16">
            <text:p>FLO_50</text:p>
          </table:table-cell>
          <table:table-cell table:number-columns-repeated="16381"/>
        </table:table-row>
        <table:table-row table:style-name="ro7">
          <table:table-cell office:value-type="string" table:style-name="ce1">
            <text:p>INIAV:2PORTOS:53307:1999:flw</text:p>
          </table:table-cell>
          <table:table-cell office:value-type="date" office:date-value="1999-05-23T00:00:00" table:style-name="ce28">
            <text:p>1999-05-23</text:p>
          </table:table-cell>
          <table:table-cell office:value-type="string" table:style-name="ce16">
            <text:p>FLO_50</text:p>
          </table:table-cell>
          <table:table-cell table:number-columns-repeated="16381"/>
        </table:table-row>
        <table:table-row table:style-name="ro7">
          <table:table-cell office:value-type="string" table:style-name="ce1">
            <text:p>INIAV:2PORTOS:53307:2000:flw</text:p>
          </table:table-cell>
          <table:table-cell office:value-type="date" office:date-value="2000-05-29T00:00:00" table:style-name="ce28">
            <text:p>2000-05-29</text:p>
          </table:table-cell>
          <table:table-cell office:value-type="string" table:style-name="ce16">
            <text:p>FLO_50</text:p>
          </table:table-cell>
          <table:table-cell table:number-columns-repeated="16381"/>
        </table:table-row>
        <table:table-row table:style-name="ro7">
          <table:table-cell office:value-type="string" table:style-name="ce1">
            <text:p>INIAV:2PORTOS:53307:2001:flw</text:p>
          </table:table-cell>
          <table:table-cell office:value-type="date" office:date-value="2001-05-21T00:00:00" table:style-name="ce28">
            <text:p>2001-05-21</text:p>
          </table:table-cell>
          <table:table-cell office:value-type="string" table:style-name="ce16">
            <text:p>FLO_50</text:p>
          </table:table-cell>
          <table:table-cell table:number-columns-repeated="16381"/>
        </table:table-row>
        <table:table-row table:style-name="ro7">
          <table:table-cell office:value-type="string" table:style-name="ce1">
            <text:p>INIAV:2PORTOS:53307:2002:flw</text:p>
          </table:table-cell>
          <table:table-cell office:value-type="date" office:date-value="2002-05-20T00:00:00" table:style-name="ce28">
            <text:p>2002-05-20</text:p>
          </table:table-cell>
          <table:table-cell office:value-type="string" table:style-name="ce16">
            <text:p>FLO_50</text:p>
          </table:table-cell>
          <table:table-cell table:number-columns-repeated="16381"/>
        </table:table-row>
        <table:table-row table:style-name="ro7">
          <table:table-cell office:value-type="string" table:style-name="ce1">
            <text:p>INIAV:2PORTOS:53307:2003:flw</text:p>
          </table:table-cell>
          <table:table-cell office:value-type="date" office:date-value="2003-05-22T00:00:00" table:style-name="ce28">
            <text:p>2003-05-22</text:p>
          </table:table-cell>
          <table:table-cell office:value-type="string" table:style-name="ce16">
            <text:p>FLO_50</text:p>
          </table:table-cell>
          <table:table-cell table:number-columns-repeated="16381"/>
        </table:table-row>
        <table:table-row table:style-name="ro7">
          <table:table-cell office:value-type="string" table:style-name="ce1">
            <text:p>INIAV:2PORTOS:53307:2004:flw</text:p>
          </table:table-cell>
          <table:table-cell office:value-type="date" office:date-value="2004-05-22T00:00:00" table:style-name="ce28">
            <text:p>2004-05-22</text:p>
          </table:table-cell>
          <table:table-cell office:value-type="string" table:style-name="ce16">
            <text:p>FLO_50</text:p>
          </table:table-cell>
          <table:table-cell table:number-columns-repeated="16381"/>
        </table:table-row>
        <table:table-row table:style-name="ro7">
          <table:table-cell office:value-type="string" table:style-name="ce1">
            <text:p>INIAV:2PORTOS:53307: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3307:2006:flw</text:p>
          </table:table-cell>
          <table:table-cell office:value-type="date" office:date-value="2006-05-22T00:00:00" table:style-name="ce28">
            <text:p>2006-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205: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205: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205: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52205:1998:flw</text:p>
          </table:table-cell>
          <table:table-cell office:value-type="date" office:date-value="1998-05-18T00:00:00" table:style-name="ce28">
            <text:p>1998-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205:1999:flw</text:p>
          </table:table-cell>
          <table:table-cell office:value-type="date" office:date-value="1999-05-25T00:00:00" table:style-name="ce28">
            <text:p>1999-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205:2000:flw</text:p>
          </table:table-cell>
          <table:table-cell office:value-type="date" office:date-value="2000-05-28T00:00:00" table:style-name="ce28">
            <text:p>2000-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205:2001:flw</text:p>
          </table:table-cell>
          <table:table-cell office:value-type="date" office:date-value="2001-05-17T00:00:00" table:style-name="ce28">
            <text:p>2001-05-17</text:p>
          </table:table-cell>
          <table:table-cell office:value-type="string" table:style-name="ce16">
            <text:p>FLO_50</text:p>
          </table:table-cell>
          <table:table-cell table:number-columns-repeated="16381"/>
        </table:table-row>
        <table:table-row table:style-name="ro7">
          <table:table-cell office:value-type="string" table:style-name="ce1">
            <text:p>INIAV:2PORTOS:52205:2002:flw</text:p>
          </table:table-cell>
          <table:table-cell office:value-type="date" office:date-value="2002-05-17T00:00:00" table:style-name="ce28">
            <text:p>2002-05-17</text:p>
          </table:table-cell>
          <table:table-cell office:value-type="string" table:style-name="ce16">
            <text:p>FLO_50</text:p>
          </table:table-cell>
          <table:table-cell table:number-columns-repeated="16381"/>
        </table:table-row>
        <table:table-row table:style-name="ro7">
          <table:table-cell office:value-type="string" table:style-name="ce1">
            <text:p>INIAV:2PORTOS:52205:2003:flw</text:p>
          </table:table-cell>
          <table:table-cell office:value-type="date" office:date-value="2003-05-19T00:00:00" table:style-name="ce28">
            <text:p>2003-05-19</text:p>
          </table:table-cell>
          <table:table-cell office:value-type="string" table:style-name="ce16">
            <text:p>FLO_50</text:p>
          </table:table-cell>
          <table:table-cell table:number-columns-repeated="16381"/>
        </table:table-row>
        <table:table-row table:style-name="ro7">
          <table:table-cell office:value-type="string" table:style-name="ce1">
            <text:p>INIAV:2PORTOS:52205:2004:flw</text:p>
          </table:table-cell>
          <table:table-cell office:value-type="date" office:date-value="2004-05-19T00:00:00" table:style-name="ce28">
            <text:p>2004-05-19</text:p>
          </table:table-cell>
          <table:table-cell office:value-type="string" table:style-name="ce16">
            <text:p>FLO_50</text:p>
          </table:table-cell>
          <table:table-cell table:number-columns-repeated="16381"/>
        </table:table-row>
        <table:table-row table:style-name="ro7">
          <table:table-cell office:value-type="string" table:style-name="ce1">
            <text:p>INIAV:2PORTOS:52205: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205:2006:flw</text:p>
          </table:table-cell>
          <table:table-cell office:value-type="date" office:date-value="2006-05-20T00:00:00" table:style-name="ce28">
            <text:p>2006-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0:flw</text:p>
          </table:table-cell>
          <table:table-cell office:value-type="date" office:date-value="1990-05-18T00:00:00" table:style-name="ce28">
            <text:p>1990-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1:flw</text:p>
          </table:table-cell>
          <table:table-cell office:value-type="date" office:date-value="1991-05-27T00:00:00" table:style-name="ce28">
            <text:p>1991-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2:flw</text:p>
          </table:table-cell>
          <table:table-cell office:value-type="date" office:date-value="1992-05-18T00:00:00" table:style-name="ce28">
            <text:p>1992-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3:flw</text:p>
          </table:table-cell>
          <table:table-cell office:value-type="date" office:date-value="1993-06-04T00:00:00" table:style-name="ce28">
            <text:p>1993-06-04</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4:flw</text:p>
          </table:table-cell>
          <table:table-cell office:value-type="date" office:date-value="1994-05-16T00:00:00" table:style-name="ce28">
            <text:p>1994-05-16</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8:flw</text:p>
          </table:table-cell>
          <table:table-cell office:value-type="date" office:date-value="1998-05-18T00:00:00" table:style-name="ce28">
            <text:p>1998-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206:1999:flw</text:p>
          </table:table-cell>
          <table:table-cell office:value-type="date" office:date-value="1999-05-24T00:00:00" table:style-name="ce28">
            <text:p>1999-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206:2000:flw</text:p>
          </table:table-cell>
          <table:table-cell office:value-type="date" office:date-value="2000-05-29T00:00:00" table:style-name="ce28">
            <text:p>2000-05-29</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0:flw</text:p>
          </table:table-cell>
          <table:table-cell office:value-type="date" office:date-value="1990-05-25T00:00:00" table:style-name="ce28">
            <text:p>1990-05-25</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1:flw</text:p>
          </table:table-cell>
          <table:table-cell office:value-type="date" office:date-value="1991-05-27T00:00:00" table:style-name="ce28">
            <text:p>1991-05-27</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2:flw</text:p>
          </table:table-cell>
          <table:table-cell office:value-type="date" office:date-value="1992-05-25T00:00:00" table:style-name="ce28">
            <text:p>1992-05-25</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3:flw</text:p>
          </table:table-cell>
          <table:table-cell office:value-type="date" office:date-value="1993-06-11T00:00:00" table:style-name="ce28">
            <text:p>1993-06-11</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4:flw</text:p>
          </table:table-cell>
          <table:table-cell office:value-type="date" office:date-value="1994-05-23T00:00:00" table:style-name="ce28">
            <text:p>1994-05-23</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53006: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3006:2000:flw</text:p>
          </table:table-cell>
          <table:table-cell office:value-type="date" office:date-value="2000-06-09T00:00:00" table:style-name="ce28">
            <text:p>2000-06-09</text:p>
          </table:table-cell>
          <table:table-cell office:value-type="string" table:style-name="ce16">
            <text:p>FLO_50</text:p>
          </table:table-cell>
          <table:table-cell table:number-columns-repeated="16381"/>
        </table:table-row>
        <table:table-row table:style-name="ro7">
          <table:table-cell office:value-type="string" table:style-name="ce1">
            <text:p>INIAV:2PORTOS:51902:1995:flw</text:p>
          </table:table-cell>
          <table:table-cell office:value-type="date" office:date-value="1995-05-18T00:00:00" table:style-name="ce28">
            <text:p>1995-05-18</text:p>
          </table:table-cell>
          <table:table-cell office:value-type="string" table:style-name="ce16">
            <text:p>FLO_50</text:p>
          </table:table-cell>
          <table:table-cell table:number-columns-repeated="16381"/>
        </table:table-row>
        <table:table-row table:style-name="ro7">
          <table:table-cell office:value-type="string" table:style-name="ce1">
            <text:p>INIAV:2PORTOS:51902:1996:flw</text:p>
          </table:table-cell>
          <table:table-cell office:value-type="date" office:date-value="1996-05-30T00:00:00" table:style-name="ce28">
            <text:p>1996-05-30</text:p>
          </table:table-cell>
          <table:table-cell office:value-type="string" table:style-name="ce16">
            <text:p>FLO_50</text:p>
          </table:table-cell>
          <table:table-cell table:number-columns-repeated="16381"/>
        </table:table-row>
        <table:table-row table:style-name="ro7">
          <table:table-cell office:value-type="string" table:style-name="ce1">
            <text:p>INIAV:2PORTOS:51902:1997:flw</text:p>
          </table:table-cell>
          <table:table-cell office:value-type="date" office:date-value="1997-05-02T00:00:00" table:style-name="ce28">
            <text:p>1997-05-02</text:p>
          </table:table-cell>
          <table:table-cell office:value-type="string" table:style-name="ce16">
            <text:p>FLO_50</text:p>
          </table:table-cell>
          <table:table-cell table:number-columns-repeated="16381"/>
        </table:table-row>
        <table:table-row table:style-name="ro7">
          <table:table-cell office:value-type="string" table:style-name="ce1">
            <text:p>INIAV:2PORTOS:51902:1998:flw</text:p>
          </table:table-cell>
          <table:table-cell office:value-type="date" office:date-value="1998-05-29T00:00:00" table:style-name="ce28">
            <text:p>1998-05-29</text:p>
          </table:table-cell>
          <table:table-cell office:value-type="string" table:style-name="ce16">
            <text:p>FLO_50</text:p>
          </table:table-cell>
          <table:table-cell table:number-columns-repeated="16381"/>
        </table:table-row>
        <table:table-row table:style-name="ro7">
          <table:table-cell office:value-type="string" table:style-name="ce1">
            <text:p>INIAV:2PORTOS:51902:1999:flw</text:p>
          </table:table-cell>
          <table:table-cell office:value-type="date" office:date-value="1999-06-02T00:00:00" table:style-name="ce28">
            <text:p>1999-06-02</text:p>
          </table:table-cell>
          <table:table-cell office:value-type="string" table:style-name="ce16">
            <text:p>FLO_50</text:p>
          </table:table-cell>
          <table:table-cell table:number-columns-repeated="16381"/>
        </table:table-row>
        <table:table-row table:style-name="ro7">
          <table:table-cell office:value-type="string" table:style-name="ce1">
            <text:p>INIAV:2PORTOS:51902:2000:flw</text:p>
          </table:table-cell>
          <table:table-cell office:value-type="date" office:date-value="2000-06-08T00:00:00" table:style-name="ce28">
            <text:p>2000-06-08</text:p>
          </table:table-cell>
          <table:table-cell office:value-type="string" table:style-name="ce16">
            <text:p>FLO_50</text:p>
          </table:table-cell>
          <table:table-cell table:number-columns-repeated="16381"/>
        </table:table-row>
        <table:table-row table:style-name="ro7">
          <table:table-cell office:value-type="string" table:style-name="ce1">
            <text:p>INIAV:2PORTOS:51902:2001:flw</text:p>
          </table:table-cell>
          <table:table-cell office:value-type="date" office:date-value="2001-05-26T00:00:00" table:style-name="ce28">
            <text:p>2001-05-26</text:p>
          </table:table-cell>
          <table:table-cell office:value-type="string" table:style-name="ce16">
            <text:p>FLO_50</text:p>
          </table:table-cell>
          <table:table-cell table:number-columns-repeated="16381"/>
        </table:table-row>
        <table:table-row table:style-name="ro7">
          <table:table-cell office:value-type="string" table:style-name="ce1">
            <text:p>INIAV:2PORTOS:51902:2002:flw</text:p>
          </table:table-cell>
          <table:table-cell office:value-type="date" office:date-value="2002-05-27T00:00:00" table:style-name="ce28">
            <text:p>2002-05-27</text:p>
          </table:table-cell>
          <table:table-cell office:value-type="string" table:style-name="ce16">
            <text:p>FLO_50</text:p>
          </table:table-cell>
          <table:table-cell table:number-columns-repeated="16381"/>
        </table:table-row>
        <table:table-row table:style-name="ro7">
          <table:table-cell office:value-type="string" table:style-name="ce1">
            <text:p>INIAV:2PORTOS:51902:2003:flw</text:p>
          </table:table-cell>
          <table:table-cell office:value-type="date" office:date-value="2003-05-29T00:00:00" table:style-name="ce28">
            <text:p>2003-05-29</text:p>
          </table:table-cell>
          <table:table-cell office:value-type="string" table:style-name="ce16">
            <text:p>FLO_50</text:p>
          </table:table-cell>
          <table:table-cell table:number-columns-repeated="16381"/>
        </table:table-row>
        <table:table-row table:style-name="ro7">
          <table:table-cell office:value-type="string" table:style-name="ce1">
            <text:p>INIAV:2PORTOS:51902:2004:flw</text:p>
          </table:table-cell>
          <table:table-cell office:value-type="date" office:date-value="2004-05-28T00:00:00" table:style-name="ce28">
            <text:p>2004-05-28</text:p>
          </table:table-cell>
          <table:table-cell office:value-type="string" table:style-name="ce16">
            <text:p>FLO_50</text:p>
          </table:table-cell>
          <table:table-cell table:number-columns-repeated="16381"/>
        </table:table-row>
        <table:table-row table:style-name="ro7">
          <table:table-cell office:value-type="string" table:style-name="ce1">
            <text:p>INIAV:2PORTOS:51902:2005:flw</text:p>
          </table:table-cell>
          <table:table-cell office:value-type="date" office:date-value="2005-06-01T00:00:00" table:style-name="ce28">
            <text:p>2005-06-01</text:p>
          </table:table-cell>
          <table:table-cell office:value-type="string" table:style-name="ce16">
            <text:p>FLO_50</text:p>
          </table:table-cell>
          <table:table-cell table:number-columns-repeated="16381"/>
        </table:table-row>
        <table:table-row table:style-name="ro7">
          <table:table-cell office:value-type="string" table:style-name="ce1">
            <text:p>INIAV:2PORTOS:51902:2006:flw</text:p>
          </table:table-cell>
          <table:table-cell office:value-type="date" office:date-value="2006-05-29T00:00:00" table:style-name="ce28">
            <text:p>2006-05-29</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0:flw</text:p>
          </table:table-cell>
          <table:table-cell office:value-type="date" office:date-value="1990-05-22T00:00:00" table:style-name="ce28">
            <text:p>1990-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1:flw</text:p>
          </table:table-cell>
          <table:table-cell office:value-type="date" office:date-value="1991-06-03T00:00:00" table:style-name="ce28">
            <text:p>1991-06-03</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2:flw</text:p>
          </table:table-cell>
          <table:table-cell office:value-type="date" office:date-value="1992-05-28T00:00:00" table:style-name="ce28">
            <text:p>1992-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3:flw</text:p>
          </table:table-cell>
          <table:table-cell office:value-type="date" office:date-value="1993-06-15T00:00:00" table:style-name="ce28">
            <text:p>1993-06-15</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4:flw</text:p>
          </table:table-cell>
          <table:table-cell office:value-type="date" office:date-value="1994-05-26T00:00:00" table:style-name="ce28">
            <text:p>1994-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6:flw</text:p>
          </table:table-cell>
          <table:table-cell office:value-type="date" office:date-value="1996-05-30T00:00:00" table:style-name="ce28">
            <text:p>1996-05-30</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8:flw</text:p>
          </table:table-cell>
          <table:table-cell office:value-type="date" office:date-value="1998-05-28T00:00:00" table:style-name="ce28">
            <text:p>1998-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311: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311: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AB:1990:flw</text:p>
          </table:table-cell>
          <table:table-cell office:value-type="date" office:date-value="1990-05-18T00:00:00" table:style-name="ce28">
            <text:p>1990-05-18</text:p>
          </table:table-cell>
          <table:table-cell office:value-type="string" table:style-name="ce16">
            <text:p>FLO_50</text:p>
          </table:table-cell>
          <table:table-cell table:number-columns-repeated="16381"/>
        </table:table-row>
        <table:table-row table:style-name="ro7">
          <table:table-cell office:value-type="string" table:style-name="ce1">
            <text:p>INIAV:2PORTOS:AB:1991:flw</text:p>
          </table:table-cell>
          <table:table-cell office:value-type="date" office:date-value="1991-05-27T00:00:00" table:style-name="ce28">
            <text:p>1991-05-27</text:p>
          </table:table-cell>
          <table:table-cell office:value-type="string" table:style-name="ce16">
            <text:p>FLO_50</text:p>
          </table:table-cell>
          <table:table-cell table:number-columns-repeated="16381"/>
        </table:table-row>
        <table:table-row table:style-name="ro7">
          <table:table-cell office:value-type="string" table:style-name="ce1">
            <text:p>INIAV:2PORTOS:AB:1992:flw</text:p>
          </table:table-cell>
          <table:table-cell office:value-type="date" office:date-value="1992-05-18T00:00:00" table:style-name="ce28">
            <text:p>1992-05-18</text:p>
          </table:table-cell>
          <table:table-cell office:value-type="string" table:style-name="ce16">
            <text:p>FLO_50</text:p>
          </table:table-cell>
          <table:table-cell table:number-columns-repeated="16381"/>
        </table:table-row>
        <table:table-row table:style-name="ro7">
          <table:table-cell office:value-type="string" table:style-name="ce1">
            <text:p>INIAV:2PORTOS:AB:1993:flw</text:p>
          </table:table-cell>
          <table:table-cell office:value-type="date" office:date-value="1993-06-04T00:00:00" table:style-name="ce28">
            <text:p>1993-06-04</text:p>
          </table:table-cell>
          <table:table-cell office:value-type="string" table:style-name="ce16">
            <text:p>FLO_50</text:p>
          </table:table-cell>
          <table:table-cell table:number-columns-repeated="16381"/>
        </table:table-row>
        <table:table-row table:style-name="ro7">
          <table:table-cell office:value-type="string" table:style-name="ce1">
            <text:p>INIAV:2PORTOS:AB:1994:flw</text:p>
          </table:table-cell>
          <table:table-cell office:value-type="date" office:date-value="1994-05-16T00:00:00" table:style-name="ce28">
            <text:p>1994-05-16</text:p>
          </table:table-cell>
          <table:table-cell office:value-type="string" table:style-name="ce16">
            <text:p>FLO_50</text:p>
          </table:table-cell>
          <table:table-cell table:number-columns-repeated="16381"/>
        </table:table-row>
        <table:table-row table:style-name="ro7">
          <table:table-cell office:value-type="string" table:style-name="ce1">
            <text:p>INIAV:2PORTOS:AB: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AB: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AB: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AB:1998:flw</text:p>
          </table:table-cell>
          <table:table-cell office:value-type="date" office:date-value="1998-05-15T00:00:00" table:style-name="ce28">
            <text:p>1998-05-15</text:p>
          </table:table-cell>
          <table:table-cell office:value-type="string" table:style-name="ce16">
            <text:p>FLO_50</text:p>
          </table:table-cell>
          <table:table-cell table:number-columns-repeated="16381"/>
        </table:table-row>
        <table:table-row table:style-name="ro7">
          <table:table-cell office:value-type="string" table:style-name="ce1">
            <text:p>INIAV:2PORTOS:AB:1999:flw</text:p>
          </table:table-cell>
          <table:table-cell office:value-type="date" office:date-value="1999-05-22T00:00:00" table:style-name="ce28">
            <text:p>1999-05-22</text:p>
          </table:table-cell>
          <table:table-cell office:value-type="string" table:style-name="ce16">
            <text:p>FLO_50</text:p>
          </table:table-cell>
          <table:table-cell table:number-columns-repeated="16381"/>
        </table:table-row>
        <table:table-row table:style-name="ro7">
          <table:table-cell office:value-type="string" table:style-name="ce1">
            <text:p>INIAV:2PORTOS:AB:2000:flw</text:p>
          </table:table-cell>
          <table:table-cell office:value-type="date" office:date-value="2000-05-28T00:00:00" table:style-name="ce28">
            <text:p>2000-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016: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52016: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016: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52016:1998:flw</text:p>
          </table:table-cell>
          <table:table-cell office:value-type="date" office:date-value="1998-05-21T00:00:00" table:style-name="ce28">
            <text:p>1998-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016:1999:flw</text:p>
          </table:table-cell>
          <table:table-cell office:value-type="date" office:date-value="1999-05-25T00:00:00" table:style-name="ce28">
            <text:p>1999-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016:2000:flw</text:p>
          </table:table-cell>
          <table:table-cell office:value-type="date" office:date-value="2000-05-29T00:00:00" table:style-name="ce28">
            <text:p>2000-05-29</text:p>
          </table:table-cell>
          <table:table-cell office:value-type="string" table:style-name="ce16">
            <text:p>FLO_50</text:p>
          </table:table-cell>
          <table:table-cell table:number-columns-repeated="16381"/>
        </table:table-row>
        <table:table-row table:style-name="ro7">
          <table:table-cell office:value-type="string" table:style-name="ce1">
            <text:p>INIAV:2PORTOS:52016:2001:flw</text:p>
          </table:table-cell>
          <table:table-cell office:value-type="date" office:date-value="2001-05-21T00:00:00" table:style-name="ce28">
            <text:p>2001-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016:2002:flw</text:p>
          </table:table-cell>
          <table:table-cell office:value-type="date" office:date-value="2002-05-24T00:00:00" table:style-name="ce28">
            <text:p>2002-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016:2003:flw</text:p>
          </table:table-cell>
          <table:table-cell office:value-type="date" office:date-value="2003-05-20T00:00:00" table:style-name="ce28">
            <text:p>2003-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016:2004:flw</text:p>
          </table:table-cell>
          <table:table-cell office:value-type="date" office:date-value="2004-05-21T00:00:00" table:style-name="ce28">
            <text:p>2004-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016: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016:2006:flw</text:p>
          </table:table-cell>
          <table:table-cell office:value-type="date" office:date-value="2006-05-22T00:00:00" table:style-name="ce28">
            <text:p>2006-05-22</text:p>
          </table:table-cell>
          <table:table-cell office:value-type="string" table:style-name="ce16">
            <text:p>FLO_50</text:p>
          </table:table-cell>
          <table:table-cell table:number-columns-repeated="16381"/>
        </table:table-row>
        <table:table-row table:style-name="ro7">
          <table:table-cell office:value-type="string" table:style-name="ce1">
            <text:p>INIAV:2PORTOS:BB:1990:flw</text:p>
          </table:table-cell>
          <table:table-cell office:value-type="date" office:date-value="1990-05-22T00:00:00" table:style-name="ce28">
            <text:p>1990-05-22</text:p>
          </table:table-cell>
          <table:table-cell office:value-type="string" table:style-name="ce16">
            <text:p>FLO_50</text:p>
          </table:table-cell>
          <table:table-cell table:number-columns-repeated="16381"/>
        </table:table-row>
        <table:table-row table:style-name="ro7">
          <table:table-cell office:value-type="string" table:style-name="ce1">
            <text:p>INIAV:2PORTOS:BB:1991:flw</text:p>
          </table:table-cell>
          <table:table-cell office:value-type="date" office:date-value="1991-05-30T00:00:00" table:style-name="ce28">
            <text:p>1991-05-30</text:p>
          </table:table-cell>
          <table:table-cell office:value-type="string" table:style-name="ce16">
            <text:p>FLO_50</text:p>
          </table:table-cell>
          <table:table-cell table:number-columns-repeated="16381"/>
        </table:table-row>
        <table:table-row table:style-name="ro7">
          <table:table-cell office:value-type="string" table:style-name="ce1">
            <text:p>INIAV:2PORTOS:BB:1992:flw</text:p>
          </table:table-cell>
          <table:table-cell office:value-type="date" office:date-value="1992-05-21T00:00:00" table:style-name="ce28">
            <text:p>1992-05-21</text:p>
          </table:table-cell>
          <table:table-cell office:value-type="string" table:style-name="ce16">
            <text:p>FLO_50</text:p>
          </table:table-cell>
          <table:table-cell table:number-columns-repeated="16381"/>
        </table:table-row>
        <table:table-row table:style-name="ro7">
          <table:table-cell office:value-type="string" table:style-name="ce1">
            <text:p>INIAV:2PORTOS:BB:1993:flw</text:p>
          </table:table-cell>
          <table:table-cell office:value-type="date" office:date-value="1993-06-11T00:00:00" table:style-name="ce28">
            <text:p>1993-06-11</text:p>
          </table:table-cell>
          <table:table-cell office:value-type="string" table:style-name="ce16">
            <text:p>FLO_50</text:p>
          </table:table-cell>
          <table:table-cell table:number-columns-repeated="16381"/>
        </table:table-row>
        <table:table-row table:style-name="ro7">
          <table:table-cell office:value-type="string" table:style-name="ce1">
            <text:p>INIAV:2PORTOS:BB:1994:flw</text:p>
          </table:table-cell>
          <table:table-cell office:value-type="date" office:date-value="1994-05-23T00:00:00" table:style-name="ce28">
            <text:p>1994-05-23</text:p>
          </table:table-cell>
          <table:table-cell office:value-type="string" table:style-name="ce16">
            <text:p>FLO_50</text:p>
          </table:table-cell>
          <table:table-cell table:number-columns-repeated="16381"/>
        </table:table-row>
        <table:table-row table:style-name="ro7">
          <table:table-cell office:value-type="string" table:style-name="ce1">
            <text:p>INIAV:2PORTOS:BB: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BB: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BB: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BB: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BB: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BB: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2007: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52007: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007: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52007:1998:flw</text:p>
          </table:table-cell>
          <table:table-cell office:value-type="date" office:date-value="1998-05-21T00:00:00" table:style-name="ce28">
            <text:p>1998-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007:1999:flw</text:p>
          </table:table-cell>
          <table:table-cell office:value-type="date" office:date-value="1999-05-26T00:00:00" table:style-name="ce28">
            <text:p>1999-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007:2000:flw</text:p>
          </table:table-cell>
          <table:table-cell office:value-type="date" office:date-value="2000-05-29T00:00:00" table:style-name="ce28">
            <text:p>2000-05-29</text:p>
          </table:table-cell>
          <table:table-cell office:value-type="string" table:style-name="ce16">
            <text:p>FLO_50</text:p>
          </table:table-cell>
          <table:table-cell table:number-columns-repeated="16381"/>
        </table:table-row>
        <table:table-row table:style-name="ro7">
          <table:table-cell office:value-type="string" table:style-name="ce1">
            <text:p>INIAV:2PORTOS:52007: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007:2002:flw</text:p>
          </table:table-cell>
          <table:table-cell office:value-type="date" office:date-value="2002-05-22T00:00:00" table:style-name="ce28">
            <text:p>2002-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007:2003:flw</text:p>
          </table:table-cell>
          <table:table-cell office:value-type="date" office:date-value="2003-05-26T00:00:00" table:style-name="ce28">
            <text:p>2003-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007:2004:flw</text:p>
          </table:table-cell>
          <table:table-cell office:value-type="date" office:date-value="2004-05-22T00:00:00" table:style-name="ce28">
            <text:p>2004-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007:2005:flw</text:p>
          </table:table-cell>
          <table:table-cell office:value-type="date" office:date-value="2005-05-27T00:00:00" table:style-name="ce28">
            <text:p>2005-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007:2006:flw</text:p>
          </table:table-cell>
          <table:table-cell office:value-type="date" office:date-value="2006-05-22T00:00:00" table:style-name="ce28">
            <text:p>2006-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316: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52316:1996:flw</text:p>
          </table:table-cell>
          <table:table-cell office:value-type="date" office:date-value="1996-05-30T00:00:00" table:style-name="ce28">
            <text:p>1996-05-30</text:p>
          </table:table-cell>
          <table:table-cell office:value-type="string" table:style-name="ce16">
            <text:p>FLO_50</text:p>
          </table:table-cell>
          <table:table-cell table:number-columns-repeated="16381"/>
        </table:table-row>
        <table:table-row table:style-name="ro7">
          <table:table-cell office:value-type="string" table:style-name="ce1">
            <text:p>INIAV:2PORTOS:52316:1997:flw</text:p>
          </table:table-cell>
          <table:table-cell office:value-type="date" office:date-value="1997-05-02T00:00:00" table:style-name="ce28">
            <text:p>1997-05-02</text:p>
          </table:table-cell>
          <table:table-cell office:value-type="string" table:style-name="ce16">
            <text:p>FLO_50</text:p>
          </table:table-cell>
          <table:table-cell table:number-columns-repeated="16381"/>
        </table:table-row>
        <table:table-row table:style-name="ro7">
          <table:table-cell office:value-type="string" table:style-name="ce1">
            <text:p>INIAV:2PORTOS:52316:1998:flw</text:p>
          </table:table-cell>
          <table:table-cell office:value-type="date" office:date-value="1998-05-21T00:00:00" table:style-name="ce28">
            <text:p>1998-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316:1999:flw</text:p>
          </table:table-cell>
          <table:table-cell office:value-type="date" office:date-value="1999-05-25T00:00:00" table:style-name="ce28">
            <text:p>1999-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316:2000:flw</text:p>
          </table:table-cell>
          <table:table-cell office:value-type="date" office:date-value="2000-06-08T00:00:00" table:style-name="ce28">
            <text:p>2000-06-08</text:p>
          </table:table-cell>
          <table:table-cell office:value-type="string" table:style-name="ce16">
            <text:p>FLO_50</text:p>
          </table:table-cell>
          <table:table-cell table:number-columns-repeated="16381"/>
        </table:table-row>
        <table:table-row table:style-name="ro7">
          <table:table-cell office:value-type="string" table:style-name="ce1">
            <text:p>INIAV:2PORTOS:52316: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316:2002:flw</text:p>
          </table:table-cell>
          <table:table-cell office:value-type="date" office:date-value="2002-05-27T00:00:00" table:style-name="ce28">
            <text:p>2002-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316:2003:flw</text:p>
          </table:table-cell>
          <table:table-cell office:value-type="date" office:date-value="2003-05-23T00:00:00" table:style-name="ce28">
            <text:p>2003-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316:2004:flw</text:p>
          </table:table-cell>
          <table:table-cell office:value-type="date" office:date-value="2004-05-28T00:00:00" table:style-name="ce28">
            <text:p>2004-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316:2005:flw</text:p>
          </table:table-cell>
          <table:table-cell office:value-type="date" office:date-value="2005-06-03T00:00:00" table:style-name="ce28">
            <text:p>2005-06-03</text:p>
          </table:table-cell>
          <table:table-cell office:value-type="string" table:style-name="ce16">
            <text:p>FLO_50</text:p>
          </table:table-cell>
          <table:table-cell table:number-columns-repeated="16381"/>
        </table:table-row>
        <table:table-row table:style-name="ro7">
          <table:table-cell office:value-type="string" table:style-name="ce1">
            <text:p>INIAV:2PORTOS:52316:2006:flw</text:p>
          </table:table-cell>
          <table:table-cell office:value-type="date" office:date-value="2006-05-27T00:00:00" table:style-name="ce28">
            <text:p>2006-05-27</text:p>
          </table:table-cell>
          <table:table-cell office:value-type="string" table:style-name="ce16">
            <text:p>FLO_50</text:p>
          </table:table-cell>
          <table:table-cell table:number-columns-repeated="16381"/>
        </table:table-row>
        <table:table-row table:style-name="ro7">
          <table:table-cell office:value-type="string" table:style-name="ce1">
            <text:p>INIAV:2PORTOS:CB:1990:flw</text:p>
          </table:table-cell>
          <table:table-cell office:value-type="date" office:date-value="1990-05-18T00:00:00" table:style-name="ce28">
            <text:p>1990-05-18</text:p>
          </table:table-cell>
          <table:table-cell office:value-type="string" table:style-name="ce16">
            <text:p>FLO_50</text:p>
          </table:table-cell>
          <table:table-cell table:number-columns-repeated="16381"/>
        </table:table-row>
        <table:table-row table:style-name="ro7">
          <table:table-cell office:value-type="string" table:style-name="ce1">
            <text:p>INIAV:2PORTOS:CB:1991:flw</text:p>
          </table:table-cell>
          <table:table-cell office:value-type="date" office:date-value="1991-05-27T00:00:00" table:style-name="ce28">
            <text:p>1991-05-27</text:p>
          </table:table-cell>
          <table:table-cell office:value-type="string" table:style-name="ce16">
            <text:p>FLO_50</text:p>
          </table:table-cell>
          <table:table-cell table:number-columns-repeated="16381"/>
        </table:table-row>
        <table:table-row table:style-name="ro7">
          <table:table-cell office:value-type="string" table:style-name="ce1">
            <text:p>INIAV:2PORTOS:CB:1992:flw</text:p>
          </table:table-cell>
          <table:table-cell office:value-type="date" office:date-value="1992-05-21T00:00:00" table:style-name="ce28">
            <text:p>1992-05-21</text:p>
          </table:table-cell>
          <table:table-cell office:value-type="string" table:style-name="ce16">
            <text:p>FLO_50</text:p>
          </table:table-cell>
          <table:table-cell table:number-columns-repeated="16381"/>
        </table:table-row>
        <table:table-row table:style-name="ro7">
          <table:table-cell office:value-type="string" table:style-name="ce1">
            <text:p>INIAV:2PORTOS:CB:1993:flw</text:p>
          </table:table-cell>
          <table:table-cell office:value-type="date" office:date-value="1993-06-04T00:00:00" table:style-name="ce28">
            <text:p>1993-06-04</text:p>
          </table:table-cell>
          <table:table-cell office:value-type="string" table:style-name="ce16">
            <text:p>FLO_50</text:p>
          </table:table-cell>
          <table:table-cell table:number-columns-repeated="16381"/>
        </table:table-row>
        <table:table-row table:style-name="ro7">
          <table:table-cell office:value-type="string" table:style-name="ce1">
            <text:p>INIAV:2PORTOS:CB:1994:flw</text:p>
          </table:table-cell>
          <table:table-cell office:value-type="date" office:date-value="1994-05-16T00:00:00" table:style-name="ce28">
            <text:p>1994-05-16</text:p>
          </table:table-cell>
          <table:table-cell office:value-type="string" table:style-name="ce16">
            <text:p>FLO_50</text:p>
          </table:table-cell>
          <table:table-cell table:number-columns-repeated="16381"/>
        </table:table-row>
        <table:table-row table:style-name="ro7">
          <table:table-cell office:value-type="string" table:style-name="ce1">
            <text:p>INIAV:2PORTOS:CB: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CB: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CB:1997:flw</text:p>
          </table:table-cell>
          <table:table-cell office:value-type="date" office:date-value="1997-04-22T00:00:00" table:style-name="ce28">
            <text:p>1997-04-22</text:p>
          </table:table-cell>
          <table:table-cell office:value-type="string" table:style-name="ce16">
            <text:p>FLO_50</text:p>
          </table:table-cell>
          <table:table-cell table:number-columns-repeated="16381"/>
        </table:table-row>
        <table:table-row table:style-name="ro7">
          <table:table-cell office:value-type="string" table:style-name="ce1">
            <text:p>INIAV:2PORTOS:CB:1998:flw</text:p>
          </table:table-cell>
          <table:table-cell office:value-type="date" office:date-value="1998-05-16T00:00:00" table:style-name="ce28">
            <text:p>1998-05-16</text:p>
          </table:table-cell>
          <table:table-cell office:value-type="string" table:style-name="ce16">
            <text:p>FLO_50</text:p>
          </table:table-cell>
          <table:table-cell table:number-columns-repeated="16381"/>
        </table:table-row>
        <table:table-row table:style-name="ro7">
          <table:table-cell office:value-type="string" table:style-name="ce1">
            <text:p>INIAV:2PORTOS:CB:1999:flw</text:p>
          </table:table-cell>
          <table:table-cell office:value-type="date" office:date-value="1999-05-22T00:00:00" table:style-name="ce28">
            <text:p>1999-05-22</text:p>
          </table:table-cell>
          <table:table-cell office:value-type="string" table:style-name="ce16">
            <text:p>FLO_50</text:p>
          </table:table-cell>
          <table:table-cell table:number-columns-repeated="16381"/>
        </table:table-row>
        <table:table-row table:style-name="ro7">
          <table:table-cell office:value-type="string" table:style-name="ce1">
            <text:p>INIAV:2PORTOS:CB:2000:flw</text:p>
          </table:table-cell>
          <table:table-cell office:value-type="date" office:date-value="2000-05-26T00:00:00" table:style-name="ce28">
            <text:p>2000-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207: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52207: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207: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52207: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207: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207:2000:flw</text:p>
          </table:table-cell>
          <table:table-cell office:value-type="date" office:date-value="2000-05-29T00:00:00" table:style-name="ce28">
            <text:p>2000-05-29</text:p>
          </table:table-cell>
          <table:table-cell office:value-type="string" table:style-name="ce16">
            <text:p>FLO_50</text:p>
          </table:table-cell>
          <table:table-cell table:number-columns-repeated="16381"/>
        </table:table-row>
        <table:table-row table:style-name="ro7">
          <table:table-cell office:value-type="string" table:style-name="ce1">
            <text:p>INIAV:2PORTOS:52207:2001:flw</text:p>
          </table:table-cell>
          <table:table-cell office:value-type="date" office:date-value="2001-05-21T00:00:00" table:style-name="ce28">
            <text:p>2001-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207:2002:flw</text:p>
          </table:table-cell>
          <table:table-cell office:value-type="date" office:date-value="2002-05-20T00:00:00" table:style-name="ce28">
            <text:p>2002-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207:2003:flw</text:p>
          </table:table-cell>
          <table:table-cell office:value-type="date" office:date-value="2003-05-22T00:00:00" table:style-name="ce28">
            <text:p>2003-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207:2004:flw</text:p>
          </table:table-cell>
          <table:table-cell office:value-type="date" office:date-value="2004-05-22T00:00:00" table:style-name="ce28">
            <text:p>2004-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207: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0:flw</text:p>
          </table:table-cell>
          <table:table-cell office:value-type="date" office:date-value="1990-05-18T00:00:00" table:style-name="ce28">
            <text:p>1990-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1:flw</text:p>
          </table:table-cell>
          <table:table-cell office:value-type="date" office:date-value="1991-05-30T00:00:00" table:style-name="ce28">
            <text:p>1991-05-30</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2:flw</text:p>
          </table:table-cell>
          <table:table-cell office:value-type="date" office:date-value="1992-05-18T00:00:00" table:style-name="ce28">
            <text:p>1992-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3:flw</text:p>
          </table:table-cell>
          <table:table-cell office:value-type="date" office:date-value="1993-06-08T00:00:00" table:style-name="ce28">
            <text:p>1993-06-08</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4:flw</text:p>
          </table:table-cell>
          <table:table-cell office:value-type="date" office:date-value="1994-05-23T00:00:00" table:style-name="ce28">
            <text:p>1994-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8:flw</text:p>
          </table:table-cell>
          <table:table-cell office:value-type="date" office:date-value="1998-05-18T00:00:00" table:style-name="ce28">
            <text:p>1998-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810:1999:flw</text:p>
          </table:table-cell>
          <table:table-cell office:value-type="date" office:date-value="1999-05-26T00:00:00" table:style-name="ce28">
            <text:p>1999-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810:2000:flw</text:p>
          </table:table-cell>
          <table:table-cell office:value-type="date" office:date-value="2000-05-28T00:00:00" table:style-name="ce28">
            <text:p>2000-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810:2001:flw</text:p>
          </table:table-cell>
          <table:table-cell office:value-type="date" office:date-value="2001-05-19T00:00:00" table:style-name="ce28">
            <text:p>2001-05-19</text:p>
          </table:table-cell>
          <table:table-cell office:value-type="string" table:style-name="ce16">
            <text:p>FLO_50</text:p>
          </table:table-cell>
          <table:table-cell table:number-columns-repeated="16381"/>
        </table:table-row>
        <table:table-row table:style-name="ro7">
          <table:table-cell office:value-type="string" table:style-name="ce1">
            <text:p>INIAV:2PORTOS:52810:2002:flw</text:p>
          </table:table-cell>
          <table:table-cell office:value-type="date" office:date-value="2002-05-20T00:00:00" table:style-name="ce28">
            <text:p>2002-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810:2003:flw</text:p>
          </table:table-cell>
          <table:table-cell office:value-type="date" office:date-value="2003-05-22T00:00:00" table:style-name="ce28">
            <text:p>2003-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810:2004:flw</text:p>
          </table:table-cell>
          <table:table-cell office:value-type="date" office:date-value="2004-05-22T00:00:00" table:style-name="ce28">
            <text:p>2004-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810: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810:2006:flw</text:p>
          </table:table-cell>
          <table:table-cell office:value-type="date" office:date-value="2006-05-23T00:00:00" table:style-name="ce28">
            <text:p>2006-05-23</text:p>
          </table:table-cell>
          <table:table-cell office:value-type="string" table:style-name="ce16">
            <text:p>FLO_50</text:p>
          </table:table-cell>
          <table:table-cell table:number-columns-repeated="16381"/>
        </table:table-row>
        <table:table-row table:style-name="ro7">
          <table:table-cell office:value-type="string" table:style-name="ce1">
            <text:p>INIAV:2PORTOS:FB: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FB: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FB: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FB: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FB: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FB: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FB:2001:flw</text:p>
          </table:table-cell>
          <table:table-cell office:value-type="date" office:date-value="2001-05-21T00:00:00" table:style-name="ce28">
            <text:p>2001-05-21</text:p>
          </table:table-cell>
          <table:table-cell office:value-type="string" table:style-name="ce16">
            <text:p>FLO_50</text:p>
          </table:table-cell>
          <table:table-cell table:number-columns-repeated="16381"/>
        </table:table-row>
        <table:table-row table:style-name="ro7">
          <table:table-cell office:value-type="string" table:style-name="ce1">
            <text:p>INIAV:2PORTOS:FB:2002:flw</text:p>
          </table:table-cell>
          <table:table-cell office:value-type="date" office:date-value="2002-05-21T00:00:00" table:style-name="ce28">
            <text:p>2002-05-21</text:p>
          </table:table-cell>
          <table:table-cell office:value-type="string" table:style-name="ce16">
            <text:p>FLO_50</text:p>
          </table:table-cell>
          <table:table-cell table:number-columns-repeated="16381"/>
        </table:table-row>
        <table:table-row table:style-name="ro7">
          <table:table-cell office:value-type="string" table:style-name="ce1">
            <text:p>INIAV:2PORTOS:FB:2003:flw</text:p>
          </table:table-cell>
          <table:table-cell office:value-type="date" office:date-value="2003-05-23T00:00:00" table:style-name="ce28">
            <text:p>2003-05-23</text:p>
          </table:table-cell>
          <table:table-cell office:value-type="string" table:style-name="ce16">
            <text:p>FLO_50</text:p>
          </table:table-cell>
          <table:table-cell table:number-columns-repeated="16381"/>
        </table:table-row>
        <table:table-row table:style-name="ro7">
          <table:table-cell office:value-type="string" table:style-name="ce1">
            <text:p>INIAV:2PORTOS:FB:2004:flw</text:p>
          </table:table-cell>
          <table:table-cell office:value-type="date" office:date-value="2004-05-22T00:00:00" table:style-name="ce28">
            <text:p>2004-05-22</text:p>
          </table:table-cell>
          <table:table-cell office:value-type="string" table:style-name="ce16">
            <text:p>FLO_50</text:p>
          </table:table-cell>
          <table:table-cell table:number-columns-repeated="16381"/>
        </table:table-row>
        <table:table-row table:style-name="ro7">
          <table:table-cell office:value-type="string" table:style-name="ce1">
            <text:p>INIAV:2PORTOS:FB:2005:flw</text:p>
          </table:table-cell>
          <table:table-cell office:value-type="date" office:date-value="2005-05-25T00:00:00" table:style-name="ce28">
            <text:p>2005-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112:1999:flw</text:p>
          </table:table-cell>
          <table:table-cell office:value-type="date" office:date-value="1999-05-26T00:00:00" table:style-name="ce28">
            <text:p>1999-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112: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2112: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112:2002:flw</text:p>
          </table:table-cell>
          <table:table-cell office:value-type="date" office:date-value="2002-05-22T00:00:00" table:style-name="ce28">
            <text:p>2002-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112:2003:flw</text:p>
          </table:table-cell>
          <table:table-cell office:value-type="date" office:date-value="2003-05-23T00:00:00" table:style-name="ce28">
            <text:p>2003-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112:2004:flw</text:p>
          </table:table-cell>
          <table:table-cell office:value-type="date" office:date-value="2004-05-24T00:00:00" table:style-name="ce28">
            <text:p>2004-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112:2005:flw</text:p>
          </table:table-cell>
          <table:table-cell office:value-type="date" office:date-value="2005-05-27T00:00:00" table:style-name="ce28">
            <text:p>2005-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112:2006:flw</text:p>
          </table:table-cell>
          <table:table-cell office:value-type="date" office:date-value="2006-05-25T00:00:00" table:style-name="ce28">
            <text:p>2006-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213: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213: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213: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52213:1998:flw</text:p>
          </table:table-cell>
          <table:table-cell office:value-type="date" office:date-value="1998-05-21T00:00:00" table:style-name="ce28">
            <text:p>1998-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213:1999:flw</text:p>
          </table:table-cell>
          <table:table-cell office:value-type="date" office:date-value="1999-05-26T00:00:00" table:style-name="ce28">
            <text:p>1999-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213: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2213: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213:2002:flw</text:p>
          </table:table-cell>
          <table:table-cell office:value-type="date" office:date-value="2002-05-20T00:00:00" table:style-name="ce28">
            <text:p>2002-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213:2003:flw</text:p>
          </table:table-cell>
          <table:table-cell office:value-type="date" office:date-value="2003-05-26T00:00:00" table:style-name="ce28">
            <text:p>2003-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213:2004:flw</text:p>
          </table:table-cell>
          <table:table-cell office:value-type="date" office:date-value="2004-05-25T00:00:00" table:style-name="ce28">
            <text:p>2004-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213:2005:flw</text:p>
          </table:table-cell>
          <table:table-cell office:value-type="date" office:date-value="2005-05-28T00:00:00" table:style-name="ce28">
            <text:p>2005-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213:2006:flw</text:p>
          </table:table-cell>
          <table:table-cell office:value-type="date" office:date-value="2006-05-27T00:00:00" table:style-name="ce28">
            <text:p>200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512: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52512: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512: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52512: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512: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512: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2512: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2512:2002:flw</text:p>
          </table:table-cell>
          <table:table-cell office:value-type="date" office:date-value="2002-05-27T00:00:00" table:style-name="ce28">
            <text:p>2002-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512:2003:flw</text:p>
          </table:table-cell>
          <table:table-cell office:value-type="date" office:date-value="2003-05-26T00:00:00" table:style-name="ce28">
            <text:p>2003-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512:2004:flw</text:p>
          </table:table-cell>
          <table:table-cell office:value-type="date" office:date-value="2004-05-28T00:00:00" table:style-name="ce28">
            <text:p>2004-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512:2005:flw</text:p>
          </table:table-cell>
          <table:table-cell office:value-type="date" office:date-value="2005-06-01T00:00:00" table:style-name="ce28">
            <text:p>2005-06-01</text:p>
          </table:table-cell>
          <table:table-cell office:value-type="string" table:style-name="ce16">
            <text:p>FLO_50</text:p>
          </table:table-cell>
          <table:table-cell table:number-columns-repeated="16381"/>
        </table:table-row>
        <table:table-row table:style-name="ro7">
          <table:table-cell office:value-type="string" table:style-name="ce1">
            <text:p>INIAV:2PORTOS:52512:2006:flw</text:p>
          </table:table-cell>
          <table:table-cell office:value-type="date" office:date-value="2006-05-29T00:00:00" table:style-name="ce28">
            <text:p>2006-05-29</text:p>
          </table:table-cell>
          <table:table-cell office:value-type="string" table:style-name="ce16">
            <text:p>FLO_50</text:p>
          </table:table-cell>
          <table:table-cell table:number-columns-repeated="16381"/>
        </table:table-row>
        <table:table-row table:style-name="ro7">
          <table:table-cell office:value-type="string" table:style-name="ce1">
            <text:p>INIAV:2PORTOS:53115:1993:flw</text:p>
          </table:table-cell>
          <table:table-cell office:value-type="date" office:date-value="1993-06-15T00:00:00" table:style-name="ce28">
            <text:p>1993-06-15</text:p>
          </table:table-cell>
          <table:table-cell office:value-type="string" table:style-name="ce16">
            <text:p>FLO_50</text:p>
          </table:table-cell>
          <table:table-cell table:number-columns-repeated="16381"/>
        </table:table-row>
        <table:table-row table:style-name="ro7">
          <table:table-cell office:value-type="string" table:style-name="ce1">
            <text:p>INIAV:2PORTOS:53115:1994:flw</text:p>
          </table:table-cell>
          <table:table-cell office:value-type="date" office:date-value="1994-06-01T00:00:00" table:style-name="ce28">
            <text:p>1994-06-01</text:p>
          </table:table-cell>
          <table:table-cell office:value-type="string" table:style-name="ce16">
            <text:p>FLO_50</text:p>
          </table:table-cell>
          <table:table-cell table:number-columns-repeated="16381"/>
        </table:table-row>
        <table:table-row table:style-name="ro7">
          <table:table-cell office:value-type="string" table:style-name="ce1">
            <text:p>INIAV:2PORTOS:53115:1995:flw</text:p>
          </table:table-cell>
          <table:table-cell office:value-type="date" office:date-value="1995-05-18T00:00:00" table:style-name="ce28">
            <text:p>1995-05-18</text:p>
          </table:table-cell>
          <table:table-cell office:value-type="string" table:style-name="ce16">
            <text:p>FLO_50</text:p>
          </table:table-cell>
          <table:table-cell table:number-columns-repeated="16381"/>
        </table:table-row>
        <table:table-row table:style-name="ro7">
          <table:table-cell office:value-type="string" table:style-name="ce1">
            <text:p>INIAV:2PORTOS:53115:1996:flw</text:p>
          </table:table-cell>
          <table:table-cell office:value-type="date" office:date-value="1996-06-03T00:00:00" table:style-name="ce28">
            <text:p>1996-06-03</text:p>
          </table:table-cell>
          <table:table-cell office:value-type="string" table:style-name="ce16">
            <text:p>FLO_50</text:p>
          </table:table-cell>
          <table:table-cell table:number-columns-repeated="16381"/>
        </table:table-row>
        <table:table-row table:style-name="ro7">
          <table:table-cell office:value-type="string" table:style-name="ce1">
            <text:p>INIAV:2PORTOS:53115:1997:flw</text:p>
          </table:table-cell>
          <table:table-cell office:value-type="date" office:date-value="1997-05-06T00:00:00" table:style-name="ce28">
            <text:p>1997-05-06</text:p>
          </table:table-cell>
          <table:table-cell office:value-type="string" table:style-name="ce16">
            <text:p>FLO_50</text:p>
          </table:table-cell>
          <table:table-cell table:number-columns-repeated="16381"/>
        </table:table-row>
        <table:table-row table:style-name="ro7">
          <table:table-cell office:value-type="string" table:style-name="ce1">
            <text:p>INIAV:2PORTOS:53115:1998:flw</text:p>
          </table:table-cell>
          <table:table-cell office:value-type="date" office:date-value="1998-06-01T00:00:00" table:style-name="ce28">
            <text:p>1998-06-01</text:p>
          </table:table-cell>
          <table:table-cell office:value-type="string" table:style-name="ce16">
            <text:p>FLO_50</text:p>
          </table:table-cell>
          <table:table-cell table:number-columns-repeated="16381"/>
        </table:table-row>
        <table:table-row table:style-name="ro7">
          <table:table-cell office:value-type="string" table:style-name="ce1">
            <text:p>INIAV:2PORTOS:53115:1999:flw</text:p>
          </table:table-cell>
          <table:table-cell office:value-type="date" office:date-value="1999-06-02T00:00:00" table:style-name="ce28">
            <text:p>1999-06-02</text:p>
          </table:table-cell>
          <table:table-cell office:value-type="string" table:style-name="ce16">
            <text:p>FLO_50</text:p>
          </table:table-cell>
          <table:table-cell table:number-columns-repeated="16381"/>
        </table:table-row>
        <table:table-row table:style-name="ro7">
          <table:table-cell office:value-type="string" table:style-name="ce1">
            <text:p>INIAV:2PORTOS:53115:2000:flw</text:p>
          </table:table-cell>
          <table:table-cell office:value-type="date" office:date-value="2000-06-09T00:00:00" table:style-name="ce28">
            <text:p>2000-06-09</text:p>
          </table:table-cell>
          <table:table-cell office:value-type="string" table:style-name="ce16">
            <text:p>FLO_50</text:p>
          </table:table-cell>
          <table:table-cell table:number-columns-repeated="16381"/>
        </table:table-row>
        <table:table-row table:style-name="ro7">
          <table:table-cell office:value-type="string" table:style-name="ce1">
            <text:p>INIAV:2PORTOS:53115:2001:flw</text:p>
          </table:table-cell>
          <table:table-cell office:value-type="date" office:date-value="2001-06-01T00:00:00" table:style-name="ce28">
            <text:p>2001-06-01</text:p>
          </table:table-cell>
          <table:table-cell office:value-type="string" table:style-name="ce16">
            <text:p>FLO_50</text:p>
          </table:table-cell>
          <table:table-cell table:number-columns-repeated="16381"/>
        </table:table-row>
        <table:table-row table:style-name="ro7">
          <table:table-cell office:value-type="string" table:style-name="ce1">
            <text:p>INIAV:2PORTOS:53115:2002:flw</text:p>
          </table:table-cell>
          <table:table-cell office:value-type="date" office:date-value="2002-05-30T00:00:00" table:style-name="ce28">
            <text:p>2002-05-30</text:p>
          </table:table-cell>
          <table:table-cell office:value-type="string" table:style-name="ce16">
            <text:p>FLO_50</text:p>
          </table:table-cell>
          <table:table-cell table:number-columns-repeated="16381"/>
        </table:table-row>
        <table:table-row table:style-name="ro7">
          <table:table-cell office:value-type="string" table:style-name="ce1">
            <text:p>INIAV:2PORTOS:53115:2003:flw</text:p>
          </table:table-cell>
          <table:table-cell office:value-type="date" office:date-value="2003-05-31T00:00:00" table:style-name="ce28">
            <text:p>2003-05-31</text:p>
          </table:table-cell>
          <table:table-cell office:value-type="string" table:style-name="ce16">
            <text:p>FLO_50</text:p>
          </table:table-cell>
          <table:table-cell table:number-columns-repeated="16381"/>
        </table:table-row>
        <table:table-row table:style-name="ro7">
          <table:table-cell office:value-type="string" table:style-name="ce1">
            <text:p>INIAV:2PORTOS:RB: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RB: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RB: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RB: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RB: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RB: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RB: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RB:2002:flw</text:p>
          </table:table-cell>
          <table:table-cell office:value-type="date" office:date-value="2002-05-24T00:00:00" table:style-name="ce28">
            <text:p>2002-05-24</text:p>
          </table:table-cell>
          <table:table-cell office:value-type="string" table:style-name="ce16">
            <text:p>FLO_50</text:p>
          </table:table-cell>
          <table:table-cell table:number-columns-repeated="16381"/>
        </table:table-row>
        <table:table-row table:style-name="ro7">
          <table:table-cell office:value-type="string" table:style-name="ce1">
            <text:p>INIAV:2PORTOS:RB:2003:flw</text:p>
          </table:table-cell>
          <table:table-cell office:value-type="date" office:date-value="2003-05-23T00:00:00" table:style-name="ce28">
            <text:p>2003-05-23</text:p>
          </table:table-cell>
          <table:table-cell office:value-type="string" table:style-name="ce16">
            <text:p>FLO_50</text:p>
          </table:table-cell>
          <table:table-cell table:number-columns-repeated="16381"/>
        </table:table-row>
        <table:table-row table:style-name="ro7">
          <table:table-cell office:value-type="string" table:style-name="ce1">
            <text:p>INIAV:2PORTOS:RB:2004:flw</text:p>
          </table:table-cell>
          <table:table-cell office:value-type="date" office:date-value="2004-05-25T00:00:00" table:style-name="ce28">
            <text:p>2004-05-25</text:p>
          </table:table-cell>
          <table:table-cell office:value-type="string" table:style-name="ce16">
            <text:p>FLO_50</text:p>
          </table:table-cell>
          <table:table-cell table:number-columns-repeated="16381"/>
        </table:table-row>
        <table:table-row table:style-name="ro7">
          <table:table-cell office:value-type="string" table:style-name="ce1">
            <text:p>INIAV:2PORTOS:RB:2005:flw</text:p>
          </table:table-cell>
          <table:table-cell office:value-type="date" office:date-value="2005-05-27T00:00:00" table:style-name="ce28">
            <text:p>2005-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0:flw</text:p>
          </table:table-cell>
          <table:table-cell office:value-type="date" office:date-value="1990-05-22T00:00:00" table:style-name="ce28">
            <text:p>1990-05-22</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1:flw</text:p>
          </table:table-cell>
          <table:table-cell office:value-type="date" office:date-value="1991-05-30T00:00:00" table:style-name="ce28">
            <text:p>1991-05-30</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2:flw</text:p>
          </table:table-cell>
          <table:table-cell office:value-type="date" office:date-value="1992-05-21T00:00:00" table:style-name="ce28">
            <text:p>1992-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3:flw</text:p>
          </table:table-cell>
          <table:table-cell office:value-type="date" office:date-value="1993-06-11T00:00:00" table:style-name="ce28">
            <text:p>1993-06-11</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4:flw</text:p>
          </table:table-cell>
          <table:table-cell office:value-type="date" office:date-value="1994-05-23T00:00:00" table:style-name="ce28">
            <text:p>1994-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5:flw</text:p>
          </table:table-cell>
          <table:table-cell office:value-type="date" office:date-value="1995-05-11T00:00:00" table:style-name="ce28">
            <text:p>1995-05-11</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52413: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2413: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1914:1995:flw</text:p>
          </table:table-cell>
          <table:table-cell office:value-type="date" office:date-value="1995-05-15T00:00:00" table:style-name="ce28">
            <text:p>1995-05-15</text:p>
          </table:table-cell>
          <table:table-cell office:value-type="string" table:style-name="ce16">
            <text:p>FLO_50</text:p>
          </table:table-cell>
          <table:table-cell table:number-columns-repeated="16381"/>
        </table:table-row>
        <table:table-row table:style-name="ro7">
          <table:table-cell office:value-type="string" table:style-name="ce1">
            <text:p>INIAV:2PORTOS:51914:1996:flw</text:p>
          </table:table-cell>
          <table:table-cell office:value-type="date" office:date-value="1996-05-27T00:00:00" table:style-name="ce28">
            <text:p>1996-05-27</text:p>
          </table:table-cell>
          <table:table-cell office:value-type="string" table:style-name="ce16">
            <text:p>FLO_50</text:p>
          </table:table-cell>
          <table:table-cell table:number-columns-repeated="16381"/>
        </table:table-row>
        <table:table-row table:style-name="ro7">
          <table:table-cell office:value-type="string" table:style-name="ce1">
            <text:p>INIAV:2PORTOS:51914:1997:flw</text:p>
          </table:table-cell>
          <table:table-cell office:value-type="date" office:date-value="1997-04-29T00:00:00" table:style-name="ce28">
            <text:p>1997-04-29</text:p>
          </table:table-cell>
          <table:table-cell office:value-type="string" table:style-name="ce16">
            <text:p>FLO_50</text:p>
          </table:table-cell>
          <table:table-cell table:number-columns-repeated="16381"/>
        </table:table-row>
        <table:table-row table:style-name="ro7">
          <table:table-cell office:value-type="string" table:style-name="ce1">
            <text:p>INIAV:2PORTOS:51914:1998:flw</text:p>
          </table:table-cell>
          <table:table-cell office:value-type="date" office:date-value="1998-05-25T00:00:00" table:style-name="ce28">
            <text:p>1998-05-25</text:p>
          </table:table-cell>
          <table:table-cell office:value-type="string" table:style-name="ce16">
            <text:p>FLO_50</text:p>
          </table:table-cell>
          <table:table-cell table:number-columns-repeated="16381"/>
        </table:table-row>
        <table:table-row table:style-name="ro7">
          <table:table-cell office:value-type="string" table:style-name="ce1">
            <text:p>INIAV:2PORTOS:51914:1999:flw</text:p>
          </table:table-cell>
          <table:table-cell office:value-type="date" office:date-value="1999-05-28T00:00:00" table:style-name="ce28">
            <text:p>1999-05-28</text:p>
          </table:table-cell>
          <table:table-cell office:value-type="string" table:style-name="ce16">
            <text:p>FLO_50</text:p>
          </table:table-cell>
          <table:table-cell table:number-columns-repeated="16381"/>
        </table:table-row>
        <table:table-row table:style-name="ro7">
          <table:table-cell office:value-type="string" table:style-name="ce1">
            <text:p>INIAV:2PORTOS:51914:2000:flw</text:p>
          </table:table-cell>
          <table:table-cell office:value-type="date" office:date-value="2000-06-02T00:00:00" table:style-name="ce28">
            <text:p>2000-06-02</text:p>
          </table:table-cell>
          <table:table-cell office:value-type="string" table:style-name="ce16">
            <text:p>FLO_50</text:p>
          </table:table-cell>
          <table:table-cell table:number-columns-repeated="16381"/>
        </table:table-row>
        <table:table-row table:style-name="ro7">
          <table:table-cell office:value-type="string" table:style-name="ce1">
            <text:p>INIAV:2PORTOS:51914: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1914:2002:flw</text:p>
          </table:table-cell>
          <table:table-cell office:value-type="date" office:date-value="2002-05-27T00:00:00" table:style-name="ce28">
            <text:p>2002-05-27</text:p>
          </table:table-cell>
          <table:table-cell office:value-type="string" table:style-name="ce16">
            <text:p>FLO_50</text:p>
          </table:table-cell>
          <table:table-cell table:number-columns-repeated="16381"/>
        </table:table-row>
        <table:table-row table:style-name="ro7">
          <table:table-cell office:value-type="string" table:style-name="ce1">
            <text:p>INIAV:2PORTOS:51914:2003:flw</text:p>
          </table:table-cell>
          <table:table-cell office:value-type="date" office:date-value="2003-05-23T00:00:00" table:style-name="ce28">
            <text:p>2003-05-23</text:p>
          </table:table-cell>
          <table:table-cell office:value-type="string" table:style-name="ce16">
            <text:p>FLO_50</text:p>
          </table:table-cell>
          <table:table-cell table:number-columns-repeated="16381"/>
        </table:table-row>
        <table:table-row table:style-name="ro7">
          <table:table-cell office:value-type="string" table:style-name="ce1">
            <text:p>INIAV:2PORTOS:51914:2004:flw</text:p>
          </table:table-cell>
          <table:table-cell office:value-type="date" office:date-value="2004-05-28T00:00:00" table:style-name="ce28">
            <text:p>2004-05-28</text:p>
          </table:table-cell>
          <table:table-cell office:value-type="string" table:style-name="ce16">
            <text:p>FLO_50</text:p>
          </table:table-cell>
          <table:table-cell table:number-columns-repeated="16381"/>
        </table:table-row>
        <table:table-row table:style-name="ro7">
          <table:table-cell office:value-type="string" table:style-name="ce1">
            <text:p>INIAV:2PORTOS:51914:2005:flw</text:p>
          </table:table-cell>
          <table:table-cell office:value-type="date" office:date-value="2005-05-28T00:00:00" table:style-name="ce28">
            <text:p>2005-05-28</text:p>
          </table:table-cell>
          <table:table-cell office:value-type="string" table:style-name="ce16">
            <text:p>FLO_50</text:p>
          </table:table-cell>
          <table:table-cell table:number-columns-repeated="16381"/>
        </table:table-row>
        <table:table-row table:style-name="ro7">
          <table:table-cell office:value-type="string" table:style-name="ce1">
            <text:p>INIAV:2PORTOS:51914:2006:flw</text:p>
          </table:table-cell>
          <table:table-cell office:value-type="date" office:date-value="2006-05-25T00:00:00" table:style-name="ce28">
            <text:p>2006-05-25</text:p>
          </table:table-cell>
          <table:table-cell office:value-type="string" table:style-name="ce16">
            <text:p>FLO_50</text:p>
          </table:table-cell>
          <table:table-cell table:number-columns-repeated="16381"/>
        </table:table-row>
        <table:table-row table:style-name="ro7">
          <table:table-cell office:value-type="string" table:style-name="ce1">
            <text:p>INIAV:2PORTOS:51512:2001:flw</text:p>
          </table:table-cell>
          <table:table-cell office:value-type="date" office:date-value="2001-05-24T00:00:00" table:style-name="ce28">
            <text:p>2001-05-24</text:p>
          </table:table-cell>
          <table:table-cell office:value-type="string" table:style-name="ce16">
            <text:p>FLO_50</text:p>
          </table:table-cell>
          <table:table-cell table:number-columns-repeated="16381"/>
        </table:table-row>
        <table:table-row table:style-name="ro7">
          <table:table-cell office:value-type="string" table:style-name="ce1">
            <text:p>INIAV:2PORTOS:51512:2002:flw</text:p>
          </table:table-cell>
          <table:table-cell office:value-type="date" office:date-value="2002-05-23T00:00:00" table:style-name="ce28">
            <text:p>2002-05-23</text:p>
          </table:table-cell>
          <table:table-cell office:value-type="string" table:style-name="ce16">
            <text:p>FLO_50</text:p>
          </table:table-cell>
          <table:table-cell table:number-columns-repeated="16381"/>
        </table:table-row>
        <table:table-row table:style-name="ro7">
          <table:table-cell office:value-type="string" table:style-name="ce1">
            <text:p>INIAV:2PORTOS:51512:2003:flw</text:p>
          </table:table-cell>
          <table:table-cell office:value-type="date" office:date-value="2003-05-25T00:00:00" table:style-name="ce28">
            <text:p>2003-05-25</text:p>
          </table:table-cell>
          <table:table-cell office:value-type="string" table:style-name="ce16">
            <text:p>FLO_50</text:p>
          </table:table-cell>
          <table:table-cell table:number-columns-repeated="16381"/>
        </table:table-row>
        <table:table-row table:style-name="ro7">
          <table:table-cell office:value-type="string" table:style-name="ce1">
            <text:p>INIAV:2PORTOS:51512:2004:flw</text:p>
          </table:table-cell>
          <table:table-cell office:value-type="date" office:date-value="2004-05-21T00:00:00" table:style-name="ce28">
            <text:p>2004-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715:1995:flw</text:p>
          </table:table-cell>
          <table:table-cell office:value-type="date" office:date-value="1995-05-08T00:00:00" table:style-name="ce28">
            <text:p>1995-05-08</text:p>
          </table:table-cell>
          <table:table-cell office:value-type="string" table:style-name="ce16">
            <text:p>FLO_50</text:p>
          </table:table-cell>
          <table:table-cell table:number-columns-repeated="16381"/>
        </table:table-row>
        <table:table-row table:style-name="ro7">
          <table:table-cell office:value-type="string" table:style-name="ce1">
            <text:p>INIAV:2PORTOS:52715:1996:flw</text:p>
          </table:table-cell>
          <table:table-cell office:value-type="date" office:date-value="1996-05-23T00:00:00" table:style-name="ce28">
            <text:p>1996-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715:1997:flw</text:p>
          </table:table-cell>
          <table:table-cell office:value-type="date" office:date-value="1997-04-26T00:00:00" table:style-name="ce28">
            <text:p>1997-04-26</text:p>
          </table:table-cell>
          <table:table-cell office:value-type="string" table:style-name="ce16">
            <text:p>FLO_50</text:p>
          </table:table-cell>
          <table:table-cell table:number-columns-repeated="16381"/>
        </table:table-row>
        <table:table-row table:style-name="ro7">
          <table:table-cell office:value-type="string" table:style-name="ce1">
            <text:p>INIAV:2PORTOS:52715:1998:flw</text:p>
          </table:table-cell>
          <table:table-cell office:value-type="date" office:date-value="1998-05-21T00:00:00" table:style-name="ce28">
            <text:p>1998-05-21</text:p>
          </table:table-cell>
          <table:table-cell office:value-type="string" table:style-name="ce16">
            <text:p>FLO_50</text:p>
          </table:table-cell>
          <table:table-cell table:number-columns-repeated="16381"/>
        </table:table-row>
        <table:table-row table:style-name="ro7">
          <table:table-cell office:value-type="string" table:style-name="ce1">
            <text:p>INIAV:2PORTOS:52715:1999:flw</text:p>
          </table:table-cell>
          <table:table-cell office:value-type="date" office:date-value="1999-05-26T00:00:00" table:style-name="ce28">
            <text:p>1999-05-26</text:p>
          </table:table-cell>
          <table:table-cell office:value-type="string" table:style-name="ce16">
            <text:p>FLO_50</text:p>
          </table:table-cell>
          <table:table-cell table:number-columns-repeated="16381"/>
        </table:table-row>
        <table:table-row table:style-name="ro7">
          <table:table-cell office:value-type="string" table:style-name="ce1">
            <text:p>INIAV:2PORTOS:52715:2000:flw</text:p>
          </table:table-cell>
          <table:table-cell office:value-type="date" office:date-value="2000-05-29T00:00:00" table:style-name="ce28">
            <text:p>2000-05-29</text:p>
          </table:table-cell>
          <table:table-cell office:value-type="string" table:style-name="ce16">
            <text:p>FLO_50</text:p>
          </table:table-cell>
          <table:table-cell table:number-columns-repeated="16381"/>
        </table:table-row>
        <table:table-row table:style-name="ro7">
          <table:table-cell office:value-type="string" table:style-name="ce1">
            <text:p>INIAV:2PORTOS:52715:2001:flw</text:p>
          </table:table-cell>
          <table:table-cell office:value-type="date" office:date-value="2001-05-19T00:00:00" table:style-name="ce28">
            <text:p>2001-05-19</text:p>
          </table:table-cell>
          <table:table-cell office:value-type="string" table:style-name="ce16">
            <text:p>FLO_50</text:p>
          </table:table-cell>
          <table:table-cell table:number-columns-repeated="16381"/>
        </table:table-row>
        <table:table-row table:style-name="ro7">
          <table:table-cell office:value-type="string" table:style-name="ce1">
            <text:p>INIAV:2PORTOS:52715:2002:flw</text:p>
          </table:table-cell>
          <table:table-cell office:value-type="date" office:date-value="2002-05-19T00:00:00" table:style-name="ce28">
            <text:p>2002-05-19</text:p>
          </table:table-cell>
          <table:table-cell office:value-type="string" table:style-name="ce16">
            <text:p>FLO_50</text:p>
          </table:table-cell>
          <table:table-cell table:number-columns-repeated="16381"/>
        </table:table-row>
        <table:table-row table:style-name="ro7">
          <table:table-cell office:value-type="string" table:style-name="ce1">
            <text:p>INIAV:2PORTOS:52715:2003:flw</text:p>
          </table:table-cell>
          <table:table-cell office:value-type="date" office:date-value="2003-05-20T00:00:00" table:style-name="ce28">
            <text:p>2003-05-20</text:p>
          </table:table-cell>
          <table:table-cell office:value-type="string" table:style-name="ce16">
            <text:p>FLO_50</text:p>
          </table:table-cell>
          <table:table-cell table:number-columns-repeated="16381"/>
        </table:table-row>
        <table:table-row table:style-name="ro7">
          <table:table-cell office:value-type="string" table:style-name="ce1">
            <text:p>INIAV:2PORTOS:52715:2004:flw</text:p>
          </table:table-cell>
          <table:table-cell office:value-type="date" office:date-value="2004-05-18T00:00:00" table:style-name="ce28">
            <text:p>2004-05-18</text:p>
          </table:table-cell>
          <table:table-cell office:value-type="string" table:style-name="ce16">
            <text:p>FLO_50</text:p>
          </table:table-cell>
          <table:table-cell table:number-columns-repeated="16381"/>
        </table:table-row>
        <table:table-row table:style-name="ro7">
          <table:table-cell office:value-type="string" table:style-name="ce1">
            <text:p>INIAV:2PORTOS:52715:2005:flw</text:p>
          </table:table-cell>
          <table:table-cell office:value-type="date" office:date-value="2005-05-23T00:00:00" table:style-name="ce28">
            <text:p>2005-05-23</text:p>
          </table:table-cell>
          <table:table-cell office:value-type="string" table:style-name="ce16">
            <text:p>FLO_50</text:p>
          </table:table-cell>
          <table:table-cell table:number-columns-repeated="16381"/>
        </table:table-row>
        <table:table-row table:style-name="ro7">
          <table:table-cell office:value-type="string" table:style-name="ce1">
            <text:p>INIAV:2PORTOS:52003:1995:mat</text:p>
          </table:table-cell>
          <table:table-cell office:value-type="date" office:date-value="1995-09-08T00:00:00" table:style-name="ce28">
            <text:p>199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1997:mat</text:p>
          </table:table-cell>
          <table:table-cell office:value-type="date" office:date-value="1997-08-25T00:00:00" table:style-name="ce28">
            <text:p>1997-08-2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1998:mat</text:p>
          </table:table-cell>
          <table:table-cell office:value-type="date" office:date-value="1998-09-07T00:00:00" table:style-name="ce28">
            <text:p>1998-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1999:mat</text:p>
          </table:table-cell>
          <table:table-cell office:value-type="date" office:date-value="1999-09-21T00:00:00" table:style-name="ce28">
            <text:p>1999-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2000:mat</text:p>
          </table:table-cell>
          <table:table-cell office:value-type="date" office:date-value="2000-09-21T00:00:00" table:style-name="ce28">
            <text:p>2000-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2001:mat</text:p>
          </table:table-cell>
          <table:table-cell office:value-type="date" office:date-value="2001-09-10T00:00:00" table:style-name="ce28">
            <text:p>2001-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2003:mat</text:p>
          </table:table-cell>
          <table:table-cell office:value-type="date" office:date-value="2003-08-29T00:00:00" table:style-name="ce28">
            <text:p>2003-08-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2004:mat</text:p>
          </table:table-cell>
          <table:table-cell office:value-type="date" office:date-value="2004-08-24T00:00:00" table:style-name="ce28">
            <text:p>2004-08-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2005:mat</text:p>
          </table:table-cell>
          <table:table-cell office:value-type="date" office:date-value="2005-09-01T00:00:00" table:style-name="ce28">
            <text:p>2005-09-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2006:mat</text:p>
          </table:table-cell>
          <table:table-cell office:value-type="date" office:date-value="2006-09-20T00:00:00" table:style-name="ce28">
            <text:p>2006-09-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0:mat</text:p>
          </table:table-cell>
          <table:table-cell office:value-type="date" office:date-value="1990-10-15T00:00:00" table:style-name="ce28">
            <text:p>1990-10-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1:mat</text:p>
          </table:table-cell>
          <table:table-cell office:value-type="date" office:date-value="1991-10-07T00:00:00" table:style-name="ce28">
            <text:p>1991-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2:mat</text:p>
          </table:table-cell>
          <table:table-cell office:value-type="date" office:date-value="1992-10-27T00:00:00" table:style-name="ce28">
            <text:p>1992-10-2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3:mat</text:p>
          </table:table-cell>
          <table:table-cell office:value-type="date" office:date-value="1993-10-22T00:00:00" table:style-name="ce28">
            <text:p>1993-10-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4:mat</text:p>
          </table:table-cell>
          <table:table-cell office:value-type="date" office:date-value="1994-10-14T00:00:00" table:style-name="ce28">
            <text:p>1994-10-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5:mat</text:p>
          </table:table-cell>
          <table:table-cell office:value-type="date" office:date-value="1995-09-29T00:00:00" table:style-name="ce28">
            <text:p>1995-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7:mat</text:p>
          </table:table-cell>
          <table:table-cell office:value-type="date" office:date-value="1997-10-06T00:00:00" table:style-name="ce28">
            <text:p>1997-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8:mat</text:p>
          </table:table-cell>
          <table:table-cell office:value-type="date" office:date-value="1998-10-05T00:00:00" table:style-name="ce28">
            <text:p>1998-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1999:mat</text:p>
          </table:table-cell>
          <table:table-cell office:value-type="date" office:date-value="1999-10-19T00:00:00" table:style-name="ce28">
            <text:p>1999-10-1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606:2000:mat</text:p>
          </table:table-cell>
          <table:table-cell office:value-type="date" office:date-value="2000-10-19T00:00:00" table:style-name="ce28">
            <text:p>2000-10-1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1995:mat</text:p>
          </table:table-cell>
          <table:table-cell office:value-type="date" office:date-value="1995-09-08T00:00:00" table:style-name="ce28">
            <text:p>199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1997:mat</text:p>
          </table:table-cell>
          <table:table-cell office:value-type="date" office:date-value="1997-09-08T00:00:00" table:style-name="ce28">
            <text:p>1997-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1998:mat</text:p>
          </table:table-cell>
          <table:table-cell office:value-type="date" office:date-value="1998-09-28T00:00:00" table:style-name="ce28">
            <text:p>1998-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1999:mat</text:p>
          </table:table-cell>
          <table:table-cell office:value-type="date" office:date-value="1999-09-28T00:00:00" table:style-name="ce28">
            <text:p>1999-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2000:mat</text:p>
          </table:table-cell>
          <table:table-cell office:value-type="date" office:date-value="2000-09-28T00:00:00" table:style-name="ce28">
            <text:p>2000-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2001:mat</text:p>
          </table:table-cell>
          <table:table-cell office:value-type="date" office:date-value="2001-09-24T00:00:00" table:style-name="ce28">
            <text:p>2001-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2002:mat</text:p>
          </table:table-cell>
          <table:table-cell office:value-type="date" office:date-value="2002-10-01T00:00:00" table:style-name="ce28">
            <text:p>2002-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2003:mat</text:p>
          </table:table-cell>
          <table:table-cell office:value-type="date" office:date-value="2003-08-29T00:00:00" table:style-name="ce28">
            <text:p>2003-08-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2004:mat</text:p>
          </table:table-cell>
          <table:table-cell office:value-type="date" office:date-value="2004-08-31T00:00:00" table:style-name="ce28">
            <text:p>2004-08-3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03:2006:mat</text:p>
          </table:table-cell>
          <table:table-cell office:value-type="date" office:date-value="2006-09-06T00:00:00" table:style-name="ce28">
            <text:p>2006-09-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0:mat</text:p>
          </table:table-cell>
          <table:table-cell office:value-type="date" office:date-value="1990-09-24T00:00:00" table:style-name="ce28">
            <text:p>1990-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1:mat</text:p>
          </table:table-cell>
          <table:table-cell office:value-type="date" office:date-value="1991-09-23T00:00:00" table:style-name="ce28">
            <text:p>1991-09-2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2:mat</text:p>
          </table:table-cell>
          <table:table-cell office:value-type="date" office:date-value="1992-10-06T00:00:00" table:style-name="ce28">
            <text:p>1992-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3:mat</text:p>
          </table:table-cell>
          <table:table-cell office:value-type="date" office:date-value="1993-10-01T00:00:00" table:style-name="ce28">
            <text:p>1993-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4:mat</text:p>
          </table:table-cell>
          <table:table-cell office:value-type="date" office:date-value="1994-09-23T00:00:00" table:style-name="ce28">
            <text:p>1994-09-2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5:mat</text:p>
          </table:table-cell>
          <table:table-cell office:value-type="date" office:date-value="1995-09-08T00:00:00" table:style-name="ce28">
            <text:p>199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7:mat</text:p>
          </table:table-cell>
          <table:table-cell office:value-type="date" office:date-value="1997-09-08T00:00:00" table:style-name="ce28">
            <text:p>1997-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1999:mat</text:p>
          </table:table-cell>
          <table:table-cell office:value-type="date" office:date-value="1999-09-28T00:00:00" table:style-name="ce28">
            <text:p>1999-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2000:mat</text:p>
          </table:table-cell>
          <table:table-cell office:value-type="date" office:date-value="2000-09-21T00:00:00" table:style-name="ce28">
            <text:p>2000-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2001:mat</text:p>
          </table:table-cell>
          <table:table-cell office:value-type="date" office:date-value="2001-09-17T00:00:00" table:style-name="ce28">
            <text:p>2001-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2003:mat</text:p>
          </table:table-cell>
          <table:table-cell office:value-type="date" office:date-value="2003-09-12T00:00:00" table:style-name="ce28">
            <text:p>2003-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2004:mat</text:p>
          </table:table-cell>
          <table:table-cell office:value-type="date" office:date-value="2004-09-07T00:00:00" table:style-name="ce28">
            <text:p>2004-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04:2006:mat</text:p>
          </table:table-cell>
          <table:table-cell office:value-type="date" office:date-value="2006-09-13T00:00:00" table:style-name="ce28">
            <text:p>2006-09-1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2:mat</text:p>
          </table:table-cell>
          <table:table-cell office:value-type="date" office:date-value="1992-10-06T00:00:00" table:style-name="ce28">
            <text:p>1992-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3:mat</text:p>
          </table:table-cell>
          <table:table-cell office:value-type="date" office:date-value="1993-10-01T00:00:00" table:style-name="ce28">
            <text:p>1993-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4:mat</text:p>
          </table:table-cell>
          <table:table-cell office:value-type="date" office:date-value="1994-09-23T00:00:00" table:style-name="ce28">
            <text:p>1994-09-2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5:mat</text:p>
          </table:table-cell>
          <table:table-cell office:value-type="date" office:date-value="1995-09-01T00:00:00" table:style-name="ce28">
            <text:p>1995-09-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7:mat</text:p>
          </table:table-cell>
          <table:table-cell office:value-type="date" office:date-value="1997-09-08T00:00:00" table:style-name="ce28">
            <text:p>1997-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8:mat</text:p>
          </table:table-cell>
          <table:table-cell office:value-type="date" office:date-value="1998-09-14T00:00:00" table:style-name="ce28">
            <text:p>1998-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1999:mat</text:p>
          </table:table-cell>
          <table:table-cell office:value-type="date" office:date-value="1999-10-05T00:00:00" table:style-name="ce28">
            <text:p>1999-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2000:mat</text:p>
          </table:table-cell>
          <table:table-cell office:value-type="date" office:date-value="2000-09-21T00:00:00" table:style-name="ce28">
            <text:p>2000-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2001:mat</text:p>
          </table:table-cell>
          <table:table-cell office:value-type="date" office:date-value="2001-10-01T00:00:00" table:style-name="ce28">
            <text:p>2001-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3:2003:mat</text:p>
          </table:table-cell>
          <table:table-cell office:value-type="date" office:date-value="2003-09-05T00:00:00" table:style-name="ce28">
            <text:p>2003-09-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1995:mat</text:p>
          </table:table-cell>
          <table:table-cell office:value-type="date" office:date-value="1995-09-08T00:00:00" table:style-name="ce28">
            <text:p>199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1996:mat</text:p>
          </table:table-cell>
          <table:table-cell office:value-type="string" table:style-name="ce4">
            <text:p>-</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1997:mat</text:p>
          </table:table-cell>
          <table:table-cell office:value-type="date" office:date-value="1997-09-08T00:00:00" table:style-name="ce28">
            <text:p>1997-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1998:mat</text:p>
          </table:table-cell>
          <table:table-cell office:value-type="date" office:date-value="1998-09-14T00:00:00" table:style-name="ce28">
            <text:p>1998-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1999:mat</text:p>
          </table:table-cell>
          <table:table-cell office:value-type="date" office:date-value="1999-09-28T00:00:00" table:style-name="ce28">
            <text:p>1999-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2000:mat</text:p>
          </table:table-cell>
          <table:table-cell office:value-type="date" office:date-value="2000-09-28T00:00:00" table:style-name="ce28">
            <text:p>2000-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2001:mat</text:p>
          </table:table-cell>
          <table:table-cell office:value-type="date" office:date-value="2001-09-24T00:00:00" table:style-name="ce28">
            <text:p>2001-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2003:mat</text:p>
          </table:table-cell>
          <table:table-cell office:value-type="date" office:date-value="2003-09-12T00:00:00" table:style-name="ce28">
            <text:p>2003-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2004:mat</text:p>
          </table:table-cell>
          <table:table-cell office:value-type="date" office:date-value="2004-09-07T00:00:00" table:style-name="ce28">
            <text:p>2004-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06: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1995:mat</text:p>
          </table:table-cell>
          <table:table-cell office:value-type="date" office:date-value="1995-09-15T00:00:00" table:style-name="ce28">
            <text:p>199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1997:mat</text:p>
          </table:table-cell>
          <table:table-cell office:value-type="date" office:date-value="1997-09-15T00:00:00" table:style-name="ce28">
            <text:p>1997-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1998:mat</text:p>
          </table:table-cell>
          <table:table-cell office:value-type="date" office:date-value="1998-09-28T00:00:00" table:style-name="ce28">
            <text:p>1998-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1999:mat</text:p>
          </table:table-cell>
          <table:table-cell office:value-type="date" office:date-value="1999-09-28T00:00:00" table:style-name="ce28">
            <text:p>1999-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2000:mat</text:p>
          </table:table-cell>
          <table:table-cell office:value-type="date" office:date-value="2000-10-05T00:00:00" table:style-name="ce28">
            <text:p>2000-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2001:mat</text:p>
          </table:table-cell>
          <table:table-cell office:value-type="date" office:date-value="2001-09-24T00:00:00" table:style-name="ce28">
            <text:p>2001-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2003:mat</text:p>
          </table:table-cell>
          <table:table-cell office:value-type="date" office:date-value="2003-09-19T00:00:00" table:style-name="ce28">
            <text:p>2003-09-1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2004:mat</text:p>
          </table:table-cell>
          <table:table-cell office:value-type="date" office:date-value="2004-09-07T00:00:00" table:style-name="ce28">
            <text:p>2004-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905:2005:mat</text:p>
          </table:table-cell>
          <table:table-cell office:value-type="date" office:date-value="2005-09-01T00:00:00" table:style-name="ce28">
            <text:p>2005-09-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1994:mat</text:p>
          </table:table-cell>
          <table:table-cell office:value-type="date" office:date-value="1994-09-23T00:00:00" table:style-name="ce28">
            <text:p>1994-09-2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1995:mat</text:p>
          </table:table-cell>
          <table:table-cell office:value-type="date" office:date-value="1995-09-15T00:00:00" table:style-name="ce28">
            <text:p>199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1997:mat</text:p>
          </table:table-cell>
          <table:table-cell office:value-type="date" office:date-value="1997-09-08T00:00:00" table:style-name="ce28">
            <text:p>1997-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1998:mat</text:p>
          </table:table-cell>
          <table:table-cell office:value-type="date" office:date-value="1998-09-07T00:00:00" table:style-name="ce28">
            <text:p>1998-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1999:mat</text:p>
          </table:table-cell>
          <table:table-cell office:value-type="date" office:date-value="1999-09-28T00:00:00" table:style-name="ce28">
            <text:p>1999-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2000:mat</text:p>
          </table:table-cell>
          <table:table-cell office:value-type="date" office:date-value="2000-10-05T00:00:00" table:style-name="ce28">
            <text:p>2000-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2001:mat</text:p>
          </table:table-cell>
          <table:table-cell office:value-type="date" office:date-value="2001-09-24T00:00:00" table:style-name="ce28">
            <text:p>2001-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2003:mat</text:p>
          </table:table-cell>
          <table:table-cell office:value-type="date" office:date-value="2003-09-05T00:00:00" table:style-name="ce28">
            <text:p>2003-09-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2004:mat</text:p>
          </table:table-cell>
          <table:table-cell office:value-type="date" office:date-value="2004-09-07T00:00:00" table:style-name="ce28">
            <text:p>2004-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2005:mat</text:p>
          </table:table-cell>
          <table:table-cell office:value-type="date" office:date-value="2005-09-01T00:00:00" table:style-name="ce28">
            <text:p>2005-09-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R:2006:mat</text:p>
          </table:table-cell>
          <table:table-cell office:value-type="date" office:date-value="2006-09-06T00:00:00" table:style-name="ce28">
            <text:p>2006-09-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TT:2001:mat</text:p>
          </table:table-cell>
          <table:table-cell office:value-type="date" office:date-value="2001-10-15T00:00:00" table:style-name="ce28">
            <text:p>2001-10-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TT:2002:mat</text:p>
          </table:table-cell>
          <table:table-cell office:value-type="date" office:date-value="2002-10-15T00:00:00" table:style-name="ce28">
            <text:p>2002-10-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TT:2003:mat</text:p>
          </table:table-cell>
          <table:table-cell office:value-type="date" office:date-value="2003-10-03T00:00:00" table:style-name="ce28">
            <text:p>2003-10-0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TT:2004:mat</text:p>
          </table:table-cell>
          <table:table-cell office:value-type="date" office:date-value="2004-09-21T00:00:00" table:style-name="ce28">
            <text:p>2004-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TT:2005:mat</text:p>
          </table:table-cell>
          <table:table-cell office:value-type="date" office:date-value="2005-09-22T00:00:00" table:style-name="ce28">
            <text:p>2005-09-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TT:2006:mat</text:p>
          </table:table-cell>
          <table:table-cell office:value-type="date" office:date-value="2006-09-20T00:00:00" table:style-name="ce28">
            <text:p>2006-09-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1995:mat</text:p>
          </table:table-cell>
          <table:table-cell office:value-type="date" office:date-value="1995-09-22T00:00:00" table:style-name="ce28">
            <text:p>1995-09-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1997:mat</text:p>
          </table:table-cell>
          <table:table-cell office:value-type="date" office:date-value="1997-09-15T00:00:00" table:style-name="ce28">
            <text:p>1997-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1999:mat</text:p>
          </table:table-cell>
          <table:table-cell office:value-type="date" office:date-value="1999-09-28T00:00:00" table:style-name="ce28">
            <text:p>1999-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2000:mat</text:p>
          </table:table-cell>
          <table:table-cell office:value-type="date" office:date-value="2000-10-05T00:00:00" table:style-name="ce28">
            <text:p>2000-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2001:mat</text:p>
          </table:table-cell>
          <table:table-cell office:value-type="date" office:date-value="2001-10-01T00:00:00" table:style-name="ce28">
            <text:p>2001-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2002:mat</text:p>
          </table:table-cell>
          <table:table-cell office:value-type="date" office:date-value="2002-10-01T00:00:00" table:style-name="ce28">
            <text:p>2002-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2003:mat</text:p>
          </table:table-cell>
          <table:table-cell office:value-type="date" office:date-value="2003-09-12T00:00:00" table:style-name="ce28">
            <text:p>2003-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2004:mat</text:p>
          </table:table-cell>
          <table:table-cell office:value-type="date" office:date-value="2004-09-07T00:00:00" table:style-name="ce28">
            <text:p>2004-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2005:mat</text:p>
          </table:table-cell>
          <table:table-cell office:value-type="date" office:date-value="2005-09-01T00:00:00" table:style-name="ce28">
            <text:p>2005-09-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307:2006:mat</text:p>
          </table:table-cell>
          <table:table-cell office:value-type="date" office:date-value="2006-09-13T00:00:00" table:style-name="ce28">
            <text:p>2006-09-1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1995:mat</text:p>
          </table:table-cell>
          <table:table-cell office:value-type="date" office:date-value="1995-09-22T00:00:00" table:style-name="ce28">
            <text:p>1995-09-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1997:mat</text:p>
          </table:table-cell>
          <table:table-cell office:value-type="date" office:date-value="1997-09-15T00:00:00" table:style-name="ce28">
            <text:p>1997-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1998:mat</text:p>
          </table:table-cell>
          <table:table-cell office:value-type="date" office:date-value="1998-09-14T00:00:00" table:style-name="ce28">
            <text:p>1998-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1999:mat</text:p>
          </table:table-cell>
          <table:table-cell office:value-type="date" office:date-value="1999-09-28T00:00:00" table:style-name="ce28">
            <text:p>1999-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2000:mat</text:p>
          </table:table-cell>
          <table:table-cell office:value-type="date" office:date-value="2000-10-12T00:00:00" table:style-name="ce28">
            <text:p>2000-10-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2001:mat</text:p>
          </table:table-cell>
          <table:table-cell office:value-type="date" office:date-value="2001-10-08T00:00:00" table:style-name="ce28">
            <text:p>2001-10-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2002:mat</text:p>
          </table:table-cell>
          <table:table-cell office:value-type="date" office:date-value="2002-10-08T00:00:00" table:style-name="ce28">
            <text:p>2002-10-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2003:mat</text:p>
          </table:table-cell>
          <table:table-cell office:value-type="date" office:date-value="2003-09-19T00:00:00" table:style-name="ce28">
            <text:p>2003-09-1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2004:mat</text:p>
          </table:table-cell>
          <table:table-cell office:value-type="date" office:date-value="2004-09-14T00:00:00" table:style-name="ce28">
            <text:p>2004-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2005:mat</text:p>
          </table:table-cell>
          <table:table-cell office:value-type="date" office:date-value="2005-09-15T00:00:00" table:style-name="ce28">
            <text:p>200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5:2006:mat</text:p>
          </table:table-cell>
          <table:table-cell office:value-type="date" office:date-value="2006-09-13T00:00:00" table:style-name="ce28">
            <text:p>2006-09-1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0:mat</text:p>
          </table:table-cell>
          <table:table-cell office:value-type="date" office:date-value="1990-09-24T00:00:00" table:style-name="ce28">
            <text:p>1990-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1:mat</text:p>
          </table:table-cell>
          <table:table-cell office:value-type="date" office:date-value="1991-09-23T00:00:00" table:style-name="ce28">
            <text:p>1991-09-2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2:mat</text:p>
          </table:table-cell>
          <table:table-cell office:value-type="date" office:date-value="1992-10-20T00:00:00" table:style-name="ce28">
            <text:p>1992-10-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3:mat</text:p>
          </table:table-cell>
          <table:table-cell office:value-type="date" office:date-value="1993-10-08T00:00:00" table:style-name="ce28">
            <text:p>1993-10-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4:mat</text:p>
          </table:table-cell>
          <table:table-cell office:value-type="date" office:date-value="1994-10-07T00:00:00" table:style-name="ce28">
            <text:p>1994-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5:mat</text:p>
          </table:table-cell>
          <table:table-cell office:value-type="date" office:date-value="1995-09-15T00:00:00" table:style-name="ce28">
            <text:p>199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7:mat</text:p>
          </table:table-cell>
          <table:table-cell office:value-type="date" office:date-value="1997-09-15T00:00:00" table:style-name="ce28">
            <text:p>1997-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1999:mat</text:p>
          </table:table-cell>
          <table:table-cell office:value-type="date" office:date-value="1999-10-05T00:00:00" table:style-name="ce28">
            <text:p>1999-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6:2000:mat</text:p>
          </table:table-cell>
          <table:table-cell office:value-type="date" office:date-value="2000-10-05T00:00:00" table:style-name="ce28">
            <text:p>2000-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0:mat</text:p>
          </table:table-cell>
          <table:table-cell office:value-type="date" office:date-value="1990-09-24T00:00:00" table:style-name="ce28">
            <text:p>1990-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1:mat</text:p>
          </table:table-cell>
          <table:table-cell office:value-type="date" office:date-value="1991-10-07T00:00:00" table:style-name="ce28">
            <text:p>1991-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2:mat</text:p>
          </table:table-cell>
          <table:table-cell office:value-type="date" office:date-value="1992-09-29T00:00:00" table:style-name="ce28">
            <text:p>1992-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3:mat</text:p>
          </table:table-cell>
          <table:table-cell office:value-type="date" office:date-value="1993-10-15T00:00:00" table:style-name="ce28">
            <text:p>1993-10-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4:mat</text:p>
          </table:table-cell>
          <table:table-cell office:value-type="date" office:date-value="1994-10-14T00:00:00" table:style-name="ce28">
            <text:p>1994-10-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5:mat</text:p>
          </table:table-cell>
          <table:table-cell office:value-type="date" office:date-value="1995-09-15T00:00:00" table:style-name="ce28">
            <text:p>199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7:mat</text:p>
          </table:table-cell>
          <table:table-cell office:value-type="date" office:date-value="1997-09-15T00:00:00" table:style-name="ce28">
            <text:p>1997-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8:mat</text:p>
          </table:table-cell>
          <table:table-cell office:value-type="date" office:date-value="1998-09-14T00:00:00" table:style-name="ce28">
            <text:p>1998-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1999:mat</text:p>
          </table:table-cell>
          <table:table-cell office:value-type="date" office:date-value="1999-10-12T00:00:00" table:style-name="ce28">
            <text:p>1999-10-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006:2000:mat</text:p>
          </table:table-cell>
          <table:table-cell office:value-type="date" office:date-value="2000-09-28T00:00:00" table:style-name="ce28">
            <text:p>2000-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1995:mat</text:p>
          </table:table-cell>
          <table:table-cell office:value-type="date" office:date-value="1995-09-22T00:00:00" table:style-name="ce28">
            <text:p>1995-09-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1997:mat</text:p>
          </table:table-cell>
          <table:table-cell office:value-type="date" office:date-value="1997-09-15T00:00:00" table:style-name="ce28">
            <text:p>1997-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1999:mat</text:p>
          </table:table-cell>
          <table:table-cell office:value-type="date" office:date-value="1999-10-05T00:00:00" table:style-name="ce28">
            <text:p>1999-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2000:mat</text:p>
          </table:table-cell>
          <table:table-cell office:value-type="date" office:date-value="2000-10-05T00:00:00" table:style-name="ce28">
            <text:p>2000-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2001:mat</text:p>
          </table:table-cell>
          <table:table-cell office:value-type="date" office:date-value="2001-10-01T00:00:00" table:style-name="ce28">
            <text:p>2001-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2002:mat</text:p>
          </table:table-cell>
          <table:table-cell office:value-type="date" office:date-value="2002-10-01T00:00:00" table:style-name="ce28">
            <text:p>2002-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2003:mat</text:p>
          </table:table-cell>
          <table:table-cell office:value-type="date" office:date-value="2003-09-12T00:00:00" table:style-name="ce28">
            <text:p>2003-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2004:mat</text:p>
          </table:table-cell>
          <table:table-cell office:value-type="date" office:date-value="2004-09-07T00:00:00" table:style-name="ce28">
            <text:p>2004-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2005:mat</text:p>
          </table:table-cell>
          <table:table-cell office:value-type="date" office:date-value="2005-09-01T00:00:00" table:style-name="ce28">
            <text:p>2005-09-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02:2006:mat</text:p>
          </table:table-cell>
          <table:table-cell office:value-type="date" office:date-value="2006-09-06T00:00:00" table:style-name="ce28">
            <text:p>2006-09-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0:mat</text:p>
          </table:table-cell>
          <table:table-cell office:value-type="date" office:date-value="1990-10-08T00:00:00" table:style-name="ce28">
            <text:p>1990-10-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1:mat</text:p>
          </table:table-cell>
          <table:table-cell office:value-type="date" office:date-value="1991-10-07T00:00:00" table:style-name="ce28">
            <text:p>1991-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2:mat</text:p>
          </table:table-cell>
          <table:table-cell office:value-type="date" office:date-value="1992-10-12T00:00:00" table:style-name="ce28">
            <text:p>1992-10-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3:mat</text:p>
          </table:table-cell>
          <table:table-cell office:value-type="date" office:date-value="1993-10-07T00:00:00" table:style-name="ce28">
            <text:p>1993-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4:mat</text:p>
          </table:table-cell>
          <table:table-cell office:value-type="date" office:date-value="1994-09-24T00:00:00" table:style-name="ce28">
            <text:p>1994-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5:mat</text:p>
          </table:table-cell>
          <table:table-cell office:value-type="date" office:date-value="1995-09-21T00:00:00" table:style-name="ce28">
            <text:p>1995-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7:mat</text:p>
          </table:table-cell>
          <table:table-cell office:value-type="date" office:date-value="1997-09-09T00:00:00" table:style-name="ce28">
            <text:p>1997-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8:mat</text:p>
          </table:table-cell>
          <table:table-cell office:value-type="date" office:date-value="1998-10-05T00:00:00" table:style-name="ce28">
            <text:p>1998-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1999:mat</text:p>
          </table:table-cell>
          <table:table-cell office:value-type="date" office:date-value="1999-10-13T00:00:00" table:style-name="ce28">
            <text:p>1999-10-1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1:2000:mat</text:p>
          </table:table-cell>
          <table:table-cell office:value-type="date" office:date-value="2000-10-04T00:00:00" table:style-name="ce28">
            <text:p>2000-10-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0:mat</text:p>
          </table:table-cell>
          <table:table-cell office:value-type="date" office:date-value="1990-09-24T00:00:00" table:style-name="ce28">
            <text:p>1990-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1:mat</text:p>
          </table:table-cell>
          <table:table-cell office:value-type="date" office:date-value="1991-09-30T00:00:00" table:style-name="ce28">
            <text:p>1991-09-3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2:mat</text:p>
          </table:table-cell>
          <table:table-cell office:value-type="date" office:date-value="1992-09-28T00:00:00" table:style-name="ce28">
            <text:p>1992-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3:mat</text:p>
          </table:table-cell>
          <table:table-cell office:value-type="date" office:date-value="1993-09-30T00:00:00" table:style-name="ce28">
            <text:p>1993-09-3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4:mat</text:p>
          </table:table-cell>
          <table:table-cell office:value-type="date" office:date-value="1994-09-10T00:00:00" table:style-name="ce28">
            <text:p>1994-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5:mat</text:p>
          </table:table-cell>
          <table:table-cell office:value-type="date" office:date-value="1995-09-07T00:00:00" table:style-name="ce28">
            <text:p>1995-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7:mat</text:p>
          </table:table-cell>
          <table:table-cell office:value-type="date" office:date-value="1997-09-02T00:00:00" table:style-name="ce28">
            <text:p>1997-09-0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1999:mat</text:p>
          </table:table-cell>
          <table:table-cell office:value-type="date" office:date-value="1999-09-29T00:00:00" table:style-name="ce28">
            <text:p>1999-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AB:2000:mat</text:p>
          </table:table-cell>
          <table:table-cell office:value-type="date" office:date-value="2000-09-20T00:00:00" table:style-name="ce28">
            <text:p>2000-09-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1995:mat</text:p>
          </table:table-cell>
          <table:table-cell office:value-type="date" office:date-value="1995-09-07T00:00:00" table:style-name="ce28">
            <text:p>1995-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1997:mat</text:p>
          </table:table-cell>
          <table:table-cell office:value-type="date" office:date-value="1997-09-02T00:00:00" table:style-name="ce28">
            <text:p>1997-09-0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1998:mat</text:p>
          </table:table-cell>
          <table:table-cell office:value-type="date" office:date-value="1998-09-14T00:00:00" table:style-name="ce28">
            <text:p>1998-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1999:mat</text:p>
          </table:table-cell>
          <table:table-cell office:value-type="date" office:date-value="1999-09-29T00:00:00" table:style-name="ce28">
            <text:p>1999-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2000:mat</text:p>
          </table:table-cell>
          <table:table-cell office:value-type="date" office:date-value="2000-09-20T00:00:00" table:style-name="ce28">
            <text:p>2000-09-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2001:mat</text:p>
          </table:table-cell>
          <table:table-cell office:value-type="date" office:date-value="2001-09-11T00:00:00" table:style-name="ce28">
            <text:p>2001-09-1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2002:mat</text:p>
          </table:table-cell>
          <table:table-cell office:value-type="date" office:date-value="2002-09-17T00:00:00" table:style-name="ce28">
            <text:p>2002-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2003:mat</text:p>
          </table:table-cell>
          <table:table-cell office:value-type="date" office:date-value="2003-09-10T00:00:00" table:style-name="ce28">
            <text:p>2003-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2004:mat</text:p>
          </table:table-cell>
          <table:table-cell office:value-type="date" office:date-value="2004-09-02T00:00:00" table:style-name="ce28">
            <text:p>2004-09-0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2005:mat</text:p>
          </table:table-cell>
          <table:table-cell office:value-type="date" office:date-value="2005-09-15T00:00:00" table:style-name="ce28">
            <text:p>200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16:2006:mat</text:p>
          </table:table-cell>
          <table:table-cell office:value-type="date" office:date-value="2006-09-12T00:00:00" table:style-name="ce28">
            <text:p>2006-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0:mat</text:p>
          </table:table-cell>
          <table:table-cell office:value-type="date" office:date-value="1990-10-01T00:00:00" table:style-name="ce28">
            <text:p>1990-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1:mat</text:p>
          </table:table-cell>
          <table:table-cell office:value-type="date" office:date-value="1991-09-30T00:00:00" table:style-name="ce28">
            <text:p>1991-09-3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2:mat</text:p>
          </table:table-cell>
          <table:table-cell office:value-type="date" office:date-value="1992-09-28T00:00:00" table:style-name="ce28">
            <text:p>1992-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3:mat</text:p>
          </table:table-cell>
          <table:table-cell office:value-type="date" office:date-value="1993-10-07T00:00:00" table:style-name="ce28">
            <text:p>1993-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4:mat</text:p>
          </table:table-cell>
          <table:table-cell office:value-type="date" office:date-value="1994-09-03T00:00:00" table:style-name="ce28">
            <text:p>1994-09-0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5:mat</text:p>
          </table:table-cell>
          <table:table-cell office:value-type="date" office:date-value="1995-09-14T00:00:00" table:style-name="ce28">
            <text:p>1995-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7:mat</text:p>
          </table:table-cell>
          <table:table-cell office:value-type="date" office:date-value="1997-08-19T00:00:00" table:style-name="ce28">
            <text:p>1997-08-1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BB:2000:mat</text:p>
          </table:table-cell>
          <table:table-cell office:value-type="date" office:date-value="2000-09-13T00:00:00" table:style-name="ce28">
            <text:p>2000-09-1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1995:mat</text:p>
          </table:table-cell>
          <table:table-cell office:value-type="date" office:date-value="1995-09-14T00:00:00" table:style-name="ce28">
            <text:p>1995-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1997:mat</text:p>
          </table:table-cell>
          <table:table-cell office:value-type="date" office:date-value="1997-09-02T00:00:00" table:style-name="ce28">
            <text:p>1997-09-0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1998:mat</text:p>
          </table:table-cell>
          <table:table-cell office:value-type="date" office:date-value="1998-09-28T00:00:00" table:style-name="ce28">
            <text:p>1998-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1999:mat</text:p>
          </table:table-cell>
          <table:table-cell office:value-type="date" office:date-value="1999-09-29T00:00:00" table:style-name="ce28">
            <text:p>1999-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2000:mat</text:p>
          </table:table-cell>
          <table:table-cell office:value-type="date" office:date-value="2000-09-27T00:00:00" table:style-name="ce28">
            <text:p>2000-09-2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2001:mat</text:p>
          </table:table-cell>
          <table:table-cell office:value-type="date" office:date-value="2001-09-18T00:00:00" table:style-name="ce28">
            <text:p>2001-09-1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2003:mat</text:p>
          </table:table-cell>
          <table:table-cell office:value-type="date" office:date-value="2003-09-10T00:00:00" table:style-name="ce28">
            <text:p>2003-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2004:mat</text:p>
          </table:table-cell>
          <table:table-cell office:value-type="date" office:date-value="2004-09-09T00:00:00" table:style-name="ce28">
            <text:p>2004-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7:2006:mat</text:p>
          </table:table-cell>
          <table:table-cell office:value-type="date" office:date-value="2006-09-12T00:00:00" table:style-name="ce28">
            <text:p>2006-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1995:mat</text:p>
          </table:table-cell>
          <table:table-cell office:value-type="date" office:date-value="1995-09-14T00:00:00" table:style-name="ce28">
            <text:p>1995-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1997:mat</text:p>
          </table:table-cell>
          <table:table-cell office:value-type="date" office:date-value="1997-09-09T00:00:00" table:style-name="ce28">
            <text:p>1997-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1998:mat</text:p>
          </table:table-cell>
          <table:table-cell office:value-type="date" office:date-value="1998-10-05T00:00:00" table:style-name="ce28">
            <text:p>1998-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2000:mat</text:p>
          </table:table-cell>
          <table:table-cell office:value-type="date" office:date-value="2000-10-04T00:00:00" table:style-name="ce28">
            <text:p>2000-10-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2001:mat</text:p>
          </table:table-cell>
          <table:table-cell office:value-type="date" office:date-value="2001-09-18T00:00:00" table:style-name="ce28">
            <text:p>2001-09-1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2003:mat</text:p>
          </table:table-cell>
          <table:table-cell office:value-type="date" office:date-value="2003-09-17T00:00:00" table:style-name="ce28">
            <text:p>2003-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2004:mat</text:p>
          </table:table-cell>
          <table:table-cell office:value-type="date" office:date-value="2004-09-16T00:00:00" table:style-name="ce28">
            <text:p>2004-09-1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2005:mat</text:p>
          </table:table-cell>
          <table:table-cell office:value-type="date" office:date-value="2005-09-22T00:00:00" table:style-name="ce28">
            <text:p>2005-09-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316:2006:mat</text:p>
          </table:table-cell>
          <table:table-cell office:value-type="date" office:date-value="2006-09-26T00:00:00" table:style-name="ce28">
            <text:p>2006-09-2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0:mat</text:p>
          </table:table-cell>
          <table:table-cell office:value-type="date" office:date-value="1990-10-01T00:00:00" table:style-name="ce28">
            <text:p>1990-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1:mat</text:p>
          </table:table-cell>
          <table:table-cell office:value-type="date" office:date-value="1991-10-07T00:00:00" table:style-name="ce28">
            <text:p>1991-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2:mat</text:p>
          </table:table-cell>
          <table:table-cell office:value-type="date" office:date-value="1992-10-05T00:00:00" table:style-name="ce28">
            <text:p>1992-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3:mat</text:p>
          </table:table-cell>
          <table:table-cell office:value-type="date" office:date-value="1993-09-30T00:00:00" table:style-name="ce28">
            <text:p>1993-09-3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4:mat</text:p>
          </table:table-cell>
          <table:table-cell office:value-type="date" office:date-value="1994-09-10T00:00:00" table:style-name="ce28">
            <text:p>1994-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5:mat</text:p>
          </table:table-cell>
          <table:table-cell office:value-type="date" office:date-value="1995-09-14T00:00:00" table:style-name="ce28">
            <text:p>1995-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7:mat</text:p>
          </table:table-cell>
          <table:table-cell office:value-type="date" office:date-value="1997-09-09T00:00:00" table:style-name="ce28">
            <text:p>1997-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8:mat</text:p>
          </table:table-cell>
          <table:table-cell office:value-type="date" office:date-value="1998-10-05T00:00:00" table:style-name="ce28">
            <text:p>1998-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CB:2000:mat</text:p>
          </table:table-cell>
          <table:table-cell office:value-type="date" office:date-value="2000-09-27T00:00:00" table:style-name="ce28">
            <text:p>2000-09-2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1995:mat</text:p>
          </table:table-cell>
          <table:table-cell office:value-type="date" office:date-value="1995-09-14T00:00:00" table:style-name="ce28">
            <text:p>1995-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1997:mat</text:p>
          </table:table-cell>
          <table:table-cell office:value-type="date" office:date-value="1997-08-26T00:00:00" table:style-name="ce28">
            <text:p>1997-08-2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1999:mat</text:p>
          </table:table-cell>
          <table:table-cell office:value-type="date" office:date-value="1999-09-29T00:00:00" table:style-name="ce28">
            <text:p>1999-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2000:mat</text:p>
          </table:table-cell>
          <table:table-cell office:value-type="date" office:date-value="2000-09-27T00:00:00" table:style-name="ce28">
            <text:p>2000-09-2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2001:mat</text:p>
          </table:table-cell>
          <table:table-cell office:value-type="date" office:date-value="2001-09-25T00:00:00" table:style-name="ce28">
            <text:p>2001-09-2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2003:mat</text:p>
          </table:table-cell>
          <table:table-cell office:value-type="date" office:date-value="2003-09-17T00:00:00" table:style-name="ce28">
            <text:p>2003-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2004:mat</text:p>
          </table:table-cell>
          <table:table-cell office:value-type="date" office:date-value="2004-09-09T00:00:00" table:style-name="ce28">
            <text:p>2004-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07: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0:mat</text:p>
          </table:table-cell>
          <table:table-cell office:value-type="date" office:date-value="1990-09-24T00:00:00" table:style-name="ce28">
            <text:p>1990-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1:mat</text:p>
          </table:table-cell>
          <table:table-cell office:value-type="date" office:date-value="1991-09-23T00:00:00" table:style-name="ce28">
            <text:p>1991-09-2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2:mat</text:p>
          </table:table-cell>
          <table:table-cell office:value-type="date" office:date-value="1992-09-28T00:00:00" table:style-name="ce28">
            <text:p>1992-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3:mat</text:p>
          </table:table-cell>
          <table:table-cell office:value-type="date" office:date-value="1993-09-30T00:00:00" table:style-name="ce28">
            <text:p>1993-09-3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4:mat</text:p>
          </table:table-cell>
          <table:table-cell office:value-type="date" office:date-value="1994-09-10T00:00:00" table:style-name="ce28">
            <text:p>1994-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5:mat</text:p>
          </table:table-cell>
          <table:table-cell office:value-type="date" office:date-value="1995-09-07T00:00:00" table:style-name="ce28">
            <text:p>1995-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7:mat</text:p>
          </table:table-cell>
          <table:table-cell office:value-type="date" office:date-value="1997-09-02T00:00:00" table:style-name="ce28">
            <text:p>1997-09-0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1999:mat</text:p>
          </table:table-cell>
          <table:table-cell office:value-type="date" office:date-value="1999-09-29T00:00:00" table:style-name="ce28">
            <text:p>1999-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2000:mat</text:p>
          </table:table-cell>
          <table:table-cell office:value-type="date" office:date-value="2000-09-20T00:00:00" table:style-name="ce28">
            <text:p>2000-09-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2001:mat</text:p>
          </table:table-cell>
          <table:table-cell office:value-type="date" office:date-value="2001-09-18T00:00:00" table:style-name="ce28">
            <text:p>2001-09-1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2003:mat</text:p>
          </table:table-cell>
          <table:table-cell office:value-type="date" office:date-value="2003-09-10T00:00:00" table:style-name="ce28">
            <text:p>2003-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2004:mat</text:p>
          </table:table-cell>
          <table:table-cell office:value-type="date" office:date-value="2004-09-09T00:00:00" table:style-name="ce28">
            <text:p>2004-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810:2006:mat</text:p>
          </table:table-cell>
          <table:table-cell office:value-type="date" office:date-value="2006-09-12T00:00:00" table:style-name="ce28">
            <text:p>2006-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1995:mat</text:p>
          </table:table-cell>
          <table:table-cell office:value-type="date" office:date-value="1995-08-31T00:00:00" table:style-name="ce28">
            <text:p>1995-08-3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1997:mat</text:p>
          </table:table-cell>
          <table:table-cell office:value-type="date" office:date-value="1997-08-26T00:00:00" table:style-name="ce28">
            <text:p>1997-08-2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1998:mat</text:p>
          </table:table-cell>
          <table:table-cell office:value-type="date" office:date-value="1998-09-21T00:00:00" table:style-name="ce28">
            <text:p>1998-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1999:mat</text:p>
          </table:table-cell>
          <table:table-cell office:value-type="date" office:date-value="1999-09-22T00:00:00" table:style-name="ce28">
            <text:p>1999-09-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2000:mat</text:p>
          </table:table-cell>
          <table:table-cell office:value-type="date" office:date-value="2000-09-20T00:00:00" table:style-name="ce28">
            <text:p>2000-09-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2001:mat</text:p>
          </table:table-cell>
          <table:table-cell office:value-type="date" office:date-value="2001-09-18T00:00:00" table:style-name="ce28">
            <text:p>2001-09-1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2003:mat</text:p>
          </table:table-cell>
          <table:table-cell office:value-type="date" office:date-value="2003-09-03T00:00:00" table:style-name="ce28">
            <text:p>2003-09-0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2004:mat</text:p>
          </table:table-cell>
          <table:table-cell office:value-type="date" office:date-value="2004-09-02T00:00:00" table:style-name="ce28">
            <text:p>2004-09-0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FB: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2000:mat</text:p>
          </table:table-cell>
          <table:table-cell office:value-type="date" office:date-value="2000-10-04T00:00:00" table:style-name="ce28">
            <text:p>2000-10-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2001:mat</text:p>
          </table:table-cell>
          <table:table-cell office:value-type="date" office:date-value="2001-09-18T00:00:00" table:style-name="ce28">
            <text:p>2001-09-1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2002:mat</text:p>
          </table:table-cell>
          <table:table-cell office:value-type="date" office:date-value="2002-10-01T00:00:00" table:style-name="ce28">
            <text:p>2002-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2003:mat</text:p>
          </table:table-cell>
          <table:table-cell office:value-type="date" office:date-value="2003-09-17T00:00:00" table:style-name="ce28">
            <text:p>2003-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2004:mat</text:p>
          </table:table-cell>
          <table:table-cell office:value-type="date" office:date-value="2004-09-16T00:00:00" table:style-name="ce28">
            <text:p>2004-09-1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2005:mat</text:p>
          </table:table-cell>
          <table:table-cell office:value-type="date" office:date-value="2005-09-15T00:00:00" table:style-name="ce28">
            <text:p>200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112:2006:mat</text:p>
          </table:table-cell>
          <table:table-cell office:value-type="date" office:date-value="2006-09-19T00:00:00" table:style-name="ce28">
            <text:p>2006-09-1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1995:mat</text:p>
          </table:table-cell>
          <table:table-cell office:value-type="date" office:date-value="1995-09-21T00:00:00" table:style-name="ce28">
            <text:p>1995-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1997:mat</text:p>
          </table:table-cell>
          <table:table-cell office:value-type="date" office:date-value="1997-09-16T00:00:00" table:style-name="ce28">
            <text:p>1997-09-1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1998:mat</text:p>
          </table:table-cell>
          <table:table-cell office:value-type="date" office:date-value="1998-10-12T00:00:00" table:style-name="ce28">
            <text:p>1998-10-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2000:mat</text:p>
          </table:table-cell>
          <table:table-cell office:value-type="date" office:date-value="2000-10-04T00:00:00" table:style-name="ce28">
            <text:p>2000-10-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2001:mat</text:p>
          </table:table-cell>
          <table:table-cell office:value-type="date" office:date-value="2001-09-25T00:00:00" table:style-name="ce28">
            <text:p>2001-09-2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2002:mat</text:p>
          </table:table-cell>
          <table:table-cell office:value-type="date" office:date-value="2002-10-08T00:00:00" table:style-name="ce28">
            <text:p>2002-10-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2003:mat</text:p>
          </table:table-cell>
          <table:table-cell office:value-type="date" office:date-value="2003-09-24T00:00:00" table:style-name="ce28">
            <text:p>2003-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2004:mat</text:p>
          </table:table-cell>
          <table:table-cell office:value-type="date" office:date-value="2004-09-16T00:00:00" table:style-name="ce28">
            <text:p>2004-09-1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2005:mat</text:p>
          </table:table-cell>
          <table:table-cell office:value-type="date" office:date-value="2005-09-29T00:00:00" table:style-name="ce28">
            <text:p>2005-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213:2006:mat</text:p>
          </table:table-cell>
          <table:table-cell office:value-type="date" office:date-value="2006-10-03T00:00:00" table:style-name="ce28">
            <text:p>2006-10-0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1995:mat</text:p>
          </table:table-cell>
          <table:table-cell office:value-type="date" office:date-value="1995-09-07T00:00:00" table:style-name="ce28">
            <text:p>1995-09-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1997:mat</text:p>
          </table:table-cell>
          <table:table-cell office:value-type="date" office:date-value="1997-09-09T00:00:00" table:style-name="ce28">
            <text:p>1997-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1998:mat</text:p>
          </table:table-cell>
          <table:table-cell office:value-type="date" office:date-value="1998-09-28T00:00:00" table:style-name="ce28">
            <text:p>1998-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2000:mat</text:p>
          </table:table-cell>
          <table:table-cell office:value-type="date" office:date-value="2000-09-20T00:00:00" table:style-name="ce28">
            <text:p>2000-09-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2001:mat</text:p>
          </table:table-cell>
          <table:table-cell office:value-type="date" office:date-value="2001-09-11T00:00:00" table:style-name="ce28">
            <text:p>2001-09-1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2003:mat</text:p>
          </table:table-cell>
          <table:table-cell office:value-type="date" office:date-value="2003-09-17T00:00:00" table:style-name="ce28">
            <text:p>2003-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2004:mat</text:p>
          </table:table-cell>
          <table:table-cell office:value-type="date" office:date-value="2004-09-09T00:00:00" table:style-name="ce28">
            <text:p>2004-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2005:mat</text:p>
          </table:table-cell>
          <table:table-cell office:value-type="date" office:date-value="2005-09-08T00:00:00" table:style-name="ce28">
            <text:p>2005-09-0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512:2006:mat</text:p>
          </table:table-cell>
          <table:table-cell office:value-type="date" office:date-value="2006-09-12T00:00:00" table:style-name="ce28">
            <text:p>2006-09-1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1993:mat</text:p>
          </table:table-cell>
          <table:table-cell office:value-type="date" office:date-value="1993-10-14T00:00:00" table:style-name="ce28">
            <text:p>1993-10-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1994:mat</text:p>
          </table:table-cell>
          <table:table-cell office:value-type="date" office:date-value="1994-09-10T00:00:00" table:style-name="ce28">
            <text:p>1994-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1995:mat</text:p>
          </table:table-cell>
          <table:table-cell office:value-type="date" office:date-value="1995-09-21T00:00:00" table:style-name="ce28">
            <text:p>1995-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1997:mat</text:p>
          </table:table-cell>
          <table:table-cell office:value-type="date" office:date-value="1997-09-09T00:00:00" table:style-name="ce28">
            <text:p>1997-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1998:mat</text:p>
          </table:table-cell>
          <table:table-cell office:value-type="date" office:date-value="1998-10-05T00:00:00" table:style-name="ce28">
            <text:p>1998-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2000:mat</text:p>
          </table:table-cell>
          <table:table-cell office:value-type="date" office:date-value="2000-09-27T00:00:00" table:style-name="ce28">
            <text:p>2000-09-2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2001:mat</text:p>
          </table:table-cell>
          <table:table-cell office:value-type="date" office:date-value="2001-09-18T00:00:00" table:style-name="ce28">
            <text:p>2001-09-1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2002:mat</text:p>
          </table:table-cell>
          <table:table-cell office:value-type="date" office:date-value="2002-10-01T00:00:00" table:style-name="ce28">
            <text:p>2002-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3115:2003:mat</text:p>
          </table:table-cell>
          <table:table-cell office:value-type="date" office:date-value="2003-09-24T00:00:00" table:style-name="ce28">
            <text:p>2003-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1995:mat</text:p>
          </table:table-cell>
          <table:table-cell office:value-type="date" office:date-value="1995-09-21T00:00:00" table:style-name="ce28">
            <text:p>1995-09-2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1997:mat</text:p>
          </table:table-cell>
          <table:table-cell office:value-type="date" office:date-value="1997-09-09T00:00:00" table:style-name="ce28">
            <text:p>1997-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1998:mat</text:p>
          </table:table-cell>
          <table:table-cell office:value-type="date" office:date-value="1998-09-28T00:00:00" table:style-name="ce28">
            <text:p>1998-09-2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2000:mat</text:p>
          </table:table-cell>
          <table:table-cell office:value-type="date" office:date-value="2000-10-04T00:00:00" table:style-name="ce28">
            <text:p>2000-10-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2001:mat</text:p>
          </table:table-cell>
          <table:table-cell office:value-type="date" office:date-value="2001-09-11T00:00:00" table:style-name="ce28">
            <text:p>2001-09-1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2002:mat</text:p>
          </table:table-cell>
          <table:table-cell office:value-type="date" office:date-value="2002-09-24T00:00:00" table:style-name="ce28">
            <text:p>2002-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2003:mat</text:p>
          </table:table-cell>
          <table:table-cell office:value-type="date" office:date-value="2003-09-10T00:00:00" table:style-name="ce28">
            <text:p>2003-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2004:mat</text:p>
          </table:table-cell>
          <table:table-cell office:value-type="date" office:date-value="2004-09-09T00:00:00" table:style-name="ce28">
            <text:p>2004-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RB:2005:mat</text:p>
          </table:table-cell>
          <table:table-cell office:value-type="date" office:date-value="2005-09-15T00:00:00" table:style-name="ce28">
            <text:p>2005-09-1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0:mat</text:p>
          </table:table-cell>
          <table:table-cell office:value-type="date" office:date-value="1990-09-24T00:00:00" table:style-name="ce28">
            <text:p>1990-09-2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1:mat</text:p>
          </table:table-cell>
          <table:table-cell office:value-type="date" office:date-value="1991-09-30T00:00:00" table:style-name="ce28">
            <text:p>1991-09-3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2:mat</text:p>
          </table:table-cell>
          <table:table-cell office:value-type="date" office:date-value="1992-10-19T00:00:00" table:style-name="ce28">
            <text:p>1992-10-1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3:mat</text:p>
          </table:table-cell>
          <table:table-cell office:value-type="date" office:date-value="1993-10-07T00:00:00" table:style-name="ce28">
            <text:p>1993-10-0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4:mat</text:p>
          </table:table-cell>
          <table:table-cell office:value-type="date" office:date-value="1994-09-17T00:00:00" table:style-name="ce28">
            <text:p>1994-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5:mat</text:p>
          </table:table-cell>
          <table:table-cell office:value-type="date" office:date-value="1995-09-14T00:00:00" table:style-name="ce28">
            <text:p>1995-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7:mat</text:p>
          </table:table-cell>
          <table:table-cell office:value-type="date" office:date-value="1997-09-02T00:00:00" table:style-name="ce28">
            <text:p>1997-09-0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8:mat</text:p>
          </table:table-cell>
          <table:table-cell office:value-type="date" office:date-value="1998-10-05T00:00:00" table:style-name="ce28">
            <text:p>1998-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1999:mat</text:p>
          </table:table-cell>
          <table:table-cell office:value-type="date" office:date-value="1999-10-06T00:00:00" table:style-name="ce28">
            <text:p>1999-10-0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413:2000:mat</text:p>
          </table:table-cell>
          <table:table-cell office:value-type="date" office:date-value="2000-10-04T00:00:00" table:style-name="ce28">
            <text:p>2000-10-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1995:mat</text:p>
          </table:table-cell>
          <table:table-cell office:value-type="date" office:date-value="1995-09-14T00:00:00" table:style-name="ce28">
            <text:p>1995-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1997:mat</text:p>
          </table:table-cell>
          <table:table-cell office:value-type="date" office:date-value="1997-09-09T00:00:00" table:style-name="ce28">
            <text:p>1997-09-0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1998:mat</text:p>
          </table:table-cell>
          <table:table-cell office:value-type="date" office:date-value="1998-10-05T00:00:00" table:style-name="ce28">
            <text:p>1998-10-05</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1999:mat</text:p>
          </table:table-cell>
          <table:table-cell office:value-type="date" office:date-value="1999-10-20T00:00:00" table:style-name="ce28">
            <text:p>1999-10-2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2000:mat</text:p>
          </table:table-cell>
          <table:table-cell office:value-type="date" office:date-value="2000-10-04T00:00:00" table:style-name="ce28">
            <text:p>2000-10-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2001:mat</text:p>
          </table:table-cell>
          <table:table-cell office:value-type="date" office:date-value="2001-09-11T00:00:00" table:style-name="ce28">
            <text:p>2001-09-1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2002:mat</text:p>
          </table:table-cell>
          <table:table-cell office:value-type="date" office:date-value="2002-10-01T00:00:00" table:style-name="ce28">
            <text:p>2002-10-0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2003:mat</text:p>
          </table:table-cell>
          <table:table-cell office:value-type="date" office:date-value="2003-09-17T00:00:00" table:style-name="ce28">
            <text:p>2003-09-17</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2004:mat</text:p>
          </table:table-cell>
          <table:table-cell office:value-type="date" office:date-value="2004-09-23T00:00:00" table:style-name="ce28">
            <text:p>2004-09-2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2005:mat</text:p>
          </table:table-cell>
          <table:table-cell office:value-type="date" office:date-value="2005-09-29T00:00:00" table:style-name="ce28">
            <text:p>2005-09-29</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914:2006:mat</text:p>
          </table:table-cell>
          <table:table-cell office:value-type="date" office:date-value="2006-09-26T00:00:00" table:style-name="ce28">
            <text:p>2006-09-2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512:2001:mat</text:p>
          </table:table-cell>
          <table:table-cell office:value-type="date" office:date-value="2001-09-04T00:00:00" table:style-name="ce28">
            <text:p>2001-09-0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512:2002:mat</text:p>
          </table:table-cell>
          <table:table-cell office:value-type="date" office:date-value="2002-09-10T00:00:00" table:style-name="ce28">
            <text:p>2002-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512:2003:mat</text:p>
          </table:table-cell>
          <table:table-cell office:value-type="date" office:date-value="2003-09-03T00:00:00" table:style-name="ce28">
            <text:p>2003-09-0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1512:2004:mat</text:p>
          </table:table-cell>
          <table:table-cell office:value-type="date" office:date-value="2004-08-26T00:00:00" table:style-name="ce28">
            <text:p>2004-08-2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1995:mat</text:p>
          </table:table-cell>
          <table:table-cell office:value-type="date" office:date-value="1995-08-31T00:00:00" table:style-name="ce28">
            <text:p>1995-08-3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1996:mat</text:p>
          </table:table-cell>
          <table:table-cell office:value-type="string" table:style-name="ce4">
            <text:p>NA</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1997:mat</text:p>
          </table:table-cell>
          <table:table-cell office:value-type="date" office:date-value="1997-08-26T00:00:00" table:style-name="ce28">
            <text:p>1997-08-2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1998:mat</text:p>
          </table:table-cell>
          <table:table-cell office:value-type="date" office:date-value="1998-09-14T00:00:00" table:style-name="ce28">
            <text:p>1998-09-14</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1999:mat</text:p>
          </table:table-cell>
          <table:table-cell office:value-type="date" office:date-value="1999-09-22T00:00:00" table:style-name="ce28">
            <text:p>1999-09-22</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2000:mat</text:p>
          </table:table-cell>
          <table:table-cell office:value-type="date" office:date-value="2000-09-13T00:00:00" table:style-name="ce28">
            <text:p>2000-09-1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2001:mat</text:p>
          </table:table-cell>
          <table:table-cell office:value-type="date" office:date-value="2001-09-11T00:00:00" table:style-name="ce28">
            <text:p>2001-09-11</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2002:mat</text:p>
          </table:table-cell>
          <table:table-cell office:value-type="date" office:date-value="2002-09-10T00:00:00" table:style-name="ce28">
            <text:p>2002-09-10</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2003:mat</text:p>
          </table:table-cell>
          <table:table-cell office:value-type="date" office:date-value="2003-09-03T00:00:00" table:style-name="ce28">
            <text:p>2003-09-03</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2004:mat</text:p>
          </table:table-cell>
          <table:table-cell office:value-type="date" office:date-value="2004-08-26T00:00:00" table:style-name="ce28">
            <text:p>2004-08-26</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715:2005:mat</text:p>
          </table:table-cell>
          <table:table-cell office:value-type="date" office:date-value="2005-08-18T00:00:00" table:style-name="ce28">
            <text:p>2005-08-18</text:p>
          </table:table-cell>
          <table:table-cell office:value-type="string" table:style-name="ce16">
            <text:p>MATUR-relativ</text:p>
          </table:table-cell>
          <table:table-cell table:number-columns-repeated="16381"/>
        </table:table-row>
        <table:table-row table:style-name="ro7">
          <table:table-cell office:value-type="string" table:style-name="ce1">
            <text:p>INIAV:2PORTOS:52003:1995:pin</text:p>
          </table:table-cell>
          <table:table-cell office:value-type="date" office:date-value="1995-07-24T00:00:00" table:style-name="ce24">
            <text:p>1995-07-24</text:p>
          </table:table-cell>
          <table:table-cell office:value-type="string" table:style-name="ce16">
            <text:p>VER_50</text:p>
          </table:table-cell>
          <table:table-cell table:number-columns-repeated="16381"/>
        </table:table-row>
        <table:table-row table:style-name="ro7">
          <table:table-cell office:value-type="string" table:style-name="ce1">
            <text:p>INIAV:2PORTOS:52003:1996:pin</text:p>
          </table:table-cell>
          <table:table-cell office:value-type="date" office:date-value="1996-08-01T00:00:00" table:style-name="ce24">
            <text:p>1996-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003:1997:pin</text:p>
          </table:table-cell>
          <table:table-cell office:value-type="date" office:date-value="1997-07-15T00:00:00" table:style-name="ce24">
            <text:p>1997-07-15</text:p>
          </table:table-cell>
          <table:table-cell office:value-type="string" table:style-name="ce16">
            <text:p>VER_50</text:p>
          </table:table-cell>
          <table:table-cell table:number-columns-repeated="16381"/>
        </table:table-row>
        <table:table-row table:style-name="ro7">
          <table:table-cell office:value-type="string" table:style-name="ce1">
            <text:p>INIAV:2PORTOS:52003:1998:pin</text:p>
          </table:table-cell>
          <table:table-cell office:value-type="date" office:date-value="1998-07-31T00:00:00" table:style-name="ce24">
            <text:p>1998-07-31</text:p>
          </table:table-cell>
          <table:table-cell office:value-type="string" table:style-name="ce16">
            <text:p>VER_50</text:p>
          </table:table-cell>
          <table:table-cell table:number-columns-repeated="16381"/>
        </table:table-row>
        <table:table-row table:style-name="ro7">
          <table:table-cell office:value-type="string" table:style-name="ce1">
            <text:p>INIAV:2PORTOS:52003:1999:pin</text:p>
          </table:table-cell>
          <table:table-cell office:value-type="date" office:date-value="1999-08-02T00:00:00" table:style-name="ce24">
            <text:p>1999-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003:2000:pin</text:p>
          </table:table-cell>
          <table:table-cell office:value-type="date" office:date-value="2000-08-05T00:00:00" table:style-name="ce24">
            <text:p>2000-08-05</text:p>
          </table:table-cell>
          <table:table-cell office:value-type="string" table:style-name="ce16">
            <text:p>VER_50</text:p>
          </table:table-cell>
          <table:table-cell table:number-columns-repeated="16381"/>
        </table:table-row>
        <table:table-row table:style-name="ro7">
          <table:table-cell office:value-type="string" table:style-name="ce1">
            <text:p>INIAV:2PORTOS:52003:2001:pin</text:p>
          </table:table-cell>
          <table:table-cell office:value-type="date" office:date-value="2001-07-27T00:00:00" table:style-name="ce24">
            <text:p>2001-07-27</text:p>
          </table:table-cell>
          <table:table-cell office:value-type="string" table:style-name="ce16">
            <text:p>VER_50</text:p>
          </table:table-cell>
          <table:table-cell table:number-columns-repeated="16381"/>
        </table:table-row>
        <table:table-row table:style-name="ro7">
          <table:table-cell office:value-type="string" table:style-name="ce1">
            <text:p>INIAV:2PORTOS:52003:2002:pin</text:p>
          </table:table-cell>
          <table:table-cell office:value-type="date" office:date-value="2002-08-04T00:00:00" table:style-name="ce27">
            <text:p>2002-08-04</text:p>
          </table:table-cell>
          <table:table-cell office:value-type="string" table:style-name="ce16">
            <text:p>VER_50</text:p>
          </table:table-cell>
          <table:table-cell table:number-columns-repeated="16381"/>
        </table:table-row>
        <table:table-row table:style-name="ro7">
          <table:table-cell office:value-type="string" table:style-name="ce1">
            <text:p>INIAV:2PORTOS:52003:2003:pin</text:p>
          </table:table-cell>
          <table:table-cell office:value-type="date" office:date-value="2003-08-02T00:00:00" table:style-name="ce28">
            <text:p>2003-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003:2004:pin</text:p>
          </table:table-cell>
          <table:table-cell office:value-type="date" office:date-value="2004-08-01T00:00:00" table:style-name="ce28">
            <text:p>2004-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003:2005:pin</text:p>
          </table:table-cell>
          <table:table-cell office:value-type="date" office:date-value="2005-08-02T00:00:00" table:style-name="ce28">
            <text:p>2005-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003:2006:pin</text:p>
          </table:table-cell>
          <table:table-cell office:value-type="date" office:date-value="2006-08-01T00:00:00" table:style-name="ce28">
            <text:p>2006-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0:pin</text:p>
          </table:table-cell>
          <table:table-cell office:value-type="date" office:date-value="1990-08-09T00:00:00" table:style-name="ce28">
            <text:p>1990-08-09</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1:pin</text:p>
          </table:table-cell>
          <table:table-cell office:value-type="date" office:date-value="1991-08-12T00:00:00" table:style-name="ce28">
            <text:p>1991-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2:pin</text:p>
          </table:table-cell>
          <table:table-cell office:value-type="date" office:date-value="1992-08-13T00:00:00" table:style-name="ce28">
            <text:p>1992-08-13</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3:pin</text:p>
          </table:table-cell>
          <table:table-cell office:value-type="date" office:date-value="1993-08-23T00:00:00" table:style-name="ce28">
            <text:p>1993-08-23</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4:pin</text:p>
          </table:table-cell>
          <table:table-cell office:value-type="date" office:date-value="1994-08-11T00:00:00" table:style-name="ce28">
            <text:p>1994-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5:pin</text:p>
          </table:table-cell>
          <table:table-cell office:value-type="date" office:date-value="1995-07-27T00:00:00" table:style-name="ce28">
            <text:p>1995-07-27</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6:pin</text:p>
          </table:table-cell>
          <table:table-cell office:value-type="date" office:date-value="1996-08-05T00:00:00" table:style-name="ce28">
            <text:p>1996-08-05</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8:pin</text:p>
          </table:table-cell>
          <table:table-cell office:value-type="date" office:date-value="1998-08-07T00:00:00" table:style-name="ce28">
            <text:p>1998-08-07</text:p>
          </table:table-cell>
          <table:table-cell office:value-type="string" table:style-name="ce16">
            <text:p>VER_50</text:p>
          </table:table-cell>
          <table:table-cell table:number-columns-repeated="16381"/>
        </table:table-row>
        <table:table-row table:style-name="ro7">
          <table:table-cell office:value-type="string" table:style-name="ce1">
            <text:p>INIAV:2PORTOS:52606:1999:pin</text:p>
          </table:table-cell>
          <table:table-cell office:value-type="date" office:date-value="1999-08-06T00:00:00" table:style-name="ce28">
            <text:p>1999-08-06</text:p>
          </table:table-cell>
          <table:table-cell office:value-type="string" table:style-name="ce16">
            <text:p>VER_50</text:p>
          </table:table-cell>
          <table:table-cell table:number-columns-repeated="16381"/>
        </table:table-row>
        <table:table-row table:style-name="ro7">
          <table:table-cell office:value-type="string" table:style-name="ce1">
            <text:p>INIAV:2PORTOS:52606:2000:pin</text:p>
          </table:table-cell>
          <table:table-cell office:value-type="date" office:date-value="2000-08-20T00:00:00" table:style-name="ce28">
            <text:p>2000-08-20</text:p>
          </table:table-cell>
          <table:table-cell office:value-type="string" table:style-name="ce16">
            <text:p>VER_50</text:p>
          </table:table-cell>
          <table:table-cell table:number-columns-repeated="16381"/>
        </table:table-row>
        <table:table-row table:style-name="ro7">
          <table:table-cell office:value-type="string" table:style-name="ce1">
            <text:p>INIAV:2PORTOS:52503:1995:pin</text:p>
          </table:table-cell>
          <table:table-cell office:value-type="date" office:date-value="1995-07-24T00:00:00" table:style-name="ce28">
            <text:p>1995-07-24</text:p>
          </table:table-cell>
          <table:table-cell office:value-type="string" table:style-name="ce16">
            <text:p>VER_50</text:p>
          </table:table-cell>
          <table:table-cell table:number-columns-repeated="16381"/>
        </table:table-row>
        <table:table-row table:style-name="ro7">
          <table:table-cell office:value-type="string" table:style-name="ce1">
            <text:p>INIAV:2PORTOS:52503:1996:pin</text:p>
          </table:table-cell>
          <table:table-cell office:value-type="date" office:date-value="1996-08-05T00:00:00" table:style-name="ce28">
            <text:p>1996-08-05</text:p>
          </table:table-cell>
          <table:table-cell office:value-type="string" table:style-name="ce16">
            <text:p>VER_50</text:p>
          </table:table-cell>
          <table:table-cell table:number-columns-repeated="16381"/>
        </table:table-row>
        <table:table-row table:style-name="ro7">
          <table:table-cell office:value-type="string" table:style-name="ce1">
            <text:p>INIAV:2PORTOS:52503:1997:pin</text:p>
          </table:table-cell>
          <table:table-cell office:value-type="date" office:date-value="1997-07-08T00:00:00" table:style-name="ce28">
            <text:p>1997-07-08</text:p>
          </table:table-cell>
          <table:table-cell office:value-type="string" table:style-name="ce16">
            <text:p>VER_50</text:p>
          </table:table-cell>
          <table:table-cell table:number-columns-repeated="16381"/>
        </table:table-row>
        <table:table-row table:style-name="ro7">
          <table:table-cell office:value-type="string" table:style-name="ce1">
            <text:p>INIAV:2PORTOS:52503:1998:pin</text:p>
          </table:table-cell>
          <table:table-cell office:value-type="date" office:date-value="1998-07-31T00:00:00" table:style-name="ce28">
            <text:p>1998-07-31</text:p>
          </table:table-cell>
          <table:table-cell office:value-type="string" table:style-name="ce16">
            <text:p>VER_50</text:p>
          </table:table-cell>
          <table:table-cell table:number-columns-repeated="16381"/>
        </table:table-row>
        <table:table-row table:style-name="ro7">
          <table:table-cell office:value-type="string" table:style-name="ce1">
            <text:p>INIAV:2PORTOS:52503:1999:pin</text:p>
          </table:table-cell>
          <table:table-cell office:value-type="date" office:date-value="1999-08-02T00:00:00" table:style-name="ce28">
            <text:p>1999-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503:2000:pin</text:p>
          </table:table-cell>
          <table:table-cell office:value-type="date" office:date-value="2000-08-04T00:00:00" table:style-name="ce28">
            <text:p>2000-08-04</text:p>
          </table:table-cell>
          <table:table-cell office:value-type="string" table:style-name="ce16">
            <text:p>VER_50</text:p>
          </table:table-cell>
          <table:table-cell table:number-columns-repeated="16381"/>
        </table:table-row>
        <table:table-row table:style-name="ro7">
          <table:table-cell office:value-type="string" table:style-name="ce1">
            <text:p>INIAV:2PORTOS:52503:2001:pin</text:p>
          </table:table-cell>
          <table:table-cell office:value-type="date" office:date-value="2001-07-24T00:00:00" table:style-name="ce28">
            <text:p>2001-07-24</text:p>
          </table:table-cell>
          <table:table-cell office:value-type="string" table:style-name="ce16">
            <text:p>VER_50</text:p>
          </table:table-cell>
          <table:table-cell table:number-columns-repeated="16381"/>
        </table:table-row>
        <table:table-row table:style-name="ro7">
          <table:table-cell office:value-type="string" table:style-name="ce1">
            <text:p>INIAV:2PORTOS:52503:2002:pin</text:p>
          </table:table-cell>
          <table:table-cell office:value-type="date" office:date-value="2002-08-02T00:00:00" table:style-name="ce28">
            <text:p>2002-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503:2003:pin</text:p>
          </table:table-cell>
          <table:table-cell office:value-type="date" office:date-value="2003-08-04T00:00:00" table:style-name="ce28">
            <text:p>2003-08-04</text:p>
          </table:table-cell>
          <table:table-cell office:value-type="string" table:style-name="ce16">
            <text:p>VER_50</text:p>
          </table:table-cell>
          <table:table-cell table:number-columns-repeated="16381"/>
        </table:table-row>
        <table:table-row table:style-name="ro7">
          <table:table-cell office:value-type="string" table:style-name="ce1">
            <text:p>INIAV:2PORTOS:52503:2004:pin</text:p>
          </table:table-cell>
          <table:table-cell office:value-type="date" office:date-value="2004-08-02T00:00:00" table:style-name="ce28">
            <text:p>2004-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503:2005:pin</text:p>
          </table:table-cell>
          <table:table-cell office:value-type="date" office:date-value="2005-08-01T00:00:00" table:style-name="ce28">
            <text:p>2005-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503:2006:pin</text:p>
          </table:table-cell>
          <table:table-cell office:value-type="date" office:date-value="2006-07-28T00:00:00" table:style-name="ce28">
            <text:p>2006-07-28</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0:pin</text:p>
          </table:table-cell>
          <table:table-cell office:value-type="date" office:date-value="1990-08-09T00:00:00" table:style-name="ce28">
            <text:p>1990-08-09</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1:pin</text:p>
          </table:table-cell>
          <table:table-cell office:value-type="date" office:date-value="1991-08-16T00:00:00" table:style-name="ce28">
            <text:p>1991-08-16</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2:pin</text:p>
          </table:table-cell>
          <table:table-cell office:value-type="date" office:date-value="1992-08-10T00:00:00" table:style-name="ce28">
            <text:p>1992-08-10</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3:pin</text:p>
          </table:table-cell>
          <table:table-cell office:value-type="date" office:date-value="1993-08-20T00:00:00" table:style-name="ce28">
            <text:p>1993-08-20</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4:pin</text:p>
          </table:table-cell>
          <table:table-cell office:value-type="date" office:date-value="1994-08-04T00:00:00" table:style-name="ce28">
            <text:p>1994-08-04</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5:pin</text:p>
          </table:table-cell>
          <table:table-cell office:value-type="date" office:date-value="1995-07-24T00:00:00" table:style-name="ce28">
            <text:p>1995-07-24</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6:pin</text:p>
          </table:table-cell>
          <table:table-cell office:value-type="date" office:date-value="1996-08-05T00:00:00" table:style-name="ce28">
            <text:p>1996-08-05</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53104:1999:pin</text:p>
          </table:table-cell>
          <table:table-cell office:value-type="date" office:date-value="1999-08-06T00:00:00" table:style-name="ce28">
            <text:p>1999-08-06</text:p>
          </table:table-cell>
          <table:table-cell office:value-type="string" table:style-name="ce16">
            <text:p>VER_50</text:p>
          </table:table-cell>
          <table:table-cell table:number-columns-repeated="16381"/>
        </table:table-row>
        <table:table-row table:style-name="ro7">
          <table:table-cell office:value-type="string" table:style-name="ce1">
            <text:p>INIAV:2PORTOS:53104:2000:pin</text:p>
          </table:table-cell>
          <table:table-cell office:value-type="date" office:date-value="2000-08-12T00:00:00" table:style-name="ce28">
            <text:p>2000-08-12</text:p>
          </table:table-cell>
          <table:table-cell office:value-type="string" table:style-name="ce16">
            <text:p>VER_50</text:p>
          </table:table-cell>
          <table:table-cell table:number-columns-repeated="16381"/>
        </table:table-row>
        <table:table-row table:style-name="ro7">
          <table:table-cell office:value-type="string" table:style-name="ce1">
            <text:p>INIAV:2PORTOS:53104:2001:pin</text:p>
          </table:table-cell>
          <table:table-cell office:value-type="date" office:date-value="2001-08-01T00:00:00" table:style-name="ce28">
            <text:p>2001-08-01</text:p>
          </table:table-cell>
          <table:table-cell office:value-type="string" table:style-name="ce16">
            <text:p>VER_50</text:p>
          </table:table-cell>
          <table:table-cell table:number-columns-repeated="16381"/>
        </table:table-row>
        <table:table-row table:style-name="ro7">
          <table:table-cell office:value-type="string" table:style-name="ce1">
            <text:p>INIAV:2PORTOS:53104:2002:pin</text:p>
          </table:table-cell>
          <table:table-cell office:value-type="date" office:date-value="2002-08-07T00:00:00" table:style-name="ce28">
            <text:p>2002-08-07</text:p>
          </table:table-cell>
          <table:table-cell office:value-type="string" table:style-name="ce16">
            <text:p>VER_50</text:p>
          </table:table-cell>
          <table:table-cell table:number-columns-repeated="16381"/>
        </table:table-row>
        <table:table-row table:style-name="ro7">
          <table:table-cell office:value-type="string" table:style-name="ce1">
            <text:p>INIAV:2PORTOS:53104:2003:pin</text:p>
          </table:table-cell>
          <table:table-cell office:value-type="date" office:date-value="2003-08-05T00:00:00" table:style-name="ce28">
            <text:p>2003-08-05</text:p>
          </table:table-cell>
          <table:table-cell office:value-type="string" table:style-name="ce16">
            <text:p>VER_50</text:p>
          </table:table-cell>
          <table:table-cell table:number-columns-repeated="16381"/>
        </table:table-row>
        <table:table-row table:style-name="ro7">
          <table:table-cell office:value-type="string" table:style-name="ce1">
            <text:p>INIAV:2PORTOS:53104:2004:pin</text:p>
          </table:table-cell>
          <table:table-cell office:value-type="date" office:date-value="2004-08-04T00:00:00" table:style-name="ce28">
            <text:p>2004-08-04</text:p>
          </table:table-cell>
          <table:table-cell office:value-type="string" table:style-name="ce16">
            <text:p>VER_50</text:p>
          </table:table-cell>
          <table:table-cell table:number-columns-repeated="16381"/>
        </table:table-row>
        <table:table-row table:style-name="ro7">
          <table:table-cell office:value-type="string" table:style-name="ce1">
            <text:p>INIAV:2PORTOS:53104:2005:pin</text:p>
          </table:table-cell>
          <table:table-cell office:value-type="date" office:date-value="2005-08-06T00:00:00" table:style-name="ce28">
            <text:p>2005-08-06</text:p>
          </table:table-cell>
          <table:table-cell office:value-type="string" table:style-name="ce16">
            <text:p>VER_50</text:p>
          </table:table-cell>
          <table:table-cell table:number-columns-repeated="16381"/>
        </table:table-row>
        <table:table-row table:style-name="ro7">
          <table:table-cell office:value-type="string" table:style-name="ce1">
            <text:p>INIAV:2PORTOS:53104:2006:pin</text:p>
          </table:table-cell>
          <table:table-cell office:value-type="date" office:date-value="2006-08-11T00:00:00" table:style-name="ce28">
            <text:p>2006-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2:pin</text:p>
          </table:table-cell>
          <table:table-cell office:value-type="date" office:date-value="1992-09-03T00:00:00" table:style-name="ce28">
            <text:p>1992-09-03</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3:pin</text:p>
          </table:table-cell>
          <table:table-cell office:value-type="date" office:date-value="1993-09-06T00:00:00" table:style-name="ce28">
            <text:p>1993-09-06</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4:pin</text:p>
          </table:table-cell>
          <table:table-cell office:value-type="date" office:date-value="1994-08-18T00:00:00" table:style-name="ce28">
            <text:p>1994-08-18</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5:pin</text:p>
          </table:table-cell>
          <table:table-cell office:value-type="date" office:date-value="1995-08-14T00:00:00" table:style-name="ce28">
            <text:p>1995-08-14</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6:pin</text:p>
          </table:table-cell>
          <table:table-cell office:value-type="date" office:date-value="1996-08-22T00:00:00" table:style-name="ce28">
            <text:p>1996-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7:pin</text:p>
          </table:table-cell>
          <table:table-cell office:value-type="string" table:style-name="ce4">
            <text:p>NA</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8:pin</text:p>
          </table:table-cell>
          <table:table-cell office:value-type="string" table:style-name="ce4">
            <text:p>NA</text:p>
          </table:table-cell>
          <table:table-cell office:value-type="string" table:style-name="ce16">
            <text:p>VER_50</text:p>
          </table:table-cell>
          <table:table-cell table:number-columns-repeated="16381"/>
        </table:table-row>
        <table:table-row table:style-name="ro7">
          <table:table-cell office:value-type="string" table:style-name="ce1">
            <text:p>INIAV:2PORTOS:52203:1999:pin</text:p>
          </table:table-cell>
          <table:table-cell office:value-type="date" office:date-value="1999-08-19T00:00:00" table:style-name="ce28">
            <text:p>1999-08-19</text:p>
          </table:table-cell>
          <table:table-cell office:value-type="string" table:style-name="ce16">
            <text:p>VER_50</text:p>
          </table:table-cell>
          <table:table-cell table:number-columns-repeated="16381"/>
        </table:table-row>
        <table:table-row table:style-name="ro7">
          <table:table-cell office:value-type="string" table:style-name="ce1">
            <text:p>INIAV:2PORTOS:52203:2000:pin</text:p>
          </table:table-cell>
          <table:table-cell office:value-type="date" office:date-value="2000-08-29T00:00:00" table:style-name="ce28">
            <text:p>2000-08-29</text:p>
          </table:table-cell>
          <table:table-cell office:value-type="string" table:style-name="ce16">
            <text:p>VER_50</text:p>
          </table:table-cell>
          <table:table-cell table:number-columns-repeated="16381"/>
        </table:table-row>
        <table:table-row table:style-name="ro7">
          <table:table-cell office:value-type="string" table:style-name="ce1">
            <text:p>INIAV:2PORTOS:52203:2001:pin</text:p>
          </table:table-cell>
          <table:table-cell office:value-type="date" office:date-value="2001-08-15T00:00:00" table:style-name="ce28">
            <text:p>2001-08-15</text:p>
          </table:table-cell>
          <table:table-cell office:value-type="string" table:style-name="ce16">
            <text:p>VER_50</text:p>
          </table:table-cell>
          <table:table-cell table:number-columns-repeated="16381"/>
        </table:table-row>
        <table:table-row table:style-name="ro7">
          <table:table-cell office:value-type="string" table:style-name="ce1">
            <text:p>INIAV:2PORTOS:52203:2002:pin</text:p>
          </table:table-cell>
          <table:table-cell office:value-type="date" office:date-value="2002-08-22T00:00:00" table:style-name="ce28">
            <text:p>2002-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203:2003:pin</text:p>
          </table:table-cell>
          <table:table-cell office:value-type="date" office:date-value="2003-08-21T00:00:00" table:style-name="ce28">
            <text:p>2003-08-21</text:p>
          </table:table-cell>
          <table:table-cell office:value-type="string" table:style-name="ce16">
            <text:p>VER_50</text:p>
          </table:table-cell>
          <table:table-cell table:number-columns-repeated="16381"/>
        </table:table-row>
        <table:table-row table:style-name="ro7">
          <table:table-cell office:value-type="string" table:style-name="ce1">
            <text:p>INIAV:2PORTOS:52106:1995:pin</text:p>
          </table:table-cell>
          <table:table-cell office:value-type="date" office:date-value="1995-07-20T00:00:00" table:style-name="ce28">
            <text:p>1995-07-20</text:p>
          </table:table-cell>
          <table:table-cell office:value-type="string" table:style-name="ce16">
            <text:p>VER_50</text:p>
          </table:table-cell>
          <table:table-cell table:number-columns-repeated="16381"/>
        </table:table-row>
        <table:table-row table:style-name="ro7">
          <table:table-cell office:value-type="string" table:style-name="ce1">
            <text:p>INIAV:2PORTOS:52106:1996:pin</text:p>
          </table:table-cell>
          <table:table-cell office:value-type="date" office:date-value="1996-08-01T00:00:00" table:style-name="ce28">
            <text:p>1996-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106:1997:pin</text:p>
          </table:table-cell>
          <table:table-cell office:value-type="date" office:date-value="1997-06-28T00:00:00" table:style-name="ce28">
            <text:p>1997-06-28</text:p>
          </table:table-cell>
          <table:table-cell office:value-type="string" table:style-name="ce16">
            <text:p>VER_50</text:p>
          </table:table-cell>
          <table:table-cell table:number-columns-repeated="16381"/>
        </table:table-row>
        <table:table-row table:style-name="ro7">
          <table:table-cell office:value-type="string" table:style-name="ce1">
            <text:p>INIAV:2PORTOS:52106:1998:pin</text:p>
          </table:table-cell>
          <table:table-cell office:value-type="date" office:date-value="1998-07-27T00:00:00" table:style-name="ce28">
            <text:p>1998-07-27</text:p>
          </table:table-cell>
          <table:table-cell office:value-type="string" table:style-name="ce16">
            <text:p>VER_50</text:p>
          </table:table-cell>
          <table:table-cell table:number-columns-repeated="16381"/>
        </table:table-row>
        <table:table-row table:style-name="ro7">
          <table:table-cell office:value-type="string" table:style-name="ce1">
            <text:p>INIAV:2PORTOS:52106:1999:pin</text:p>
          </table:table-cell>
          <table:table-cell office:value-type="date" office:date-value="1999-07-30T00:00:00" table:style-name="ce28">
            <text:p>1999-07-30</text:p>
          </table:table-cell>
          <table:table-cell office:value-type="string" table:style-name="ce16">
            <text:p>VER_50</text:p>
          </table:table-cell>
          <table:table-cell table:number-columns-repeated="16381"/>
        </table:table-row>
        <table:table-row table:style-name="ro7">
          <table:table-cell office:value-type="string" table:style-name="ce1">
            <text:p>INIAV:2PORTOS:52106:2000:pin</text:p>
          </table:table-cell>
          <table:table-cell office:value-type="date" office:date-value="2000-08-01T00:00:00" table:style-name="ce28">
            <text:p>2000-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106:2001:pin</text:p>
          </table:table-cell>
          <table:table-cell office:value-type="date" office:date-value="2001-07-23T00:00:00" table:style-name="ce28">
            <text:p>2001-07-23</text:p>
          </table:table-cell>
          <table:table-cell office:value-type="string" table:style-name="ce16">
            <text:p>VER_50</text:p>
          </table:table-cell>
          <table:table-cell table:number-columns-repeated="16381"/>
        </table:table-row>
        <table:table-row table:style-name="ro7">
          <table:table-cell office:value-type="string" table:style-name="ce1">
            <text:p>INIAV:2PORTOS:52106:2002:pin</text:p>
          </table:table-cell>
          <table:table-cell office:value-type="date" office:date-value="2002-07-27T00:00:00" table:style-name="ce28">
            <text:p>2002-07-27</text:p>
          </table:table-cell>
          <table:table-cell office:value-type="string" table:style-name="ce16">
            <text:p>VER_50</text:p>
          </table:table-cell>
          <table:table-cell table:number-columns-repeated="16381"/>
        </table:table-row>
        <table:table-row table:style-name="ro7">
          <table:table-cell office:value-type="string" table:style-name="ce1">
            <text:p>INIAV:2PORTOS:52106:2003:pin</text:p>
          </table:table-cell>
          <table:table-cell office:value-type="date" office:date-value="2003-07-28T00:00:00" table:style-name="ce28">
            <text:p>2003-07-28</text:p>
          </table:table-cell>
          <table:table-cell office:value-type="string" table:style-name="ce16">
            <text:p>VER_50</text:p>
          </table:table-cell>
          <table:table-cell table:number-columns-repeated="16381"/>
        </table:table-row>
        <table:table-row table:style-name="ro7">
          <table:table-cell office:value-type="string" table:style-name="ce1">
            <text:p>INIAV:2PORTOS:52106:2004:pin</text:p>
          </table:table-cell>
          <table:table-cell office:value-type="date" office:date-value="2004-07-29T00:00:00" table:style-name="ce28">
            <text:p>2004-07-29</text:p>
          </table:table-cell>
          <table:table-cell office:value-type="string" table:style-name="ce16">
            <text:p>VER_50</text:p>
          </table:table-cell>
          <table:table-cell table:number-columns-repeated="16381"/>
        </table:table-row>
        <table:table-row table:style-name="ro7">
          <table:table-cell office:value-type="string" table:style-name="ce1">
            <text:p>INIAV:2PORTOS:52106:2005:pin</text:p>
          </table:table-cell>
          <table:table-cell office:value-type="date" office:date-value="2005-07-31T00:00:00" table:style-name="ce28">
            <text:p>2005-07-31</text:p>
          </table:table-cell>
          <table:table-cell office:value-type="string" table:style-name="ce16">
            <text:p>VER_50</text:p>
          </table:table-cell>
          <table:table-cell table:number-columns-repeated="16381"/>
        </table:table-row>
        <table:table-row table:style-name="ro7">
          <table:table-cell office:value-type="string" table:style-name="ce1">
            <text:p>INIAV:2PORTOS:52905:1995:pin</text:p>
          </table:table-cell>
          <table:table-cell office:value-type="date" office:date-value="1995-07-20T00:00:00" table:style-name="ce28">
            <text:p>1995-07-20</text:p>
          </table:table-cell>
          <table:table-cell office:value-type="string" table:style-name="ce16">
            <text:p>VER_50</text:p>
          </table:table-cell>
          <table:table-cell table:number-columns-repeated="16381"/>
        </table:table-row>
        <table:table-row table:style-name="ro7">
          <table:table-cell office:value-type="string" table:style-name="ce1">
            <text:p>INIAV:2PORTOS:52905:1996:pin</text:p>
          </table:table-cell>
          <table:table-cell office:value-type="date" office:date-value="1996-08-01T00:00:00" table:style-name="ce28">
            <text:p>1996-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905:1997:pin</text:p>
          </table:table-cell>
          <table:table-cell office:value-type="date" office:date-value="1997-07-08T00:00:00" table:style-name="ce28">
            <text:p>1997-07-08</text:p>
          </table:table-cell>
          <table:table-cell office:value-type="string" table:style-name="ce16">
            <text:p>VER_50</text:p>
          </table:table-cell>
          <table:table-cell table:number-columns-repeated="16381"/>
        </table:table-row>
        <table:table-row table:style-name="ro7">
          <table:table-cell office:value-type="string" table:style-name="ce1">
            <text:p>INIAV:2PORTOS:52905:1998:pin</text:p>
          </table:table-cell>
          <table:table-cell office:value-type="date" office:date-value="1998-07-31T00:00:00" table:style-name="ce28">
            <text:p>1998-07-31</text:p>
          </table:table-cell>
          <table:table-cell office:value-type="string" table:style-name="ce16">
            <text:p>VER_50</text:p>
          </table:table-cell>
          <table:table-cell table:number-columns-repeated="16381"/>
        </table:table-row>
        <table:table-row table:style-name="ro7">
          <table:table-cell office:value-type="string" table:style-name="ce1">
            <text:p>INIAV:2PORTOS:52905:1999:pin</text:p>
          </table:table-cell>
          <table:table-cell office:value-type="date" office:date-value="1999-08-02T00:00:00" table:style-name="ce28">
            <text:p>1999-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905:2000:pin</text:p>
          </table:table-cell>
          <table:table-cell office:value-type="date" office:date-value="2000-08-01T00:00:00" table:style-name="ce28">
            <text:p>2000-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905:2001:pin</text:p>
          </table:table-cell>
          <table:table-cell office:value-type="date" office:date-value="2001-07-23T00:00:00" table:style-name="ce28">
            <text:p>2001-07-23</text:p>
          </table:table-cell>
          <table:table-cell office:value-type="string" table:style-name="ce16">
            <text:p>VER_50</text:p>
          </table:table-cell>
          <table:table-cell table:number-columns-repeated="16381"/>
        </table:table-row>
        <table:table-row table:style-name="ro7">
          <table:table-cell office:value-type="string" table:style-name="ce1">
            <text:p>INIAV:2PORTOS:52905:2002:pin</text:p>
          </table:table-cell>
          <table:table-cell office:value-type="date" office:date-value="2002-07-25T00:00:00" table:style-name="ce28">
            <text:p>2002-07-25</text:p>
          </table:table-cell>
          <table:table-cell office:value-type="string" table:style-name="ce16">
            <text:p>VER_50</text:p>
          </table:table-cell>
          <table:table-cell table:number-columns-repeated="16381"/>
        </table:table-row>
        <table:table-row table:style-name="ro7">
          <table:table-cell office:value-type="string" table:style-name="ce1">
            <text:p>INIAV:2PORTOS:52905:2003:pin</text:p>
          </table:table-cell>
          <table:table-cell office:value-type="date" office:date-value="2003-07-28T00:00:00" table:style-name="ce28">
            <text:p>2003-07-28</text:p>
          </table:table-cell>
          <table:table-cell office:value-type="string" table:style-name="ce16">
            <text:p>VER_50</text:p>
          </table:table-cell>
          <table:table-cell table:number-columns-repeated="16381"/>
        </table:table-row>
        <table:table-row table:style-name="ro7">
          <table:table-cell office:value-type="string" table:style-name="ce1">
            <text:p>INIAV:2PORTOS:52905:2004:pin</text:p>
          </table:table-cell>
          <table:table-cell office:value-type="date" office:date-value="2004-07-26T00:00:00" table:style-name="ce28">
            <text:p>2004-07-26</text:p>
          </table:table-cell>
          <table:table-cell office:value-type="string" table:style-name="ce16">
            <text:p>VER_50</text:p>
          </table:table-cell>
          <table:table-cell table:number-columns-repeated="16381"/>
        </table:table-row>
        <table:table-row table:style-name="ro7">
          <table:table-cell office:value-type="string" table:style-name="ce1">
            <text:p>INIAV:2PORTOS:52905:2005:pin</text:p>
          </table:table-cell>
          <table:table-cell office:value-type="date" office:date-value="2005-07-23T00:00:00" table:style-name="ce28">
            <text:p>2005-07-23</text:p>
          </table:table-cell>
          <table:table-cell office:value-type="string" table:style-name="ce16">
            <text:p>VER_50</text:p>
          </table:table-cell>
          <table:table-cell table:number-columns-repeated="16381"/>
        </table:table-row>
        <table:table-row table:style-name="ro7">
          <table:table-cell office:value-type="string" table:style-name="ce1">
            <text:p>INIAV:2PORTOS:AR:1994:pin</text:p>
          </table:table-cell>
          <table:table-cell office:value-type="date" office:date-value="1994-08-01T00:00:00" table:style-name="ce28">
            <text:p>1994-08-01</text:p>
          </table:table-cell>
          <table:table-cell office:value-type="string" table:style-name="ce16">
            <text:p>VER_50</text:p>
          </table:table-cell>
          <table:table-cell table:number-columns-repeated="16381"/>
        </table:table-row>
        <table:table-row table:style-name="ro7">
          <table:table-cell office:value-type="string" table:style-name="ce1">
            <text:p>INIAV:2PORTOS:AR:1995:pin</text:p>
          </table:table-cell>
          <table:table-cell office:value-type="date" office:date-value="1995-07-27T00:00:00" table:style-name="ce28">
            <text:p>1995-07-27</text:p>
          </table:table-cell>
          <table:table-cell office:value-type="string" table:style-name="ce16">
            <text:p>VER_50</text:p>
          </table:table-cell>
          <table:table-cell table:number-columns-repeated="16381"/>
        </table:table-row>
        <table:table-row table:style-name="ro7">
          <table:table-cell office:value-type="string" table:style-name="ce1">
            <text:p>INIAV:2PORTOS:AR:1996:pin</text:p>
          </table:table-cell>
          <table:table-cell office:value-type="date" office:date-value="1996-08-05T00:00:00" table:style-name="ce28">
            <text:p>1996-08-05</text:p>
          </table:table-cell>
          <table:table-cell office:value-type="string" table:style-name="ce16">
            <text:p>VER_50</text:p>
          </table:table-cell>
          <table:table-cell table:number-columns-repeated="16381"/>
        </table:table-row>
        <table:table-row table:style-name="ro7">
          <table:table-cell office:value-type="string" table:style-name="ce1">
            <text:p>INIAV:2PORTOS:AR:1997:pin</text:p>
          </table:table-cell>
          <table:table-cell office:value-type="date" office:date-value="1997-07-12T00:00:00" table:style-name="ce28">
            <text:p>1997-07-12</text:p>
          </table:table-cell>
          <table:table-cell office:value-type="string" table:style-name="ce16">
            <text:p>VER_50</text:p>
          </table:table-cell>
          <table:table-cell table:number-columns-repeated="16381"/>
        </table:table-row>
        <table:table-row table:style-name="ro7">
          <table:table-cell office:value-type="string" table:style-name="ce1">
            <text:p>INIAV:2PORTOS:AR:1998:pin</text:p>
          </table:table-cell>
          <table:table-cell office:value-type="date" office:date-value="1998-07-31T00:00:00" table:style-name="ce28">
            <text:p>1998-07-31</text:p>
          </table:table-cell>
          <table:table-cell office:value-type="string" table:style-name="ce16">
            <text:p>VER_50</text:p>
          </table:table-cell>
          <table:table-cell table:number-columns-repeated="16381"/>
        </table:table-row>
        <table:table-row table:style-name="ro7">
          <table:table-cell office:value-type="string" table:style-name="ce1">
            <text:p>INIAV:2PORTOS:AR:1999:pin</text:p>
          </table:table-cell>
          <table:table-cell office:value-type="date" office:date-value="1999-08-05T00:00:00" table:style-name="ce28">
            <text:p>1999-08-05</text:p>
          </table:table-cell>
          <table:table-cell office:value-type="string" table:style-name="ce16">
            <text:p>VER_50</text:p>
          </table:table-cell>
          <table:table-cell table:number-columns-repeated="16381"/>
        </table:table-row>
        <table:table-row table:style-name="ro7">
          <table:table-cell office:value-type="string" table:style-name="ce1">
            <text:p>INIAV:2PORTOS:AR:2000:pin</text:p>
          </table:table-cell>
          <table:table-cell office:value-type="date" office:date-value="2000-08-15T00:00:00" table:style-name="ce28">
            <text:p>2000-08-15</text:p>
          </table:table-cell>
          <table:table-cell office:value-type="string" table:style-name="ce16">
            <text:p>VER_50</text:p>
          </table:table-cell>
          <table:table-cell table:number-columns-repeated="16381"/>
        </table:table-row>
        <table:table-row table:style-name="ro7">
          <table:table-cell office:value-type="string" table:style-name="ce1">
            <text:p>INIAV:2PORTOS:AR:2001:pin</text:p>
          </table:table-cell>
          <table:table-cell office:value-type="date" office:date-value="2001-07-31T00:00:00" table:style-name="ce28">
            <text:p>2001-07-31</text:p>
          </table:table-cell>
          <table:table-cell office:value-type="string" table:style-name="ce16">
            <text:p>VER_50</text:p>
          </table:table-cell>
          <table:table-cell table:number-columns-repeated="16381"/>
        </table:table-row>
        <table:table-row table:style-name="ro7">
          <table:table-cell office:value-type="string" table:style-name="ce1">
            <text:p>INIAV:2PORTOS:AR:2002:pin</text:p>
          </table:table-cell>
          <table:table-cell office:value-type="date" office:date-value="2002-08-03T00:00:00" table:style-name="ce28">
            <text:p>2002-08-03</text:p>
          </table:table-cell>
          <table:table-cell office:value-type="string" table:style-name="ce16">
            <text:p>VER_50</text:p>
          </table:table-cell>
          <table:table-cell table:number-columns-repeated="16381"/>
        </table:table-row>
        <table:table-row table:style-name="ro7">
          <table:table-cell office:value-type="string" table:style-name="ce1">
            <text:p>INIAV:2PORTOS:AR:2003:pin</text:p>
          </table:table-cell>
          <table:table-cell office:value-type="date" office:date-value="2003-08-04T00:00:00" table:style-name="ce28">
            <text:p>2003-08-04</text:p>
          </table:table-cell>
          <table:table-cell office:value-type="string" table:style-name="ce16">
            <text:p>VER_50</text:p>
          </table:table-cell>
          <table:table-cell table:number-columns-repeated="16381"/>
        </table:table-row>
        <table:table-row table:style-name="ro7">
          <table:table-cell office:value-type="string" table:style-name="ce1">
            <text:p>INIAV:2PORTOS:AR:2004:pin</text:p>
          </table:table-cell>
          <table:table-cell office:value-type="date" office:date-value="2004-08-03T00:00:00" table:style-name="ce28">
            <text:p>2004-08-03</text:p>
          </table:table-cell>
          <table:table-cell office:value-type="string" table:style-name="ce16">
            <text:p>VER_50</text:p>
          </table:table-cell>
          <table:table-cell table:number-columns-repeated="16381"/>
        </table:table-row>
        <table:table-row table:style-name="ro7">
          <table:table-cell office:value-type="string" table:style-name="ce1">
            <text:p>INIAV:2PORTOS:AR:2005:pin</text:p>
          </table:table-cell>
          <table:table-cell office:value-type="date" office:date-value="2005-08-04T00:00:00" table:style-name="ce28">
            <text:p>2005-08-04</text:p>
          </table:table-cell>
          <table:table-cell office:value-type="string" table:style-name="ce16">
            <text:p>VER_50</text:p>
          </table:table-cell>
          <table:table-cell table:number-columns-repeated="16381"/>
        </table:table-row>
        <table:table-row table:style-name="ro7">
          <table:table-cell office:value-type="string" table:style-name="ce1">
            <text:p>INIAV:2PORTOS:AR:2006:pin</text:p>
          </table:table-cell>
          <table:table-cell office:value-type="date" office:date-value="2006-07-31T00:00:00" table:style-name="ce28">
            <text:p>2006-07-31</text:p>
          </table:table-cell>
          <table:table-cell office:value-type="string" table:style-name="ce16">
            <text:p>VER_50</text:p>
          </table:table-cell>
          <table:table-cell table:number-columns-repeated="16381"/>
        </table:table-row>
        <table:table-row table:style-name="ro7">
          <table:table-cell office:value-type="string" table:style-name="ce1">
            <text:p>INIAV:2PORTOS:TT:2001:pin</text:p>
          </table:table-cell>
          <table:table-cell office:value-type="date" office:date-value="2001-08-01T00:00:00" table:style-name="ce28">
            <text:p>2001-08-01</text:p>
          </table:table-cell>
          <table:table-cell office:value-type="string" table:style-name="ce16">
            <text:p>VER_50</text:p>
          </table:table-cell>
          <table:table-cell table:number-columns-repeated="16381"/>
        </table:table-row>
        <table:table-row table:style-name="ro7">
          <table:table-cell office:value-type="string" table:style-name="ce1">
            <text:p>INIAV:2PORTOS:TT:2002:pin</text:p>
          </table:table-cell>
          <table:table-cell office:value-type="date" office:date-value="2002-08-09T00:00:00" table:style-name="ce28">
            <text:p>2002-08-09</text:p>
          </table:table-cell>
          <table:table-cell office:value-type="string" table:style-name="ce16">
            <text:p>VER_50</text:p>
          </table:table-cell>
          <table:table-cell table:number-columns-repeated="16381"/>
        </table:table-row>
        <table:table-row table:style-name="ro7">
          <table:table-cell office:value-type="string" table:style-name="ce1">
            <text:p>INIAV:2PORTOS:TT:2003:pin</text:p>
          </table:table-cell>
          <table:table-cell office:value-type="date" office:date-value="2003-08-04T00:00:00" table:style-name="ce28">
            <text:p>2003-08-04</text:p>
          </table:table-cell>
          <table:table-cell office:value-type="string" table:style-name="ce16">
            <text:p>VER_50</text:p>
          </table:table-cell>
          <table:table-cell table:number-columns-repeated="16381"/>
        </table:table-row>
        <table:table-row table:style-name="ro7">
          <table:table-cell office:value-type="string" table:style-name="ce1">
            <text:p>INIAV:2PORTOS:TT:2004:pin</text:p>
          </table:table-cell>
          <table:table-cell office:value-type="date" office:date-value="2004-08-06T00:00:00" table:style-name="ce28">
            <text:p>2004-08-06</text:p>
          </table:table-cell>
          <table:table-cell office:value-type="string" table:style-name="ce16">
            <text:p>VER_50</text:p>
          </table:table-cell>
          <table:table-cell table:number-columns-repeated="16381"/>
        </table:table-row>
        <table:table-row table:style-name="ro7">
          <table:table-cell office:value-type="string" table:style-name="ce1">
            <text:p>INIAV:2PORTOS:TT:2005:pin</text:p>
          </table:table-cell>
          <table:table-cell office:value-type="date" office:date-value="2005-08-04T00:00:00" table:style-name="ce28">
            <text:p>2005-08-04</text:p>
          </table:table-cell>
          <table:table-cell office:value-type="string" table:style-name="ce16">
            <text:p>VER_50</text:p>
          </table:table-cell>
          <table:table-cell table:number-columns-repeated="16381"/>
        </table:table-row>
        <table:table-row table:style-name="ro7">
          <table:table-cell office:value-type="string" table:style-name="ce1">
            <text:p>INIAV:2PORTOS:TT:2006:pin</text:p>
          </table:table-cell>
          <table:table-cell office:value-type="date" office:date-value="2006-08-08T00:00:00" table:style-name="ce28">
            <text:p>2006-08-08</text:p>
          </table:table-cell>
          <table:table-cell office:value-type="string" table:style-name="ce16">
            <text:p>VER_50</text:p>
          </table:table-cell>
          <table:table-cell table:number-columns-repeated="16381"/>
        </table:table-row>
        <table:table-row table:style-name="ro7">
          <table:table-cell office:value-type="string" table:style-name="ce1">
            <text:p>INIAV:2PORTOS:53307:1995:pin</text:p>
          </table:table-cell>
          <table:table-cell office:value-type="date" office:date-value="1995-08-07T00:00:00" table:style-name="ce28">
            <text:p>1995-08-07</text:p>
          </table:table-cell>
          <table:table-cell office:value-type="string" table:style-name="ce16">
            <text:p>VER_50</text:p>
          </table:table-cell>
          <table:table-cell table:number-columns-repeated="16381"/>
        </table:table-row>
        <table:table-row table:style-name="ro7">
          <table:table-cell office:value-type="string" table:style-name="ce1">
            <text:p>INIAV:2PORTOS:53307:1996:pin</text:p>
          </table:table-cell>
          <table:table-cell office:value-type="date" office:date-value="1996-08-12T00:00:00" table:style-name="ce28">
            <text:p>1996-08-12</text:p>
          </table:table-cell>
          <table:table-cell office:value-type="string" table:style-name="ce16">
            <text:p>VER_50</text:p>
          </table:table-cell>
          <table:table-cell table:number-columns-repeated="16381"/>
        </table:table-row>
        <table:table-row table:style-name="ro7">
          <table:table-cell office:value-type="string" table:style-name="ce1">
            <text:p>INIAV:2PORTOS:53307: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3307:1998:pin</text:p>
          </table:table-cell>
          <table:table-cell office:value-type="date" office:date-value="1998-08-04T00:00:00" table:style-name="ce28">
            <text:p>1998-08-04</text:p>
          </table:table-cell>
          <table:table-cell office:value-type="string" table:style-name="ce16">
            <text:p>VER_50</text:p>
          </table:table-cell>
          <table:table-cell table:number-columns-repeated="16381"/>
        </table:table-row>
        <table:table-row table:style-name="ro7">
          <table:table-cell office:value-type="string" table:style-name="ce1">
            <text:p>INIAV:2PORTOS:53307:1999:pin</text:p>
          </table:table-cell>
          <table:table-cell office:value-type="date" office:date-value="1999-08-09T00:00:00" table:style-name="ce28">
            <text:p>1999-08-09</text:p>
          </table:table-cell>
          <table:table-cell office:value-type="string" table:style-name="ce16">
            <text:p>VER_50</text:p>
          </table:table-cell>
          <table:table-cell table:number-columns-repeated="16381"/>
        </table:table-row>
        <table:table-row table:style-name="ro7">
          <table:table-cell office:value-type="string" table:style-name="ce1">
            <text:p>INIAV:2PORTOS:53307:2000:pin</text:p>
          </table:table-cell>
          <table:table-cell office:value-type="date" office:date-value="2000-08-14T00:00:00" table:style-name="ce28">
            <text:p>2000-08-14</text:p>
          </table:table-cell>
          <table:table-cell office:value-type="string" table:style-name="ce16">
            <text:p>VER_50</text:p>
          </table:table-cell>
          <table:table-cell table:number-columns-repeated="16381"/>
        </table:table-row>
        <table:table-row table:style-name="ro7">
          <table:table-cell office:value-type="string" table:style-name="ce1">
            <text:p>INIAV:2PORTOS:53307:2001:pin</text:p>
          </table:table-cell>
          <table:table-cell office:value-type="date" office:date-value="2001-08-03T00:00:00" table:style-name="ce28">
            <text:p>2001-08-03</text:p>
          </table:table-cell>
          <table:table-cell office:value-type="string" table:style-name="ce16">
            <text:p>VER_50</text:p>
          </table:table-cell>
          <table:table-cell table:number-columns-repeated="16381"/>
        </table:table-row>
        <table:table-row table:style-name="ro7">
          <table:table-cell office:value-type="string" table:style-name="ce1">
            <text:p>INIAV:2PORTOS:53307:2002:pin</text:p>
          </table:table-cell>
          <table:table-cell office:value-type="date" office:date-value="2002-08-12T00:00:00" table:style-name="ce28">
            <text:p>2002-08-12</text:p>
          </table:table-cell>
          <table:table-cell office:value-type="string" table:style-name="ce16">
            <text:p>VER_50</text:p>
          </table:table-cell>
          <table:table-cell table:number-columns-repeated="16381"/>
        </table:table-row>
        <table:table-row table:style-name="ro7">
          <table:table-cell office:value-type="string" table:style-name="ce1">
            <text:p>INIAV:2PORTOS:53307:2003:pin</text:p>
          </table:table-cell>
          <table:table-cell office:value-type="date" office:date-value="2003-08-07T00:00:00" table:style-name="ce28">
            <text:p>2003-08-07</text:p>
          </table:table-cell>
          <table:table-cell office:value-type="string" table:style-name="ce16">
            <text:p>VER_50</text:p>
          </table:table-cell>
          <table:table-cell table:number-columns-repeated="16381"/>
        </table:table-row>
        <table:table-row table:style-name="ro7">
          <table:table-cell office:value-type="string" table:style-name="ce1">
            <text:p>INIAV:2PORTOS:53307:2004:pin</text:p>
          </table:table-cell>
          <table:table-cell office:value-type="date" office:date-value="2004-08-10T00:00:00" table:style-name="ce28">
            <text:p>2004-08-10</text:p>
          </table:table-cell>
          <table:table-cell office:value-type="string" table:style-name="ce16">
            <text:p>VER_50</text:p>
          </table:table-cell>
          <table:table-cell table:number-columns-repeated="16381"/>
        </table:table-row>
        <table:table-row table:style-name="ro7">
          <table:table-cell office:value-type="string" table:style-name="ce1">
            <text:p>INIAV:2PORTOS:53307:2005:pin</text:p>
          </table:table-cell>
          <table:table-cell office:value-type="date" office:date-value="2005-08-08T00:00:00" table:style-name="ce28">
            <text:p>2005-08-08</text:p>
          </table:table-cell>
          <table:table-cell office:value-type="string" table:style-name="ce16">
            <text:p>VER_50</text:p>
          </table:table-cell>
          <table:table-cell table:number-columns-repeated="16381"/>
        </table:table-row>
        <table:table-row table:style-name="ro7">
          <table:table-cell office:value-type="string" table:style-name="ce1">
            <text:p>INIAV:2PORTOS:53307:2006:pin</text:p>
          </table:table-cell>
          <table:table-cell office:value-type="date" office:date-value="2006-08-11T00:00:00" table:style-name="ce28">
            <text:p>2006-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205:1995:pin</text:p>
          </table:table-cell>
          <table:table-cell office:value-type="date" office:date-value="1995-07-20T00:00:00" table:style-name="ce28">
            <text:p>1995-07-20</text:p>
          </table:table-cell>
          <table:table-cell office:value-type="string" table:style-name="ce16">
            <text:p>VER_50</text:p>
          </table:table-cell>
          <table:table-cell table:number-columns-repeated="16381"/>
        </table:table-row>
        <table:table-row table:style-name="ro7">
          <table:table-cell office:value-type="string" table:style-name="ce1">
            <text:p>INIAV:2PORTOS:52205:1996:pin</text:p>
          </table:table-cell>
          <table:table-cell office:value-type="date" office:date-value="1996-08-01T00:00:00" table:style-name="ce28">
            <text:p>1996-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205:1997:pin</text:p>
          </table:table-cell>
          <table:table-cell office:value-type="date" office:date-value="1997-06-28T00:00:00" table:style-name="ce28">
            <text:p>1997-06-28</text:p>
          </table:table-cell>
          <table:table-cell office:value-type="string" table:style-name="ce16">
            <text:p>VER_50</text:p>
          </table:table-cell>
          <table:table-cell table:number-columns-repeated="16381"/>
        </table:table-row>
        <table:table-row table:style-name="ro7">
          <table:table-cell office:value-type="string" table:style-name="ce1">
            <text:p>INIAV:2PORTOS:52205:1998:pin</text:p>
          </table:table-cell>
          <table:table-cell office:value-type="date" office:date-value="1998-07-28T00:00:00" table:style-name="ce28">
            <text:p>1998-07-28</text:p>
          </table:table-cell>
          <table:table-cell office:value-type="string" table:style-name="ce16">
            <text:p>VER_50</text:p>
          </table:table-cell>
          <table:table-cell table:number-columns-repeated="16381"/>
        </table:table-row>
        <table:table-row table:style-name="ro7">
          <table:table-cell office:value-type="string" table:style-name="ce1">
            <text:p>INIAV:2PORTOS:52205:1999:pin</text:p>
          </table:table-cell>
          <table:table-cell office:value-type="date" office:date-value="1999-07-30T00:00:00" table:style-name="ce28">
            <text:p>1999-07-30</text:p>
          </table:table-cell>
          <table:table-cell office:value-type="string" table:style-name="ce16">
            <text:p>VER_50</text:p>
          </table:table-cell>
          <table:table-cell table:number-columns-repeated="16381"/>
        </table:table-row>
        <table:table-row table:style-name="ro7">
          <table:table-cell office:value-type="string" table:style-name="ce1">
            <text:p>INIAV:2PORTOS:52205:2000:pin</text:p>
          </table:table-cell>
          <table:table-cell office:value-type="date" office:date-value="2000-07-30T00:00:00" table:style-name="ce28">
            <text:p>2000-07-30</text:p>
          </table:table-cell>
          <table:table-cell office:value-type="string" table:style-name="ce16">
            <text:p>VER_50</text:p>
          </table:table-cell>
          <table:table-cell table:number-columns-repeated="16381"/>
        </table:table-row>
        <table:table-row table:style-name="ro7">
          <table:table-cell office:value-type="string" table:style-name="ce1">
            <text:p>INIAV:2PORTOS:52205:2001:pin</text:p>
          </table:table-cell>
          <table:table-cell office:value-type="date" office:date-value="2001-07-20T00:00:00" table:style-name="ce28">
            <text:p>2001-07-20</text:p>
          </table:table-cell>
          <table:table-cell office:value-type="string" table:style-name="ce16">
            <text:p>VER_50</text:p>
          </table:table-cell>
          <table:table-cell table:number-columns-repeated="16381"/>
        </table:table-row>
        <table:table-row table:style-name="ro7">
          <table:table-cell office:value-type="string" table:style-name="ce1">
            <text:p>INIAV:2PORTOS:52205:2002:pin</text:p>
          </table:table-cell>
          <table:table-cell office:value-type="date" office:date-value="2002-07-24T00:00:00" table:style-name="ce28">
            <text:p>2002-07-24</text:p>
          </table:table-cell>
          <table:table-cell office:value-type="string" table:style-name="ce16">
            <text:p>VER_50</text:p>
          </table:table-cell>
          <table:table-cell table:number-columns-repeated="16381"/>
        </table:table-row>
        <table:table-row table:style-name="ro7">
          <table:table-cell office:value-type="string" table:style-name="ce1">
            <text:p>INIAV:2PORTOS:52205:2003:pin</text:p>
          </table:table-cell>
          <table:table-cell office:value-type="date" office:date-value="2003-07-26T00:00:00" table:style-name="ce28">
            <text:p>2003-07-26</text:p>
          </table:table-cell>
          <table:table-cell office:value-type="string" table:style-name="ce16">
            <text:p>VER_50</text:p>
          </table:table-cell>
          <table:table-cell table:number-columns-repeated="16381"/>
        </table:table-row>
        <table:table-row table:style-name="ro7">
          <table:table-cell office:value-type="string" table:style-name="ce1">
            <text:p>INIAV:2PORTOS:52205:2004:pin</text:p>
          </table:table-cell>
          <table:table-cell office:value-type="date" office:date-value="2004-07-26T00:00:00" table:style-name="ce28">
            <text:p>2004-07-26</text:p>
          </table:table-cell>
          <table:table-cell office:value-type="string" table:style-name="ce16">
            <text:p>VER_50</text:p>
          </table:table-cell>
          <table:table-cell table:number-columns-repeated="16381"/>
        </table:table-row>
        <table:table-row table:style-name="ro7">
          <table:table-cell office:value-type="string" table:style-name="ce1">
            <text:p>INIAV:2PORTOS:52205:2005:pin</text:p>
          </table:table-cell>
          <table:table-cell office:value-type="date" office:date-value="2005-07-26T00:00:00" table:style-name="ce28">
            <text:p>2005-07-26</text:p>
          </table:table-cell>
          <table:table-cell office:value-type="string" table:style-name="ce16">
            <text:p>VER_50</text:p>
          </table:table-cell>
          <table:table-cell table:number-columns-repeated="16381"/>
        </table:table-row>
        <table:table-row table:style-name="ro7">
          <table:table-cell office:value-type="string" table:style-name="ce1">
            <text:p>INIAV:2PORTOS:52205:2006:pin</text:p>
          </table:table-cell>
          <table:table-cell office:value-type="date" office:date-value="2006-07-24T00:00:00" table:style-name="ce28">
            <text:p>2006-07-24</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0:pin</text:p>
          </table:table-cell>
          <table:table-cell office:value-type="date" office:date-value="1990-08-06T00:00:00" table:style-name="ce28">
            <text:p>1990-08-06</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1:pin</text:p>
          </table:table-cell>
          <table:table-cell office:value-type="date" office:date-value="1991-08-12T00:00:00" table:style-name="ce28">
            <text:p>1991-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2:pin</text:p>
          </table:table-cell>
          <table:table-cell office:value-type="date" office:date-value="1992-08-13T00:00:00" table:style-name="ce28">
            <text:p>1992-08-13</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3:pin</text:p>
          </table:table-cell>
          <table:table-cell office:value-type="date" office:date-value="1993-08-23T00:00:00" table:style-name="ce28">
            <text:p>1993-08-23</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4:pin</text:p>
          </table:table-cell>
          <table:table-cell office:value-type="date" office:date-value="1994-08-12T00:00:00" table:style-name="ce28">
            <text:p>1994-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5:pin</text:p>
          </table:table-cell>
          <table:table-cell office:value-type="date" office:date-value="1995-07-27T00:00:00" table:style-name="ce28">
            <text:p>1995-07-27</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6:pin</text:p>
          </table:table-cell>
          <table:table-cell office:value-type="date" office:date-value="1996-08-09T00:00:00" table:style-name="ce28">
            <text:p>1996-08-09</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7:pin</text:p>
          </table:table-cell>
          <table:table-cell office:value-type="date" office:date-value="1997-07-15T00:00:00" table:style-name="ce28">
            <text:p>1997-07-15</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206:1999:pin</text:p>
          </table:table-cell>
          <table:table-cell office:value-type="date" office:date-value="1999-08-10T00:00:00" table:style-name="ce28">
            <text:p>1999-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206:2000:pin</text:p>
          </table:table-cell>
          <table:table-cell office:value-type="date" office:date-value="2000-08-14T00:00:00" table:style-name="ce28">
            <text:p>2000-08-14</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0:pin</text:p>
          </table:table-cell>
          <table:table-cell office:value-type="date" office:date-value="1990-08-06T00:00:00" table:style-name="ce28">
            <text:p>1990-08-06</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1:pin</text:p>
          </table:table-cell>
          <table:table-cell office:value-type="date" office:date-value="1991-08-13T00:00:00" table:style-name="ce28">
            <text:p>1991-08-13</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2:pin</text:p>
          </table:table-cell>
          <table:table-cell office:value-type="date" office:date-value="1992-08-13T00:00:00" table:style-name="ce28">
            <text:p>1992-08-13</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3:pin</text:p>
          </table:table-cell>
          <table:table-cell office:value-type="date" office:date-value="1993-08-17T00:00:00" table:style-name="ce28">
            <text:p>1993-08-17</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4:pin</text:p>
          </table:table-cell>
          <table:table-cell office:value-type="date" office:date-value="1994-08-04T00:00:00" table:style-name="ce28">
            <text:p>1994-08-04</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5:pin</text:p>
          </table:table-cell>
          <table:table-cell office:value-type="date" office:date-value="1995-07-27T00:00:00" table:style-name="ce28">
            <text:p>1995-07-27</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6:pin</text:p>
          </table:table-cell>
          <table:table-cell office:value-type="date" office:date-value="1996-08-05T00:00:00" table:style-name="ce28">
            <text:p>1996-08-05</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7:pin</text:p>
          </table:table-cell>
          <table:table-cell office:value-type="date" office:date-value="1997-07-14T00:00:00" table:style-name="ce28">
            <text:p>1997-07-14</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8:pin</text:p>
          </table:table-cell>
          <table:table-cell office:value-type="date" office:date-value="1998-08-07T00:00:00" table:style-name="ce28">
            <text:p>1998-08-07</text:p>
          </table:table-cell>
          <table:table-cell office:value-type="string" table:style-name="ce16">
            <text:p>VER_50</text:p>
          </table:table-cell>
          <table:table-cell table:number-columns-repeated="16381"/>
        </table:table-row>
        <table:table-row table:style-name="ro7">
          <table:table-cell office:value-type="string" table:style-name="ce1">
            <text:p>INIAV:2PORTOS:53006:1999:pin</text:p>
          </table:table-cell>
          <table:table-cell office:value-type="date" office:date-value="1999-08-09T00:00:00" table:style-name="ce28">
            <text:p>1999-08-09</text:p>
          </table:table-cell>
          <table:table-cell office:value-type="string" table:style-name="ce16">
            <text:p>VER_50</text:p>
          </table:table-cell>
          <table:table-cell table:number-columns-repeated="16381"/>
        </table:table-row>
        <table:table-row table:style-name="ro7">
          <table:table-cell office:value-type="string" table:style-name="ce1">
            <text:p>INIAV:2PORTOS:53006:2000:pin</text:p>
          </table:table-cell>
          <table:table-cell office:value-type="date" office:date-value="2000-08-14T00:00:00" table:style-name="ce28">
            <text:p>2000-08-14</text:p>
          </table:table-cell>
          <table:table-cell office:value-type="string" table:style-name="ce16">
            <text:p>VER_50</text:p>
          </table:table-cell>
          <table:table-cell table:number-columns-repeated="16381"/>
        </table:table-row>
        <table:table-row table:style-name="ro7">
          <table:table-cell office:value-type="string" table:style-name="ce1">
            <text:p>INIAV:2PORTOS:51902:1995:pin</text:p>
          </table:table-cell>
          <table:table-cell office:value-type="date" office:date-value="1995-08-07T00:00:00" table:style-name="ce28">
            <text:p>1995-08-07</text:p>
          </table:table-cell>
          <table:table-cell office:value-type="string" table:style-name="ce16">
            <text:p>VER_50</text:p>
          </table:table-cell>
          <table:table-cell table:number-columns-repeated="16381"/>
        </table:table-row>
        <table:table-row table:style-name="ro7">
          <table:table-cell office:value-type="string" table:style-name="ce1">
            <text:p>INIAV:2PORTOS:51902:1996:pin</text:p>
          </table:table-cell>
          <table:table-cell office:value-type="date" office:date-value="1996-08-12T00:00:00" table:style-name="ce28">
            <text:p>1996-08-12</text:p>
          </table:table-cell>
          <table:table-cell office:value-type="string" table:style-name="ce16">
            <text:p>VER_50</text:p>
          </table:table-cell>
          <table:table-cell table:number-columns-repeated="16381"/>
        </table:table-row>
        <table:table-row table:style-name="ro7">
          <table:table-cell office:value-type="string" table:style-name="ce1">
            <text:p>INIAV:2PORTOS:51902: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1902: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51902:1999:pin</text:p>
          </table:table-cell>
          <table:table-cell office:value-type="date" office:date-value="1999-08-13T00:00:00" table:style-name="ce28">
            <text:p>1999-08-13</text:p>
          </table:table-cell>
          <table:table-cell office:value-type="string" table:style-name="ce16">
            <text:p>VER_50</text:p>
          </table:table-cell>
          <table:table-cell table:number-columns-repeated="16381"/>
        </table:table-row>
        <table:table-row table:style-name="ro7">
          <table:table-cell office:value-type="string" table:style-name="ce1">
            <text:p>INIAV:2PORTOS:51902:2000:pin</text:p>
          </table:table-cell>
          <table:table-cell office:value-type="date" office:date-value="2000-08-16T00:00:00" table:style-name="ce28">
            <text:p>2000-08-16</text:p>
          </table:table-cell>
          <table:table-cell office:value-type="string" table:style-name="ce16">
            <text:p>VER_50</text:p>
          </table:table-cell>
          <table:table-cell table:number-columns-repeated="16381"/>
        </table:table-row>
        <table:table-row table:style-name="ro7">
          <table:table-cell office:value-type="string" table:style-name="ce1">
            <text:p>INIAV:2PORTOS:51902:2001:pin</text:p>
          </table:table-cell>
          <table:table-cell office:value-type="date" office:date-value="2001-08-03T00:00:00" table:style-name="ce28">
            <text:p>2001-08-03</text:p>
          </table:table-cell>
          <table:table-cell office:value-type="string" table:style-name="ce16">
            <text:p>VER_50</text:p>
          </table:table-cell>
          <table:table-cell table:number-columns-repeated="16381"/>
        </table:table-row>
        <table:table-row table:style-name="ro7">
          <table:table-cell office:value-type="string" table:style-name="ce1">
            <text:p>INIAV:2PORTOS:51902:2002:pin</text:p>
          </table:table-cell>
          <table:table-cell office:value-type="date" office:date-value="2002-08-10T00:00:00" table:style-name="ce28">
            <text:p>2002-08-10</text:p>
          </table:table-cell>
          <table:table-cell office:value-type="string" table:style-name="ce16">
            <text:p>VER_50</text:p>
          </table:table-cell>
          <table:table-cell table:number-columns-repeated="16381"/>
        </table:table-row>
        <table:table-row table:style-name="ro7">
          <table:table-cell office:value-type="string" table:style-name="ce1">
            <text:p>INIAV:2PORTOS:51902:2003:pin</text:p>
          </table:table-cell>
          <table:table-cell office:value-type="date" office:date-value="2003-08-11T00:00:00" table:style-name="ce28">
            <text:p>2003-08-11</text:p>
          </table:table-cell>
          <table:table-cell office:value-type="string" table:style-name="ce16">
            <text:p>VER_50</text:p>
          </table:table-cell>
          <table:table-cell table:number-columns-repeated="16381"/>
        </table:table-row>
        <table:table-row table:style-name="ro7">
          <table:table-cell office:value-type="string" table:style-name="ce1">
            <text:p>INIAV:2PORTOS:51902:2004:pin</text:p>
          </table:table-cell>
          <table:table-cell office:value-type="date" office:date-value="2004-08-09T00:00:00" table:style-name="ce28">
            <text:p>2004-08-09</text:p>
          </table:table-cell>
          <table:table-cell office:value-type="string" table:style-name="ce16">
            <text:p>VER_50</text:p>
          </table:table-cell>
          <table:table-cell table:number-columns-repeated="16381"/>
        </table:table-row>
        <table:table-row table:style-name="ro7">
          <table:table-cell office:value-type="string" table:style-name="ce1">
            <text:p>INIAV:2PORTOS:51902:2005:pin</text:p>
          </table:table-cell>
          <table:table-cell office:value-type="date" office:date-value="2005-08-08T00:00:00" table:style-name="ce28">
            <text:p>2005-08-08</text:p>
          </table:table-cell>
          <table:table-cell office:value-type="string" table:style-name="ce16">
            <text:p>VER_50</text:p>
          </table:table-cell>
          <table:table-cell table:number-columns-repeated="16381"/>
        </table:table-row>
        <table:table-row table:style-name="ro7">
          <table:table-cell office:value-type="string" table:style-name="ce1">
            <text:p>INIAV:2PORTOS:51902:2006:pin</text:p>
          </table:table-cell>
          <table:table-cell office:value-type="date" office:date-value="2006-08-08T00:00:00" table:style-name="ce28">
            <text:p>2006-08-08</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0:pin</text:p>
          </table:table-cell>
          <table:table-cell office:value-type="date" office:date-value="1990-08-17T00:00:00" table:style-name="ce28">
            <text:p>1990-08-17</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1:pin</text:p>
          </table:table-cell>
          <table:table-cell office:value-type="date" office:date-value="1991-08-23T00:00:00" table:style-name="ce28">
            <text:p>1991-08-23</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2:pin</text:p>
          </table:table-cell>
          <table:table-cell office:value-type="date" office:date-value="1992-08-31T00:00:00" table:style-name="ce28">
            <text:p>1992-08-31</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3:pin</text:p>
          </table:table-cell>
          <table:table-cell office:value-type="date" office:date-value="1993-08-26T00:00:00" table:style-name="ce28">
            <text:p>1993-08-26</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4:pin</text:p>
          </table:table-cell>
          <table:table-cell office:value-type="date" office:date-value="1994-08-12T00:00:00" table:style-name="ce28">
            <text:p>1994-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5:pin</text:p>
          </table:table-cell>
          <table:table-cell office:value-type="date" office:date-value="1995-08-11T00:00:00" table:style-name="ce28">
            <text:p>1995-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6:pin</text:p>
          </table:table-cell>
          <table:table-cell office:value-type="date" office:date-value="1996-08-23T00:00:00" table:style-name="ce28">
            <text:p>1996-08-23</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7:pin</text:p>
          </table:table-cell>
          <table:table-cell office:value-type="date" office:date-value="1997-07-21T00:00:00" table:style-name="ce28">
            <text:p>1997-07-21</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8:pin</text:p>
          </table:table-cell>
          <table:table-cell office:value-type="date" office:date-value="1998-08-26T00:00:00" table:style-name="ce28">
            <text:p>1998-08-26</text:p>
          </table:table-cell>
          <table:table-cell office:value-type="string" table:style-name="ce16">
            <text:p>VER_50</text:p>
          </table:table-cell>
          <table:table-cell table:number-columns-repeated="16381"/>
        </table:table-row>
        <table:table-row table:style-name="ro7">
          <table:table-cell office:value-type="string" table:style-name="ce1">
            <text:p>INIAV:2PORTOS:52311:1999:pin</text:p>
          </table:table-cell>
          <table:table-cell office:value-type="date" office:date-value="1999-08-20T00:00:00" table:style-name="ce28">
            <text:p>1999-08-20</text:p>
          </table:table-cell>
          <table:table-cell office:value-type="string" table:style-name="ce16">
            <text:p>VER_50</text:p>
          </table:table-cell>
          <table:table-cell table:number-columns-repeated="16381"/>
        </table:table-row>
        <table:table-row table:style-name="ro7">
          <table:table-cell office:value-type="string" table:style-name="ce1">
            <text:p>INIAV:2PORTOS:52311:2000:pin</text:p>
          </table:table-cell>
          <table:table-cell office:value-type="date" office:date-value="2000-08-21T00:00:00" table:style-name="ce28">
            <text:p>2000-08-21</text:p>
          </table:table-cell>
          <table:table-cell office:value-type="string" table:style-name="ce16">
            <text:p>VER_50</text:p>
          </table:table-cell>
          <table:table-cell table:number-columns-repeated="16381"/>
        </table:table-row>
        <table:table-row table:style-name="ro7">
          <table:table-cell office:value-type="string" table:style-name="ce1">
            <text:p>INIAV:2PORTOS:AB:1990:pin</text:p>
          </table:table-cell>
          <table:table-cell office:value-type="date" office:date-value="1990-08-20T00:00:00" table:style-name="ce28">
            <text:p>1990-08-20</text:p>
          </table:table-cell>
          <table:table-cell office:value-type="string" table:style-name="ce16">
            <text:p>VER_50</text:p>
          </table:table-cell>
          <table:table-cell table:number-columns-repeated="16381"/>
        </table:table-row>
        <table:table-row table:style-name="ro7">
          <table:table-cell office:value-type="string" table:style-name="ce1">
            <text:p>INIAV:2PORTOS:AB:1991:pin</text:p>
          </table:table-cell>
          <table:table-cell office:value-type="date" office:date-value="1991-08-21T00:00:00" table:style-name="ce28">
            <text:p>1991-08-21</text:p>
          </table:table-cell>
          <table:table-cell office:value-type="string" table:style-name="ce16">
            <text:p>VER_50</text:p>
          </table:table-cell>
          <table:table-cell table:number-columns-repeated="16381"/>
        </table:table-row>
        <table:table-row table:style-name="ro7">
          <table:table-cell office:value-type="string" table:style-name="ce1">
            <text:p>INIAV:2PORTOS:AB:1992:pin</text:p>
          </table:table-cell>
          <table:table-cell office:value-type="date" office:date-value="1992-08-17T00:00:00" table:style-name="ce28">
            <text:p>1992-08-17</text:p>
          </table:table-cell>
          <table:table-cell office:value-type="string" table:style-name="ce16">
            <text:p>VER_50</text:p>
          </table:table-cell>
          <table:table-cell table:number-columns-repeated="16381"/>
        </table:table-row>
        <table:table-row table:style-name="ro7">
          <table:table-cell office:value-type="string" table:style-name="ce1">
            <text:p>INIAV:2PORTOS:AB:1993:pin</text:p>
          </table:table-cell>
          <table:table-cell office:value-type="date" office:date-value="1993-08-26T00:00:00" table:style-name="ce28">
            <text:p>1993-08-26</text:p>
          </table:table-cell>
          <table:table-cell office:value-type="string" table:style-name="ce16">
            <text:p>VER_50</text:p>
          </table:table-cell>
          <table:table-cell table:number-columns-repeated="16381"/>
        </table:table-row>
        <table:table-row table:style-name="ro7">
          <table:table-cell office:value-type="string" table:style-name="ce1">
            <text:p>INIAV:2PORTOS:AB:1994:pin</text:p>
          </table:table-cell>
          <table:table-cell office:value-type="date" office:date-value="1994-08-12T00:00:00" table:style-name="ce28">
            <text:p>1994-08-12</text:p>
          </table:table-cell>
          <table:table-cell office:value-type="string" table:style-name="ce16">
            <text:p>VER_50</text:p>
          </table:table-cell>
          <table:table-cell table:number-columns-repeated="16381"/>
        </table:table-row>
        <table:table-row table:style-name="ro7">
          <table:table-cell office:value-type="string" table:style-name="ce1">
            <text:p>INIAV:2PORTOS:AB:1995:pin</text:p>
          </table:table-cell>
          <table:table-cell office:value-type="date" office:date-value="1995-08-16T00:00:00" table:style-name="ce28">
            <text:p>1995-08-16</text:p>
          </table:table-cell>
          <table:table-cell office:value-type="string" table:style-name="ce16">
            <text:p>VER_50</text:p>
          </table:table-cell>
          <table:table-cell table:number-columns-repeated="16381"/>
        </table:table-row>
        <table:table-row table:style-name="ro7">
          <table:table-cell office:value-type="string" table:style-name="ce1">
            <text:p>INIAV:2PORTOS:AB:1996:pin</text:p>
          </table:table-cell>
          <table:table-cell office:value-type="date" office:date-value="1996-08-26T00:00:00" table:style-name="ce28">
            <text:p>1996-08-26</text:p>
          </table:table-cell>
          <table:table-cell office:value-type="string" table:style-name="ce16">
            <text:p>VER_50</text:p>
          </table:table-cell>
          <table:table-cell table:number-columns-repeated="16381"/>
        </table:table-row>
        <table:table-row table:style-name="ro7">
          <table:table-cell office:value-type="string" table:style-name="ce1">
            <text:p>INIAV:2PORTOS:AB:1997:pin</text:p>
          </table:table-cell>
          <table:table-cell office:value-type="date" office:date-value="1997-07-22T00:00:00" table:style-name="ce28">
            <text:p>1997-07-22</text:p>
          </table:table-cell>
          <table:table-cell office:value-type="string" table:style-name="ce16">
            <text:p>VER_50</text:p>
          </table:table-cell>
          <table:table-cell table:number-columns-repeated="16381"/>
        </table:table-row>
        <table:table-row table:style-name="ro7">
          <table:table-cell office:value-type="string" table:style-name="ce1">
            <text:p>INIAV:2PORTOS:AB:1998:pin</text:p>
          </table:table-cell>
          <table:table-cell office:value-type="string" table:style-name="ce4">
            <text:p>NA</text:p>
          </table:table-cell>
          <table:table-cell office:value-type="string" table:style-name="ce16">
            <text:p>VER_50</text:p>
          </table:table-cell>
          <table:table-cell table:number-columns-repeated="16381"/>
        </table:table-row>
        <table:table-row table:style-name="ro7">
          <table:table-cell office:value-type="string" table:style-name="ce1">
            <text:p>INIAV:2PORTOS:AB:1999:pin</text:p>
          </table:table-cell>
          <table:table-cell office:value-type="date" office:date-value="1999-08-13T00:00:00" table:style-name="ce28">
            <text:p>1999-08-13</text:p>
          </table:table-cell>
          <table:table-cell office:value-type="string" table:style-name="ce16">
            <text:p>VER_50</text:p>
          </table:table-cell>
          <table:table-cell table:number-columns-repeated="16381"/>
        </table:table-row>
        <table:table-row table:style-name="ro7">
          <table:table-cell office:value-type="string" table:style-name="ce1">
            <text:p>INIAV:2PORTOS:AB:2000:pin</text:p>
          </table:table-cell>
          <table:table-cell office:value-type="date" office:date-value="2000-08-21T00:00:00" table:style-name="ce28">
            <text:p>2000-08-21</text:p>
          </table:table-cell>
          <table:table-cell office:value-type="string" table:style-name="ce16">
            <text:p>VER_50</text:p>
          </table:table-cell>
          <table:table-cell table:number-columns-repeated="16381"/>
        </table:table-row>
        <table:table-row table:style-name="ro7">
          <table:table-cell office:value-type="string" table:style-name="ce1">
            <text:p>INIAV:2PORTOS:52016:1995:pin</text:p>
          </table:table-cell>
          <table:table-cell office:value-type="date" office:date-value="1995-07-27T00:00:00" table:style-name="ce28">
            <text:p>1995-07-27</text:p>
          </table:table-cell>
          <table:table-cell office:value-type="string" table:style-name="ce16">
            <text:p>VER_50</text:p>
          </table:table-cell>
          <table:table-cell table:number-columns-repeated="16381"/>
        </table:table-row>
        <table:table-row table:style-name="ro7">
          <table:table-cell office:value-type="string" table:style-name="ce1">
            <text:p>INIAV:2PORTOS:52016:1996:pin</text:p>
          </table:table-cell>
          <table:table-cell office:value-type="date" office:date-value="1996-08-08T00:00:00" table:style-name="ce28">
            <text:p>1996-08-08</text:p>
          </table:table-cell>
          <table:table-cell office:value-type="string" table:style-name="ce16">
            <text:p>VER_50</text:p>
          </table:table-cell>
          <table:table-cell table:number-columns-repeated="16381"/>
        </table:table-row>
        <table:table-row table:style-name="ro7">
          <table:table-cell office:value-type="string" table:style-name="ce1">
            <text:p>INIAV:2PORTOS:52016:1997:pin</text:p>
          </table:table-cell>
          <table:table-cell office:value-type="date" office:date-value="1997-07-12T00:00:00" table:style-name="ce28">
            <text:p>1997-07-12</text:p>
          </table:table-cell>
          <table:table-cell office:value-type="string" table:style-name="ce16">
            <text:p>VER_50</text:p>
          </table:table-cell>
          <table:table-cell table:number-columns-repeated="16381"/>
        </table:table-row>
        <table:table-row table:style-name="ro7">
          <table:table-cell office:value-type="string" table:style-name="ce1">
            <text:p>INIAV:2PORTOS:52016:1998:pin</text:p>
          </table:table-cell>
          <table:table-cell office:value-type="date" office:date-value="1998-08-07T00:00:00" table:style-name="ce28">
            <text:p>1998-08-07</text:p>
          </table:table-cell>
          <table:table-cell office:value-type="string" table:style-name="ce16">
            <text:p>VER_50</text:p>
          </table:table-cell>
          <table:table-cell table:number-columns-repeated="16381"/>
        </table:table-row>
        <table:table-row table:style-name="ro7">
          <table:table-cell office:value-type="string" table:style-name="ce1">
            <text:p>INIAV:2PORTOS:52016:1999:pin</text:p>
          </table:table-cell>
          <table:table-cell office:value-type="date" office:date-value="1999-08-09T00:00:00" table:style-name="ce28">
            <text:p>1999-08-09</text:p>
          </table:table-cell>
          <table:table-cell office:value-type="string" table:style-name="ce16">
            <text:p>VER_50</text:p>
          </table:table-cell>
          <table:table-cell table:number-columns-repeated="16381"/>
        </table:table-row>
        <table:table-row table:style-name="ro7">
          <table:table-cell office:value-type="string" table:style-name="ce1">
            <text:p>INIAV:2PORTOS:52016:2000:pin</text:p>
          </table:table-cell>
          <table:table-cell office:value-type="date" office:date-value="2000-08-13T00:00:00" table:style-name="ce28">
            <text:p>2000-08-13</text:p>
          </table:table-cell>
          <table:table-cell office:value-type="string" table:style-name="ce16">
            <text:p>VER_50</text:p>
          </table:table-cell>
          <table:table-cell table:number-columns-repeated="16381"/>
        </table:table-row>
        <table:table-row table:style-name="ro7">
          <table:table-cell office:value-type="string" table:style-name="ce1">
            <text:p>INIAV:2PORTOS:52016:2001:pin</text:p>
          </table:table-cell>
          <table:table-cell office:value-type="date" office:date-value="2001-07-31T00:00:00" table:style-name="ce28">
            <text:p>2001-07-31</text:p>
          </table:table-cell>
          <table:table-cell office:value-type="string" table:style-name="ce16">
            <text:p>VER_50</text:p>
          </table:table-cell>
          <table:table-cell table:number-columns-repeated="16381"/>
        </table:table-row>
        <table:table-row table:style-name="ro7">
          <table:table-cell office:value-type="string" table:style-name="ce1">
            <text:p>INIAV:2PORTOS:52016:2002:pin</text:p>
          </table:table-cell>
          <table:table-cell office:value-type="date" office:date-value="2002-08-22T00:00:00" table:style-name="ce28">
            <text:p>2002-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016:2003:pin</text:p>
          </table:table-cell>
          <table:table-cell office:value-type="date" office:date-value="2003-08-13T00:00:00" table:style-name="ce28">
            <text:p>2003-08-13</text:p>
          </table:table-cell>
          <table:table-cell office:value-type="string" table:style-name="ce16">
            <text:p>VER_50</text:p>
          </table:table-cell>
          <table:table-cell table:number-columns-repeated="16381"/>
        </table:table-row>
        <table:table-row table:style-name="ro7">
          <table:table-cell office:value-type="string" table:style-name="ce1">
            <text:p>INIAV:2PORTOS:52016:2004:pin</text:p>
          </table:table-cell>
          <table:table-cell office:value-type="date" office:date-value="2004-08-20T00:00:00" table:style-name="ce28">
            <text:p>2004-08-20</text:p>
          </table:table-cell>
          <table:table-cell office:value-type="string" table:style-name="ce16">
            <text:p>VER_50</text:p>
          </table:table-cell>
          <table:table-cell table:number-columns-repeated="16381"/>
        </table:table-row>
        <table:table-row table:style-name="ro7">
          <table:table-cell office:value-type="string" table:style-name="ce1">
            <text:p>INIAV:2PORTOS:52016:2005:pin</text:p>
          </table:table-cell>
          <table:table-cell office:value-type="date" office:date-value="2005-08-22T00:00:00" table:style-name="ce28">
            <text:p>2005-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016:2006:pin</text:p>
          </table:table-cell>
          <table:table-cell office:value-type="date" office:date-value="2006-08-18T00:00:00" table:style-name="ce28">
            <text:p>2006-08-18</text:p>
          </table:table-cell>
          <table:table-cell office:value-type="string" table:style-name="ce16">
            <text:p>VER_50</text:p>
          </table:table-cell>
          <table:table-cell table:number-columns-repeated="16381"/>
        </table:table-row>
        <table:table-row table:style-name="ro7">
          <table:table-cell office:value-type="string" table:style-name="ce1">
            <text:p>INIAV:2PORTOS:BB:1990:pin</text:p>
          </table:table-cell>
          <table:table-cell office:value-type="date" office:date-value="1990-08-09T00:00:00" table:style-name="ce28">
            <text:p>1990-08-09</text:p>
          </table:table-cell>
          <table:table-cell office:value-type="string" table:style-name="ce16">
            <text:p>VER_50</text:p>
          </table:table-cell>
          <table:table-cell table:number-columns-repeated="16381"/>
        </table:table-row>
        <table:table-row table:style-name="ro7">
          <table:table-cell office:value-type="string" table:style-name="ce1">
            <text:p>INIAV:2PORTOS:BB:1991:pin</text:p>
          </table:table-cell>
          <table:table-cell office:value-type="date" office:date-value="1991-08-12T00:00:00" table:style-name="ce28">
            <text:p>1991-08-12</text:p>
          </table:table-cell>
          <table:table-cell office:value-type="string" table:style-name="ce16">
            <text:p>VER_50</text:p>
          </table:table-cell>
          <table:table-cell table:number-columns-repeated="16381"/>
        </table:table-row>
        <table:table-row table:style-name="ro7">
          <table:table-cell office:value-type="string" table:style-name="ce1">
            <text:p>INIAV:2PORTOS:BB:1992:pin</text:p>
          </table:table-cell>
          <table:table-cell office:value-type="date" office:date-value="1992-08-10T00:00:00" table:style-name="ce28">
            <text:p>1992-08-10</text:p>
          </table:table-cell>
          <table:table-cell office:value-type="string" table:style-name="ce16">
            <text:p>VER_50</text:p>
          </table:table-cell>
          <table:table-cell table:number-columns-repeated="16381"/>
        </table:table-row>
        <table:table-row table:style-name="ro7">
          <table:table-cell office:value-type="string" table:style-name="ce1">
            <text:p>INIAV:2PORTOS:BB:1993:pin</text:p>
          </table:table-cell>
          <table:table-cell office:value-type="date" office:date-value="1993-08-20T00:00:00" table:style-name="ce28">
            <text:p>1993-08-20</text:p>
          </table:table-cell>
          <table:table-cell office:value-type="string" table:style-name="ce16">
            <text:p>VER_50</text:p>
          </table:table-cell>
          <table:table-cell table:number-columns-repeated="16381"/>
        </table:table-row>
        <table:table-row table:style-name="ro7">
          <table:table-cell office:value-type="string" table:style-name="ce1">
            <text:p>INIAV:2PORTOS:BB:1994:pin</text:p>
          </table:table-cell>
          <table:table-cell office:value-type="date" office:date-value="1994-08-11T00:00:00" table:style-name="ce28">
            <text:p>1994-08-11</text:p>
          </table:table-cell>
          <table:table-cell office:value-type="string" table:style-name="ce16">
            <text:p>VER_50</text:p>
          </table:table-cell>
          <table:table-cell table:number-columns-repeated="16381"/>
        </table:table-row>
        <table:table-row table:style-name="ro7">
          <table:table-cell office:value-type="string" table:style-name="ce1">
            <text:p>INIAV:2PORTOS:BB:1995:pin</text:p>
          </table:table-cell>
          <table:table-cell office:value-type="date" office:date-value="1995-07-27T00:00:00" table:style-name="ce28">
            <text:p>1995-07-27</text:p>
          </table:table-cell>
          <table:table-cell office:value-type="string" table:style-name="ce16">
            <text:p>VER_50</text:p>
          </table:table-cell>
          <table:table-cell table:number-columns-repeated="16381"/>
        </table:table-row>
        <table:table-row table:style-name="ro7">
          <table:table-cell office:value-type="string" table:style-name="ce1">
            <text:p>INIAV:2PORTOS:BB:1996:pin</text:p>
          </table:table-cell>
          <table:table-cell office:value-type="date" office:date-value="1996-08-14T00:00:00" table:style-name="ce28">
            <text:p>1996-08-14</text:p>
          </table:table-cell>
          <table:table-cell office:value-type="string" table:style-name="ce16">
            <text:p>VER_50</text:p>
          </table:table-cell>
          <table:table-cell table:number-columns-repeated="16381"/>
        </table:table-row>
        <table:table-row table:style-name="ro7">
          <table:table-cell office:value-type="string" table:style-name="ce1">
            <text:p>INIAV:2PORTOS:BB:1997:pin</text:p>
          </table:table-cell>
          <table:table-cell office:value-type="date" office:date-value="1997-07-15T00:00:00" table:style-name="ce28">
            <text:p>1997-07-15</text:p>
          </table:table-cell>
          <table:table-cell office:value-type="string" table:style-name="ce16">
            <text:p>VER_50</text:p>
          </table:table-cell>
          <table:table-cell table:number-columns-repeated="16381"/>
        </table:table-row>
        <table:table-row table:style-name="ro7">
          <table:table-cell office:value-type="string" table:style-name="ce1">
            <text:p>INIAV:2PORTOS:BB: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BB:1999:pin</text:p>
          </table:table-cell>
          <table:table-cell office:value-type="date" office:date-value="1999-08-13T00:00:00" table:style-name="ce28">
            <text:p>1999-08-13</text:p>
          </table:table-cell>
          <table:table-cell office:value-type="string" table:style-name="ce16">
            <text:p>VER_50</text:p>
          </table:table-cell>
          <table:table-cell table:number-columns-repeated="16381"/>
        </table:table-row>
        <table:table-row table:style-name="ro7">
          <table:table-cell office:value-type="string" table:style-name="ce1">
            <text:p>INIAV:2PORTOS:BB:2000:pin</text:p>
          </table:table-cell>
          <table:table-cell office:value-type="date" office:date-value="2000-08-12T00:00:00" table:style-name="ce28">
            <text:p>2000-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007:1995:pin</text:p>
          </table:table-cell>
          <table:table-cell office:value-type="date" office:date-value="1995-08-07T00:00:00" table:style-name="ce28">
            <text:p>1995-08-07</text:p>
          </table:table-cell>
          <table:table-cell office:value-type="string" table:style-name="ce16">
            <text:p>VER_50</text:p>
          </table:table-cell>
          <table:table-cell table:number-columns-repeated="16381"/>
        </table:table-row>
        <table:table-row table:style-name="ro7">
          <table:table-cell office:value-type="string" table:style-name="ce1">
            <text:p>INIAV:2PORTOS:52007:1996:pin</text:p>
          </table:table-cell>
          <table:table-cell office:value-type="date" office:date-value="1996-08-19T00:00:00" table:style-name="ce28">
            <text:p>1996-08-19</text:p>
          </table:table-cell>
          <table:table-cell office:value-type="string" table:style-name="ce16">
            <text:p>VER_50</text:p>
          </table:table-cell>
          <table:table-cell table:number-columns-repeated="16381"/>
        </table:table-row>
        <table:table-row table:style-name="ro7">
          <table:table-cell office:value-type="string" table:style-name="ce1">
            <text:p>INIAV:2PORTOS:52007: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2007: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007:1999:pin</text:p>
          </table:table-cell>
          <table:table-cell office:value-type="date" office:date-value="1999-08-06T00:00:00" table:style-name="ce28">
            <text:p>1999-08-06</text:p>
          </table:table-cell>
          <table:table-cell office:value-type="string" table:style-name="ce16">
            <text:p>VER_50</text:p>
          </table:table-cell>
          <table:table-cell table:number-columns-repeated="16381"/>
        </table:table-row>
        <table:table-row table:style-name="ro7">
          <table:table-cell office:value-type="string" table:style-name="ce1">
            <text:p>INIAV:2PORTOS:52007:2000:pin</text:p>
          </table:table-cell>
          <table:table-cell office:value-type="date" office:date-value="2000-08-14T00:00:00" table:style-name="ce28">
            <text:p>2000-08-14</text:p>
          </table:table-cell>
          <table:table-cell office:value-type="string" table:style-name="ce16">
            <text:p>VER_50</text:p>
          </table:table-cell>
          <table:table-cell table:number-columns-repeated="16381"/>
        </table:table-row>
        <table:table-row table:style-name="ro7">
          <table:table-cell office:value-type="string" table:style-name="ce1">
            <text:p>INIAV:2PORTOS:52007:2001:pin</text:p>
          </table:table-cell>
          <table:table-cell office:value-type="date" office:date-value="2001-08-03T00:00:00" table:style-name="ce28">
            <text:p>2001-08-03</text:p>
          </table:table-cell>
          <table:table-cell office:value-type="string" table:style-name="ce16">
            <text:p>VER_50</text:p>
          </table:table-cell>
          <table:table-cell table:number-columns-repeated="16381"/>
        </table:table-row>
        <table:table-row table:style-name="ro7">
          <table:table-cell office:value-type="string" table:style-name="ce1">
            <text:p>INIAV:2PORTOS:52007:2002:pin</text:p>
          </table:table-cell>
          <table:table-cell office:value-type="date" office:date-value="2002-08-16T00:00:00" table:style-name="ce28">
            <text:p>2002-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007:2003:pin</text:p>
          </table:table-cell>
          <table:table-cell office:value-type="date" office:date-value="2003-08-12T00:00:00" table:style-name="ce28">
            <text:p>2003-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007:2004:pin</text:p>
          </table:table-cell>
          <table:table-cell office:value-type="date" office:date-value="2004-08-16T00:00:00" table:style-name="ce28">
            <text:p>2004-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007:2005:pin</text:p>
          </table:table-cell>
          <table:table-cell office:value-type="date" office:date-value="2005-08-16T00:00:00" table:style-name="ce28">
            <text:p>2005-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007:2006:pin</text:p>
          </table:table-cell>
          <table:table-cell office:value-type="date" office:date-value="2006-08-14T00:00:00" table:style-name="ce28">
            <text:p>2006-08-14</text:p>
          </table:table-cell>
          <table:table-cell office:value-type="string" table:style-name="ce16">
            <text:p>VER_50</text:p>
          </table:table-cell>
          <table:table-cell table:number-columns-repeated="16381"/>
        </table:table-row>
        <table:table-row table:style-name="ro7">
          <table:table-cell office:value-type="string" table:style-name="ce1">
            <text:p>INIAV:2PORTOS:52316:1995:pin</text:p>
          </table:table-cell>
          <table:table-cell office:value-type="date" office:date-value="1995-08-10T00:00:00" table:style-name="ce28">
            <text:p>1995-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316:1996:pin</text:p>
          </table:table-cell>
          <table:table-cell office:value-type="date" office:date-value="1996-08-22T00:00:00" table:style-name="ce28">
            <text:p>1996-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316:1997:pin</text:p>
          </table:table-cell>
          <table:table-cell office:value-type="date" office:date-value="1997-07-21T00:00:00" table:style-name="ce28">
            <text:p>1997-07-21</text:p>
          </table:table-cell>
          <table:table-cell office:value-type="string" table:style-name="ce16">
            <text:p>VER_50</text:p>
          </table:table-cell>
          <table:table-cell table:number-columns-repeated="16381"/>
        </table:table-row>
        <table:table-row table:style-name="ro7">
          <table:table-cell office:value-type="string" table:style-name="ce1">
            <text:p>INIAV:2PORTOS:52316:1998:pin</text:p>
          </table:table-cell>
          <table:table-cell office:value-type="date" office:date-value="1998-08-17T00:00:00" table:style-name="ce28">
            <text:p>1998-08-17</text:p>
          </table:table-cell>
          <table:table-cell office:value-type="string" table:style-name="ce16">
            <text:p>VER_50</text:p>
          </table:table-cell>
          <table:table-cell table:number-columns-repeated="16381"/>
        </table:table-row>
        <table:table-row table:style-name="ro7">
          <table:table-cell office:value-type="string" table:style-name="ce1">
            <text:p>INIAV:2PORTOS:52316:1999:pin</text:p>
          </table:table-cell>
          <table:table-cell office:value-type="date" office:date-value="1999-08-13T00:00:00" table:style-name="ce28">
            <text:p>1999-08-13</text:p>
          </table:table-cell>
          <table:table-cell office:value-type="string" table:style-name="ce16">
            <text:p>VER_50</text:p>
          </table:table-cell>
          <table:table-cell table:number-columns-repeated="16381"/>
        </table:table-row>
        <table:table-row table:style-name="ro7">
          <table:table-cell office:value-type="string" table:style-name="ce1">
            <text:p>INIAV:2PORTOS:52316:2000:pin</text:p>
          </table:table-cell>
          <table:table-cell office:value-type="date" office:date-value="2000-08-22T00:00:00" table:style-name="ce28">
            <text:p>2000-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316:2001:pin</text:p>
          </table:table-cell>
          <table:table-cell office:value-type="date" office:date-value="2001-08-08T00:00:00" table:style-name="ce28">
            <text:p>2001-08-08</text:p>
          </table:table-cell>
          <table:table-cell office:value-type="string" table:style-name="ce16">
            <text:p>VER_50</text:p>
          </table:table-cell>
          <table:table-cell table:number-columns-repeated="16381"/>
        </table:table-row>
        <table:table-row table:style-name="ro7">
          <table:table-cell office:value-type="string" table:style-name="ce1">
            <text:p>INIAV:2PORTOS:52316:2002:pin</text:p>
          </table:table-cell>
          <table:table-cell office:value-type="date" office:date-value="2002-08-24T00:00:00" table:style-name="ce28">
            <text:p>2002-08-24</text:p>
          </table:table-cell>
          <table:table-cell office:value-type="string" table:style-name="ce16">
            <text:p>VER_50</text:p>
          </table:table-cell>
          <table:table-cell table:number-columns-repeated="16381"/>
        </table:table-row>
        <table:table-row table:style-name="ro7">
          <table:table-cell office:value-type="string" table:style-name="ce1">
            <text:p>INIAV:2PORTOS:52316:2003:pin</text:p>
          </table:table-cell>
          <table:table-cell office:value-type="date" office:date-value="2003-08-20T00:00:00" table:style-name="ce28">
            <text:p>2003-08-20</text:p>
          </table:table-cell>
          <table:table-cell office:value-type="string" table:style-name="ce16">
            <text:p>VER_50</text:p>
          </table:table-cell>
          <table:table-cell table:number-columns-repeated="16381"/>
        </table:table-row>
        <table:table-row table:style-name="ro7">
          <table:table-cell office:value-type="string" table:style-name="ce1">
            <text:p>INIAV:2PORTOS:52316:2004:pin</text:p>
          </table:table-cell>
          <table:table-cell office:value-type="date" office:date-value="2004-08-17T00:00:00" table:style-name="ce28">
            <text:p>2004-08-17</text:p>
          </table:table-cell>
          <table:table-cell office:value-type="string" table:style-name="ce16">
            <text:p>VER_50</text:p>
          </table:table-cell>
          <table:table-cell table:number-columns-repeated="16381"/>
        </table:table-row>
        <table:table-row table:style-name="ro7">
          <table:table-cell office:value-type="string" table:style-name="ce1">
            <text:p>INIAV:2PORTOS:52316:2005:pin</text:p>
          </table:table-cell>
          <table:table-cell office:value-type="date" office:date-value="2005-08-21T00:00:00" table:style-name="ce28">
            <text:p>2005-08-21</text:p>
          </table:table-cell>
          <table:table-cell office:value-type="string" table:style-name="ce16">
            <text:p>VER_50</text:p>
          </table:table-cell>
          <table:table-cell table:number-columns-repeated="16381"/>
        </table:table-row>
        <table:table-row table:style-name="ro7">
          <table:table-cell office:value-type="string" table:style-name="ce1">
            <text:p>INIAV:2PORTOS:52316:2006:pin</text:p>
          </table:table-cell>
          <table:table-cell office:value-type="date" office:date-value="2006-08-17T00:00:00" table:style-name="ce28">
            <text:p>2006-08-17</text:p>
          </table:table-cell>
          <table:table-cell office:value-type="string" table:style-name="ce16">
            <text:p>VER_50</text:p>
          </table:table-cell>
          <table:table-cell table:number-columns-repeated="16381"/>
        </table:table-row>
        <table:table-row table:style-name="ro7">
          <table:table-cell office:value-type="string" table:style-name="ce1">
            <text:p>INIAV:2PORTOS:CB:1990:pin</text:p>
          </table:table-cell>
          <table:table-cell office:value-type="date" office:date-value="1990-08-02T00:00:00" table:style-name="ce28">
            <text:p>1990-08-02</text:p>
          </table:table-cell>
          <table:table-cell office:value-type="string" table:style-name="ce16">
            <text:p>VER_50</text:p>
          </table:table-cell>
          <table:table-cell table:number-columns-repeated="16381"/>
        </table:table-row>
        <table:table-row table:style-name="ro7">
          <table:table-cell office:value-type="string" table:style-name="ce1">
            <text:p>INIAV:2PORTOS:CB:1991:pin</text:p>
          </table:table-cell>
          <table:table-cell office:value-type="date" office:date-value="1991-08-08T00:00:00" table:style-name="ce28">
            <text:p>1991-08-08</text:p>
          </table:table-cell>
          <table:table-cell office:value-type="string" table:style-name="ce16">
            <text:p>VER_50</text:p>
          </table:table-cell>
          <table:table-cell table:number-columns-repeated="16381"/>
        </table:table-row>
        <table:table-row table:style-name="ro7">
          <table:table-cell office:value-type="string" table:style-name="ce1">
            <text:p>INIAV:2PORTOS:CB:1992:pin</text:p>
          </table:table-cell>
          <table:table-cell office:value-type="date" office:date-value="1992-08-10T00:00:00" table:style-name="ce28">
            <text:p>1992-08-10</text:p>
          </table:table-cell>
          <table:table-cell office:value-type="string" table:style-name="ce16">
            <text:p>VER_50</text:p>
          </table:table-cell>
          <table:table-cell table:number-columns-repeated="16381"/>
        </table:table-row>
        <table:table-row table:style-name="ro7">
          <table:table-cell office:value-type="string" table:style-name="ce1">
            <text:p>INIAV:2PORTOS:CB:1993:pin</text:p>
          </table:table-cell>
          <table:table-cell office:value-type="date" office:date-value="1993-08-17T00:00:00" table:style-name="ce28">
            <text:p>1993-08-17</text:p>
          </table:table-cell>
          <table:table-cell office:value-type="string" table:style-name="ce16">
            <text:p>VER_50</text:p>
          </table:table-cell>
          <table:table-cell table:number-columns-repeated="16381"/>
        </table:table-row>
        <table:table-row table:style-name="ro7">
          <table:table-cell office:value-type="string" table:style-name="ce1">
            <text:p>INIAV:2PORTOS:CB:1994:pin</text:p>
          </table:table-cell>
          <table:table-cell office:value-type="date" office:date-value="1994-08-01T00:00:00" table:style-name="ce28">
            <text:p>1994-08-01</text:p>
          </table:table-cell>
          <table:table-cell office:value-type="string" table:style-name="ce16">
            <text:p>VER_50</text:p>
          </table:table-cell>
          <table:table-cell table:number-columns-repeated="16381"/>
        </table:table-row>
        <table:table-row table:style-name="ro7">
          <table:table-cell office:value-type="string" table:style-name="ce1">
            <text:p>INIAV:2PORTOS:CB:1995:pin</text:p>
          </table:table-cell>
          <table:table-cell office:value-type="date" office:date-value="1995-07-24T00:00:00" table:style-name="ce28">
            <text:p>1995-07-24</text:p>
          </table:table-cell>
          <table:table-cell office:value-type="string" table:style-name="ce16">
            <text:p>VER_50</text:p>
          </table:table-cell>
          <table:table-cell table:number-columns-repeated="16381"/>
        </table:table-row>
        <table:table-row table:style-name="ro7">
          <table:table-cell office:value-type="string" table:style-name="ce1">
            <text:p>INIAV:2PORTOS:CB:1996:pin</text:p>
          </table:table-cell>
          <table:table-cell office:value-type="date" office:date-value="1996-08-09T00:00:00" table:style-name="ce28">
            <text:p>1996-08-09</text:p>
          </table:table-cell>
          <table:table-cell office:value-type="string" table:style-name="ce16">
            <text:p>VER_50</text:p>
          </table:table-cell>
          <table:table-cell table:number-columns-repeated="16381"/>
        </table:table-row>
        <table:table-row table:style-name="ro7">
          <table:table-cell office:value-type="string" table:style-name="ce1">
            <text:p>INIAV:2PORTOS:CB:1997:pin</text:p>
          </table:table-cell>
          <table:table-cell office:value-type="date" office:date-value="1997-07-08T00:00:00" table:style-name="ce28">
            <text:p>1997-07-08</text:p>
          </table:table-cell>
          <table:table-cell office:value-type="string" table:style-name="ce16">
            <text:p>VER_50</text:p>
          </table:table-cell>
          <table:table-cell table:number-columns-repeated="16381"/>
        </table:table-row>
        <table:table-row table:style-name="ro7">
          <table:table-cell office:value-type="string" table:style-name="ce1">
            <text:p>INIAV:2PORTOS:CB: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CB:1999:pin</text:p>
          </table:table-cell>
          <table:table-cell office:value-type="date" office:date-value="1999-08-10T00:00:00" table:style-name="ce28">
            <text:p>1999-08-10</text:p>
          </table:table-cell>
          <table:table-cell office:value-type="string" table:style-name="ce16">
            <text:p>VER_50</text:p>
          </table:table-cell>
          <table:table-cell table:number-columns-repeated="16381"/>
        </table:table-row>
        <table:table-row table:style-name="ro7">
          <table:table-cell office:value-type="string" table:style-name="ce1">
            <text:p>INIAV:2PORTOS:CB:2000:pin</text:p>
          </table:table-cell>
          <table:table-cell office:value-type="date" office:date-value="2000-08-11T00:00:00" table:style-name="ce28">
            <text:p>2000-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207:1995:pin</text:p>
          </table:table-cell>
          <table:table-cell office:value-type="date" office:date-value="1995-08-07T00:00:00" table:style-name="ce28">
            <text:p>1995-08-07</text:p>
          </table:table-cell>
          <table:table-cell office:value-type="string" table:style-name="ce16">
            <text:p>VER_50</text:p>
          </table:table-cell>
          <table:table-cell table:number-columns-repeated="16381"/>
        </table:table-row>
        <table:table-row table:style-name="ro7">
          <table:table-cell office:value-type="string" table:style-name="ce1">
            <text:p>INIAV:2PORTOS:52207:1996:pin</text:p>
          </table:table-cell>
          <table:table-cell office:value-type="date" office:date-value="1996-08-19T00:00:00" table:style-name="ce28">
            <text:p>1996-08-19</text:p>
          </table:table-cell>
          <table:table-cell office:value-type="string" table:style-name="ce16">
            <text:p>VER_50</text:p>
          </table:table-cell>
          <table:table-cell table:number-columns-repeated="16381"/>
        </table:table-row>
        <table:table-row table:style-name="ro7">
          <table:table-cell office:value-type="string" table:style-name="ce1">
            <text:p>INIAV:2PORTOS:52207: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2207:1998:pin</text:p>
          </table:table-cell>
          <table:table-cell office:value-type="date" office:date-value="1998-08-07T00:00:00" table:style-name="ce28">
            <text:p>1998-08-07</text:p>
          </table:table-cell>
          <table:table-cell office:value-type="string" table:style-name="ce16">
            <text:p>VER_50</text:p>
          </table:table-cell>
          <table:table-cell table:number-columns-repeated="16381"/>
        </table:table-row>
        <table:table-row table:style-name="ro7">
          <table:table-cell office:value-type="string" table:style-name="ce1">
            <text:p>INIAV:2PORTOS:52207:1999:pin</text:p>
          </table:table-cell>
          <table:table-cell office:value-type="date" office:date-value="1999-08-16T00:00:00" table:style-name="ce28">
            <text:p>1999-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207:2000:pin</text:p>
          </table:table-cell>
          <table:table-cell office:value-type="date" office:date-value="2000-08-15T00:00:00" table:style-name="ce28">
            <text:p>2000-08-15</text:p>
          </table:table-cell>
          <table:table-cell office:value-type="string" table:style-name="ce16">
            <text:p>VER_50</text:p>
          </table:table-cell>
          <table:table-cell table:number-columns-repeated="16381"/>
        </table:table-row>
        <table:table-row table:style-name="ro7">
          <table:table-cell office:value-type="string" table:style-name="ce1">
            <text:p>INIAV:2PORTOS:52207:2001:pin</text:p>
          </table:table-cell>
          <table:table-cell office:value-type="date" office:date-value="2001-08-03T00:00:00" table:style-name="ce28">
            <text:p>2001-08-03</text:p>
          </table:table-cell>
          <table:table-cell office:value-type="string" table:style-name="ce16">
            <text:p>VER_50</text:p>
          </table:table-cell>
          <table:table-cell table:number-columns-repeated="16381"/>
        </table:table-row>
        <table:table-row table:style-name="ro7">
          <table:table-cell office:value-type="string" table:style-name="ce1">
            <text:p>INIAV:2PORTOS:52207:2002:pin</text:p>
          </table:table-cell>
          <table:table-cell office:value-type="date" office:date-value="2002-08-14T00:00:00" table:style-name="ce28">
            <text:p>2002-08-14</text:p>
          </table:table-cell>
          <table:table-cell office:value-type="string" table:style-name="ce16">
            <text:p>VER_50</text:p>
          </table:table-cell>
          <table:table-cell table:number-columns-repeated="16381"/>
        </table:table-row>
        <table:table-row table:style-name="ro7">
          <table:table-cell office:value-type="string" table:style-name="ce1">
            <text:p>INIAV:2PORTOS:52207:2003:pin</text:p>
          </table:table-cell>
          <table:table-cell office:value-type="date" office:date-value="2003-08-18T00:00:00" table:style-name="ce28">
            <text:p>2003-08-18</text:p>
          </table:table-cell>
          <table:table-cell office:value-type="string" table:style-name="ce16">
            <text:p>VER_50</text:p>
          </table:table-cell>
          <table:table-cell table:number-columns-repeated="16381"/>
        </table:table-row>
        <table:table-row table:style-name="ro7">
          <table:table-cell office:value-type="string" table:style-name="ce1">
            <text:p>INIAV:2PORTOS:52207:2004:pin</text:p>
          </table:table-cell>
          <table:table-cell office:value-type="date" office:date-value="2004-08-20T00:00:00" table:style-name="ce28">
            <text:p>2004-08-20</text:p>
          </table:table-cell>
          <table:table-cell office:value-type="string" table:style-name="ce16">
            <text:p>VER_50</text:p>
          </table:table-cell>
          <table:table-cell table:number-columns-repeated="16381"/>
        </table:table-row>
        <table:table-row table:style-name="ro7">
          <table:table-cell office:value-type="string" table:style-name="ce1">
            <text:p>INIAV:2PORTOS:52207:2005:pin</text:p>
          </table:table-cell>
          <table:table-cell office:value-type="date" office:date-value="2005-08-15T00:00:00" table:style-name="ce28">
            <text:p>2005-08-15</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0:pin</text:p>
          </table:table-cell>
          <table:table-cell office:value-type="date" office:date-value="1990-08-02T00:00:00" table:style-name="ce28">
            <text:p>1990-08-02</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1:pin</text:p>
          </table:table-cell>
          <table:table-cell office:value-type="date" office:date-value="1991-08-08T00:00:00" table:style-name="ce28">
            <text:p>1991-08-08</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2:pin</text:p>
          </table:table-cell>
          <table:table-cell office:value-type="date" office:date-value="1992-08-06T00:00:00" table:style-name="ce28">
            <text:p>1992-08-06</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3:pin</text:p>
          </table:table-cell>
          <table:table-cell office:value-type="date" office:date-value="1993-08-17T00:00:00" table:style-name="ce28">
            <text:p>1993-08-17</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4:pin</text:p>
          </table:table-cell>
          <table:table-cell office:value-type="date" office:date-value="1994-08-01T00:00:00" table:style-name="ce28">
            <text:p>1994-08-01</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5:pin</text:p>
          </table:table-cell>
          <table:table-cell office:value-type="date" office:date-value="1995-07-24T00:00:00" table:style-name="ce28">
            <text:p>1995-07-24</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6:pin</text:p>
          </table:table-cell>
          <table:table-cell office:value-type="date" office:date-value="1996-08-05T00:00:00" table:style-name="ce28">
            <text:p>1996-08-05</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7:pin</text:p>
          </table:table-cell>
          <table:table-cell office:value-type="date" office:date-value="1997-07-08T00:00:00" table:style-name="ce28">
            <text:p>1997-07-08</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8:pin</text:p>
          </table:table-cell>
          <table:table-cell office:value-type="date" office:date-value="1998-08-04T00:00:00" table:style-name="ce28">
            <text:p>1998-08-04</text:p>
          </table:table-cell>
          <table:table-cell office:value-type="string" table:style-name="ce16">
            <text:p>VER_50</text:p>
          </table:table-cell>
          <table:table-cell table:number-columns-repeated="16381"/>
        </table:table-row>
        <table:table-row table:style-name="ro7">
          <table:table-cell office:value-type="string" table:style-name="ce1">
            <text:p>INIAV:2PORTOS:52810:1999:pin</text:p>
          </table:table-cell>
          <table:table-cell office:value-type="date" office:date-value="1999-08-06T00:00:00" table:style-name="ce28">
            <text:p>1999-08-06</text:p>
          </table:table-cell>
          <table:table-cell office:value-type="string" table:style-name="ce16">
            <text:p>VER_50</text:p>
          </table:table-cell>
          <table:table-cell table:number-columns-repeated="16381"/>
        </table:table-row>
        <table:table-row table:style-name="ro7">
          <table:table-cell office:value-type="string" table:style-name="ce1">
            <text:p>INIAV:2PORTOS:52810:2000:pin</text:p>
          </table:table-cell>
          <table:table-cell office:value-type="date" office:date-value="2000-08-09T00:00:00" table:style-name="ce28">
            <text:p>2000-08-09</text:p>
          </table:table-cell>
          <table:table-cell office:value-type="string" table:style-name="ce16">
            <text:p>VER_50</text:p>
          </table:table-cell>
          <table:table-cell table:number-columns-repeated="16381"/>
        </table:table-row>
        <table:table-row table:style-name="ro7">
          <table:table-cell office:value-type="string" table:style-name="ce1">
            <text:p>INIAV:2PORTOS:52810:2001:pin</text:p>
          </table:table-cell>
          <table:table-cell office:value-type="date" office:date-value="2001-07-27T00:00:00" table:style-name="ce28">
            <text:p>2001-07-27</text:p>
          </table:table-cell>
          <table:table-cell office:value-type="string" table:style-name="ce16">
            <text:p>VER_50</text:p>
          </table:table-cell>
          <table:table-cell table:number-columns-repeated="16381"/>
        </table:table-row>
        <table:table-row table:style-name="ro7">
          <table:table-cell office:value-type="string" table:style-name="ce1">
            <text:p>INIAV:2PORTOS:52810:2002:pin</text:p>
          </table:table-cell>
          <table:table-cell office:value-type="date" office:date-value="2002-08-09T00:00:00" table:style-name="ce28">
            <text:p>2002-08-09</text:p>
          </table:table-cell>
          <table:table-cell office:value-type="string" table:style-name="ce16">
            <text:p>VER_50</text:p>
          </table:table-cell>
          <table:table-cell table:number-columns-repeated="16381"/>
        </table:table-row>
        <table:table-row table:style-name="ro7">
          <table:table-cell office:value-type="string" table:style-name="ce1">
            <text:p>INIAV:2PORTOS:52810:2003:pin</text:p>
          </table:table-cell>
          <table:table-cell office:value-type="date" office:date-value="2003-08-07T00:00:00" table:style-name="ce28">
            <text:p>2003-08-07</text:p>
          </table:table-cell>
          <table:table-cell office:value-type="string" table:style-name="ce16">
            <text:p>VER_50</text:p>
          </table:table-cell>
          <table:table-cell table:number-columns-repeated="16381"/>
        </table:table-row>
        <table:table-row table:style-name="ro7">
          <table:table-cell office:value-type="string" table:style-name="ce1">
            <text:p>INIAV:2PORTOS:52810:2004:pin</text:p>
          </table:table-cell>
          <table:table-cell office:value-type="date" office:date-value="2004-08-11T00:00:00" table:style-name="ce28">
            <text:p>2004-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810:2005:pin</text:p>
          </table:table-cell>
          <table:table-cell office:value-type="date" office:date-value="2005-08-08T00:00:00" table:style-name="ce28">
            <text:p>2005-08-08</text:p>
          </table:table-cell>
          <table:table-cell office:value-type="string" table:style-name="ce16">
            <text:p>VER_50</text:p>
          </table:table-cell>
          <table:table-cell table:number-columns-repeated="16381"/>
        </table:table-row>
        <table:table-row table:style-name="ro7">
          <table:table-cell office:value-type="string" table:style-name="ce1">
            <text:p>INIAV:2PORTOS:52810:2006:pin</text:p>
          </table:table-cell>
          <table:table-cell office:value-type="date" office:date-value="2006-08-14T00:00:00" table:style-name="ce28">
            <text:p>2006-08-14</text:p>
          </table:table-cell>
          <table:table-cell office:value-type="string" table:style-name="ce16">
            <text:p>VER_50</text:p>
          </table:table-cell>
          <table:table-cell table:number-columns-repeated="16381"/>
        </table:table-row>
        <table:table-row table:style-name="ro7">
          <table:table-cell office:value-type="string" table:style-name="ce1">
            <text:p>INIAV:2PORTOS:FB:1995:pin</text:p>
          </table:table-cell>
          <table:table-cell office:value-type="date" office:date-value="1995-08-03T00:00:00" table:style-name="ce28">
            <text:p>1995-08-03</text:p>
          </table:table-cell>
          <table:table-cell office:value-type="string" table:style-name="ce16">
            <text:p>VER_50</text:p>
          </table:table-cell>
          <table:table-cell table:number-columns-repeated="16381"/>
        </table:table-row>
        <table:table-row table:style-name="ro7">
          <table:table-cell office:value-type="string" table:style-name="ce1">
            <text:p>INIAV:2PORTOS:FB:1996:pin</text:p>
          </table:table-cell>
          <table:table-cell office:value-type="date" office:date-value="1996-08-14T00:00:00" table:style-name="ce28">
            <text:p>1996-08-14</text:p>
          </table:table-cell>
          <table:table-cell office:value-type="string" table:style-name="ce16">
            <text:p>VER_50</text:p>
          </table:table-cell>
          <table:table-cell table:number-columns-repeated="16381"/>
        </table:table-row>
        <table:table-row table:style-name="ro7">
          <table:table-cell office:value-type="string" table:style-name="ce1">
            <text:p>INIAV:2PORTOS:FB:1997:pin</text:p>
          </table:table-cell>
          <table:table-cell office:value-type="date" office:date-value="1997-07-15T00:00:00" table:style-name="ce28">
            <text:p>1997-07-15</text:p>
          </table:table-cell>
          <table:table-cell office:value-type="string" table:style-name="ce16">
            <text:p>VER_50</text:p>
          </table:table-cell>
          <table:table-cell table:number-columns-repeated="16381"/>
        </table:table-row>
        <table:table-row table:style-name="ro7">
          <table:table-cell office:value-type="string" table:style-name="ce1">
            <text:p>INIAV:2PORTOS:FB:1998:pin</text:p>
          </table:table-cell>
          <table:table-cell office:value-type="date" office:date-value="1998-08-07T00:00:00" table:style-name="ce28">
            <text:p>1998-08-07</text:p>
          </table:table-cell>
          <table:table-cell office:value-type="string" table:style-name="ce16">
            <text:p>VER_50</text:p>
          </table:table-cell>
          <table:table-cell table:number-columns-repeated="16381"/>
        </table:table-row>
        <table:table-row table:style-name="ro7">
          <table:table-cell office:value-type="string" table:style-name="ce1">
            <text:p>INIAV:2PORTOS:FB:1999:pin</text:p>
          </table:table-cell>
          <table:table-cell office:value-type="date" office:date-value="1999-08-09T00:00:00" table:style-name="ce28">
            <text:p>1999-08-09</text:p>
          </table:table-cell>
          <table:table-cell office:value-type="string" table:style-name="ce16">
            <text:p>VER_50</text:p>
          </table:table-cell>
          <table:table-cell table:number-columns-repeated="16381"/>
        </table:table-row>
        <table:table-row table:style-name="ro7">
          <table:table-cell office:value-type="string" table:style-name="ce1">
            <text:p>INIAV:2PORTOS:FB:2000:pin</text:p>
          </table:table-cell>
          <table:table-cell office:value-type="date" office:date-value="2000-08-14T00:00:00" table:style-name="ce28">
            <text:p>2000-08-14</text:p>
          </table:table-cell>
          <table:table-cell office:value-type="string" table:style-name="ce16">
            <text:p>VER_50</text:p>
          </table:table-cell>
          <table:table-cell table:number-columns-repeated="16381"/>
        </table:table-row>
        <table:table-row table:style-name="ro7">
          <table:table-cell office:value-type="string" table:style-name="ce1">
            <text:p>INIAV:2PORTOS:FB:2001:pin</text:p>
          </table:table-cell>
          <table:table-cell office:value-type="date" office:date-value="2001-08-15T00:00:00" table:style-name="ce28">
            <text:p>2001-08-15</text:p>
          </table:table-cell>
          <table:table-cell office:value-type="string" table:style-name="ce16">
            <text:p>VER_50</text:p>
          </table:table-cell>
          <table:table-cell table:number-columns-repeated="16381"/>
        </table:table-row>
        <table:table-row table:style-name="ro7">
          <table:table-cell office:value-type="string" table:style-name="ce1">
            <text:p>INIAV:2PORTOS:FB:2002:pin</text:p>
          </table:table-cell>
          <table:table-cell office:value-type="date" office:date-value="2002-08-17T00:00:00" table:style-name="ce28">
            <text:p>2002-08-17</text:p>
          </table:table-cell>
          <table:table-cell office:value-type="string" table:style-name="ce16">
            <text:p>VER_50</text:p>
          </table:table-cell>
          <table:table-cell table:number-columns-repeated="16381"/>
        </table:table-row>
        <table:table-row table:style-name="ro7">
          <table:table-cell office:value-type="string" table:style-name="ce1">
            <text:p>INIAV:2PORTOS:FB:2003:pin</text:p>
          </table:table-cell>
          <table:table-cell office:value-type="date" office:date-value="2003-08-14T00:00:00" table:style-name="ce28">
            <text:p>2003-08-14</text:p>
          </table:table-cell>
          <table:table-cell office:value-type="string" table:style-name="ce16">
            <text:p>VER_50</text:p>
          </table:table-cell>
          <table:table-cell table:number-columns-repeated="16381"/>
        </table:table-row>
        <table:table-row table:style-name="ro7">
          <table:table-cell office:value-type="string" table:style-name="ce1">
            <text:p>INIAV:2PORTOS:FB:2004:pin</text:p>
          </table:table-cell>
          <table:table-cell office:value-type="date" office:date-value="2004-08-16T00:00:00" table:style-name="ce28">
            <text:p>2004-08-16</text:p>
          </table:table-cell>
          <table:table-cell office:value-type="string" table:style-name="ce16">
            <text:p>VER_50</text:p>
          </table:table-cell>
          <table:table-cell table:number-columns-repeated="16381"/>
        </table:table-row>
        <table:table-row table:style-name="ro7">
          <table:table-cell office:value-type="string" table:style-name="ce1">
            <text:p>INIAV:2PORTOS:FB:2005:pin</text:p>
          </table:table-cell>
          <table:table-cell office:value-type="date" office:date-value="2005-08-19T00:00:00" table:style-name="ce28">
            <text:p>2005-08-19</text:p>
          </table:table-cell>
          <table:table-cell office:value-type="string" table:style-name="ce16">
            <text:p>VER_50</text:p>
          </table:table-cell>
          <table:table-cell table:number-columns-repeated="16381"/>
        </table:table-row>
        <table:table-row table:style-name="ro7">
          <table:table-cell office:value-type="string" table:style-name="ce1">
            <text:p>INIAV:2PORTOS:52112:1999:pin</text:p>
          </table:table-cell>
          <table:table-cell office:value-type="date" office:date-value="1999-08-09T00:00:00" table:style-name="ce28">
            <text:p>1999-08-09</text:p>
          </table:table-cell>
          <table:table-cell office:value-type="string" table:style-name="ce16">
            <text:p>VER_50</text:p>
          </table:table-cell>
          <table:table-cell table:number-columns-repeated="16381"/>
        </table:table-row>
        <table:table-row table:style-name="ro7">
          <table:table-cell office:value-type="string" table:style-name="ce1">
            <text:p>INIAV:2PORTOS:52112:2000:pin</text:p>
          </table:table-cell>
          <table:table-cell office:value-type="date" office:date-value="2000-08-12T00:00:00" table:style-name="ce28">
            <text:p>2000-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112:2001:pin</text:p>
          </table:table-cell>
          <table:table-cell office:value-type="date" office:date-value="2001-07-26T00:00:00" table:style-name="ce28">
            <text:p>2001-07-26</text:p>
          </table:table-cell>
          <table:table-cell office:value-type="string" table:style-name="ce16">
            <text:p>VER_50</text:p>
          </table:table-cell>
          <table:table-cell table:number-columns-repeated="16381"/>
        </table:table-row>
        <table:table-row table:style-name="ro7">
          <table:table-cell office:value-type="string" table:style-name="ce1">
            <text:p>INIAV:2PORTOS:52112:2002:pin</text:p>
          </table:table-cell>
          <table:table-cell office:value-type="date" office:date-value="2002-08-10T00:00:00" table:style-name="ce28">
            <text:p>2002-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112:2003:pin</text:p>
          </table:table-cell>
          <table:table-cell office:value-type="date" office:date-value="2003-08-12T00:00:00" table:style-name="ce28">
            <text:p>2003-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112:2004:pin</text:p>
          </table:table-cell>
          <table:table-cell office:value-type="date" office:date-value="2004-08-17T00:00:00" table:style-name="ce28">
            <text:p>2004-08-17</text:p>
          </table:table-cell>
          <table:table-cell office:value-type="string" table:style-name="ce16">
            <text:p>VER_50</text:p>
          </table:table-cell>
          <table:table-cell table:number-columns-repeated="16381"/>
        </table:table-row>
        <table:table-row table:style-name="ro7">
          <table:table-cell office:value-type="string" table:style-name="ce1">
            <text:p>INIAV:2PORTOS:52112:2005:pin</text:p>
          </table:table-cell>
          <table:table-cell office:value-type="date" office:date-value="2005-08-21T00:00:00" table:style-name="ce28">
            <text:p>2005-08-21</text:p>
          </table:table-cell>
          <table:table-cell office:value-type="string" table:style-name="ce16">
            <text:p>VER_50</text:p>
          </table:table-cell>
          <table:table-cell table:number-columns-repeated="16381"/>
        </table:table-row>
        <table:table-row table:style-name="ro7">
          <table:table-cell office:value-type="string" table:style-name="ce1">
            <text:p>INIAV:2PORTOS:52112:2006:pin</text:p>
          </table:table-cell>
          <table:table-cell office:value-type="date" office:date-value="2006-08-15T00:00:00" table:style-name="ce28">
            <text:p>2006-08-15</text:p>
          </table:table-cell>
          <table:table-cell office:value-type="string" table:style-name="ce16">
            <text:p>VER_50</text:p>
          </table:table-cell>
          <table:table-cell table:number-columns-repeated="16381"/>
        </table:table-row>
        <table:table-row table:style-name="ro7">
          <table:table-cell office:value-type="string" table:style-name="ce1">
            <text:p>INIAV:2PORTOS:52213:1995:pin</text:p>
          </table:table-cell>
          <table:table-cell office:value-type="date" office:date-value="1995-08-16T00:00:00" table:style-name="ce28">
            <text:p>1995-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213:1996:pin</text:p>
          </table:table-cell>
          <table:table-cell office:value-type="date" office:date-value="1996-08-21T00:00:00" table:style-name="ce28">
            <text:p>1996-08-21</text:p>
          </table:table-cell>
          <table:table-cell office:value-type="string" table:style-name="ce16">
            <text:p>VER_50</text:p>
          </table:table-cell>
          <table:table-cell table:number-columns-repeated="16381"/>
        </table:table-row>
        <table:table-row table:style-name="ro7">
          <table:table-cell office:value-type="string" table:style-name="ce1">
            <text:p>INIAV:2PORTOS:52213:1997:pin</text:p>
          </table:table-cell>
          <table:table-cell office:value-type="date" office:date-value="1997-07-22T00:00:00" table:style-name="ce28">
            <text:p>1997-07-22</text:p>
          </table:table-cell>
          <table:table-cell office:value-type="string" table:style-name="ce16">
            <text:p>VER_50</text:p>
          </table:table-cell>
          <table:table-cell table:number-columns-repeated="16381"/>
        </table:table-row>
        <table:table-row table:style-name="ro7">
          <table:table-cell office:value-type="string" table:style-name="ce1">
            <text:p>INIAV:2PORTOS:52213:1998:pin</text:p>
          </table:table-cell>
          <table:table-cell office:value-type="date" office:date-value="1998-08-14T00:00:00" table:style-name="ce28">
            <text:p>1998-08-14</text:p>
          </table:table-cell>
          <table:table-cell office:value-type="string" table:style-name="ce16">
            <text:p>VER_50</text:p>
          </table:table-cell>
          <table:table-cell table:number-columns-repeated="16381"/>
        </table:table-row>
        <table:table-row table:style-name="ro7">
          <table:table-cell office:value-type="string" table:style-name="ce1">
            <text:p>INIAV:2PORTOS:52213:1999:pin</text:p>
          </table:table-cell>
          <table:table-cell office:value-type="date" office:date-value="1999-08-16T00:00:00" table:style-name="ce28">
            <text:p>1999-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213:2000:pin</text:p>
          </table:table-cell>
          <table:table-cell office:value-type="date" office:date-value="2000-08-20T00:00:00" table:style-name="ce28">
            <text:p>2000-08-20</text:p>
          </table:table-cell>
          <table:table-cell office:value-type="string" table:style-name="ce16">
            <text:p>VER_50</text:p>
          </table:table-cell>
          <table:table-cell table:number-columns-repeated="16381"/>
        </table:table-row>
        <table:table-row table:style-name="ro7">
          <table:table-cell office:value-type="string" table:style-name="ce1">
            <text:p>INIAV:2PORTOS:52213:2001:pin</text:p>
          </table:table-cell>
          <table:table-cell office:value-type="date" office:date-value="2001-08-22T00:00:00" table:style-name="ce28">
            <text:p>2001-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213:2002:pin</text:p>
          </table:table-cell>
          <table:table-cell office:value-type="date" office:date-value="2002-08-23T00:00:00" table:style-name="ce28">
            <text:p>2002-08-23</text:p>
          </table:table-cell>
          <table:table-cell office:value-type="string" table:style-name="ce16">
            <text:p>VER_50</text:p>
          </table:table-cell>
          <table:table-cell table:number-columns-repeated="16381"/>
        </table:table-row>
        <table:table-row table:style-name="ro7">
          <table:table-cell office:value-type="string" table:style-name="ce1">
            <text:p>INIAV:2PORTOS:52213:2003:pin</text:p>
          </table:table-cell>
          <table:table-cell office:value-type="date" office:date-value="2003-08-22T00:00:00" table:style-name="ce28">
            <text:p>2003-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213:2004:pin</text:p>
          </table:table-cell>
          <table:table-cell office:value-type="date" office:date-value="2004-08-18T00:00:00" table:style-name="ce28">
            <text:p>2004-08-18</text:p>
          </table:table-cell>
          <table:table-cell office:value-type="string" table:style-name="ce16">
            <text:p>VER_50</text:p>
          </table:table-cell>
          <table:table-cell table:number-columns-repeated="16381"/>
        </table:table-row>
        <table:table-row table:style-name="ro7">
          <table:table-cell office:value-type="string" table:style-name="ce1">
            <text:p>INIAV:2PORTOS:52213:2005:pin</text:p>
          </table:table-cell>
          <table:table-cell office:value-type="date" office:date-value="2005-08-24T00:00:00" table:style-name="ce28">
            <text:p>2005-08-24</text:p>
          </table:table-cell>
          <table:table-cell office:value-type="string" table:style-name="ce16">
            <text:p>VER_50</text:p>
          </table:table-cell>
          <table:table-cell table:number-columns-repeated="16381"/>
        </table:table-row>
        <table:table-row table:style-name="ro7">
          <table:table-cell office:value-type="string" table:style-name="ce1">
            <text:p>INIAV:2PORTOS:52213:2006:pin</text:p>
          </table:table-cell>
          <table:table-cell office:value-type="date" office:date-value="2006-08-20T00:00:00" table:style-name="ce28">
            <text:p>2006-08-20</text:p>
          </table:table-cell>
          <table:table-cell office:value-type="string" table:style-name="ce16">
            <text:p>VER_50</text:p>
          </table:table-cell>
          <table:table-cell table:number-columns-repeated="16381"/>
        </table:table-row>
        <table:table-row table:style-name="ro7">
          <table:table-cell office:value-type="string" table:style-name="ce1">
            <text:p>INIAV:2PORTOS:52512:1995:pin</text:p>
          </table:table-cell>
          <table:table-cell office:value-type="date" office:date-value="1995-08-07T00:00:00" table:style-name="ce28">
            <text:p>1995-08-07</text:p>
          </table:table-cell>
          <table:table-cell office:value-type="string" table:style-name="ce16">
            <text:p>VER_50</text:p>
          </table:table-cell>
          <table:table-cell table:number-columns-repeated="16381"/>
        </table:table-row>
        <table:table-row table:style-name="ro7">
          <table:table-cell office:value-type="string" table:style-name="ce1">
            <text:p>INIAV:2PORTOS:52512:1996:pin</text:p>
          </table:table-cell>
          <table:table-cell office:value-type="date" office:date-value="1996-08-16T00:00:00" table:style-name="ce28">
            <text:p>1996-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512:1997:pin</text:p>
          </table:table-cell>
          <table:table-cell office:value-type="date" office:date-value="1997-07-15T00:00:00" table:style-name="ce28">
            <text:p>1997-07-15</text:p>
          </table:table-cell>
          <table:table-cell office:value-type="string" table:style-name="ce16">
            <text:p>VER_50</text:p>
          </table:table-cell>
          <table:table-cell table:number-columns-repeated="16381"/>
        </table:table-row>
        <table:table-row table:style-name="ro7">
          <table:table-cell office:value-type="string" table:style-name="ce1">
            <text:p>INIAV:2PORTOS:52512: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512:1999:pin</text:p>
          </table:table-cell>
          <table:table-cell office:value-type="date" office:date-value="1999-08-10T00:00:00" table:style-name="ce28">
            <text:p>1999-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512:2000:pin</text:p>
          </table:table-cell>
          <table:table-cell office:value-type="date" office:date-value="2000-08-11T00:00:00" table:style-name="ce28">
            <text:p>2000-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512:2001:pin</text:p>
          </table:table-cell>
          <table:table-cell office:value-type="date" office:date-value="2001-08-03T00:00:00" table:style-name="ce28">
            <text:p>2001-08-03</text:p>
          </table:table-cell>
          <table:table-cell office:value-type="string" table:style-name="ce16">
            <text:p>VER_50</text:p>
          </table:table-cell>
          <table:table-cell table:number-columns-repeated="16381"/>
        </table:table-row>
        <table:table-row table:style-name="ro7">
          <table:table-cell office:value-type="string" table:style-name="ce1">
            <text:p>INIAV:2PORTOS:52512:2002:pin</text:p>
          </table:table-cell>
          <table:table-cell office:value-type="date" office:date-value="2002-08-17T00:00:00" table:style-name="ce28">
            <text:p>2002-08-17</text:p>
          </table:table-cell>
          <table:table-cell office:value-type="string" table:style-name="ce16">
            <text:p>VER_50</text:p>
          </table:table-cell>
          <table:table-cell table:number-columns-repeated="16381"/>
        </table:table-row>
        <table:table-row table:style-name="ro7">
          <table:table-cell office:value-type="string" table:style-name="ce1">
            <text:p>INIAV:2PORTOS:52512:2003:pin</text:p>
          </table:table-cell>
          <table:table-cell office:value-type="date" office:date-value="2003-08-11T00:00:00" table:style-name="ce28">
            <text:p>2003-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512:2004:pin</text:p>
          </table:table-cell>
          <table:table-cell office:value-type="date" office:date-value="2004-08-16T00:00:00" table:style-name="ce28">
            <text:p>2004-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512:2005:pin</text:p>
          </table:table-cell>
          <table:table-cell office:value-type="date" office:date-value="2005-08-16T00:00:00" table:style-name="ce28">
            <text:p>2005-08-16</text:p>
          </table:table-cell>
          <table:table-cell office:value-type="string" table:style-name="ce16">
            <text:p>VER_50</text:p>
          </table:table-cell>
          <table:table-cell table:number-columns-repeated="16381"/>
        </table:table-row>
        <table:table-row table:style-name="ro7">
          <table:table-cell office:value-type="string" table:style-name="ce1">
            <text:p>INIAV:2PORTOS:52512:2006:pin</text:p>
          </table:table-cell>
          <table:table-cell office:value-type="date" office:date-value="2006-08-16T00:00:00" table:style-name="ce28">
            <text:p>2006-08-16</text:p>
          </table:table-cell>
          <table:table-cell office:value-type="string" table:style-name="ce16">
            <text:p>VER_50</text:p>
          </table:table-cell>
          <table:table-cell table:number-columns-repeated="16381"/>
        </table:table-row>
        <table:table-row table:style-name="ro7">
          <table:table-cell office:value-type="string" table:style-name="ce1">
            <text:p>INIAV:2PORTOS:53115:1993:pin</text:p>
          </table:table-cell>
          <table:table-cell office:value-type="date" office:date-value="1993-08-20T00:00:00" table:style-name="ce28">
            <text:p>1993-08-20</text:p>
          </table:table-cell>
          <table:table-cell office:value-type="string" table:style-name="ce16">
            <text:p>VER_50</text:p>
          </table:table-cell>
          <table:table-cell table:number-columns-repeated="16381"/>
        </table:table-row>
        <table:table-row table:style-name="ro7">
          <table:table-cell office:value-type="string" table:style-name="ce1">
            <text:p>INIAV:2PORTOS:53115:1994:pin</text:p>
          </table:table-cell>
          <table:table-cell office:value-type="date" office:date-value="1994-08-16T00:00:00" table:style-name="ce28">
            <text:p>1994-08-16</text:p>
          </table:table-cell>
          <table:table-cell office:value-type="string" table:style-name="ce16">
            <text:p>VER_50</text:p>
          </table:table-cell>
          <table:table-cell table:number-columns-repeated="16381"/>
        </table:table-row>
        <table:table-row table:style-name="ro7">
          <table:table-cell office:value-type="string" table:style-name="ce1">
            <text:p>INIAV:2PORTOS:53115:1995:pin</text:p>
          </table:table-cell>
          <table:table-cell office:value-type="date" office:date-value="1995-08-04T00:00:00" table:style-name="ce28">
            <text:p>1995-08-04</text:p>
          </table:table-cell>
          <table:table-cell office:value-type="string" table:style-name="ce16">
            <text:p>VER_50</text:p>
          </table:table-cell>
          <table:table-cell table:number-columns-repeated="16381"/>
        </table:table-row>
        <table:table-row table:style-name="ro7">
          <table:table-cell office:value-type="string" table:style-name="ce1">
            <text:p>INIAV:2PORTOS:53115:1996:pin</text:p>
          </table:table-cell>
          <table:table-cell office:value-type="date" office:date-value="1996-08-22T00:00:00" table:style-name="ce28">
            <text:p>1996-08-22</text:p>
          </table:table-cell>
          <table:table-cell office:value-type="string" table:style-name="ce16">
            <text:p>VER_50</text:p>
          </table:table-cell>
          <table:table-cell table:number-columns-repeated="16381"/>
        </table:table-row>
        <table:table-row table:style-name="ro7">
          <table:table-cell office:value-type="string" table:style-name="ce1">
            <text:p>INIAV:2PORTOS:53115: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3115:1998:pin</text:p>
          </table:table-cell>
          <table:table-cell office:value-type="date" office:date-value="1998-08-19T00:00:00" table:style-name="ce28">
            <text:p>1998-08-19</text:p>
          </table:table-cell>
          <table:table-cell office:value-type="string" table:style-name="ce16">
            <text:p>VER_50</text:p>
          </table:table-cell>
          <table:table-cell table:number-columns-repeated="16381"/>
        </table:table-row>
        <table:table-row table:style-name="ro7">
          <table:table-cell office:value-type="string" table:style-name="ce1">
            <text:p>INIAV:2PORTOS:53115:1999:pin</text:p>
          </table:table-cell>
          <table:table-cell office:value-type="date" office:date-value="1999-08-10T00:00:00" table:style-name="ce28">
            <text:p>1999-08-10</text:p>
          </table:table-cell>
          <table:table-cell office:value-type="string" table:style-name="ce16">
            <text:p>VER_50</text:p>
          </table:table-cell>
          <table:table-cell table:number-columns-repeated="16381"/>
        </table:table-row>
        <table:table-row table:style-name="ro7">
          <table:table-cell office:value-type="string" table:style-name="ce1">
            <text:p>INIAV:2PORTOS:53115:2000:pin</text:p>
          </table:table-cell>
          <table:table-cell office:value-type="date" office:date-value="2000-08-07T00:00:00" table:style-name="ce28">
            <text:p>2000-08-07</text:p>
          </table:table-cell>
          <table:table-cell office:value-type="string" table:style-name="ce16">
            <text:p>VER_50</text:p>
          </table:table-cell>
          <table:table-cell table:number-columns-repeated="16381"/>
        </table:table-row>
        <table:table-row table:style-name="ro7">
          <table:table-cell office:value-type="string" table:style-name="ce1">
            <text:p>INIAV:2PORTOS:53115:2001:pin</text:p>
          </table:table-cell>
          <table:table-cell office:value-type="date" office:date-value="2001-08-24T00:00:00" table:style-name="ce28">
            <text:p>2001-08-24</text:p>
          </table:table-cell>
          <table:table-cell office:value-type="string" table:style-name="ce16">
            <text:p>VER_50</text:p>
          </table:table-cell>
          <table:table-cell table:number-columns-repeated="16381"/>
        </table:table-row>
        <table:table-row table:style-name="ro7">
          <table:table-cell office:value-type="string" table:style-name="ce1">
            <text:p>INIAV:2PORTOS:53115:2002:pin</text:p>
          </table:table-cell>
          <table:table-cell office:value-type="date" office:date-value="2002-08-22T00:00:00" table:style-name="ce28">
            <text:p>2002-08-22</text:p>
          </table:table-cell>
          <table:table-cell office:value-type="string" table:style-name="ce16">
            <text:p>VER_50</text:p>
          </table:table-cell>
          <table:table-cell table:number-columns-repeated="16381"/>
        </table:table-row>
        <table:table-row table:style-name="ro7">
          <table:table-cell office:value-type="string" table:style-name="ce1">
            <text:p>INIAV:2PORTOS:53115:2003:pin</text:p>
          </table:table-cell>
          <table:table-cell office:value-type="date" office:date-value="2003-08-13T00:00:00" table:style-name="ce28">
            <text:p>2003-08-13</text:p>
          </table:table-cell>
          <table:table-cell office:value-type="string" table:style-name="ce16">
            <text:p>VER_50</text:p>
          </table:table-cell>
          <table:table-cell table:number-columns-repeated="16381"/>
        </table:table-row>
        <table:table-row table:style-name="ro7">
          <table:table-cell office:value-type="string" table:style-name="ce1">
            <text:p>INIAV:2PORTOS:RB:1995:pin</text:p>
          </table:table-cell>
          <table:table-cell office:value-type="date" office:date-value="1995-08-07T00:00:00" table:style-name="ce28">
            <text:p>1995-08-07</text:p>
          </table:table-cell>
          <table:table-cell office:value-type="string" table:style-name="ce16">
            <text:p>VER_50</text:p>
          </table:table-cell>
          <table:table-cell table:number-columns-repeated="16381"/>
        </table:table-row>
        <table:table-row table:style-name="ro7">
          <table:table-cell office:value-type="string" table:style-name="ce1">
            <text:p>INIAV:2PORTOS:RB:1996:pin</text:p>
          </table:table-cell>
          <table:table-cell office:value-type="date" office:date-value="1996-08-21T00:00:00" table:style-name="ce28">
            <text:p>1996-08-21</text:p>
          </table:table-cell>
          <table:table-cell office:value-type="string" table:style-name="ce16">
            <text:p>VER_50</text:p>
          </table:table-cell>
          <table:table-cell table:number-columns-repeated="16381"/>
        </table:table-row>
        <table:table-row table:style-name="ro7">
          <table:table-cell office:value-type="string" table:style-name="ce1">
            <text:p>INIAV:2PORTOS:RB:1997:pin</text:p>
          </table:table-cell>
          <table:table-cell office:value-type="date" office:date-value="1997-07-14T00:00:00" table:style-name="ce28">
            <text:p>1997-07-14</text:p>
          </table:table-cell>
          <table:table-cell office:value-type="string" table:style-name="ce16">
            <text:p>VER_50</text:p>
          </table:table-cell>
          <table:table-cell table:number-columns-repeated="16381"/>
        </table:table-row>
        <table:table-row table:style-name="ro7">
          <table:table-cell office:value-type="string" table:style-name="ce1">
            <text:p>INIAV:2PORTOS:RB: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RB:1999:pin</text:p>
          </table:table-cell>
          <table:table-cell office:value-type="date" office:date-value="1999-08-06T00:00:00" table:style-name="ce28">
            <text:p>1999-08-06</text:p>
          </table:table-cell>
          <table:table-cell office:value-type="string" table:style-name="ce16">
            <text:p>VER_50</text:p>
          </table:table-cell>
          <table:table-cell table:number-columns-repeated="16381"/>
        </table:table-row>
        <table:table-row table:style-name="ro7">
          <table:table-cell office:value-type="string" table:style-name="ce1">
            <text:p>INIAV:2PORTOS:RB:2000:pin</text:p>
          </table:table-cell>
          <table:table-cell office:value-type="date" office:date-value="2000-08-14T00:00:00" table:style-name="ce28">
            <text:p>2000-08-14</text:p>
          </table:table-cell>
          <table:table-cell office:value-type="string" table:style-name="ce16">
            <text:p>VER_50</text:p>
          </table:table-cell>
          <table:table-cell table:number-columns-repeated="16381"/>
        </table:table-row>
        <table:table-row table:style-name="ro7">
          <table:table-cell office:value-type="string" table:style-name="ce1">
            <text:p>INIAV:2PORTOS:RB:2001:pin</text:p>
          </table:table-cell>
          <table:table-cell office:value-type="date" office:date-value="2001-08-05T00:00:00" table:style-name="ce28">
            <text:p>2001-08-05</text:p>
          </table:table-cell>
          <table:table-cell office:value-type="string" table:style-name="ce16">
            <text:p>VER_50</text:p>
          </table:table-cell>
          <table:table-cell table:number-columns-repeated="16381"/>
        </table:table-row>
        <table:table-row table:style-name="ro7">
          <table:table-cell office:value-type="string" table:style-name="ce1">
            <text:p>INIAV:2PORTOS:RB:2002:pin</text:p>
          </table:table-cell>
          <table:table-cell office:value-type="date" office:date-value="2002-08-22T00:00:00" table:style-name="ce28">
            <text:p>2002-08-22</text:p>
          </table:table-cell>
          <table:table-cell office:value-type="string" table:style-name="ce16">
            <text:p>VER_50</text:p>
          </table:table-cell>
          <table:table-cell table:number-columns-repeated="16381"/>
        </table:table-row>
        <table:table-row table:style-name="ro7">
          <table:table-cell office:value-type="string" table:style-name="ce1">
            <text:p>INIAV:2PORTOS:RB:2003:pin</text:p>
          </table:table-cell>
          <table:table-cell office:value-type="date" office:date-value="2003-08-18T00:00:00" table:style-name="ce28">
            <text:p>2003-08-18</text:p>
          </table:table-cell>
          <table:table-cell office:value-type="string" table:style-name="ce16">
            <text:p>VER_50</text:p>
          </table:table-cell>
          <table:table-cell table:number-columns-repeated="16381"/>
        </table:table-row>
        <table:table-row table:style-name="ro7">
          <table:table-cell office:value-type="string" table:style-name="ce1">
            <text:p>INIAV:2PORTOS:RB:2004:pin</text:p>
          </table:table-cell>
          <table:table-cell office:value-type="date" office:date-value="2004-08-17T00:00:00" table:style-name="ce28">
            <text:p>2004-08-17</text:p>
          </table:table-cell>
          <table:table-cell office:value-type="string" table:style-name="ce16">
            <text:p>VER_50</text:p>
          </table:table-cell>
          <table:table-cell table:number-columns-repeated="16381"/>
        </table:table-row>
        <table:table-row table:style-name="ro7">
          <table:table-cell office:value-type="string" table:style-name="ce1">
            <text:p>INIAV:2PORTOS:RB:2005:pin</text:p>
          </table:table-cell>
          <table:table-cell office:value-type="date" office:date-value="2005-08-19T00:00:00" table:style-name="ce28">
            <text:p>2005-08-19</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0:pin</text:p>
          </table:table-cell>
          <table:table-cell office:value-type="date" office:date-value="1990-08-14T00:00:00" table:style-name="ce28">
            <text:p>1990-08-14</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1:pin</text:p>
          </table:table-cell>
          <table:table-cell office:value-type="date" office:date-value="1991-08-12T00:00:00" table:style-name="ce28">
            <text:p>1991-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2:pin</text:p>
          </table:table-cell>
          <table:table-cell office:value-type="date" office:date-value="1992-08-17T00:00:00" table:style-name="ce28">
            <text:p>1992-08-17</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3:pin</text:p>
          </table:table-cell>
          <table:table-cell office:value-type="date" office:date-value="1993-08-26T00:00:00" table:style-name="ce28">
            <text:p>1993-08-26</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4:pin</text:p>
          </table:table-cell>
          <table:table-cell office:value-type="date" office:date-value="1994-08-11T00:00:00" table:style-name="ce28">
            <text:p>1994-08-11</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5:pin</text:p>
          </table:table-cell>
          <table:table-cell office:value-type="date" office:date-value="1995-08-03T00:00:00" table:style-name="ce28">
            <text:p>1995-08-03</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6:pin</text:p>
          </table:table-cell>
          <table:table-cell office:value-type="date" office:date-value="1996-08-22T00:00:00" table:style-name="ce28">
            <text:p>1996-08-22</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7:pin</text:p>
          </table:table-cell>
          <table:table-cell office:value-type="date" office:date-value="1997-07-22T00:00:00" table:style-name="ce28">
            <text:p>1997-07-22</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8:pin</text:p>
          </table:table-cell>
          <table:table-cell office:value-type="date" office:date-value="1998-08-12T00:00:00" table:style-name="ce28">
            <text:p>1998-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413:1999:pin</text:p>
          </table:table-cell>
          <table:table-cell office:value-type="date" office:date-value="1999-08-12T00:00:00" table:style-name="ce28">
            <text:p>1999-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413:2000:pin</text:p>
          </table:table-cell>
          <table:table-cell office:value-type="date" office:date-value="2000-08-16T00:00:00" table:style-name="ce28">
            <text:p>2000-08-16</text:p>
          </table:table-cell>
          <table:table-cell office:value-type="string" table:style-name="ce16">
            <text:p>VER_50</text:p>
          </table:table-cell>
          <table:table-cell table:number-columns-repeated="16381"/>
        </table:table-row>
        <table:table-row table:style-name="ro7">
          <table:table-cell office:value-type="string" table:style-name="ce1">
            <text:p>INIAV:2PORTOS:51914:1995:pin</text:p>
          </table:table-cell>
          <table:table-cell office:value-type="date" office:date-value="1995-08-07T00:00:00" table:style-name="ce28">
            <text:p>1995-08-07</text:p>
          </table:table-cell>
          <table:table-cell office:value-type="string" table:style-name="ce16">
            <text:p>VER_50</text:p>
          </table:table-cell>
          <table:table-cell table:number-columns-repeated="16381"/>
        </table:table-row>
        <table:table-row table:style-name="ro7">
          <table:table-cell office:value-type="string" table:style-name="ce1">
            <text:p>INIAV:2PORTOS:51914:1996:pin</text:p>
          </table:table-cell>
          <table:table-cell office:value-type="date" office:date-value="1996-08-19T00:00:00" table:style-name="ce28">
            <text:p>1996-08-19</text:p>
          </table:table-cell>
          <table:table-cell office:value-type="string" table:style-name="ce16">
            <text:p>VER_50</text:p>
          </table:table-cell>
          <table:table-cell table:number-columns-repeated="16381"/>
        </table:table-row>
        <table:table-row table:style-name="ro7">
          <table:table-cell office:value-type="string" table:style-name="ce1">
            <text:p>INIAV:2PORTOS:51914:1997:pin</text:p>
          </table:table-cell>
          <table:table-cell office:value-type="date" office:date-value="1997-07-17T00:00:00" table:style-name="ce28">
            <text:p>1997-07-17</text:p>
          </table:table-cell>
          <table:table-cell office:value-type="string" table:style-name="ce16">
            <text:p>VER_50</text:p>
          </table:table-cell>
          <table:table-cell table:number-columns-repeated="16381"/>
        </table:table-row>
        <table:table-row table:style-name="ro7">
          <table:table-cell office:value-type="string" table:style-name="ce1">
            <text:p>INIAV:2PORTOS:51914:1998:pin</text:p>
          </table:table-cell>
          <table:table-cell office:value-type="date" office:date-value="1998-08-10T00:00:00" table:style-name="ce28">
            <text:p>1998-08-10</text:p>
          </table:table-cell>
          <table:table-cell office:value-type="string" table:style-name="ce16">
            <text:p>VER_50</text:p>
          </table:table-cell>
          <table:table-cell table:number-columns-repeated="16381"/>
        </table:table-row>
        <table:table-row table:style-name="ro7">
          <table:table-cell office:value-type="string" table:style-name="ce1">
            <text:p>INIAV:2PORTOS:51914:1999:pin</text:p>
          </table:table-cell>
          <table:table-cell office:value-type="date" office:date-value="1999-08-13T00:00:00" table:style-name="ce28">
            <text:p>1999-08-13</text:p>
          </table:table-cell>
          <table:table-cell office:value-type="string" table:style-name="ce16">
            <text:p>VER_50</text:p>
          </table:table-cell>
          <table:table-cell table:number-columns-repeated="16381"/>
        </table:table-row>
        <table:table-row table:style-name="ro7">
          <table:table-cell office:value-type="string" table:style-name="ce1">
            <text:p>INIAV:2PORTOS:51914:2000:pin</text:p>
          </table:table-cell>
          <table:table-cell office:value-type="date" office:date-value="2000-08-16T00:00:00" table:style-name="ce28">
            <text:p>2000-08-16</text:p>
          </table:table-cell>
          <table:table-cell office:value-type="string" table:style-name="ce16">
            <text:p>VER_50</text:p>
          </table:table-cell>
          <table:table-cell table:number-columns-repeated="16381"/>
        </table:table-row>
        <table:table-row table:style-name="ro7">
          <table:table-cell office:value-type="string" table:style-name="ce1">
            <text:p>INIAV:2PORTOS:51914:2001:pin</text:p>
          </table:table-cell>
          <table:table-cell office:value-type="date" office:date-value="2001-08-03T00:00:00" table:style-name="ce28">
            <text:p>2001-08-03</text:p>
          </table:table-cell>
          <table:table-cell office:value-type="string" table:style-name="ce16">
            <text:p>VER_50</text:p>
          </table:table-cell>
          <table:table-cell table:number-columns-repeated="16381"/>
        </table:table-row>
        <table:table-row table:style-name="ro7">
          <table:table-cell office:value-type="string" table:style-name="ce1">
            <text:p>INIAV:2PORTOS:51914:2002:pin</text:p>
          </table:table-cell>
          <table:table-cell office:value-type="date" office:date-value="2002-08-21T00:00:00" table:style-name="ce28">
            <text:p>2002-08-21</text:p>
          </table:table-cell>
          <table:table-cell office:value-type="string" table:style-name="ce16">
            <text:p>VER_50</text:p>
          </table:table-cell>
          <table:table-cell table:number-columns-repeated="16381"/>
        </table:table-row>
        <table:table-row table:style-name="ro7">
          <table:table-cell office:value-type="string" table:style-name="ce1">
            <text:p>INIAV:2PORTOS:51914:2003:pin</text:p>
          </table:table-cell>
          <table:table-cell office:value-type="date" office:date-value="2003-08-21T00:00:00" table:style-name="ce28">
            <text:p>2003-08-21</text:p>
          </table:table-cell>
          <table:table-cell office:value-type="string" table:style-name="ce16">
            <text:p>VER_50</text:p>
          </table:table-cell>
          <table:table-cell table:number-columns-repeated="16381"/>
        </table:table-row>
        <table:table-row table:style-name="ro7">
          <table:table-cell office:value-type="string" table:style-name="ce1">
            <text:p>INIAV:2PORTOS:51914:2004:pin</text:p>
          </table:table-cell>
          <table:table-cell office:value-type="date" office:date-value="2004-08-17T00:00:00" table:style-name="ce28">
            <text:p>2004-08-17</text:p>
          </table:table-cell>
          <table:table-cell office:value-type="string" table:style-name="ce16">
            <text:p>VER_50</text:p>
          </table:table-cell>
          <table:table-cell table:number-columns-repeated="16381"/>
        </table:table-row>
        <table:table-row table:style-name="ro7">
          <table:table-cell office:value-type="string" table:style-name="ce1">
            <text:p>INIAV:2PORTOS:51914:2005:pin</text:p>
          </table:table-cell>
          <table:table-cell office:value-type="date" office:date-value="2005-08-16T00:00:00" table:style-name="ce28">
            <text:p>2005-08-16</text:p>
          </table:table-cell>
          <table:table-cell office:value-type="string" table:style-name="ce16">
            <text:p>VER_50</text:p>
          </table:table-cell>
          <table:table-cell table:number-columns-repeated="16381"/>
        </table:table-row>
        <table:table-row table:style-name="ro7">
          <table:table-cell office:value-type="string" table:style-name="ce1">
            <text:p>INIAV:2PORTOS:51914:2006:pin</text:p>
          </table:table-cell>
          <table:table-cell office:value-type="date" office:date-value="2006-08-20T00:00:00" table:style-name="ce28">
            <text:p>2006-08-20</text:p>
          </table:table-cell>
          <table:table-cell office:value-type="string" table:style-name="ce16">
            <text:p>VER_50</text:p>
          </table:table-cell>
          <table:table-cell table:number-columns-repeated="16381"/>
        </table:table-row>
        <table:table-row table:style-name="ro7">
          <table:table-cell office:value-type="string" table:style-name="ce1">
            <text:p>INIAV:2PORTOS:51512:2001:pin</text:p>
          </table:table-cell>
          <table:table-cell office:value-type="date" office:date-value="2001-08-04T00:00:00" table:style-name="ce28">
            <text:p>2001-08-04</text:p>
          </table:table-cell>
          <table:table-cell office:value-type="string" table:style-name="ce16">
            <text:p>VER_50</text:p>
          </table:table-cell>
          <table:table-cell table:number-columns-repeated="16381"/>
        </table:table-row>
        <table:table-row table:style-name="ro7">
          <table:table-cell office:value-type="string" table:style-name="ce1">
            <text:p>INIAV:2PORTOS:51512:2002:pin</text:p>
          </table:table-cell>
          <table:table-cell office:value-type="date" office:date-value="2002-08-19T00:00:00" table:style-name="ce28">
            <text:p>2002-08-19</text:p>
          </table:table-cell>
          <table:table-cell office:value-type="string" table:style-name="ce16">
            <text:p>VER_50</text:p>
          </table:table-cell>
          <table:table-cell table:number-columns-repeated="16381"/>
        </table:table-row>
        <table:table-row table:style-name="ro7">
          <table:table-cell office:value-type="string" table:style-name="ce1">
            <text:p>INIAV:2PORTOS:51512:2003:pin</text:p>
          </table:table-cell>
          <table:table-cell office:value-type="date" office:date-value="2003-08-15T00:00:00" table:style-name="ce28">
            <text:p>2003-08-15</text:p>
          </table:table-cell>
          <table:table-cell office:value-type="string" table:style-name="ce16">
            <text:p>VER_50</text:p>
          </table:table-cell>
          <table:table-cell table:number-columns-repeated="16381"/>
        </table:table-row>
        <table:table-row table:style-name="ro7">
          <table:table-cell office:value-type="string" table:style-name="ce1">
            <text:p>INIAV:2PORTOS:51512:2004:pin</text:p>
          </table:table-cell>
          <table:table-cell office:value-type="date" office:date-value="2004-08-18T00:00:00" table:style-name="ce28">
            <text:p>2004-08-18</text:p>
          </table:table-cell>
          <table:table-cell office:value-type="string" table:style-name="ce16">
            <text:p>VER_50</text:p>
          </table:table-cell>
          <table:table-cell table:number-columns-repeated="16381"/>
        </table:table-row>
        <table:table-row table:style-name="ro7">
          <table:table-cell office:value-type="string" table:style-name="ce1">
            <text:p>INIAV:2PORTOS:52715:1995:pin</text:p>
          </table:table-cell>
          <table:table-cell office:value-type="date" office:date-value="1995-07-24T00:00:00" table:style-name="ce28">
            <text:p>1995-07-24</text:p>
          </table:table-cell>
          <table:table-cell office:value-type="string" table:style-name="ce16">
            <text:p>VER_50</text:p>
          </table:table-cell>
          <table:table-cell table:number-columns-repeated="16381"/>
        </table:table-row>
        <table:table-row table:style-name="ro7">
          <table:table-cell office:value-type="string" table:style-name="ce1">
            <text:p>INIAV:2PORTOS:52715:1996:pin</text:p>
          </table:table-cell>
          <table:table-cell office:value-type="date" office:date-value="1996-08-08T00:00:00" table:style-name="ce28">
            <text:p>1996-08-08</text:p>
          </table:table-cell>
          <table:table-cell office:value-type="string" table:style-name="ce16">
            <text:p>VER_50</text:p>
          </table:table-cell>
          <table:table-cell table:number-columns-repeated="16381"/>
        </table:table-row>
        <table:table-row table:style-name="ro7">
          <table:table-cell office:value-type="string" table:style-name="ce1">
            <text:p>INIAV:2PORTOS:52715:1997:pin</text:p>
          </table:table-cell>
          <table:table-cell office:value-type="date" office:date-value="1997-07-08T00:00:00" table:style-name="ce28">
            <text:p>1997-07-08</text:p>
          </table:table-cell>
          <table:table-cell office:value-type="string" table:style-name="ce16">
            <text:p>VER_50</text:p>
          </table:table-cell>
          <table:table-cell table:number-columns-repeated="16381"/>
        </table:table-row>
        <table:table-row table:style-name="ro7">
          <table:table-cell office:value-type="string" table:style-name="ce1">
            <text:p>INIAV:2PORTOS:52715:1998:pin</text:p>
          </table:table-cell>
          <table:table-cell office:value-type="date" office:date-value="1998-08-04T00:00:00" table:style-name="ce28">
            <text:p>1998-08-04</text:p>
          </table:table-cell>
          <table:table-cell office:value-type="string" table:style-name="ce16">
            <text:p>VER_50</text:p>
          </table:table-cell>
          <table:table-cell table:number-columns-repeated="16381"/>
        </table:table-row>
        <table:table-row table:style-name="ro7">
          <table:table-cell office:value-type="string" table:style-name="ce1">
            <text:p>INIAV:2PORTOS:52715:1999:pin</text:p>
          </table:table-cell>
          <table:table-cell office:value-type="date" office:date-value="1999-08-10T00:00:00" table:style-name="ce28">
            <text:p>1999-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715:2000:pin</text:p>
          </table:table-cell>
          <table:table-cell office:value-type="date" office:date-value="2000-08-10T00:00:00" table:style-name="ce28">
            <text:p>2000-08-10</text:p>
          </table:table-cell>
          <table:table-cell office:value-type="string" table:style-name="ce16">
            <text:p>VER_50</text:p>
          </table:table-cell>
          <table:table-cell table:number-columns-repeated="16381"/>
        </table:table-row>
        <table:table-row table:style-name="ro7">
          <table:table-cell office:value-type="string" table:style-name="ce1">
            <text:p>INIAV:2PORTOS:52715:2001:pin</text:p>
          </table:table-cell>
          <table:table-cell office:value-type="date" office:date-value="2001-08-03T00:00:00" table:style-name="ce28">
            <text:p>2001-08-03</text:p>
          </table:table-cell>
          <table:table-cell office:value-type="string" table:style-name="ce16">
            <text:p>VER_50</text:p>
          </table:table-cell>
          <table:table-cell table:number-columns-repeated="16381"/>
        </table:table-row>
        <table:table-row table:style-name="ro7">
          <table:table-cell office:value-type="string" table:style-name="ce1">
            <text:p>INIAV:2PORTOS:52715:2002:pin</text:p>
          </table:table-cell>
          <table:table-cell office:value-type="date" office:date-value="2002-08-15T00:00:00" table:style-name="ce28">
            <text:p>2002-08-15</text:p>
          </table:table-cell>
          <table:table-cell office:value-type="string" table:style-name="ce16">
            <text:p>VER_50</text:p>
          </table:table-cell>
          <table:table-cell table:number-columns-repeated="16381"/>
        </table:table-row>
        <table:table-row table:style-name="ro7">
          <table:table-cell office:value-type="string" table:style-name="ce1">
            <text:p>INIAV:2PORTOS:52715:2003:pin</text:p>
          </table:table-cell>
          <table:table-cell office:value-type="date" office:date-value="2003-08-09T00:00:00" table:style-name="ce28">
            <text:p>2003-08-09</text:p>
          </table:table-cell>
          <table:table-cell office:value-type="string" table:style-name="ce16">
            <text:p>VER_50</text:p>
          </table:table-cell>
          <table:table-cell table:number-columns-repeated="16381"/>
        </table:table-row>
        <table:table-row table:style-name="ro7">
          <table:table-cell office:value-type="string" table:style-name="ce1">
            <text:p>INIAV:2PORTOS:52715:2004:pin</text:p>
          </table:table-cell>
          <table:table-cell office:value-type="date" office:date-value="2004-08-12T00:00:00" table:style-name="ce28">
            <text:p>2004-08-12</text:p>
          </table:table-cell>
          <table:table-cell office:value-type="string" table:style-name="ce16">
            <text:p>VER_50</text:p>
          </table:table-cell>
          <table:table-cell table:number-columns-repeated="16381"/>
        </table:table-row>
        <table:table-row table:style-name="ro7">
          <table:table-cell office:value-type="string" table:style-name="ce1">
            <text:p>INIAV:2PORTOS:52715:2005:pin</text:p>
          </table:table-cell>
          <table:table-cell office:value-type="date" office:date-value="2005-08-16T00:00:00" table:style-name="ce28">
            <text:p>2005-08-16</text:p>
          </table:table-cell>
          <table:table-cell office:value-type="string" table:style-name="ce16">
            <text:p>VER_50</text:p>
          </table:table-cell>
          <table:table-cell table:number-columns-repeated="16381"/>
        </table:table-row>
        <table:table-row table:number-rows-repeated="1047079" table:style-name="ro3">
          <table:table-cell table:number-columns-repeated="16384"/>
        </table:table-row>
        <table:named-expressions>
          <table:named-range table:name="__xlnm._FilterDatabase" table:cell-range-address="Data_Value.$A$1:Data_Value.$C$1" table:base-cell-address="Data_Value.$A$1"/>
        </table:named-expressions>
      </table:table>
      <table:table table:name="Environment" table:style-name="ta1">
        <table:table-column table:style-name="co8" table:number-columns-repeated="2" table:default-cell-style-name="ce1"/>
        <table:table-column table:style-name="co27" table:default-cell-style-name="ce1"/>
        <table:table-column table:style-name="co4" table:number-columns-repeated="16381" table:default-cell-style-name="ce1"/>
        <table:table-row table:style-name="ro5">
          <table:table-cell office:value-type="string" table:style-name="ce8">
            <text:p>Study unique ID*</text:p>
          </table:table-cell>
          <table:table-cell office:value-type="string" table:style-name="ce8">
            <text:p>Environment parameter*</text:p>
          </table:table-cell>
          <table:table-cell office:value-type="string" table:style-name="ce8">
            <text:p>Environment parameter value*</text:p>
          </table:table-cell>
          <table:table-cell table:number-columns-repeated="16381"/>
        </table:table-row>
        <table:table-row table:number-rows-repeated="12" table:style-name="ro3">
          <table:table-cell table:number-columns-repeated="3" table:style-name="ce12"/>
          <table:table-cell table:number-columns-repeated="16381"/>
        </table:table-row>
        <table:table-row table:style-name="ro13">
          <table:table-cell table:number-columns-repeated="3" table:style-name="ce12"/>
          <table:table-cell table:number-columns-repeated="16381"/>
        </table:table-row>
        <table:table-row table:style-name="ro14">
          <table:table-cell table:number-columns-repeated="3" table:style-name="ce12"/>
          <table:table-cell table:number-columns-repeated="16381"/>
        </table:table-row>
        <table:table-row table:style-name="ro15">
          <table:table-cell table:number-columns-repeated="3" table:style-name="ce12"/>
          <table:table-cell table:number-columns-repeated="16381"/>
        </table:table-row>
        <table:table-row table:style-name="ro16">
          <table:table-cell table:number-columns-repeated="3" table:style-name="ce12"/>
          <table:table-cell table:number-columns-repeated="16381"/>
        </table:table-row>
        <table:table-row table:style-name="ro17">
          <table:table-cell table:number-columns-repeated="3" table:style-name="ce12"/>
          <table:table-cell table:number-columns-repeated="16381"/>
        </table:table-row>
        <table:table-row table:style-name="ro18">
          <table:table-cell table:number-columns-repeated="3" table:style-name="ce12"/>
          <table:table-cell table:number-columns-repeated="16381"/>
        </table:table-row>
        <table:table-row table:number-rows-repeated="6" table:style-name="ro3">
          <table:table-cell table:number-columns-repeated="3" table:style-name="ce12"/>
          <table:table-cell table:number-columns-repeated="16381"/>
        </table:table-row>
        <table:table-row table:number-rows-repeated="7" table:style-name="ro4">
          <table:table-cell table:number-columns-repeated="16384" table:style-name="ce1"/>
        </table:table-row>
        <table:table-row table:number-rows-repeated="968" table:style-name="ro4">
          <table:table-cell table:number-columns-repeated="16384"/>
        </table:table-row>
        <table:table-row table:number-rows-repeated="1047576" table:style-name="ro3">
          <table:table-cell table:number-columns-repeated="16384"/>
        </table:table-row>
      </table:table>
      <table:table table:name="Factor" table:style-name="ta1">
        <table:table-column table:style-name="co8" table:number-columns-repeated="4" table:default-cell-style-name="ce1"/>
        <table:table-column table:style-name="co4" table:number-columns-repeated="16380" table:default-cell-style-name="ce1"/>
        <table:table-row table:style-name="ro5">
          <table:table-cell office:value-type="string" table:style-name="ce8">
            <text:p>Study unique ID*</text:p>
          </table:table-cell>
          <table:table-cell office:value-type="string" table:style-name="ce8">
            <text:p>Factor type*</text:p>
          </table:table-cell>
          <table:table-cell office:value-type="string" table:style-name="ce8">
            <text:p>Factor description</text:p>
          </table:table-cell>
          <table:table-cell office:value-type="string" table:style-name="ce8">
            <text:p>Factor values*</text:p>
          </table:table-cell>
          <table:table-cell table:number-columns-repeated="16380"/>
        </table:table-row>
        <table:table-row table:number-rows-repeated="7" table:style-name="ro10">
          <table:table-cell table:number-columns-repeated="4" table:style-name="ce19"/>
          <table:table-cell table:number-columns-repeated="16380"/>
        </table:table-row>
        <table:table-row table:number-rows-repeated="3" table:style-name="ro3">
          <table:table-cell table:number-columns-repeated="16384"/>
        </table:table-row>
        <table:table-row table:number-rows-repeated="5" table:style-name="ro4">
          <table:table-cell table:number-columns-repeated="16384" table:style-name="ce1"/>
        </table:table-row>
        <table:table-row table:number-rows-repeated="984" table:style-name="ro4">
          <table:table-cell table:number-columns-repeated="16384"/>
        </table:table-row>
        <table:table-row table:number-rows-repeated="1047576" table:style-name="ro3">
          <table:table-cell table:number-columns-repeated="16384"/>
        </table:table-row>
      </table:table>
      <table:table table:name="Event" table:style-name="ta1">
        <table:table-column table:style-name="co8" table:number-columns-repeated="6" table:default-cell-style-name="ce1"/>
        <table:table-column table:style-name="co4" table:number-columns-repeated="16378" table:default-cell-style-name="ce1"/>
        <table:table-row table:style-name="ro5">
          <table:table-cell office:value-type="string" table:style-name="ce8">
            <text:p>Study unique ID*</text:p>
          </table:table-cell>
          <table:table-cell office:value-type="string" table:style-name="ce9">
            <text:p>Observation unit ID</text:p>
          </table:table-cell>
          <table:table-cell office:value-type="string" table:style-name="ce8">
            <text:p>Event type*</text:p>
          </table:table-cell>
          <table:table-cell office:value-type="string" table:style-name="ce8">
            <text:p>Event acession number</text:p>
          </table:table-cell>
          <table:table-cell office:value-type="string" table:style-name="ce8">
            <text:p>Event description</text:p>
          </table:table-cell>
          <table:table-cell office:value-type="string" table:style-name="ce8">
            <text:p>Event date*</text:p>
          </table:table-cell>
          <table:table-cell table:number-columns-repeated="16378"/>
        </table:table-row>
        <table:table-row table:number-rows-repeated="7" table:style-name="ro10">
          <table:table-cell table:number-columns-repeated="6" table:style-name="ce19"/>
          <table:table-cell table:number-columns-repeated="16378"/>
        </table:table-row>
        <table:table-row table:style-name="ro3">
          <table:table-cell table:number-columns-repeated="16384"/>
        </table:table-row>
        <table:table-row table:number-rows-repeated="7" table:style-name="ro4">
          <table:table-cell table:number-columns-repeated="16384" table:style-name="ce1"/>
        </table:table-row>
        <table:table-row table:number-rows-repeated="984" table:style-name="ro4">
          <table:table-cell table:number-columns-repeated="16384"/>
        </table:table-row>
        <table:table-row table:number-rows-repeated="1047576" table:style-name="ro3">
          <table:table-cell table:number-columns-repeated="16384"/>
        </table:table-row>
      </table:table>
      <table:named-expressions>
        <table:named-range table:name="__xlnm._FilterDatabase_1" table:cell-range-address="Observed_Variable.$A$1:Observed_Variable.$Z$137" table:base-cell-address="Observed_Variable.$A$1"/>
        <table:named-range table:name="__xlnm._FilterDatabase_1_1" table:cell-range-address="Data_Value.$A$1:Data_Value.$C$1" table:base-cell-address="Data_Value.$A$1"/>
      </table:named-expressions>
      <table:database-ranges>
        <table:database-range table:target-range-address="Observed_Variable.A1:Observed_Variable.Z13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text-style style:name="N30">
      <number:text-content/>
    </number:text-style>
    <number:date-style style:name="N36">
      <number:year number:style="long"/>
      <number:text>-</number:text>
      <number:month number:style="long"/>
      <number:text>-</number:text>
      <number:day number:style="long"/>
    </number:date-style>
    <style:style style:name="Excel_32_Built-in_32_Normal" style:display-name="Excel Built-in Normal"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11805555555556in" fo:margin-bottom="0.511805555555556in" fo:margin-left="0.7in" fo:margin-right="0.7in" style:print-orientation="landscape" style:print-page-order="ttb" style:first-page-number="continue" style:scale-to="100%" style:table-centering="none" style:print="objects charts drawings"/>
      <style:header-style>
        <style:header-footer-properties fo:min-height="0.238194444444444in" fo:margin-left="0in" fo:margin-right="0in" fo:margin-bottom="0in"/>
      </style:header-style>
      <style:footer-style>
        <style:header-footer-properties fo:min-height="0.238194444444444in" fo:margin-left="0in" fo:margin-right="0in" fo:margin-top="0in"/>
      </style:footer-style>
    </style:page-layout>
    <style:page-layout style:name="pm2">
      <style:page-layout-properties fo:margin-top="0.511805555555556in" fo:margin-bottom="0.511805555555556in" fo:margin-left="0.7in" fo:margin-right="0.7in" style:print-orientation="portrait" style:print-page-order="ttb" style:first-page-number="continue" style:scale-to="100%" style:table-centering="none" style:print="objects charts drawings"/>
      <style:header-style>
        <style:header-footer-properties fo:min-height="0.238194444444444in" fo:margin-left="0in" fo:margin-right="0in" fo:margin-bottom="0in"/>
      </style:header-style>
      <style:footer-style>
        <style:header-footer-properties fo:min-height="0.238194444444444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311</meta:generator>
    <dc:creator>Bruno Eduardo Vasques Costa</dc:creator>
    <meta:creation-date>2024-03-15T23:57:11Z</meta:creation-date>
    <dc:date>2024-03-15T23:57:11Z</dc:date>
  </office:meta>
</office:document-meta>
</file>